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3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Control Group – regular authenticator</text:p>
          </table:table-cell>
          <table:table-cell table:number-columns-repeated="18"/>
        </table:table-row>
        <table:table-row table:style-name="ro1">
          <table:table-cell office:value-type="float" office:value="1427800910.2758" calcext:value-type="float">
            <text:p>1427800910.2758</text:p>
          </table:table-cell>
          <table:table-cell office:value-type="float" office:value="1427800978.53744" calcext:value-type="float">
            <text:p>1427800978.53744</text:p>
          </table:table-cell>
          <table:table-cell table:number-columns-repeated="6"/>
          <table:table-cell table:formula="of:=MAX([.B2];[.D2];[.G2])-MAX([.A2];[.C2];[.E2])" office:value-type="float" office:value="68.2616400718689" calcext:value-type="float">
            <text:p>68.2616400719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7800910.2758" calcext:value-type="float">
            <text:p>1427800910.2758</text:p>
          </table:table-cell>
          <table:table-cell office:value-type="float" office:value="1427800911.82695" calcext:value-type="float">
            <text:p>1427800911.82695</text:p>
          </table:table-cell>
          <table:table-cell table:number-columns-repeated="4"/>
          <table:table-cell table:formula="of:=MAX([.B3];[.D3];[.G3])-MAX([.A3];[.C3];[.E3])" office:value-type="float" office:value="1.55115008354187" calcext:value-type="float">
            <text:p>1.5511500835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 table:formula="of:=AVERAGE([.K3:.K600])" office:value-type="float" office:value="1.289726812355" calcext:value-type="float">
            <text:p>1.289726812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27800910.27581" calcext:value-type="float">
            <text:p>1427800910.27581</text:p>
          </table:table-cell>
          <table:table-cell office:value-type="float" office:value="1427800911.70456" calcext:value-type="float">
            <text:p>1427800911.70456</text:p>
          </table:table-cell>
          <table:table-cell office:value-type="float" office:value="1427800911.74002" calcext:value-type="float">
            <text:p>1427800911.74002</text:p>
          </table:table-cell>
          <table:table-cell/>
          <table:table-cell table:formula="of:=MAX([.B4];[.D4];[.G4])-MAX([.A4];[.C4];[.E4])" office:value-type="float" office:value="1.46421003341675" calcext:value-type="float">
            <text:p>1.4642100334</text:p>
          </table:table-cell>
          <table:table-cell table:formula="of:=IF(ISBLANK([.E4]);&quot;&quot;;[.I4])" office:value-type="float" office:value="1.46421003341675" calcext:value-type="float">
            <text:p>1.4642100334</text:p>
          </table:table-cell>
          <table:table-cell table:formula="of:=IF(OR(ISBLANK([.E4]);[.I4]&lt;=0);&quot;&quot;;[.I4])" office:value-type="float" office:value="1.46421003341675" calcext:value-type="float">
            <text:p>1.4642100334</text:p>
          </table:table-cell>
          <table:table-cell table:formula="of:=VAR([.K2:.K600] )" office:value-type="float" office:value="0.0147269075172254" calcext:value-type="float">
            <text:p>0.0147269075</text:p>
          </table:table-cell>
          <table:table-cell table:number-columns-repeated="2"/>
          <table:table-cell table:formula="of:=NORMDIST([.$K4];[.$L$3];SQRT([.$L$4]); 0)" office:value-type="float" office:value="1.16937493014277" calcext:value-type="float">
            <text:p>1.1693749301</text:p>
          </table:table-cell>
          <table:table-cell table:formula="of:=NORMDIST([.$K4];[.$L$3];SQRT([.$L$4]); 1)" office:value-type="float" office:value="0.924754318564636" calcext:value-type="float">
            <text:p>0.92475431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0.27581" calcext:value-type="float">
            <text:p>1427800910.27581</text:p>
          </table:table-cell>
          <table:table-cell office:value-type="float" office:value="1427800911.70444" calcext:value-type="float">
            <text:p>1427800911.70444</text:p>
          </table:table-cell>
          <table:table-cell office:value-type="float" office:value="1427800911.74003" calcext:value-type="float">
            <text:p>1427800911.74003</text:p>
          </table:table-cell>
          <table:table-cell/>
          <table:table-cell table:formula="of:=MAX([.B5];[.D5];[.G5])-MAX([.A5];[.C5];[.E5])" office:value-type="float" office:value="1.46422004699707" calcext:value-type="float">
            <text:p>1.464220047</text:p>
          </table:table-cell>
          <table:table-cell table:formula="of:=IF(ISBLANK([.E5]);&quot;&quot;;[.I5])" office:value-type="float" office:value="1.46422004699707" calcext:value-type="float">
            <text:p>1.464220047</text:p>
          </table:table-cell>
          <table:table-cell table:formula="of:=IF(OR(ISBLANK([.E5]);[.I5]&lt;=0);&quot;&quot;;[.I5])" office:value-type="float" office:value="1.46422004699707" calcext:value-type="float">
            <text:p>1.464220047</text:p>
          </table:table-cell>
          <table:table-cell table:formula="of:=COM.MICROSOFT.VAR.P([.K2:.K600])" office:value-type="float" office:value="0.014697275912563" calcext:value-type="float">
            <text:p>0.0146972759</text:p>
          </table:table-cell>
          <table:table-cell table:number-columns-repeated="2"/>
          <table:table-cell table:formula="of:=NORMDIST([.K5];[.L$3];SQRT([.L$4]); 0)" office:value-type="float" office:value="1.16923619963554" calcext:value-type="float">
            <text:p>1.1692361996</text:p>
          </table:table-cell>
          <table:table-cell table:formula="of:=NORMDIST([.$K5];[.$L$3];SQRT([.$L$4]); 1)" office:value-type="float" office:value="0.924766027499825" calcext:value-type="float">
            <text:p>0.92476602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0.27582" calcext:value-type="float">
            <text:p>1427800910.27582</text:p>
          </table:table-cell>
          <table:table-cell office:value-type="float" office:value="1427800911.70461" calcext:value-type="float">
            <text:p>1427800911.70461</text:p>
          </table:table-cell>
          <table:table-cell office:value-type="float" office:value="1427800911.74088" calcext:value-type="float">
            <text:p>1427800911.74088</text:p>
          </table:table-cell>
          <table:table-cell/>
          <table:table-cell table:formula="of:=MAX([.B6];[.D6];[.G6])-MAX([.A6];[.C6];[.E6])" office:value-type="float" office:value="1.46505999565125" calcext:value-type="float">
            <text:p>1.4650599957</text:p>
          </table:table-cell>
          <table:table-cell table:formula="of:=IF(ISBLANK([.E6]);&quot;&quot;;[.I6])" office:value-type="float" office:value="1.46505999565125" calcext:value-type="float">
            <text:p>1.4650599957</text:p>
          </table:table-cell>
          <table:table-cell table:formula="of:=IF(OR(ISBLANK([.E6]);[.I6]&lt;=0);&quot;&quot;;[.I6])" office:value-type="float" office:value="1.46505999565125" calcext:value-type="float">
            <text:p>1.4650599957</text:p>
          </table:table-cell>
          <table:table-cell table:number-columns-repeated="3"/>
          <table:table-cell table:formula="of:=NORMDIST([.K6];[.L$3];SQRT([.L$4]); 0)" office:value-type="float" office:value="1.15762969250335" calcext:value-type="float">
            <text:p>1.1576296925</text:p>
          </table:table-cell>
          <table:table-cell table:formula="of:=NORMDIST([.$K6];[.$L$3];SQRT([.$L$4]); 1)" office:value-type="float" office:value="0.925743247233661" calcext:value-type="float">
            <text:p>0.92574324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0.27582" calcext:value-type="float">
            <text:p>1427800910.27582</text:p>
          </table:table-cell>
          <table:table-cell office:value-type="float" office:value="1427800911.70485" calcext:value-type="float">
            <text:p>1427800911.70485</text:p>
          </table:table-cell>
          <table:table-cell office:value-type="float" office:value="1427800911.73703" calcext:value-type="float">
            <text:p>1427800911.73703</text:p>
          </table:table-cell>
          <table:table-cell/>
          <table:table-cell table:formula="of:=MAX([.B7];[.D7];[.G7])-MAX([.A7];[.C7];[.E7])" office:value-type="float" office:value="1.46121001243591" calcext:value-type="float">
            <text:p>1.4612100124</text:p>
          </table:table-cell>
          <table:table-cell table:formula="of:=IF(ISBLANK([.E7]);&quot;&quot;;[.I7])" office:value-type="float" office:value="1.46121001243591" calcext:value-type="float">
            <text:p>1.4612100124</text:p>
          </table:table-cell>
          <table:table-cell table:formula="of:=IF(OR(ISBLANK([.E7]);[.I7]&lt;=0);&quot;&quot;;[.I7])" office:value-type="float" office:value="1.46121001243591" calcext:value-type="float">
            <text:p>1.4612100124</text:p>
          </table:table-cell>
          <table:table-cell table:number-columns-repeated="3"/>
          <table:table-cell table:formula="of:=NORMDIST([.K7];[.L$3];SQRT([.L$4]); 0)" office:value-type="float" office:value="1.21131651767207" calcext:value-type="float">
            <text:p>1.2113165177</text:p>
          </table:table-cell>
          <table:table-cell table:formula="of:=NORMDIST([.$K7];[.$L$3];SQRT([.$L$4]); 1)" office:value-type="float" office:value="0.921183444052767" calcext:value-type="float">
            <text:p>0.92118344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0.27582" calcext:value-type="float">
            <text:p>1427800910.27582</text:p>
          </table:table-cell>
          <table:table-cell office:value-type="float" office:value="1427800911.70468" calcext:value-type="float">
            <text:p>1427800911.70468</text:p>
          </table:table-cell>
          <table:table-cell office:value-type="float" office:value="1427800911.74766" calcext:value-type="float">
            <text:p>1427800911.74766</text:p>
          </table:table-cell>
          <table:table-cell/>
          <table:table-cell table:formula="of:=MAX([.B8];[.D8];[.G8])-MAX([.A8];[.C8];[.E8])" office:value-type="float" office:value="1.47183990478516" calcext:value-type="float">
            <text:p>1.4718399048</text:p>
          </table:table-cell>
          <table:table-cell table:formula="of:=IF(ISBLANK([.E8]);&quot;&quot;;[.I8])" office:value-type="float" office:value="1.47183990478516" calcext:value-type="float">
            <text:p>1.4718399048</text:p>
          </table:table-cell>
          <table:table-cell table:formula="of:=IF(OR(ISBLANK([.E8]);[.I8]&lt;=0);&quot;&quot;;[.I8])" office:value-type="float" office:value="1.47183990478516" calcext:value-type="float">
            <text:p>1.4718399048</text:p>
          </table:table-cell>
          <table:table-cell table:number-columns-repeated="3"/>
          <table:table-cell table:formula="of:=NORMDIST([.K8];[.L$3];SQRT([.L$4]); 0)" office:value-type="float" office:value="1.0661934384106" calcext:value-type="float">
            <text:p>1.0661934384</text:p>
          </table:table-cell>
          <table:table-cell table:formula="of:=NORMDIST([.$K8];[.$L$3];SQRT([.$L$4]); 1)" office:value-type="float" office:value="0.933279616304087" calcext:value-type="float">
            <text:p>0.93327961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0.27582" calcext:value-type="float">
            <text:p>1427800910.27582</text:p>
          </table:table-cell>
          <table:table-cell office:value-type="float" office:value="1427800911.7045" calcext:value-type="float">
            <text:p>1427800911.7045</text:p>
          </table:table-cell>
          <table:table-cell office:value-type="float" office:value="1427800911.74481" calcext:value-type="float">
            <text:p>1427800911.74481</text:p>
          </table:table-cell>
          <table:table-cell/>
          <table:table-cell table:formula="of:=MAX([.B9];[.D9];[.G9])-MAX([.A9];[.C9];[.E9])" office:value-type="float" office:value="1.46899008750916" calcext:value-type="float">
            <text:p>1.4689900875</text:p>
          </table:table-cell>
          <table:table-cell table:formula="of:=IF(ISBLANK([.E9]);&quot;&quot;;[.I9])" office:value-type="float" office:value="1.46899008750916" calcext:value-type="float">
            <text:p>1.4689900875</text:p>
          </table:table-cell>
          <table:table-cell table:formula="of:=IF(OR(ISBLANK([.E9]);[.I9]&lt;=0);&quot;&quot;;[.I9])" office:value-type="float" office:value="1.46899008750916" calcext:value-type="float">
            <text:p>1.4689900875</text:p>
          </table:table-cell>
          <table:table-cell table:number-columns-repeated="3"/>
          <table:table-cell table:formula="of:=NORMDIST([.K9];[.L$3];SQRT([.L$4]); 0)" office:value-type="float" office:value="1.10413244183232" calcext:value-type="float">
            <text:p>1.1041324418</text:p>
          </table:table-cell>
          <table:table-cell table:formula="of:=NORMDIST([.$K9];[.$L$3];SQRT([.$L$4]); 1)" office:value-type="float" office:value="0.930187273131359" calcext:value-type="float">
            <text:p>0.93018727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0.27583" calcext:value-type="float">
            <text:p>1427800910.27583</text:p>
          </table:table-cell>
          <table:table-cell office:value-type="float" office:value="1427800911.70473" calcext:value-type="float">
            <text:p>1427800911.70473</text:p>
          </table:table-cell>
          <table:table-cell office:value-type="float" office:value="1427800911.74785" calcext:value-type="float">
            <text:p>1427800911.74785</text:p>
          </table:table-cell>
          <table:table-cell/>
          <table:table-cell table:formula="of:=MAX([.B10];[.D10];[.G10])-MAX([.A10];[.C10];[.E10])" office:value-type="float" office:value="1.47201991081238" calcext:value-type="float">
            <text:p>1.4720199108</text:p>
          </table:table-cell>
          <table:table-cell table:formula="of:=IF(ISBLANK([.E10]);&quot;&quot;;[.I10])" office:value-type="float" office:value="1.47201991081238" calcext:value-type="float">
            <text:p>1.4720199108</text:p>
          </table:table-cell>
          <table:table-cell table:formula="of:=IF(OR(ISBLANK([.E10]);[.I10]&lt;=0);&quot;&quot;;[.I10])" office:value-type="float" office:value="1.47201991081238" calcext:value-type="float">
            <text:p>1.4720199108</text:p>
          </table:table-cell>
          <table:table-cell table:number-columns-repeated="3"/>
          <table:table-cell table:formula="of:=NORMDIST([.K10];[.L$3];SQRT([.L$4]); 0)" office:value-type="float" office:value="1.06382160744655" calcext:value-type="float">
            <text:p>1.0638216074</text:p>
          </table:table-cell>
          <table:table-cell table:formula="of:=NORMDIST([.$K10];[.$L$3];SQRT([.$L$4]); 1)" office:value-type="float" office:value="0.933471324033164" calcext:value-type="float">
            <text:p>0.9334713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0.27583" calcext:value-type="float">
            <text:p>1427800910.27583</text:p>
          </table:table-cell>
          <table:table-cell office:value-type="float" office:value="1427800911.70479" calcext:value-type="float">
            <text:p>1427800911.70479</text:p>
          </table:table-cell>
          <table:table-cell office:value-type="float" office:value="1427800911.74788" calcext:value-type="float">
            <text:p>1427800911.74788</text:p>
          </table:table-cell>
          <table:table-cell/>
          <table:table-cell table:formula="of:=MAX([.B11];[.D11];[.G11])-MAX([.A11];[.C11];[.E11])" office:value-type="float" office:value="1.47204995155334" calcext:value-type="float">
            <text:p>1.4720499516</text:p>
          </table:table-cell>
          <table:table-cell table:formula="of:=IF(ISBLANK([.E11]);&quot;&quot;;[.I11])" office:value-type="float" office:value="1.47204995155334" calcext:value-type="float">
            <text:p>1.4720499516</text:p>
          </table:table-cell>
          <table:table-cell table:formula="of:=IF(OR(ISBLANK([.E11]);[.I11]&lt;=0);&quot;&quot;;[.I11])" office:value-type="float" office:value="1.47204995155334" calcext:value-type="float">
            <text:p>1.4720499516</text:p>
          </table:table-cell>
          <table:table-cell table:number-columns-repeated="3"/>
          <table:table-cell table:formula="of:=NORMDIST([.K11];[.L$3];SQRT([.L$4]); 0)" office:value-type="float" office:value="1.06342606495287" calcext:value-type="float">
            <text:p>1.063426065</text:p>
          </table:table-cell>
          <table:table-cell table:formula="of:=NORMDIST([.$K11];[.$L$3];SQRT([.$L$4]); 1)" office:value-type="float" office:value="0.933503276081109" calcext:value-type="float">
            <text:p>0.9335032761</text:p>
          </table:table-cell>
          <table:table-cell table:number-columns-repeated="2"/>
          <table:table-cell office:value-type="string" calcext:value-type="string">
            <text:p>1.4642100334, 1.464220047, 1.4650599957, 1.4612100124, 1.4718399048, 1.4689900875, 1.4720199108, 1.4720499516, 1.4641900063, 1.5511000156, 1.2139298916, 1.2217998505, 1.2175898552, 1.2214298248, 1.2217102051, 1.2139201164, 1.2216901779, 1.2216100693, 1.2217001915, 1.2957201004, 1.2300100327, 1.2281899452, 1.2300798893, 1.228219986, 1.2301797867, 1.2248699665, 1.2260901928, 1.2281200886, 1.2338900566, 1.3140499592, 1.1798501015, 1.1758799553, 1.1759901047, 1.1798701286, 1.1738100052, 1.1758499146, 1.1719400883, 1.1739699841, 1.2592499256, 1.1718299389, 1.2603299618, 1.2604699135, 1.2603299618, 1.2603700161, 1.2604000568, 1.2566699982, 1.2565798759, 1.3440999985, 1.2601401806, 1.2602000237, 1.136300087, 1.1374099255, 1.0939099789, 1.1307499409, 1.0938498974, 1.137349844, 1.1362099648, 1.1332600117, 1.209510088, 1.1751899719, 1.1404800415, 1.1780200005, 1.1779098511, 1.1777799129, 1.1778597832, 1.2551298141, 1.1810100079, 1.1778800488, 1.1785199642, 1.1498799324, 1.1499199867, 1.1499500275, 1.1842298508, 1.1500599384, 1.1842398643, 1.1499199867, 1.149780035, 1.1497700214, 1.2663698196, 1.2968001366, 1.3000900745, 1.3000700474, 1.2969698906, 1.3000299931, 1.2968299389, 1.2967398167, 1.2968201637, 1.3737201691, 1.2966599464, 1.1682100296, 1.1718201637, 1.166779995, 1.1689600945, 1.1718399525, 1.1707501411, 1.1680700779, 1.1740100384, 1.2569000721, 1.1707100868, 1.2534198761, 1.1681699753, 1.1639199257, 1.1637098789, 1.1648597717, 1.1681301594, 1.1638801098, 1.168129921, 1.1696400642, 1.1657700539, 1.2444500923, 1.2422399521, 1.2410299778, 1.2409598827, 1.244410038, 1.2419500351, 1.2386598587, 1.2421798706, 1.2409698963, 1.3286499977, 1.2423400879, 1.325330019, 1.249710083, 1.2496900558, 1.2460200787, 1.2435801029, 1.2475099564, 1.2435998917, 1.2460598946, 1.2584500313, 1.2223200798, 1.2201700211, 1.2167599201, 1.2261900902, 1.2203199863, 1.2202599049, 1.2221798897, 1.2201900482, 1.2221901417, 1.2982299328, 1.4696400166, 1.4679100513, 1.4718699455, 1.4718000889, 1.4730699062, 1.4758601189, 1.4730000496, 1.4758498669, 1.4757199287, 1.5508601665, 1.3367400169, 1.3329801559, 1.3367099762, 1.332930088, 1.3349599838, 1.3348801136, 1.3406500816, 1.3366298676, 1.418419838, 1.3328299522, 1.1817600727, 1.1849999428, 1.1782598495, 1.1849098206, 1.1848700047, 1.1848499775, 1.1848499775, 1.181499958, 1.2749099731, 1.1898798943, 1.3432500362, 1.4309799671, 1.3511300087, 1.3542900085, 1.3476397991, 1.3475999832, 1.3509099483, 1.3469698429, 1.3468902111, 1.3468000889, 1.2906298637, 1.3709099293, 1.292140007, 1.2959299088, 1.2932698727, 1.2907099724, 1.2958700657, 1.2932400703, 1.2905800343, 1.2957599163, 1.3136000633, 1.3050000668, 1.3130998611, 1.3102898598, 1.3130600452, 1.3131198883, 1.3136098385, 1.3103199005, 1.3131399155, 1.3963198662, 1.2928099632, 1.2904601097, 1.2938001156, 1.2968199253, 1.2967500687, 1.2968299389, 1.2967598438, 1.2927699089, 1.3743898869, 1.2966499329, 1.2414700985, 1.2461600304, 1.2421400547, 1.2414798737, 1.2461700439, 1.2421398163, 1.2447798252, 1.246119976, 1.3278999329, 1.2447600365, 1.1867799759, 1.1967599392, 1.280069828, 1.1933999062, 1.1864299774, 1.1934301853, 1.1894500256, 1.1863601208, 1.1893999577, 1.1899299622, 1.2430899143, 1.2460699081, 1.2461900711, 1.2460999489, 1.2460999489, 1.2493999004, 1.3214898109, 1.2492699623, 1.2458999157, 1.2464799881, 1.2625200748, 1.2465600967, 1.2466700077, 1.2523500919, 1.2522799969, 1.2465798855, 1.3379898071, 1.2465999126, 1.2466001511, 1.3063900471, 1.3048400879, 1.3103101254, 1.3102900982, 1.3072600365, 1.310270071, 1.3842899799, 1.3062200546, 1.3063099384, 1.3062698841, 1.2447400093, 1.2446098328, 1.2447898388, 1.2447798252, 1.2447299957, 1.2444801331, 1.2458400726, 1.2457699776, 1.3353700638, 1.2457001209, 1.1208298206, 1.1166501045, 1.0836701393, 1.1136000156, 1.1168000698, 1.1167600155, 1.1207900047, 1.1143600941, 1.1263999939, 1.2018899918, 1.4653902054, 1.4623801708, 1.4637999535, 1.4683699608, 1.4623799324, 1.4682700634, 1.4717800617, 1.4717800617, 1.5425899029, 1.4682600498, 1.4940099716, 1.4942901134, 1.5853199959, 1.4943199158, 1.4940199852, 1.4939098358, 1.4941599369, 1.4941000938, 1.4939000607, 1.4937801361, 1.2002298832, 1.1998000145, 1.1963799, 1.2001698017, 1.2032899857, 1.199739933, 1.2034499645, 1.2079899311, 1.2032198906, 1.2843198776, 1.1985900402, 1.1985800266, 1.20333004, 1.2033598423, 1.2033698559, 1.1995999813, 1.1659100056, 1.211520195, 1.2747101784, 1.2162699699, 1.2203299999, 1.2161200047, 1.2152600288, 1.2152600288, 1.2167401314, 1.2151699066, 1.2161200047, 1.3069999218, 1.2160198689, 1.2077400684, 1.2077300549, 1.2114799023, 1.2088599205, 1.2087500095, 1.2076201439, 1.2030100822, 1.2203600407, 1.2087299824, 1.3018600941, 1.199630022, 1.1929199696, 1.1996400356, 1.2032899857, 1.19562006, 1.199559927, 1.1954898834, 1.2829999924, 1.1955399513, 1.1955001354, 1.439440012, 1.4361498356, 1.4362399578, 1.4363698959, 1.5192899704, 1.4365899563, 1.4362800121, 1.436319828, 1.4362299442, 1.4364101887, 1.2447898388, 1.2447202206, 1.242000103, 1.2411501408, 1.2446401119, 1.2446098328, 1.2483098507, 1.2445898056, 1.3195500374, 1.2386300564, 1.515130043, 1.5182800293, 1.5173099041, 1.5132598877, 1.5173499584, 1.5118699074, 1.5172297955, 1.5172901154, 1.6053800583, 1.5180799961, 1.2477998734, 1.2513699532, 1.2448699474, 1.2478199005, 1.2440998554, 1.2512199879, 1.2513802052, 1.2513501644, 1.2440099716, 1.3310301304, 1.2430698872, 1.248650074, 1.2486300468, 1.2525501251, 1.2461500168, 1.2493801117, 1.2493700981, 1.3290600777, 1.2461500168, 1.2429099083, 1.1884100437, 1.1852400303, 1.1852300167, 1.1852200031, 1.1835200787, 1.187390089, 1.1794199944, 1.2705600262, 1.1834900379, 1.1873998642, 1.5289700031, 1.529309988, 1.5293698311, 1.5295200348, 1.5295698643, 1.5294499397, 1.5296099186, 1.5291597843, 1.6117801666, 1.528949976, 1.2329998016, 1.2340199947, 1.234000206, 1.2289299965, 1.23093009, 1.2309000492, 1.2309401035, 1.2271699905, 1.2328901291, 1.3145499229, 1.5334601402, 1.5335099697, 1.5302600861, 1.5302700996, 1.5335299969, 1.5293700695, 1.5291900635, 1.6210999489, 1.537539959, 1.5333697796, 1.2170500755, 1.2210998535, 1.2169001102, 1.2166500092, 1.2167100906, 1.2206399441, 1.2169001102, 1.220580101, 1.2205798626, 1.2984800339, 1.5461599827, 1.6273200512, 1.54226017, 1.5459699631, 1.5460801125, 1.5421199799, 1.5457799435, 1.5421202183, 1.5420701504, 1.5419700146, 1.1867599487, 1.1868999004, 1.1882998943, 1.1870799065, 1.1870298386, 1.1870498657, 1.1870298386, 1.1869199276, 1.1868901253, 1.2758200169, 1.1786100864, 1.1787600517, 1.1746499538, 1.1758301258, 1.1792600155, 1.1724100113, 1.1787600517, 1.1746399403, 1.1723599434, 1.2609498501, 1.2657301426, 1.2696800232, 1.2656600475, 1.2656900883, 1.2696800232, 1.2695598602, 1.269659996, 1.2695999146, 1.3565399647, 1.269589901, 1.4988999367, 1.4959199429, 1.5975699425, 1.5009799004, 1.5010099411, 1.4970998764, 1.4958999157, 1.4908699989, 1.4988698959, 1.4958598614</text:p>
          </table:table-cell>
        </table:table-row>
        <table:table-row table:style-name="ro1">
          <table:table-cell table:number-columns-repeated="4"/>
          <table:table-cell office:value-type="float" office:value="1427800910.27583" calcext:value-type="float">
            <text:p>1427800910.27583</text:p>
          </table:table-cell>
          <table:table-cell office:value-type="float" office:value="1427800911.7049" calcext:value-type="float">
            <text:p>1427800911.7049</text:p>
          </table:table-cell>
          <table:table-cell office:value-type="float" office:value="1427800911.74002" calcext:value-type="float">
            <text:p>1427800911.74002</text:p>
          </table:table-cell>
          <table:table-cell/>
          <table:table-cell table:formula="of:=MAX([.B12];[.D12];[.G12])-MAX([.A12];[.C12];[.E12])" office:value-type="float" office:value="1.4641900062561" calcext:value-type="float">
            <text:p>1.4641900063</text:p>
          </table:table-cell>
          <table:table-cell table:formula="of:=IF(ISBLANK([.E12]);&quot;&quot;;[.I12])" office:value-type="float" office:value="1.4641900062561" calcext:value-type="float">
            <text:p>1.4641900063</text:p>
          </table:table-cell>
          <table:table-cell table:formula="of:=IF(OR(ISBLANK([.E12]);[.I12]&lt;=0);&quot;&quot;;[.I12])" office:value-type="float" office:value="1.4641900062561" calcext:value-type="float">
            <text:p>1.4641900063</text:p>
          </table:table-cell>
          <table:table-cell table:number-columns-repeated="3"/>
          <table:table-cell table:formula="of:=NORMDIST([.K12];[.L$3];SQRT([.L$4]); 0)" office:value-type="float" office:value="1.16965241664894" calcext:value-type="float">
            <text:p>1.1696524166</text:p>
          </table:table-cell>
          <table:table-cell table:formula="of:=NORMDIST([.$K12];[.$L$3];SQRT([.$L$4]); 1)" office:value-type="float" office:value="0.92473089652648" calcext:value-type="float">
            <text:p>0.92473089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0.27584" calcext:value-type="float">
            <text:p>1427800910.27584</text:p>
          </table:table-cell>
          <table:table-cell office:value-type="float" office:value="1427800911.79544" calcext:value-type="float">
            <text:p>1427800911.79544</text:p>
          </table:table-cell>
          <table:table-cell office:value-type="float" office:value="1427800911.82694" calcext:value-type="float">
            <text:p>1427800911.82694</text:p>
          </table:table-cell>
          <table:table-cell/>
          <table:table-cell table:formula="of:=MAX([.B13];[.D13];[.G13])-MAX([.A13];[.C13];[.E13])" office:value-type="float" office:value="1.55110001564026" calcext:value-type="float">
            <text:p>1.5511000156</text:p>
          </table:table-cell>
          <table:table-cell table:formula="of:=IF(ISBLANK([.E13]);&quot;&quot;;[.I13])" office:value-type="float" office:value="1.55110001564026" calcext:value-type="float">
            <text:p>1.5511000156</text:p>
          </table:table-cell>
          <table:table-cell table:formula="of:=IF(OR(ISBLANK([.E13]);[.I13]&lt;=0);&quot;&quot;;[.I13])" office:value-type="float" office:value="1.55110001564026" calcext:value-type="float">
            <text:p>1.5511000156</text:p>
          </table:table-cell>
          <table:table-cell table:number-columns-repeated="3"/>
          <table:table-cell table:formula="of:=NORMDIST([.K13];[.L$3];SQRT([.L$4]); 0)" office:value-type="float" office:value="0.323251292295565" calcext:value-type="float">
            <text:p>0.3232512923</text:p>
          </table:table-cell>
          <table:table-cell table:formula="of:=NORMDIST([.$K13];[.$L$3];SQRT([.$L$4]); 1)" office:value-type="float" office:value="0.984372052252383" calcext:value-type="float">
            <text:p>0.98437205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11.82696" calcext:value-type="float">
            <text:p>1427800911.82696</text:p>
          </table:table-cell>
          <table:table-cell office:value-type="float" office:value="1427800913.12273" calcext:value-type="float">
            <text:p>1427800913.12273</text:p>
          </table:table-cell>
          <table:table-cell table:number-columns-repeated="4"/>
          <table:table-cell table:formula="of:=MAX([.B14];[.D14];[.G14])-MAX([.A14];[.C14];[.E14])" office:value-type="float" office:value="1.29576992988586" calcext:value-type="float">
            <text:p>1.2957699299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 table:number-columns-repeated="3"/>
          <table:table-cell table:formula="of:=NORMDIST([.K14];[.L$3];SQRT([.L$4]); 0)" office:value-type="string" office:string-value="" calcext:value-type="error">
            <text:p>#VALUE!</text:p>
          </table:table-cell>
          <table:table-cell table:formula="of:=NORMDIST([.$K14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696" calcext:value-type="float">
            <text:p>1427800911.82696</text:p>
          </table:table-cell>
          <table:table-cell office:value-type="float" office:value="1427800913.00943" calcext:value-type="float">
            <text:p>1427800913.00943</text:p>
          </table:table-cell>
          <table:table-cell office:value-type="float" office:value="1427800913.04089" calcext:value-type="float">
            <text:p>1427800913.04089</text:p>
          </table:table-cell>
          <table:table-cell/>
          <table:table-cell table:formula="of:=MAX([.B15];[.D15];[.G15])-MAX([.A15];[.C15];[.E15])" office:value-type="float" office:value="1.2139298915863" calcext:value-type="float">
            <text:p>1.2139298916</text:p>
          </table:table-cell>
          <table:table-cell table:formula="of:=IF(ISBLANK([.E15]);&quot;&quot;;[.I15])" office:value-type="float" office:value="1.2139298915863" calcext:value-type="float">
            <text:p>1.2139298916</text:p>
          </table:table-cell>
          <table:table-cell table:formula="of:=IF(OR(ISBLANK([.E15]);[.I15]&lt;=0);&quot;&quot;;[.I15])" office:value-type="float" office:value="1.2139298915863" calcext:value-type="float">
            <text:p>1.2139298916</text:p>
          </table:table-cell>
          <table:table-cell table:number-columns-repeated="3"/>
          <table:table-cell table:formula="of:=NORMDIST([.K15];[.L$3];SQRT([.L$4]); 0)" office:value-type="float" office:value="2.7048432457076" calcext:value-type="float">
            <text:p>2.7048432457</text:p>
          </table:table-cell>
          <table:table-cell table:formula="of:=NORMDIST([.$K15];[.$L$3];SQRT([.$L$4]); 1)" office:value-type="float" office:value="0.266119735184994" calcext:value-type="float">
            <text:p>0.26611973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697" calcext:value-type="float">
            <text:p>1427800911.82697</text:p>
          </table:table-cell>
          <table:table-cell office:value-type="float" office:value="1427800913.00884" calcext:value-type="float">
            <text:p>1427800913.00884</text:p>
          </table:table-cell>
          <table:table-cell office:value-type="float" office:value="1427800913.04877" calcext:value-type="float">
            <text:p>1427800913.04877</text:p>
          </table:table-cell>
          <table:table-cell/>
          <table:table-cell table:formula="of:=MAX([.B16];[.D16];[.G16])-MAX([.A16];[.C16];[.E16])" office:value-type="float" office:value="1.22179985046387" calcext:value-type="float">
            <text:p>1.2217998505</text:p>
          </table:table-cell>
          <table:table-cell table:formula="of:=IF(ISBLANK([.E16]);&quot;&quot;;[.I16])" office:value-type="float" office:value="1.22179985046387" calcext:value-type="float">
            <text:p>1.2217998505</text:p>
          </table:table-cell>
          <table:table-cell table:formula="of:=IF(OR(ISBLANK([.E16]);[.I16]&lt;=0);&quot;&quot;;[.I16])" office:value-type="float" office:value="1.22179985046387" calcext:value-type="float">
            <text:p>1.2217998505</text:p>
          </table:table-cell>
          <table:table-cell table:number-columns-repeated="3"/>
          <table:table-cell table:formula="of:=NORMDIST([.K16];[.L$3];SQRT([.L$4]); 0)" office:value-type="float" office:value="2.81073634031045" calcext:value-type="float">
            <text:p>2.8107363403</text:p>
          </table:table-cell>
          <table:table-cell table:formula="of:=NORMDIST([.$K16];[.$L$3];SQRT([.$L$4]); 1)" office:value-type="float" office:value="0.287828367534158" calcext:value-type="float">
            <text:p>0.28782836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697" calcext:value-type="float">
            <text:p>1427800911.82697</text:p>
          </table:table-cell>
          <table:table-cell office:value-type="float" office:value="1427800913.00872" calcext:value-type="float">
            <text:p>1427800913.00872</text:p>
          </table:table-cell>
          <table:table-cell office:value-type="float" office:value="1427800913.04456" calcext:value-type="float">
            <text:p>1427800913.04456</text:p>
          </table:table-cell>
          <table:table-cell/>
          <table:table-cell table:formula="of:=MAX([.B17];[.D17];[.G17])-MAX([.A17];[.C17];[.E17])" office:value-type="float" office:value="1.21758985519409" calcext:value-type="float">
            <text:p>1.2175898552</text:p>
          </table:table-cell>
          <table:table-cell table:formula="of:=IF(ISBLANK([.E17]);&quot;&quot;;[.I17])" office:value-type="float" office:value="1.21758985519409" calcext:value-type="float">
            <text:p>1.2175898552</text:p>
          </table:table-cell>
          <table:table-cell table:formula="of:=IF(OR(ISBLANK([.E17]);[.I17]&lt;=0);&quot;&quot;;[.I17])" office:value-type="float" office:value="1.21758985519409" calcext:value-type="float">
            <text:p>1.2175898552</text:p>
          </table:table-cell>
          <table:table-cell table:number-columns-repeated="3"/>
          <table:table-cell table:formula="of:=NORMDIST([.K17];[.L$3];SQRT([.L$4]); 0)" office:value-type="float" office:value="2.75502464454361" calcext:value-type="float">
            <text:p>2.7550246445</text:p>
          </table:table-cell>
          <table:table-cell table:formula="of:=NORMDIST([.$K17];[.$L$3];SQRT([.$L$4]); 1)" office:value-type="float" office:value="0.276111670077802" calcext:value-type="float">
            <text:p>0.27611167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698" calcext:value-type="float">
            <text:p>1427800911.82698</text:p>
          </table:table-cell>
          <table:table-cell office:value-type="float" office:value="1427800913.00858" calcext:value-type="float">
            <text:p>1427800913.00858</text:p>
          </table:table-cell>
          <table:table-cell office:value-type="float" office:value="1427800913.04841" calcext:value-type="float">
            <text:p>1427800913.04841</text:p>
          </table:table-cell>
          <table:table-cell/>
          <table:table-cell table:formula="of:=MAX([.B18];[.D18];[.G18])-MAX([.A18];[.C18];[.E18])" office:value-type="float" office:value="1.2214298248291" calcext:value-type="float">
            <text:p>1.2214298248</text:p>
          </table:table-cell>
          <table:table-cell table:formula="of:=IF(ISBLANK([.E18]);&quot;&quot;;[.I18])" office:value-type="float" office:value="1.2214298248291" calcext:value-type="float">
            <text:p>1.2214298248</text:p>
          </table:table-cell>
          <table:table-cell table:formula="of:=IF(OR(ISBLANK([.E18]);[.I18]&lt;=0);&quot;&quot;;[.I18])" office:value-type="float" office:value="1.2214298248291" calcext:value-type="float">
            <text:p>1.2214298248</text:p>
          </table:table-cell>
          <table:table-cell table:number-columns-repeated="3"/>
          <table:table-cell table:formula="of:=NORMDIST([.K18];[.L$3];SQRT([.L$4]); 0)" office:value-type="float" office:value="2.80593024624081" calcext:value-type="float">
            <text:p>2.8059302462</text:p>
          </table:table-cell>
          <table:table-cell table:formula="of:=NORMDIST([.$K18];[.$L$3];SQRT([.$L$4]); 1)" office:value-type="float" office:value="0.2867892116732" calcext:value-type="float">
            <text:p>0.28678921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699" calcext:value-type="float">
            <text:p>1427800911.82699</text:p>
          </table:table-cell>
          <table:table-cell office:value-type="float" office:value="1427800913.00878" calcext:value-type="float">
            <text:p>1427800913.00878</text:p>
          </table:table-cell>
          <table:table-cell office:value-type="float" office:value="1427800913.0487" calcext:value-type="float">
            <text:p>1427800913.0487</text:p>
          </table:table-cell>
          <table:table-cell/>
          <table:table-cell table:formula="of:=MAX([.B19];[.D19];[.G19])-MAX([.A19];[.C19];[.E19])" office:value-type="float" office:value="1.22171020507813" calcext:value-type="float">
            <text:p>1.2217102051</text:p>
          </table:table-cell>
          <table:table-cell table:formula="of:=IF(ISBLANK([.E19]);&quot;&quot;;[.I19])" office:value-type="float" office:value="1.22171020507813" calcext:value-type="float">
            <text:p>1.2217102051</text:p>
          </table:table-cell>
          <table:table-cell table:formula="of:=IF(OR(ISBLANK([.E19]);[.I19]&lt;=0);&quot;&quot;;[.I19])" office:value-type="float" office:value="1.22171020507813" calcext:value-type="float">
            <text:p>1.2217102051</text:p>
          </table:table-cell>
          <table:table-cell table:number-columns-repeated="3"/>
          <table:table-cell table:formula="of:=NORMDIST([.K19];[.L$3];SQRT([.L$4]); 0)" office:value-type="float" office:value="2.80957361983915" calcext:value-type="float">
            <text:p>2.8095736198</text:p>
          </table:table-cell>
          <table:table-cell table:formula="of:=NORMDIST([.$K19];[.$L$3];SQRT([.$L$4]); 1)" office:value-type="float" office:value="0.287576450099112" calcext:value-type="float">
            <text:p>0.28757645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699" calcext:value-type="float">
            <text:p>1427800911.82699</text:p>
          </table:table-cell>
          <table:table-cell office:value-type="float" office:value="1427800913.00866" calcext:value-type="float">
            <text:p>1427800913.00866</text:p>
          </table:table-cell>
          <table:table-cell office:value-type="float" office:value="1427800913.04091" calcext:value-type="float">
            <text:p>1427800913.04091</text:p>
          </table:table-cell>
          <table:table-cell/>
          <table:table-cell table:formula="of:=MAX([.B20];[.D20];[.G20])-MAX([.A20];[.C20];[.E20])" office:value-type="float" office:value="1.21392011642456" calcext:value-type="float">
            <text:p>1.2139201164</text:p>
          </table:table-cell>
          <table:table-cell table:formula="of:=IF(ISBLANK([.E20]);&quot;&quot;;[.I20])" office:value-type="float" office:value="1.21392011642456" calcext:value-type="float">
            <text:p>1.2139201164</text:p>
          </table:table-cell>
          <table:table-cell table:formula="of:=IF(OR(ISBLANK([.E20]);[.I20]&lt;=0);&quot;&quot;;[.I20])" office:value-type="float" office:value="1.21392011642456" calcext:value-type="float">
            <text:p>1.2139201164</text:p>
          </table:table-cell>
          <table:table-cell table:number-columns-repeated="3"/>
          <table:table-cell table:formula="of:=NORMDIST([.K20];[.L$3];SQRT([.L$4]); 0)" office:value-type="float" office:value="2.70470715667251" calcext:value-type="float">
            <text:p>2.7047071567</text:p>
          </table:table-cell>
          <table:table-cell table:formula="of:=NORMDIST([.$K20];[.$L$3];SQRT([.$L$4]); 1)" office:value-type="float" office:value="0.266093295569914" calcext:value-type="float">
            <text:p>0.26609329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699" calcext:value-type="float">
            <text:p>1427800911.82699</text:p>
          </table:table-cell>
          <table:table-cell office:value-type="float" office:value="1427800913.00954" calcext:value-type="float">
            <text:p>1427800913.00954</text:p>
          </table:table-cell>
          <table:table-cell office:value-type="float" office:value="1427800913.04868" calcext:value-type="float">
            <text:p>1427800913.04868</text:p>
          </table:table-cell>
          <table:table-cell/>
          <table:table-cell table:formula="of:=MAX([.B21];[.D21];[.G21])-MAX([.A21];[.C21];[.E21])" office:value-type="float" office:value="1.22169017791748" calcext:value-type="float">
            <text:p>1.2216901779</text:p>
          </table:table-cell>
          <table:table-cell table:formula="of:=IF(ISBLANK([.E21]);&quot;&quot;;[.I21])" office:value-type="float" office:value="1.22169017791748" calcext:value-type="float">
            <text:p>1.2216901779</text:p>
          </table:table-cell>
          <table:table-cell table:formula="of:=IF(OR(ISBLANK([.E21]);[.I21]&lt;=0);&quot;&quot;;[.I21])" office:value-type="float" office:value="1.22169017791748" calcext:value-type="float">
            <text:p>1.2216901779</text:p>
          </table:table-cell>
          <table:table-cell table:number-columns-repeated="3"/>
          <table:table-cell table:formula="of:=NORMDIST([.K21];[.L$3];SQRT([.L$4]); 0)" office:value-type="float" office:value="2.80931371937876" calcext:value-type="float">
            <text:p>2.8093137194</text:p>
          </table:table-cell>
          <table:table-cell table:formula="of:=NORMDIST([.$K21];[.$L$3];SQRT([.$L$4]); 1)" office:value-type="float" office:value="0.287520184919332" calcext:value-type="float">
            <text:p>0.28752018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7" calcext:value-type="float">
            <text:p>1427800911.827</text:p>
          </table:table-cell>
          <table:table-cell office:value-type="float" office:value="1427800913.0089" calcext:value-type="float">
            <text:p>1427800913.0089</text:p>
          </table:table-cell>
          <table:table-cell office:value-type="float" office:value="1427800913.04861" calcext:value-type="float">
            <text:p>1427800913.04861</text:p>
          </table:table-cell>
          <table:table-cell/>
          <table:table-cell table:formula="of:=MAX([.B22];[.D22];[.G22])-MAX([.A22];[.C22];[.E22])" office:value-type="float" office:value="1.2216100692749" calcext:value-type="float">
            <text:p>1.2216100693</text:p>
          </table:table-cell>
          <table:table-cell table:formula="of:=IF(ISBLANK([.E22]);&quot;&quot;;[.I22])" office:value-type="float" office:value="1.2216100692749" calcext:value-type="float">
            <text:p>1.2216100693</text:p>
          </table:table-cell>
          <table:table-cell table:formula="of:=IF(OR(ISBLANK([.E22]);[.I22]&lt;=0);&quot;&quot;;[.I22])" office:value-type="float" office:value="1.2216100692749" calcext:value-type="float">
            <text:p>1.2216100693</text:p>
          </table:table-cell>
          <table:table-cell table:number-columns-repeated="3"/>
          <table:table-cell table:formula="of:=NORMDIST([.K22];[.L$3];SQRT([.L$4]); 0)" office:value-type="float" office:value="2.80827359310361" calcext:value-type="float">
            <text:p>2.8082735931</text:p>
          </table:table-cell>
          <table:table-cell table:formula="of:=NORMDIST([.$K22];[.$L$3];SQRT([.$L$4]); 1)" office:value-type="float" office:value="0.287295176266649" calcext:value-type="float">
            <text:p>0.28729517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7" calcext:value-type="float">
            <text:p>1427800911.827</text:p>
          </table:table-cell>
          <table:table-cell office:value-type="float" office:value="1427800913.00949" calcext:value-type="float">
            <text:p>1427800913.00949</text:p>
          </table:table-cell>
          <table:table-cell office:value-type="float" office:value="1427800913.0487" calcext:value-type="float">
            <text:p>1427800913.0487</text:p>
          </table:table-cell>
          <table:table-cell/>
          <table:table-cell table:formula="of:=MAX([.B23];[.D23];[.G23])-MAX([.A23];[.C23];[.E23])" office:value-type="float" office:value="1.2217001914978" calcext:value-type="float">
            <text:p>1.2217001915</text:p>
          </table:table-cell>
          <table:table-cell table:formula="of:=IF(ISBLANK([.E23]);&quot;&quot;;[.I23])" office:value-type="float" office:value="1.2217001914978" calcext:value-type="float">
            <text:p>1.2217001915</text:p>
          </table:table-cell>
          <table:table-cell table:formula="of:=IF(OR(ISBLANK([.E23]);[.I23]&lt;=0);&quot;&quot;;[.I23])" office:value-type="float" office:value="1.2217001914978" calcext:value-type="float">
            <text:p>1.2217001915</text:p>
          </table:table-cell>
          <table:table-cell table:number-columns-repeated="3"/>
          <table:table-cell table:formula="of:=NORMDIST([.K23];[.L$3];SQRT([.L$4]); 0)" office:value-type="float" office:value="2.80944367616794" calcext:value-type="float">
            <text:p>2.8094436762</text:p>
          </table:table-cell>
          <table:table-cell table:formula="of:=NORMDIST([.$K23];[.$L$3];SQRT([.$L$4]); 1)" office:value-type="float" office:value="0.287548316858589" calcext:value-type="float">
            <text:p>0.28754831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1.827" calcext:value-type="float">
            <text:p>1427800911.827</text:p>
          </table:table-cell>
          <table:table-cell office:value-type="float" office:value="1427800913.09007" calcext:value-type="float">
            <text:p>1427800913.09007</text:p>
          </table:table-cell>
          <table:table-cell office:value-type="float" office:value="1427800913.12272" calcext:value-type="float">
            <text:p>1427800913.12272</text:p>
          </table:table-cell>
          <table:table-cell/>
          <table:table-cell table:formula="of:=MAX([.B24];[.D24];[.G24])-MAX([.A24];[.C24];[.E24])" office:value-type="float" office:value="1.29572010040283" calcext:value-type="float">
            <text:p>1.2957201004</text:p>
          </table:table-cell>
          <table:table-cell table:formula="of:=IF(ISBLANK([.E24]);&quot;&quot;;[.I24])" office:value-type="float" office:value="1.29572010040283" calcext:value-type="float">
            <text:p>1.2957201004</text:p>
          </table:table-cell>
          <table:table-cell table:formula="of:=IF(OR(ISBLANK([.E24]);[.I24]&lt;=0);&quot;&quot;;[.I24])" office:value-type="float" office:value="1.29572010040283" calcext:value-type="float">
            <text:p>1.2957201004</text:p>
          </table:table-cell>
          <table:table-cell table:number-columns-repeated="3"/>
          <table:table-cell table:formula="of:=NORMDIST([.K24];[.L$3];SQRT([.L$4]); 0)" office:value-type="float" office:value="3.28340651413025" calcext:value-type="float">
            <text:p>3.2834065141</text:p>
          </table:table-cell>
          <table:table-cell table:formula="of:=NORMDIST([.$K24];[.$L$3];SQRT([.$L$4]); 1)" office:value-type="float" office:value="0.519694407620158" calcext:value-type="float">
            <text:p>0.51969440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13.12274" calcext:value-type="float">
            <text:p>1427800913.12274</text:p>
          </table:table-cell>
          <table:table-cell office:value-type="float" office:value="1427800914.43693" calcext:value-type="float">
            <text:p>1427800914.43693</text:p>
          </table:table-cell>
          <table:table-cell table:number-columns-repeated="4"/>
          <table:table-cell table:formula="of:=MAX([.B25];[.D25];[.G25])-MAX([.A25];[.C25];[.E25])" office:value-type="float" office:value="1.31418991088867" calcext:value-type="float">
            <text:p>1.3141899109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 table:number-columns-repeated="4"/>
          <table:table-cell table:formula="of:=NORMDIST([.$K25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75" calcext:value-type="float">
            <text:p>1427800913.12275</text:p>
          </table:table-cell>
          <table:table-cell office:value-type="float" office:value="1427800914.31671" calcext:value-type="float">
            <text:p>1427800914.31671</text:p>
          </table:table-cell>
          <table:table-cell office:value-type="float" office:value="1427800914.35276" calcext:value-type="float">
            <text:p>1427800914.35276</text:p>
          </table:table-cell>
          <table:table-cell/>
          <table:table-cell table:formula="of:=MAX([.B26];[.D26];[.G26])-MAX([.A26];[.C26];[.E26])" office:value-type="float" office:value="1.23001003265381" calcext:value-type="float">
            <text:p>1.2300100327</text:p>
          </table:table-cell>
          <table:table-cell table:formula="of:=IF(ISBLANK([.E26]);&quot;&quot;;[.I26])" office:value-type="float" office:value="1.23001003265381" calcext:value-type="float">
            <text:p>1.2300100327</text:p>
          </table:table-cell>
          <table:table-cell table:formula="of:=IF(OR(ISBLANK([.E26]);[.I26]&lt;=0);&quot;&quot;;[.I26])" office:value-type="float" office:value="1.23001003265381" calcext:value-type="float">
            <text:p>1.2300100327</text:p>
          </table:table-cell>
          <table:table-cell table:number-columns-repeated="4"/>
          <table:table-cell table:formula="of:=NORMDIST([.$K26];[.$L$3];SQRT([.$L$4]); 1)" office:value-type="float" office:value="0.311329438342847" calcext:value-type="float">
            <text:p>0.31132943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77" calcext:value-type="float">
            <text:p>1427800913.12277</text:p>
          </table:table-cell>
          <table:table-cell office:value-type="float" office:value="1427800914.31663" calcext:value-type="float">
            <text:p>1427800914.31663</text:p>
          </table:table-cell>
          <table:table-cell office:value-type="float" office:value="1427800914.35096" calcext:value-type="float">
            <text:p>1427800914.35096</text:p>
          </table:table-cell>
          <table:table-cell/>
          <table:table-cell table:formula="of:=MAX([.B27];[.D27];[.G27])-MAX([.A27];[.C27];[.E27])" office:value-type="float" office:value="1.22818994522095" calcext:value-type="float">
            <text:p>1.2281899452</text:p>
          </table:table-cell>
          <table:table-cell table:formula="of:=IF(ISBLANK([.E27]);&quot;&quot;;[.I27])" office:value-type="float" office:value="1.22818994522095" calcext:value-type="float">
            <text:p>1.2281899452</text:p>
          </table:table-cell>
          <table:table-cell table:formula="of:=IF(OR(ISBLANK([.E27]);[.I27]&lt;=0);&quot;&quot;;[.I27])" office:value-type="float" office:value="1.22818994522095" calcext:value-type="float">
            <text:p>1.2281899452</text:p>
          </table:table-cell>
          <table:table-cell table:number-columns-repeated="4"/>
          <table:table-cell table:formula="of:=NORMDIST([.$K27];[.$L$3];SQRT([.$L$4]); 1)" office:value-type="float" office:value="0.306048065354397" calcext:value-type="float">
            <text:p>0.30604806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78" calcext:value-type="float">
            <text:p>1427800913.12278</text:p>
          </table:table-cell>
          <table:table-cell office:value-type="float" office:value="1427800914.31682" calcext:value-type="float">
            <text:p>1427800914.31682</text:p>
          </table:table-cell>
          <table:table-cell office:value-type="float" office:value="1427800914.35286" calcext:value-type="float">
            <text:p>1427800914.35286</text:p>
          </table:table-cell>
          <table:table-cell/>
          <table:table-cell table:formula="of:=MAX([.B28];[.D28];[.G28])-MAX([.A28];[.C28];[.E28])" office:value-type="float" office:value="1.23007988929749" calcext:value-type="float">
            <text:p>1.2300798893</text:p>
          </table:table-cell>
          <table:table-cell table:formula="of:=IF(ISBLANK([.E28]);&quot;&quot;;[.I28])" office:value-type="float" office:value="1.23007988929749" calcext:value-type="float">
            <text:p>1.2300798893</text:p>
          </table:table-cell>
          <table:table-cell table:formula="of:=IF(OR(ISBLANK([.E28]);[.I28]&lt;=0);&quot;&quot;;[.I28])" office:value-type="float" office:value="1.23007988929749" calcext:value-type="float">
            <text:p>1.2300798893</text:p>
          </table:table-cell>
          <table:table-cell table:number-columns-repeated="4"/>
          <table:table-cell table:formula="of:=NORMDIST([.$K28];[.$L$3];SQRT([.$L$4]); 1)" office:value-type="float" office:value="0.311532927691351" calcext:value-type="float">
            <text:p>0.31153292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78" calcext:value-type="float">
            <text:p>1427800913.12278</text:p>
          </table:table-cell>
          <table:table-cell office:value-type="float" office:value="1427800914.31693" calcext:value-type="float">
            <text:p>1427800914.31693</text:p>
          </table:table-cell>
          <table:table-cell office:value-type="float" office:value="1427800914.351" calcext:value-type="float">
            <text:p>1427800914.351</text:p>
          </table:table-cell>
          <table:table-cell/>
          <table:table-cell table:formula="of:=MAX([.B29];[.D29];[.G29])-MAX([.A29];[.C29];[.E29])" office:value-type="float" office:value="1.22821998596191" calcext:value-type="float">
            <text:p>1.228219986</text:p>
          </table:table-cell>
          <table:table-cell table:formula="of:=IF(ISBLANK([.E29]);&quot;&quot;;[.I29])" office:value-type="float" office:value="1.22821998596191" calcext:value-type="float">
            <text:p>1.228219986</text:p>
          </table:table-cell>
          <table:table-cell table:formula="of:=IF(OR(ISBLANK([.E29]);[.I29]&lt;=0);&quot;&quot;;[.I29])" office:value-type="float" office:value="1.22821998596191" calcext:value-type="float">
            <text:p>1.228219986</text:p>
          </table:table-cell>
          <table:table-cell table:number-columns-repeated="4"/>
          <table:table-cell table:formula="of:=NORMDIST([.$K29];[.$L$3];SQRT([.$L$4]); 1)" office:value-type="float" office:value="0.306134912646176" calcext:value-type="float">
            <text:p>0.3061349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79" calcext:value-type="float">
            <text:p>1427800913.12279</text:p>
          </table:table-cell>
          <table:table-cell office:value-type="float" office:value="1427800914.31703" calcext:value-type="float">
            <text:p>1427800914.31703</text:p>
          </table:table-cell>
          <table:table-cell office:value-type="float" office:value="1427800914.35297" calcext:value-type="float">
            <text:p>1427800914.35297</text:p>
          </table:table-cell>
          <table:table-cell/>
          <table:table-cell table:formula="of:=MAX([.B30];[.D30];[.G30])-MAX([.A30];[.C30];[.E30])" office:value-type="float" office:value="1.23017978668213" calcext:value-type="float">
            <text:p>1.2301797867</text:p>
          </table:table-cell>
          <table:table-cell table:formula="of:=IF(ISBLANK([.E30]);&quot;&quot;;[.I30])" office:value-type="float" office:value="1.23017978668213" calcext:value-type="float">
            <text:p>1.2301797867</text:p>
          </table:table-cell>
          <table:table-cell table:formula="of:=IF(OR(ISBLANK([.E30]);[.I30]&lt;=0);&quot;&quot;;[.I30])" office:value-type="float" office:value="1.23017978668213" calcext:value-type="float">
            <text:p>1.2301797867</text:p>
          </table:table-cell>
          <table:table-cell table:number-columns-repeated="4"/>
          <table:table-cell table:formula="of:=NORMDIST([.$K30];[.$L$3];SQRT([.$L$4]); 1)" office:value-type="float" office:value="0.311824024441766" calcext:value-type="float">
            <text:p>0.31182402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8" calcext:value-type="float">
            <text:p>1427800913.1228</text:p>
          </table:table-cell>
          <table:table-cell office:value-type="float" office:value="1427800914.31709" calcext:value-type="float">
            <text:p>1427800914.31709</text:p>
          </table:table-cell>
          <table:table-cell office:value-type="float" office:value="1427800914.34767" calcext:value-type="float">
            <text:p>1427800914.34767</text:p>
          </table:table-cell>
          <table:table-cell/>
          <table:table-cell table:formula="of:=MAX([.B31];[.D31];[.G31])-MAX([.A31];[.C31];[.E31])" office:value-type="float" office:value="1.22486996650696" calcext:value-type="float">
            <text:p>1.2248699665</text:p>
          </table:table-cell>
          <table:table-cell table:formula="of:=IF(ISBLANK([.E31]);&quot;&quot;;[.I31])" office:value-type="float" office:value="1.22486996650696" calcext:value-type="float">
            <text:p>1.2248699665</text:p>
          </table:table-cell>
          <table:table-cell table:formula="of:=IF(OR(ISBLANK([.E31]);[.I31]&lt;=0);&quot;&quot;;[.I31])" office:value-type="float" office:value="1.22486996650696" calcext:value-type="float">
            <text:p>1.2248699665</text:p>
          </table:table-cell>
          <table:table-cell table:number-columns-repeated="4"/>
          <table:table-cell table:formula="of:=NORMDIST([.$K31];[.$L$3];SQRT([.$L$4]); 1)" office:value-type="float" office:value="0.296518111919778" calcext:value-type="float">
            <text:p>0.29651811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83" calcext:value-type="float">
            <text:p>1427800913.12283</text:p>
          </table:table-cell>
          <table:table-cell office:value-type="float" office:value="1427800914.31677" calcext:value-type="float">
            <text:p>1427800914.31677</text:p>
          </table:table-cell>
          <table:table-cell office:value-type="float" office:value="1427800914.34892" calcext:value-type="float">
            <text:p>1427800914.34892</text:p>
          </table:table-cell>
          <table:table-cell/>
          <table:table-cell table:formula="of:=MAX([.B32];[.D32];[.G32])-MAX([.A32];[.C32];[.E32])" office:value-type="float" office:value="1.2260901927948" calcext:value-type="float">
            <text:p>1.2260901928</text:p>
          </table:table-cell>
          <table:table-cell table:formula="of:=IF(ISBLANK([.E32]);&quot;&quot;;[.I32])" office:value-type="float" office:value="1.2260901927948" calcext:value-type="float">
            <text:p>1.2260901928</text:p>
          </table:table-cell>
          <table:table-cell table:formula="of:=IF(OR(ISBLANK([.E32]);[.I32]&lt;=0);&quot;&quot;;[.I32])" office:value-type="float" office:value="1.2260901927948" calcext:value-type="float">
            <text:p>1.2260901928</text:p>
          </table:table-cell>
          <table:table-cell table:number-columns-repeated="4"/>
          <table:table-cell table:formula="of:=NORMDIST([.$K32];[.$L$3];SQRT([.$L$4]); 1)" office:value-type="float" office:value="0.300004948057366" calcext:value-type="float">
            <text:p>0.30000494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84" calcext:value-type="float">
            <text:p>1427800913.12284</text:p>
          </table:table-cell>
          <table:table-cell office:value-type="float" office:value="1427800914.31688" calcext:value-type="float">
            <text:p>1427800914.31688</text:p>
          </table:table-cell>
          <table:table-cell office:value-type="float" office:value="1427800914.35096" calcext:value-type="float">
            <text:p>1427800914.35096</text:p>
          </table:table-cell>
          <table:table-cell/>
          <table:table-cell table:formula="of:=MAX([.B33];[.D33];[.G33])-MAX([.A33];[.C33];[.E33])" office:value-type="float" office:value="1.22812008857727" calcext:value-type="float">
            <text:p>1.2281200886</text:p>
          </table:table-cell>
          <table:table-cell table:formula="of:=IF(ISBLANK([.E33]);&quot;&quot;;[.I33])" office:value-type="float" office:value="1.22812008857727" calcext:value-type="float">
            <text:p>1.2281200886</text:p>
          </table:table-cell>
          <table:table-cell table:formula="of:=IF(OR(ISBLANK([.E33]);[.I33]&lt;=0);&quot;&quot;;[.I33])" office:value-type="float" office:value="1.22812008857727" calcext:value-type="float">
            <text:p>1.2281200886</text:p>
          </table:table-cell>
          <table:table-cell table:number-columns-repeated="4"/>
          <table:table-cell table:formula="of:=NORMDIST([.$K33];[.$L$3];SQRT([.$L$4]); 1)" office:value-type="float" office:value="0.305846153092266" calcext:value-type="float">
            <text:p>0.30584615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85" calcext:value-type="float">
            <text:p>1427800913.12285</text:p>
          </table:table-cell>
          <table:table-cell office:value-type="float" office:value="1427800914.32379" calcext:value-type="float">
            <text:p>1427800914.32379</text:p>
          </table:table-cell>
          <table:table-cell office:value-type="float" office:value="1427800914.35674" calcext:value-type="float">
            <text:p>1427800914.35674</text:p>
          </table:table-cell>
          <table:table-cell/>
          <table:table-cell table:formula="of:=MAX([.B34];[.D34];[.G34])-MAX([.A34];[.C34];[.E34])" office:value-type="float" office:value="1.23389005661011" calcext:value-type="float">
            <text:p>1.2338900566</text:p>
          </table:table-cell>
          <table:table-cell table:formula="of:=IF(ISBLANK([.E34]);&quot;&quot;;[.I34])" office:value-type="float" office:value="1.23389005661011" calcext:value-type="float">
            <text:p>1.2338900566</text:p>
          </table:table-cell>
          <table:table-cell table:formula="of:=IF(OR(ISBLANK([.E34]);[.I34]&lt;=0);&quot;&quot;;[.I34])" office:value-type="float" office:value="1.23389005661011" calcext:value-type="float">
            <text:p>1.2338900566</text:p>
          </table:table-cell>
          <table:table-cell table:number-columns-repeated="4"/>
          <table:table-cell table:formula="of:=NORMDIST([.$K34];[.$L$3];SQRT([.$L$4]); 1)" office:value-type="float" office:value="0.322717597373171" calcext:value-type="float">
            <text:p>0.32271759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3.12287" calcext:value-type="float">
            <text:p>1427800913.12287</text:p>
          </table:table-cell>
          <table:table-cell office:value-type="float" office:value="1427800914.40306" calcext:value-type="float">
            <text:p>1427800914.40306</text:p>
          </table:table-cell>
          <table:table-cell office:value-type="float" office:value="1427800914.43692" calcext:value-type="float">
            <text:p>1427800914.43692</text:p>
          </table:table-cell>
          <table:table-cell/>
          <table:table-cell table:formula="of:=MAX([.B35];[.D35];[.G35])-MAX([.A35];[.C35];[.E35])" office:value-type="float" office:value="1.31404995918274" calcext:value-type="float">
            <text:p>1.3140499592</text:p>
          </table:table-cell>
          <table:table-cell table:formula="of:=IF(ISBLANK([.E35]);&quot;&quot;;[.I35])" office:value-type="float" office:value="1.31404995918274" calcext:value-type="float">
            <text:p>1.3140499592</text:p>
          </table:table-cell>
          <table:table-cell table:formula="of:=IF(OR(ISBLANK([.E35]);[.I35]&lt;=0);&quot;&quot;;[.I35])" office:value-type="float" office:value="1.31404995918274" calcext:value-type="float">
            <text:p>1.3140499592</text:p>
          </table:table-cell>
          <table:table-cell table:number-columns-repeated="4"/>
          <table:table-cell table:formula="of:=NORMDIST([.$K35];[.$L$3];SQRT([.$L$4]); 1)" office:value-type="float" office:value="0.579428077070758" calcext:value-type="float">
            <text:p>0.57942807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14.43694" calcext:value-type="float">
            <text:p>1427800914.43694</text:p>
          </table:table-cell>
          <table:table-cell office:value-type="float" office:value="1427800915.69624" calcext:value-type="float">
            <text:p>1427800915.69624</text:p>
          </table:table-cell>
          <table:table-cell table:number-columns-repeated="4"/>
          <table:table-cell table:formula="of:=MAX([.B36];[.D36];[.G36])-MAX([.A36];[.C36];[.E36])" office:value-type="float" office:value="1.25929999351501" calcext:value-type="float">
            <text:p>1.2592999935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 table:number-columns-repeated="4"/>
          <table:table-cell table:formula="of:=NORMDIST([.$K36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4" calcext:value-type="float">
            <text:p>1427800914.43694</text:p>
          </table:table-cell>
          <table:table-cell office:value-type="float" office:value="1427800915.57773" calcext:value-type="float">
            <text:p>1427800915.57773</text:p>
          </table:table-cell>
          <table:table-cell office:value-type="float" office:value="1427800915.61679" calcext:value-type="float">
            <text:p>1427800915.61679</text:p>
          </table:table-cell>
          <table:table-cell/>
          <table:table-cell table:formula="of:=MAX([.B37];[.D37];[.G37])-MAX([.A37];[.C37];[.E37])" office:value-type="float" office:value="1.17985010147095" calcext:value-type="float">
            <text:p>1.1798501015</text:p>
          </table:table-cell>
          <table:table-cell table:formula="of:=IF(ISBLANK([.E37]);&quot;&quot;;[.I37])" office:value-type="float" office:value="1.17985010147095" calcext:value-type="float">
            <text:p>1.1798501015</text:p>
          </table:table-cell>
          <table:table-cell table:formula="of:=IF(OR(ISBLANK([.E37]);[.I37]&lt;=0);&quot;&quot;;[.I37])" office:value-type="float" office:value="1.17985010147095" calcext:value-type="float">
            <text:p>1.1798501015</text:p>
          </table:table-cell>
          <table:table-cell table:number-columns-repeated="4"/>
          <table:table-cell table:formula="of:=NORMDIST([.$K37];[.$L$3];SQRT([.$L$4]); 1)" office:value-type="float" office:value="0.182621579532256" calcext:value-type="float">
            <text:p>0.18262157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5" calcext:value-type="float">
            <text:p>1427800914.43695</text:p>
          </table:table-cell>
          <table:table-cell office:value-type="float" office:value="1427800915.57795" calcext:value-type="float">
            <text:p>1427800915.57795</text:p>
          </table:table-cell>
          <table:table-cell office:value-type="float" office:value="1427800915.61283" calcext:value-type="float">
            <text:p>1427800915.61283</text:p>
          </table:table-cell>
          <table:table-cell/>
          <table:table-cell table:formula="of:=MAX([.B38];[.D38];[.G38])-MAX([.A38];[.C38];[.E38])" office:value-type="float" office:value="1.17587995529175" calcext:value-type="float">
            <text:p>1.1758799553</text:p>
          </table:table-cell>
          <table:table-cell table:formula="of:=IF(ISBLANK([.E38]);&quot;&quot;;[.I38])" office:value-type="float" office:value="1.17587995529175" calcext:value-type="float">
            <text:p>1.1758799553</text:p>
          </table:table-cell>
          <table:table-cell table:formula="of:=IF(OR(ISBLANK([.E38]);[.I38]&lt;=0);&quot;&quot;;[.I38])" office:value-type="float" office:value="1.17587995529175" calcext:value-type="float">
            <text:p>1.1758799553</text:p>
          </table:table-cell>
          <table:table-cell table:number-columns-repeated="4"/>
          <table:table-cell table:formula="of:=NORMDIST([.$K38];[.$L$3];SQRT([.$L$4]); 1)" office:value-type="float" office:value="0.174087559074683" calcext:value-type="float">
            <text:p>0.17408755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5" calcext:value-type="float">
            <text:p>1427800914.43695</text:p>
          </table:table-cell>
          <table:table-cell office:value-type="float" office:value="1427800915.57804" calcext:value-type="float">
            <text:p>1427800915.57804</text:p>
          </table:table-cell>
          <table:table-cell office:value-type="float" office:value="1427800915.61294" calcext:value-type="float">
            <text:p>1427800915.61294</text:p>
          </table:table-cell>
          <table:table-cell/>
          <table:table-cell table:formula="of:=MAX([.B39];[.D39];[.G39])-MAX([.A39];[.C39];[.E39])" office:value-type="float" office:value="1.17599010467529" calcext:value-type="float">
            <text:p>1.1759901047</text:p>
          </table:table-cell>
          <table:table-cell table:formula="of:=IF(ISBLANK([.E39]);&quot;&quot;;[.I39])" office:value-type="float" office:value="1.17599010467529" calcext:value-type="float">
            <text:p>1.1759901047</text:p>
          </table:table-cell>
          <table:table-cell table:formula="of:=IF(OR(ISBLANK([.E39]);[.I39]&lt;=0);&quot;&quot;;[.I39])" office:value-type="float" office:value="1.17599010467529" calcext:value-type="float">
            <text:p>1.1759901047</text:p>
          </table:table-cell>
          <table:table-cell table:number-columns-repeated="4"/>
          <table:table-cell table:formula="of:=NORMDIST([.$K39];[.$L$3];SQRT([.$L$4]); 1)" office:value-type="float" office:value="0.174320856842145" calcext:value-type="float">
            <text:p>0.17432085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6" calcext:value-type="float">
            <text:p>1427800914.43696</text:p>
          </table:table-cell>
          <table:table-cell office:value-type="float" office:value="1427800915.57822" calcext:value-type="float">
            <text:p>1427800915.57822</text:p>
          </table:table-cell>
          <table:table-cell office:value-type="float" office:value="1427800915.61683" calcext:value-type="float">
            <text:p>1427800915.61683</text:p>
          </table:table-cell>
          <table:table-cell/>
          <table:table-cell table:formula="of:=MAX([.B40];[.D40];[.G40])-MAX([.A40];[.C40];[.E40])" office:value-type="float" office:value="1.17987012863159" calcext:value-type="float">
            <text:p>1.1798701286</text:p>
          </table:table-cell>
          <table:table-cell table:formula="of:=IF(ISBLANK([.E40]);&quot;&quot;;[.I40])" office:value-type="float" office:value="1.17987012863159" calcext:value-type="float">
            <text:p>1.1798701286</text:p>
          </table:table-cell>
          <table:table-cell table:formula="of:=IF(OR(ISBLANK([.E40]);[.I40]&lt;=0);&quot;&quot;;[.I40])" office:value-type="float" office:value="1.17987012863159" calcext:value-type="float">
            <text:p>1.1798701286</text:p>
          </table:table-cell>
          <table:table-cell table:number-columns-repeated="4"/>
          <table:table-cell table:formula="of:=NORMDIST([.$K40];[.$L$3];SQRT([.$L$4]); 1)" office:value-type="float" office:value="0.182665280610667" calcext:value-type="float">
            <text:p>0.18266528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6" calcext:value-type="float">
            <text:p>1427800914.43696</text:p>
          </table:table-cell>
          <table:table-cell office:value-type="float" office:value="1427800915.57813" calcext:value-type="float">
            <text:p>1427800915.57813</text:p>
          </table:table-cell>
          <table:table-cell office:value-type="float" office:value="1427800915.61077" calcext:value-type="float">
            <text:p>1427800915.61077</text:p>
          </table:table-cell>
          <table:table-cell/>
          <table:table-cell table:formula="of:=MAX([.B41];[.D41];[.G41])-MAX([.A41];[.C41];[.E41])" office:value-type="float" office:value="1.17381000518799" calcext:value-type="float">
            <text:p>1.1738100052</text:p>
          </table:table-cell>
          <table:table-cell table:formula="of:=IF(ISBLANK([.E41]);&quot;&quot;;[.I41])" office:value-type="float" office:value="1.17381000518799" calcext:value-type="float">
            <text:p>1.1738100052</text:p>
          </table:table-cell>
          <table:table-cell table:formula="of:=IF(OR(ISBLANK([.E41]);[.I41]&lt;=0);&quot;&quot;;[.I41])" office:value-type="float" office:value="1.17381000518799" calcext:value-type="float">
            <text:p>1.1738100052</text:p>
          </table:table-cell>
          <table:table-cell table:number-columns-repeated="4"/>
          <table:table-cell table:formula="of:=NORMDIST([.$K41];[.$L$3];SQRT([.$L$4]); 1)" office:value-type="float" office:value="0.169740330862381" calcext:value-type="float">
            <text:p>0.16974033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7" calcext:value-type="float">
            <text:p>1427800914.43697</text:p>
          </table:table-cell>
          <table:table-cell office:value-type="float" office:value="1427800915.57829" calcext:value-type="float">
            <text:p>1427800915.57829</text:p>
          </table:table-cell>
          <table:table-cell office:value-type="float" office:value="1427800915.61282" calcext:value-type="float">
            <text:p>1427800915.61282</text:p>
          </table:table-cell>
          <table:table-cell/>
          <table:table-cell table:formula="of:=MAX([.B42];[.D42];[.G42])-MAX([.A42];[.C42];[.E42])" office:value-type="float" office:value="1.17584991455078" calcext:value-type="float">
            <text:p>1.1758499146</text:p>
          </table:table-cell>
          <table:table-cell table:formula="of:=IF(ISBLANK([.E42]);&quot;&quot;;[.I42])" office:value-type="float" office:value="1.17584991455078" calcext:value-type="float">
            <text:p>1.1758499146</text:p>
          </table:table-cell>
          <table:table-cell table:formula="of:=IF(OR(ISBLANK([.E42]);[.I42]&lt;=0);&quot;&quot;;[.I42])" office:value-type="float" office:value="1.17584991455078" calcext:value-type="float">
            <text:p>1.1758499146</text:p>
          </table:table-cell>
          <table:table-cell table:number-columns-repeated="4"/>
          <table:table-cell table:formula="of:=NORMDIST([.$K42];[.$L$3];SQRT([.$L$4]); 1)" office:value-type="float" office:value="0.174023966872708" calcext:value-type="float">
            <text:p>0.17402396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8" calcext:value-type="float">
            <text:p>1427800914.43698</text:p>
          </table:table-cell>
          <table:table-cell office:value-type="float" office:value="1427800915.57837" calcext:value-type="float">
            <text:p>1427800915.57837</text:p>
          </table:table-cell>
          <table:table-cell office:value-type="float" office:value="1427800915.60892" calcext:value-type="float">
            <text:p>1427800915.60892</text:p>
          </table:table-cell>
          <table:table-cell/>
          <table:table-cell table:formula="of:=MAX([.B43];[.D43];[.G43])-MAX([.A43];[.C43];[.E43])" office:value-type="float" office:value="1.17194008827209" calcext:value-type="float">
            <text:p>1.1719400883</text:p>
          </table:table-cell>
          <table:table-cell table:formula="of:=IF(ISBLANK([.E43]);&quot;&quot;;[.I43])" office:value-type="float" office:value="1.17194008827209" calcext:value-type="float">
            <text:p>1.1719400883</text:p>
          </table:table-cell>
          <table:table-cell table:formula="of:=IF(OR(ISBLANK([.E43]);[.I43]&lt;=0);&quot;&quot;;[.I43])" office:value-type="float" office:value="1.17194008827209" calcext:value-type="float">
            <text:p>1.1719400883</text:p>
          </table:table-cell>
          <table:table-cell table:number-columns-repeated="4"/>
          <table:table-cell table:formula="of:=NORMDIST([.$K43];[.$L$3];SQRT([.$L$4]); 1)" office:value-type="float" office:value="0.16587359907322" calcext:value-type="float">
            <text:p>0.16587359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8" calcext:value-type="float">
            <text:p>1427800914.43698</text:p>
          </table:table-cell>
          <table:table-cell office:value-type="float" office:value="1427800915.57787" calcext:value-type="float">
            <text:p>1427800915.57787</text:p>
          </table:table-cell>
          <table:table-cell office:value-type="float" office:value="1427800915.61095" calcext:value-type="float">
            <text:p>1427800915.61095</text:p>
          </table:table-cell>
          <table:table-cell/>
          <table:table-cell table:formula="of:=MAX([.B44];[.D44];[.G44])-MAX([.A44];[.C44];[.E44])" office:value-type="float" office:value="1.17396998405457" calcext:value-type="float">
            <text:p>1.1739699841</text:p>
          </table:table-cell>
          <table:table-cell table:formula="of:=IF(ISBLANK([.E44]);&quot;&quot;;[.I44])" office:value-type="float" office:value="1.17396998405457" calcext:value-type="float">
            <text:p>1.1739699841</text:p>
          </table:table-cell>
          <table:table-cell table:formula="of:=IF(OR(ISBLANK([.E44]);[.I44]&lt;=0);&quot;&quot;;[.I44])" office:value-type="float" office:value="1.17396998405457" calcext:value-type="float">
            <text:p>1.1739699841</text:p>
          </table:table-cell>
          <table:table-cell table:number-columns-repeated="4"/>
          <table:table-cell table:formula="of:=NORMDIST([.$K44];[.$L$3];SQRT([.$L$4]); 1)" office:value-type="float" office:value="0.170073808661981" calcext:value-type="float">
            <text:p>0.17007380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8" calcext:value-type="float">
            <text:p>1427800914.43698</text:p>
          </table:table-cell>
          <table:table-cell office:value-type="float" office:value="1427800915.66178" calcext:value-type="float">
            <text:p>1427800915.66178</text:p>
          </table:table-cell>
          <table:table-cell office:value-type="float" office:value="1427800915.69623" calcext:value-type="float">
            <text:p>1427800915.69623</text:p>
          </table:table-cell>
          <table:table-cell/>
          <table:table-cell table:formula="of:=MAX([.B45];[.D45];[.G45])-MAX([.A45];[.C45];[.E45])" office:value-type="float" office:value="1.2592499256134" calcext:value-type="float">
            <text:p>1.2592499256</text:p>
          </table:table-cell>
          <table:table-cell table:formula="of:=IF(ISBLANK([.E45]);&quot;&quot;;[.I45])" office:value-type="float" office:value="1.2592499256134" calcext:value-type="float">
            <text:p>1.2592499256</text:p>
          </table:table-cell>
          <table:table-cell table:formula="of:=IF(OR(ISBLANK([.E45]);[.I45]&lt;=0);&quot;&quot;;[.I45])" office:value-type="float" office:value="1.2592499256134" calcext:value-type="float">
            <text:p>1.2592499256</text:p>
          </table:table-cell>
          <table:table-cell table:number-columns-repeated="4"/>
          <table:table-cell table:formula="of:=NORMDIST([.$K45];[.$L$3];SQRT([.$L$4]); 1)" office:value-type="float" office:value="0.400853174427963" calcext:value-type="float">
            <text:p>0.40085317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4.43699" calcext:value-type="float">
            <text:p>1427800914.43699</text:p>
          </table:table-cell>
          <table:table-cell office:value-type="float" office:value="1427800915.57779" calcext:value-type="float">
            <text:p>1427800915.57779</text:p>
          </table:table-cell>
          <table:table-cell office:value-type="float" office:value="1427800915.60882" calcext:value-type="float">
            <text:p>1427800915.60882</text:p>
          </table:table-cell>
          <table:table-cell/>
          <table:table-cell table:formula="of:=MAX([.B46];[.D46];[.G46])-MAX([.A46];[.C46];[.E46])" office:value-type="float" office:value="1.17182993888855" calcext:value-type="float">
            <text:p>1.1718299389</text:p>
          </table:table-cell>
          <table:table-cell table:formula="of:=IF(ISBLANK([.E46]);&quot;&quot;;[.I46])" office:value-type="float" office:value="1.17182993888855" calcext:value-type="float">
            <text:p>1.1718299389</text:p>
          </table:table-cell>
          <table:table-cell table:formula="of:=IF(OR(ISBLANK([.E46]);[.I46]&lt;=0);&quot;&quot;;[.I46])" office:value-type="float" office:value="1.17182993888855" calcext:value-type="float">
            <text:p>1.1718299389</text:p>
          </table:table-cell>
          <table:table-cell table:number-columns-repeated="4"/>
          <table:table-cell table:formula="of:=NORMDIST([.$K46];[.$L$3];SQRT([.$L$4]); 1)" office:value-type="float" office:value="0.165647614875431" calcext:value-type="float">
            <text:p>0.16564761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15.69625" calcext:value-type="float">
            <text:p>1427800915.69625</text:p>
          </table:table-cell>
          <table:table-cell office:value-type="float" office:value="1427800917.0405" calcext:value-type="float">
            <text:p>1427800917.0405</text:p>
          </table:table-cell>
          <table:table-cell table:number-columns-repeated="4"/>
          <table:table-cell table:formula="of:=MAX([.B47];[.D47];[.G47])-MAX([.A47];[.C47];[.E47])" office:value-type="float" office:value="1.34424996376038" calcext:value-type="float">
            <text:p>1.3442499638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 table:number-columns-repeated="4"/>
          <table:table-cell table:formula="of:=NORMDIST([.$K47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25" calcext:value-type="float">
            <text:p>1427800915.69625</text:p>
          </table:table-cell>
          <table:table-cell office:value-type="float" office:value="1427800916.9211" calcext:value-type="float">
            <text:p>1427800916.9211</text:p>
          </table:table-cell>
          <table:table-cell office:value-type="float" office:value="1427800916.95658" calcext:value-type="float">
            <text:p>1427800916.95658</text:p>
          </table:table-cell>
          <table:table-cell/>
          <table:table-cell table:formula="of:=MAX([.B48];[.D48];[.G48])-MAX([.A48];[.C48];[.E48])" office:value-type="float" office:value="1.26032996177673" calcext:value-type="float">
            <text:p>1.2603299618</text:p>
          </table:table-cell>
          <table:table-cell table:formula="of:=IF(ISBLANK([.E48]);&quot;&quot;;[.I48])" office:value-type="float" office:value="1.26032996177673" calcext:value-type="float">
            <text:p>1.2603299618</text:p>
          </table:table-cell>
          <table:table-cell table:formula="of:=IF(OR(ISBLANK([.E48]);[.I48]&lt;=0);&quot;&quot;;[.I48])" office:value-type="float" office:value="1.26032996177673" calcext:value-type="float">
            <text:p>1.2603299618</text:p>
          </table:table-cell>
          <table:table-cell table:number-columns-repeated="4"/>
          <table:table-cell table:formula="of:=NORMDIST([.$K48];[.$L$3];SQRT([.$L$4]); 1)" office:value-type="float" office:value="0.404297281086512" calcext:value-type="float">
            <text:p>0.40429728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27" calcext:value-type="float">
            <text:p>1427800915.69627</text:p>
          </table:table-cell>
          <table:table-cell office:value-type="float" office:value="1427800916.92093" calcext:value-type="float">
            <text:p>1427800916.92093</text:p>
          </table:table-cell>
          <table:table-cell office:value-type="float" office:value="1427800916.95674" calcext:value-type="float">
            <text:p>1427800916.95674</text:p>
          </table:table-cell>
          <table:table-cell/>
          <table:table-cell table:formula="of:=MAX([.B49];[.D49];[.G49])-MAX([.A49];[.C49];[.E49])" office:value-type="float" office:value="1.26046991348267" calcext:value-type="float">
            <text:p>1.2604699135</text:p>
          </table:table-cell>
          <table:table-cell table:formula="of:=IF(ISBLANK([.E49]);&quot;&quot;;[.I49])" office:value-type="float" office:value="1.26046991348267" calcext:value-type="float">
            <text:p>1.2604699135</text:p>
          </table:table-cell>
          <table:table-cell table:formula="of:=IF(OR(ISBLANK([.E49]);[.I49]&lt;=0);&quot;&quot;;[.I49])" office:value-type="float" office:value="1.26046991348267" calcext:value-type="float">
            <text:p>1.2604699135</text:p>
          </table:table-cell>
          <table:table-cell table:number-columns-repeated="4"/>
          <table:table-cell table:formula="of:=NORMDIST([.$K49];[.$L$3];SQRT([.$L$4]); 1)" office:value-type="float" office:value="0.404744119861018" calcext:value-type="float">
            <text:p>0.40474411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28" calcext:value-type="float">
            <text:p>1427800915.69628</text:p>
          </table:table-cell>
          <table:table-cell office:value-type="float" office:value="1427800916.92126" calcext:value-type="float">
            <text:p>1427800916.92126</text:p>
          </table:table-cell>
          <table:table-cell office:value-type="float" office:value="1427800916.95661" calcext:value-type="float">
            <text:p>1427800916.95661</text:p>
          </table:table-cell>
          <table:table-cell/>
          <table:table-cell table:formula="of:=MAX([.B50];[.D50];[.G50])-MAX([.A50];[.C50];[.E50])" office:value-type="float" office:value="1.26032996177673" calcext:value-type="float">
            <text:p>1.2603299618</text:p>
          </table:table-cell>
          <table:table-cell table:formula="of:=IF(ISBLANK([.E50]);&quot;&quot;;[.I50])" office:value-type="float" office:value="1.26032996177673" calcext:value-type="float">
            <text:p>1.2603299618</text:p>
          </table:table-cell>
          <table:table-cell table:formula="of:=IF(OR(ISBLANK([.E50]);[.I50]&lt;=0);&quot;&quot;;[.I50])" office:value-type="float" office:value="1.26032996177673" calcext:value-type="float">
            <text:p>1.2603299618</text:p>
          </table:table-cell>
          <table:table-cell table:number-columns-repeated="4"/>
          <table:table-cell table:formula="of:=NORMDIST([.$K50];[.$L$3];SQRT([.$L$4]); 1)" office:value-type="float" office:value="0.404297281086512" calcext:value-type="float">
            <text:p>0.40429728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3" calcext:value-type="float">
            <text:p>1427800915.6963</text:p>
          </table:table-cell>
          <table:table-cell office:value-type="float" office:value="1427800916.92325" calcext:value-type="float">
            <text:p>1427800916.92325</text:p>
          </table:table-cell>
          <table:table-cell office:value-type="float" office:value="1427800916.95667" calcext:value-type="float">
            <text:p>1427800916.95667</text:p>
          </table:table-cell>
          <table:table-cell/>
          <table:table-cell table:formula="of:=MAX([.B51];[.D51];[.G51])-MAX([.A51];[.C51];[.E51])" office:value-type="float" office:value="1.26037001609802" calcext:value-type="float">
            <text:p>1.2603700161</text:p>
          </table:table-cell>
          <table:table-cell table:formula="of:=IF(ISBLANK([.E51]);&quot;&quot;;[.I51])" office:value-type="float" office:value="1.26037001609802" calcext:value-type="float">
            <text:p>1.2603700161</text:p>
          </table:table-cell>
          <table:table-cell table:formula="of:=IF(OR(ISBLANK([.E51]);[.I51]&lt;=0);&quot;&quot;;[.I51])" office:value-type="float" office:value="1.26037001609802" calcext:value-type="float">
            <text:p>1.2603700161</text:p>
          </table:table-cell>
          <table:table-cell table:number-columns-repeated="4"/>
          <table:table-cell table:formula="of:=NORMDIST([.$K51];[.$L$3];SQRT([.$L$4]); 1)" office:value-type="float" office:value="0.404425154076049" calcext:value-type="float">
            <text:p>0.40442515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31" calcext:value-type="float">
            <text:p>1427800915.69631</text:p>
          </table:table-cell>
          <table:table-cell office:value-type="float" office:value="1427800916.92121" calcext:value-type="float">
            <text:p>1427800916.92121</text:p>
          </table:table-cell>
          <table:table-cell office:value-type="float" office:value="1427800916.95671" calcext:value-type="float">
            <text:p>1427800916.95671</text:p>
          </table:table-cell>
          <table:table-cell/>
          <table:table-cell table:formula="of:=MAX([.B52];[.D52];[.G52])-MAX([.A52];[.C52];[.E52])" office:value-type="float" office:value="1.26040005683899" calcext:value-type="float">
            <text:p>1.2604000568</text:p>
          </table:table-cell>
          <table:table-cell table:formula="of:=IF(ISBLANK([.E52]);&quot;&quot;;[.I52])" office:value-type="float" office:value="1.26040005683899" calcext:value-type="float">
            <text:p>1.2604000568</text:p>
          </table:table-cell>
          <table:table-cell table:formula="of:=IF(OR(ISBLANK([.E52]);[.I52]&lt;=0);&quot;&quot;;[.I52])" office:value-type="float" office:value="1.26040005683899" calcext:value-type="float">
            <text:p>1.2604000568</text:p>
          </table:table-cell>
          <table:table-cell table:number-columns-repeated="4"/>
          <table:table-cell table:formula="of:=NORMDIST([.$K52];[.$L$3];SQRT([.$L$4]); 1)" office:value-type="float" office:value="0.404521065519491" calcext:value-type="float">
            <text:p>0.40452106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32" calcext:value-type="float">
            <text:p>1427800915.69632</text:p>
          </table:table-cell>
          <table:table-cell office:value-type="float" office:value="1427800916.92105" calcext:value-type="float">
            <text:p>1427800916.92105</text:p>
          </table:table-cell>
          <table:table-cell office:value-type="float" office:value="1427800916.95299" calcext:value-type="float">
            <text:p>1427800916.95299</text:p>
          </table:table-cell>
          <table:table-cell/>
          <table:table-cell table:formula="of:=MAX([.B53];[.D53];[.G53])-MAX([.A53];[.C53];[.E53])" office:value-type="float" office:value="1.25666999816895" calcext:value-type="float">
            <text:p>1.2566699982</text:p>
          </table:table-cell>
          <table:table-cell table:formula="of:=IF(ISBLANK([.E53]);&quot;&quot;;[.I53])" office:value-type="float" office:value="1.25666999816895" calcext:value-type="float">
            <text:p>1.2566699982</text:p>
          </table:table-cell>
          <table:table-cell table:formula="of:=IF(OR(ISBLANK([.E53]);[.I53]&lt;=0);&quot;&quot;;[.I53])" office:value-type="float" office:value="1.25666999816895" calcext:value-type="float">
            <text:p>1.2566699982</text:p>
          </table:table-cell>
          <table:table-cell table:number-columns-repeated="4"/>
          <table:table-cell table:formula="of:=NORMDIST([.$K53];[.$L$3];SQRT([.$L$4]); 1)" office:value-type="float" office:value="0.392657691184254" calcext:value-type="float">
            <text:p>0.39265769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34" calcext:value-type="float">
            <text:p>1427800915.69634</text:p>
          </table:table-cell>
          <table:table-cell office:value-type="float" office:value="1427800916.92099" calcext:value-type="float">
            <text:p>1427800916.92099</text:p>
          </table:table-cell>
          <table:table-cell office:value-type="float" office:value="1427800916.95292" calcext:value-type="float">
            <text:p>1427800916.95292</text:p>
          </table:table-cell>
          <table:table-cell/>
          <table:table-cell table:formula="of:=MAX([.B54];[.D54];[.G54])-MAX([.A54];[.C54];[.E54])" office:value-type="float" office:value="1.25657987594605" calcext:value-type="float">
            <text:p>1.2565798759</text:p>
          </table:table-cell>
          <table:table-cell table:formula="of:=IF(ISBLANK([.E54]);&quot;&quot;;[.I54])" office:value-type="float" office:value="1.25657987594605" calcext:value-type="float">
            <text:p>1.2565798759</text:p>
          </table:table-cell>
          <table:table-cell table:formula="of:=IF(OR(ISBLANK([.E54]);[.I54]&lt;=0);&quot;&quot;;[.I54])" office:value-type="float" office:value="1.25657987594605" calcext:value-type="float">
            <text:p>1.2565798759</text:p>
          </table:table-cell>
          <table:table-cell table:number-columns-repeated="4"/>
          <table:table-cell table:formula="of:=NORMDIST([.$K54];[.$L$3];SQRT([.$L$4]); 1)" office:value-type="float" office:value="0.392372241447248" calcext:value-type="float">
            <text:p>0.39237224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39" calcext:value-type="float">
            <text:p>1427800915.69639</text:p>
          </table:table-cell>
          <table:table-cell office:value-type="float" office:value="1427800917.00882" calcext:value-type="float">
            <text:p>1427800917.00882</text:p>
          </table:table-cell>
          <table:table-cell office:value-type="float" office:value="1427800917.04049" calcext:value-type="float">
            <text:p>1427800917.04049</text:p>
          </table:table-cell>
          <table:table-cell/>
          <table:table-cell table:formula="of:=MAX([.B55];[.D55];[.G55])-MAX([.A55];[.C55];[.E55])" office:value-type="float" office:value="1.34409999847412" calcext:value-type="float">
            <text:p>1.3440999985</text:p>
          </table:table-cell>
          <table:table-cell table:formula="of:=IF(ISBLANK([.E55]);&quot;&quot;;[.I55])" office:value-type="float" office:value="1.34409999847412" calcext:value-type="float">
            <text:p>1.3440999985</text:p>
          </table:table-cell>
          <table:table-cell table:formula="of:=IF(OR(ISBLANK([.E55]);[.I55]&lt;=0);&quot;&quot;;[.I55])" office:value-type="float" office:value="1.34409999847412" calcext:value-type="float">
            <text:p>1.3440999985</text:p>
          </table:table-cell>
          <table:table-cell table:number-columns-repeated="4"/>
          <table:table-cell table:formula="of:=NORMDIST([.$K55];[.$L$3];SQRT([.$L$4]); 1)" office:value-type="float" office:value="0.672942382457924" calcext:value-type="float">
            <text:p>0.67294238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4" calcext:value-type="float">
            <text:p>1427800915.6964</text:p>
          </table:table-cell>
          <table:table-cell office:value-type="float" office:value="1427800916.92131" calcext:value-type="float">
            <text:p>1427800916.92131</text:p>
          </table:table-cell>
          <table:table-cell office:value-type="float" office:value="1427800916.95654" calcext:value-type="float">
            <text:p>1427800916.95654</text:p>
          </table:table-cell>
          <table:table-cell/>
          <table:table-cell table:formula="of:=MAX([.B56];[.D56];[.G56])-MAX([.A56];[.C56];[.E56])" office:value-type="float" office:value="1.26014018058777" calcext:value-type="float">
            <text:p>1.2601401806</text:p>
          </table:table-cell>
          <table:table-cell table:formula="of:=IF(ISBLANK([.E56]);&quot;&quot;;[.I56])" office:value-type="float" office:value="1.26014018058777" calcext:value-type="float">
            <text:p>1.2601401806</text:p>
          </table:table-cell>
          <table:table-cell table:formula="of:=IF(OR(ISBLANK([.E56]);[.I56]&lt;=0);&quot;&quot;;[.I56])" office:value-type="float" office:value="1.26014018058777" calcext:value-type="float">
            <text:p>1.2601401806</text:p>
          </table:table-cell>
          <table:table-cell table:number-columns-repeated="4"/>
          <table:table-cell table:formula="of:=NORMDIST([.$K56];[.$L$3];SQRT([.$L$4]); 1)" office:value-type="float" office:value="0.403691545882325" calcext:value-type="float">
            <text:p>0.40369154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5.69642" calcext:value-type="float">
            <text:p>1427800915.69642</text:p>
          </table:table-cell>
          <table:table-cell office:value-type="float" office:value="1427800916.92116" calcext:value-type="float">
            <text:p>1427800916.92116</text:p>
          </table:table-cell>
          <table:table-cell office:value-type="float" office:value="1427800916.95662" calcext:value-type="float">
            <text:p>1427800916.95662</text:p>
          </table:table-cell>
          <table:table-cell/>
          <table:table-cell table:formula="of:=MAX([.B57];[.D57];[.G57])-MAX([.A57];[.C57];[.E57])" office:value-type="float" office:value="1.26020002365112" calcext:value-type="float">
            <text:p>1.2602000237</text:p>
          </table:table-cell>
          <table:table-cell table:formula="of:=IF(ISBLANK([.E57]);&quot;&quot;;[.I57])" office:value-type="float" office:value="1.26020002365112" calcext:value-type="float">
            <text:p>1.2602000237</text:p>
          </table:table-cell>
          <table:table-cell table:formula="of:=IF(OR(ISBLANK([.E57]);[.I57]&lt;=0);&quot;&quot;;[.I57])" office:value-type="float" office:value="1.26020002365112" calcext:value-type="float">
            <text:p>1.2602000237</text:p>
          </table:table-cell>
          <table:table-cell table:number-columns-repeated="4"/>
          <table:table-cell table:formula="of:=NORMDIST([.$K57];[.$L$3];SQRT([.$L$4]); 1)" office:value-type="float" office:value="0.403882525464873" calcext:value-type="float">
            <text:p>0.40388252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17.04051" calcext:value-type="float">
            <text:p>1427800917.04051</text:p>
          </table:table-cell>
          <table:table-cell office:value-type="float" office:value="1427800918.25018" calcext:value-type="float">
            <text:p>1427800918.25018</text:p>
          </table:table-cell>
          <table:table-cell table:number-columns-repeated="4"/>
          <table:table-cell table:formula="of:=MAX([.B58];[.D58];[.G58])-MAX([.A58];[.C58];[.E58])" office:value-type="float" office:value="1.2096700668335" calcext:value-type="float">
            <text:p>1.2096700668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 table:number-columns-repeated="4"/>
          <table:table-cell table:formula="of:=NORMDIST([.$K58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52" calcext:value-type="float">
            <text:p>1427800917.04052</text:p>
          </table:table-cell>
          <table:table-cell office:value-type="float" office:value="1427800918.13428" calcext:value-type="float">
            <text:p>1427800918.13428</text:p>
          </table:table-cell>
          <table:table-cell office:value-type="float" office:value="1427800918.17682" calcext:value-type="float">
            <text:p>1427800918.17682</text:p>
          </table:table-cell>
          <table:table-cell/>
          <table:table-cell table:formula="of:=MAX([.B59];[.D59];[.G59])-MAX([.A59];[.C59];[.E59])" office:value-type="float" office:value="1.1363000869751" calcext:value-type="float">
            <text:p>1.136300087</text:p>
          </table:table-cell>
          <table:table-cell table:formula="of:=IF(ISBLANK([.E59]);&quot;&quot;;[.I59])" office:value-type="float" office:value="1.1363000869751" calcext:value-type="float">
            <text:p>1.136300087</text:p>
          </table:table-cell>
          <table:table-cell table:formula="of:=IF(OR(ISBLANK([.E59]);[.I59]&lt;=0);&quot;&quot;;[.I59])" office:value-type="float" office:value="1.1363000869751" calcext:value-type="float">
            <text:p>1.136300087</text:p>
          </table:table-cell>
          <table:table-cell table:number-columns-repeated="4"/>
          <table:table-cell table:formula="of:=NORMDIST([.$K59];[.$L$3];SQRT([.$L$4]); 1)" office:value-type="float" office:value="0.103063744759943" calcext:value-type="float">
            <text:p>0.10306374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54" calcext:value-type="float">
            <text:p>1427800917.04054</text:p>
          </table:table-cell>
          <table:table-cell office:value-type="float" office:value="1427800918.13439" calcext:value-type="float">
            <text:p>1427800918.13439</text:p>
          </table:table-cell>
          <table:table-cell office:value-type="float" office:value="1427800918.17795" calcext:value-type="float">
            <text:p>1427800918.17795</text:p>
          </table:table-cell>
          <table:table-cell/>
          <table:table-cell table:formula="of:=MAX([.B60];[.D60];[.G60])-MAX([.A60];[.C60];[.E60])" office:value-type="float" office:value="1.13740992546082" calcext:value-type="float">
            <text:p>1.1374099255</text:p>
          </table:table-cell>
          <table:table-cell table:formula="of:=IF(ISBLANK([.E60]);&quot;&quot;;[.I60])" office:value-type="float" office:value="1.13740992546082" calcext:value-type="float">
            <text:p>1.1374099255</text:p>
          </table:table-cell>
          <table:table-cell table:formula="of:=IF(OR(ISBLANK([.E60]);[.I60]&lt;=0);&quot;&quot;;[.I60])" office:value-type="float" office:value="1.13740992546082" calcext:value-type="float">
            <text:p>1.1374099255</text:p>
          </table:table-cell>
          <table:table-cell table:number-columns-repeated="4"/>
          <table:table-cell table:formula="of:=NORMDIST([.$K60];[.$L$3];SQRT([.$L$4]); 1)" office:value-type="float" office:value="0.104713916015767" calcext:value-type="float">
            <text:p>0.1047139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55" calcext:value-type="float">
            <text:p>1427800917.04055</text:p>
          </table:table-cell>
          <table:table-cell office:value-type="float" office:value="1427800917.97297" calcext:value-type="float">
            <text:p>1427800917.97297</text:p>
          </table:table-cell>
          <table:table-cell office:value-type="float" office:value="1427800918.13446" calcext:value-type="float">
            <text:p>1427800918.13446</text:p>
          </table:table-cell>
          <table:table-cell/>
          <table:table-cell table:formula="of:=MAX([.B61];[.D61];[.G61])-MAX([.A61];[.C61];[.E61])" office:value-type="float" office:value="1.09390997886658" calcext:value-type="float">
            <text:p>1.0939099789</text:p>
          </table:table-cell>
          <table:table-cell table:formula="of:=IF(ISBLANK([.E61]);&quot;&quot;;[.I61])" office:value-type="float" office:value="1.09390997886658" calcext:value-type="float">
            <text:p>1.0939099789</text:p>
          </table:table-cell>
          <table:table-cell table:formula="of:=IF(OR(ISBLANK([.E61]);[.I61]&lt;=0);&quot;&quot;;[.I61])" office:value-type="float" office:value="1.09390997886658" calcext:value-type="float">
            <text:p>1.0939099789</text:p>
          </table:table-cell>
          <table:table-cell table:number-columns-repeated="4"/>
          <table:table-cell table:formula="of:=NORMDIST([.$K61];[.$L$3];SQRT([.$L$4]); 1)" office:value-type="float" office:value="0.053307770328985" calcext:value-type="float">
            <text:p>0.05330777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56" calcext:value-type="float">
            <text:p>1427800917.04056</text:p>
          </table:table-cell>
          <table:table-cell office:value-type="float" office:value="1427800918.13457" calcext:value-type="float">
            <text:p>1427800918.13457</text:p>
          </table:table-cell>
          <table:table-cell office:value-type="float" office:value="1427800918.17131" calcext:value-type="float">
            <text:p>1427800918.17131</text:p>
          </table:table-cell>
          <table:table-cell/>
          <table:table-cell table:formula="of:=MAX([.B62];[.D62];[.G62])-MAX([.A62];[.C62];[.E62])" office:value-type="float" office:value="1.13074994087219" calcext:value-type="float">
            <text:p>1.1307499409</text:p>
          </table:table-cell>
          <table:table-cell table:formula="of:=IF(ISBLANK([.E62]);&quot;&quot;;[.I62])" office:value-type="float" office:value="1.13074994087219" calcext:value-type="float">
            <text:p>1.1307499409</text:p>
          </table:table-cell>
          <table:table-cell table:formula="of:=IF(OR(ISBLANK([.E62]);[.I62]&lt;=0);&quot;&quot;;[.I62])" office:value-type="float" office:value="1.13074994087219" calcext:value-type="float">
            <text:p>1.1307499409</text:p>
          </table:table-cell>
          <table:table-cell table:number-columns-repeated="4"/>
          <table:table-cell table:formula="of:=NORMDIST([.$K62];[.$L$3];SQRT([.$L$4]); 1)" office:value-type="float" office:value="0.0950944122494283" calcext:value-type="float">
            <text:p>0.09509441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58" calcext:value-type="float">
            <text:p>1427800917.04058</text:p>
          </table:table-cell>
          <table:table-cell office:value-type="float" office:value="1427800917.97291" calcext:value-type="float">
            <text:p>1427800917.97291</text:p>
          </table:table-cell>
          <table:table-cell office:value-type="float" office:value="1427800918.13443" calcext:value-type="float">
            <text:p>1427800918.13443</text:p>
          </table:table-cell>
          <table:table-cell/>
          <table:table-cell table:formula="of:=MAX([.B63];[.D63];[.G63])-MAX([.A63];[.C63];[.E63])" office:value-type="float" office:value="1.09384989738464" calcext:value-type="float">
            <text:p>1.0938498974</text:p>
          </table:table-cell>
          <table:table-cell table:formula="of:=IF(ISBLANK([.E63]);&quot;&quot;;[.I63])" office:value-type="float" office:value="1.09384989738464" calcext:value-type="float">
            <text:p>1.0938498974</text:p>
          </table:table-cell>
          <table:table-cell table:formula="of:=IF(OR(ISBLANK([.E63]);[.I63]&lt;=0);&quot;&quot;;[.I63])" office:value-type="float" office:value="1.09384989738464" calcext:value-type="float">
            <text:p>1.0938498974</text:p>
          </table:table-cell>
          <table:table-cell table:number-columns-repeated="4"/>
          <table:table-cell table:formula="of:=NORMDIST([.$K63];[.$L$3];SQRT([.$L$4]); 1)" office:value-type="float" office:value="0.05325406240467" calcext:value-type="float">
            <text:p>0.05325406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6" calcext:value-type="float">
            <text:p>1427800917.0406</text:p>
          </table:table-cell>
          <table:table-cell office:value-type="float" office:value="1427800918.13906" calcext:value-type="float">
            <text:p>1427800918.13906</text:p>
          </table:table-cell>
          <table:table-cell office:value-type="float" office:value="1427800918.17795" calcext:value-type="float">
            <text:p>1427800918.17795</text:p>
          </table:table-cell>
          <table:table-cell/>
          <table:table-cell table:formula="of:=MAX([.B64];[.D64];[.G64])-MAX([.A64];[.C64];[.E64])" office:value-type="float" office:value="1.13734984397888" calcext:value-type="float">
            <text:p>1.137349844</text:p>
          </table:table-cell>
          <table:table-cell table:formula="of:=IF(ISBLANK([.E64]);&quot;&quot;;[.I64])" office:value-type="float" office:value="1.13734984397888" calcext:value-type="float">
            <text:p>1.137349844</text:p>
          </table:table-cell>
          <table:table-cell table:formula="of:=IF(OR(ISBLANK([.E64]);[.I64]&lt;=0);&quot;&quot;;[.I64])" office:value-type="float" office:value="1.13734984397888" calcext:value-type="float">
            <text:p>1.137349844</text:p>
          </table:table-cell>
          <table:table-cell table:number-columns-repeated="4"/>
          <table:table-cell table:formula="of:=NORMDIST([.$K64];[.$L$3];SQRT([.$L$4]); 1)" office:value-type="float" office:value="0.104624096405503" calcext:value-type="float">
            <text:p>0.10462409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61" calcext:value-type="float">
            <text:p>1427800917.04061</text:p>
          </table:table-cell>
          <table:table-cell office:value-type="float" office:value="1427800918.13452" calcext:value-type="float">
            <text:p>1427800918.13452</text:p>
          </table:table-cell>
          <table:table-cell office:value-type="float" office:value="1427800918.17682" calcext:value-type="float">
            <text:p>1427800918.17682</text:p>
          </table:table-cell>
          <table:table-cell/>
          <table:table-cell table:formula="of:=MAX([.B65];[.D65];[.G65])-MAX([.A65];[.C65];[.E65])" office:value-type="float" office:value="1.1362099647522" calcext:value-type="float">
            <text:p>1.1362099648</text:p>
          </table:table-cell>
          <table:table-cell table:formula="of:=IF(ISBLANK([.E65]);&quot;&quot;;[.I65])" office:value-type="float" office:value="1.1362099647522" calcext:value-type="float">
            <text:p>1.1362099648</text:p>
          </table:table-cell>
          <table:table-cell table:formula="of:=IF(OR(ISBLANK([.E65]);[.I65]&lt;=0);&quot;&quot;;[.I65])" office:value-type="float" office:value="1.1362099647522" calcext:value-type="float">
            <text:p>1.1362099648</text:p>
          </table:table-cell>
          <table:table-cell table:number-columns-repeated="4"/>
          <table:table-cell table:formula="of:=NORMDIST([.$K65];[.$L$3];SQRT([.$L$4]); 1)" office:value-type="float" office:value="0.102930579748797" calcext:value-type="float">
            <text:p>0.10293057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62" calcext:value-type="float">
            <text:p>1427800917.04062</text:p>
          </table:table-cell>
          <table:table-cell office:value-type="float" office:value="1427800918.13434" calcext:value-type="float">
            <text:p>1427800918.13434</text:p>
          </table:table-cell>
          <table:table-cell office:value-type="float" office:value="1427800918.17388" calcext:value-type="float">
            <text:p>1427800918.17388</text:p>
          </table:table-cell>
          <table:table-cell/>
          <table:table-cell table:formula="of:=MAX([.B66];[.D66];[.G66])-MAX([.A66];[.C66];[.E66])" office:value-type="float" office:value="1.13326001167297" calcext:value-type="float">
            <text:p>1.1332600117</text:p>
          </table:table-cell>
          <table:table-cell table:formula="of:=IF(ISBLANK([.E66]);&quot;&quot;;[.I66])" office:value-type="float" office:value="1.13326001167297" calcext:value-type="float">
            <text:p>1.1332600117</text:p>
          </table:table-cell>
          <table:table-cell table:formula="of:=IF(OR(ISBLANK([.E66]);[.I66]&lt;=0);&quot;&quot;;[.I66])" office:value-type="float" office:value="1.13326001167297" calcext:value-type="float">
            <text:p>1.1332600117</text:p>
          </table:table-cell>
          <table:table-cell table:number-columns-repeated="4"/>
          <table:table-cell table:formula="of:=NORMDIST([.$K66];[.$L$3];SQRT([.$L$4]); 1)" office:value-type="float" office:value="0.0986404884282385" calcext:value-type="float">
            <text:p>0.0986404884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67];[.D67];[.G67])-MAX([.A67];[.C67];[.E67])" office:value-type="float" office:value="0" calcext:value-type="float">
            <text:p>0</text:p>
          </table:table-cell>
          <table:table-cell table:formula="of:=IF(ISBLANK([.E67]);&quot;&quot;;[.I67])" office:value-type="float" office:value="0" calcext:value-type="float">
            <text:p>0</text:p>
          </table:table-cell>
          <table:table-cell table:formula="of:=IF(OR(ISBLANK([.E67]);[.I67]&lt;=0);&quot;&quot;;[.I67])">
            <text:p/>
          </table:table-cell>
          <table:table-cell table:number-columns-repeated="4"/>
          <table:table-cell table:formula="of:=NORMDIST([.$K67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7.04066" calcext:value-type="float">
            <text:p>1427800917.04066</text:p>
          </table:table-cell>
          <table:table-cell office:value-type="float" office:value="1427800918.22096" calcext:value-type="float">
            <text:p>1427800918.22096</text:p>
          </table:table-cell>
          <table:table-cell office:value-type="float" office:value="1427800918.25017" calcext:value-type="float">
            <text:p>1427800918.25017</text:p>
          </table:table-cell>
          <table:table-cell/>
          <table:table-cell table:formula="of:=MAX([.B68];[.D68];[.G68])-MAX([.A68];[.C68];[.E68])" office:value-type="float" office:value="1.20951008796692" calcext:value-type="float">
            <text:p>1.209510088</text:p>
          </table:table-cell>
          <table:table-cell table:formula="of:=IF(ISBLANK([.E68]);&quot;&quot;;[.I68])" office:value-type="float" office:value="1.20951008796692" calcext:value-type="float">
            <text:p>1.209510088</text:p>
          </table:table-cell>
          <table:table-cell table:formula="of:=IF(OR(ISBLANK([.E68]);[.I68]&lt;=0);&quot;&quot;;[.I68])" office:value-type="float" office:value="1.20951008796692" calcext:value-type="float">
            <text:p>1.209510088</text:p>
          </table:table-cell>
          <table:table-cell table:number-columns-repeated="4"/>
          <table:table-cell table:formula="of:=NORMDIST([.$K68];[.$L$3];SQRT([.$L$4]); 1)" office:value-type="float" office:value="0.254302406433853" calcext:value-type="float">
            <text:p>0.25430240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18.25019" calcext:value-type="float">
            <text:p>1427800918.25019</text:p>
          </table:table-cell>
          <table:table-cell office:value-type="float" office:value="1427800919.5054" calcext:value-type="float">
            <text:p>1427800919.5054</text:p>
          </table:table-cell>
          <table:table-cell table:number-columns-repeated="4"/>
          <table:table-cell table:formula="of:=MAX([.B69];[.D69];[.G69])-MAX([.A69];[.C69];[.E69])" office:value-type="float" office:value="1.25520992279053" calcext:value-type="float">
            <text:p>1.2552099228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 table:number-columns-repeated="4"/>
          <table:table-cell table:formula="of:=NORMDIST([.$K69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2" calcext:value-type="float">
            <text:p>1427800918.2502</text:p>
          </table:table-cell>
          <table:table-cell office:value-type="float" office:value="1427800919.39043" calcext:value-type="float">
            <text:p>1427800919.39043</text:p>
          </table:table-cell>
          <table:table-cell office:value-type="float" office:value="1427800919.42539" calcext:value-type="float">
            <text:p>1427800919.42539</text:p>
          </table:table-cell>
          <table:table-cell/>
          <table:table-cell table:formula="of:=MAX([.B70];[.D70];[.G70])-MAX([.A70];[.C70];[.E70])" office:value-type="float" office:value="1.17518997192383" calcext:value-type="float">
            <text:p>1.1751899719</text:p>
          </table:table-cell>
          <table:table-cell table:formula="of:=IF(ISBLANK([.E70]);&quot;&quot;;[.I70])" office:value-type="float" office:value="1.17518997192383" calcext:value-type="float">
            <text:p>1.1751899719</text:p>
          </table:table-cell>
          <table:table-cell table:formula="of:=IF(OR(ISBLANK([.E70]);[.I70]&lt;=0);&quot;&quot;;[.I70])" office:value-type="float" office:value="1.17518997192383" calcext:value-type="float">
            <text:p>1.1751899719</text:p>
          </table:table-cell>
          <table:table-cell table:number-columns-repeated="4"/>
          <table:table-cell table:formula="of:=NORMDIST([.$K70];[.$L$3];SQRT([.$L$4]); 1)" office:value-type="float" office:value="0.172630684364318" calcext:value-type="float">
            <text:p>0.1726306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21" calcext:value-type="float">
            <text:p>1427800918.25021</text:p>
          </table:table-cell>
          <table:table-cell office:value-type="float" office:value="1427800919.1546" calcext:value-type="float">
            <text:p>1427800919.1546</text:p>
          </table:table-cell>
          <table:table-cell office:value-type="float" office:value="1427800919.39069" calcext:value-type="float">
            <text:p>1427800919.39069</text:p>
          </table:table-cell>
          <table:table-cell/>
          <table:table-cell table:formula="of:=MAX([.B71];[.D71];[.G71])-MAX([.A71];[.C71];[.E71])" office:value-type="float" office:value="1.14048004150391" calcext:value-type="float">
            <text:p>1.1404800415</text:p>
          </table:table-cell>
          <table:table-cell table:formula="of:=IF(ISBLANK([.E71]);&quot;&quot;;[.I71])" office:value-type="float" office:value="1.14048004150391" calcext:value-type="float">
            <text:p>1.1404800415</text:p>
          </table:table-cell>
          <table:table-cell table:formula="of:=IF(OR(ISBLANK([.E71]);[.I71]&lt;=0);&quot;&quot;;[.I71])" office:value-type="float" office:value="1.14048004150391" calcext:value-type="float">
            <text:p>1.1404800415</text:p>
          </table:table-cell>
          <table:table-cell table:number-columns-repeated="4"/>
          <table:table-cell table:formula="of:=NORMDIST([.$K71];[.$L$3];SQRT([.$L$4]); 1)" office:value-type="float" office:value="0.109378221662259" calcext:value-type="float">
            <text:p>0.10937822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22" calcext:value-type="float">
            <text:p>1427800918.25022</text:p>
          </table:table-cell>
          <table:table-cell office:value-type="float" office:value="1427800919.39086" calcext:value-type="float">
            <text:p>1427800919.39086</text:p>
          </table:table-cell>
          <table:table-cell office:value-type="float" office:value="1427800919.42824" calcext:value-type="float">
            <text:p>1427800919.42824</text:p>
          </table:table-cell>
          <table:table-cell/>
          <table:table-cell table:formula="of:=MAX([.B72];[.D72];[.G72])-MAX([.A72];[.C72];[.E72])" office:value-type="float" office:value="1.17802000045776" calcext:value-type="float">
            <text:p>1.1780200005</text:p>
          </table:table-cell>
          <table:table-cell table:formula="of:=IF(ISBLANK([.E72]);&quot;&quot;;[.I72])" office:value-type="float" office:value="1.17802000045776" calcext:value-type="float">
            <text:p>1.1780200005</text:p>
          </table:table-cell>
          <table:table-cell table:formula="of:=IF(OR(ISBLANK([.E72]);[.I72]&lt;=0);&quot;&quot;;[.I72])" office:value-type="float" office:value="1.17802000045776" calcext:value-type="float">
            <text:p>1.1780200005</text:p>
          </table:table-cell>
          <table:table-cell table:number-columns-repeated="4"/>
          <table:table-cell table:formula="of:=NORMDIST([.$K72];[.$L$3];SQRT([.$L$4]); 1)" office:value-type="float" office:value="0.178655719648855" calcext:value-type="float">
            <text:p>0.17865571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23" calcext:value-type="float">
            <text:p>1427800918.25023</text:p>
          </table:table-cell>
          <table:table-cell office:value-type="float" office:value="1427800919.39049" calcext:value-type="float">
            <text:p>1427800919.39049</text:p>
          </table:table-cell>
          <table:table-cell office:value-type="float" office:value="1427800919.42814" calcext:value-type="float">
            <text:p>1427800919.42814</text:p>
          </table:table-cell>
          <table:table-cell/>
          <table:table-cell table:formula="of:=MAX([.B73];[.D73];[.G73])-MAX([.A73];[.C73];[.E73])" office:value-type="float" office:value="1.17790985107422" calcext:value-type="float">
            <text:p>1.1779098511</text:p>
          </table:table-cell>
          <table:table-cell table:formula="of:=IF(ISBLANK([.E73]);&quot;&quot;;[.I73])" office:value-type="float" office:value="1.17790985107422" calcext:value-type="float">
            <text:p>1.1779098511</text:p>
          </table:table-cell>
          <table:table-cell table:formula="of:=IF(OR(ISBLANK([.E73]);[.I73]&lt;=0);&quot;&quot;;[.I73])" office:value-type="float" office:value="1.17790985107422" calcext:value-type="float">
            <text:p>1.1779098511</text:p>
          </table:table-cell>
          <table:table-cell table:number-columns-repeated="4"/>
          <table:table-cell table:formula="of:=NORMDIST([.$K73];[.$L$3];SQRT([.$L$4]); 1)" office:value-type="float" office:value="0.178418767006682" calcext:value-type="float">
            <text:p>0.1784187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25" calcext:value-type="float">
            <text:p>1427800918.25025</text:p>
          </table:table-cell>
          <table:table-cell office:value-type="float" office:value="1427800919.39075" calcext:value-type="float">
            <text:p>1427800919.39075</text:p>
          </table:table-cell>
          <table:table-cell office:value-type="float" office:value="1427800919.42803" calcext:value-type="float">
            <text:p>1427800919.42803</text:p>
          </table:table-cell>
          <table:table-cell/>
          <table:table-cell table:formula="of:=MAX([.B74];[.D74];[.G74])-MAX([.A74];[.C74];[.E74])" office:value-type="float" office:value="1.17777991294861" calcext:value-type="float">
            <text:p>1.1777799129</text:p>
          </table:table-cell>
          <table:table-cell table:formula="of:=IF(ISBLANK([.E74]);&quot;&quot;;[.I74])" office:value-type="float" office:value="1.17777991294861" calcext:value-type="float">
            <text:p>1.1777799129</text:p>
          </table:table-cell>
          <table:table-cell table:formula="of:=IF(OR(ISBLANK([.E74]);[.I74]&lt;=0);&quot;&quot;;[.I74])" office:value-type="float" office:value="1.17777991294861" calcext:value-type="float">
            <text:p>1.1777799129</text:p>
          </table:table-cell>
          <table:table-cell table:number-columns-repeated="4"/>
          <table:table-cell table:formula="of:=NORMDIST([.$K74];[.$L$3];SQRT([.$L$4]); 1)" office:value-type="float" office:value="0.178139499618223" calcext:value-type="float">
            <text:p>0.17813949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25" calcext:value-type="float">
            <text:p>1427800918.25025</text:p>
          </table:table-cell>
          <table:table-cell office:value-type="float" office:value="1427800919.39066" calcext:value-type="float">
            <text:p>1427800919.39066</text:p>
          </table:table-cell>
          <table:table-cell office:value-type="float" office:value="1427800919.42811" calcext:value-type="float">
            <text:p>1427800919.42811</text:p>
          </table:table-cell>
          <table:table-cell/>
          <table:table-cell table:formula="of:=MAX([.B75];[.D75];[.G75])-MAX([.A75];[.C75];[.E75])" office:value-type="float" office:value="1.17785978317261" calcext:value-type="float">
            <text:p>1.1778597832</text:p>
          </table:table-cell>
          <table:table-cell table:formula="of:=IF(ISBLANK([.E75]);&quot;&quot;;[.I75])" office:value-type="float" office:value="1.17785978317261" calcext:value-type="float">
            <text:p>1.1778597832</text:p>
          </table:table-cell>
          <table:table-cell table:formula="of:=IF(OR(ISBLANK([.E75]);[.I75]&lt;=0);&quot;&quot;;[.I75])" office:value-type="float" office:value="1.17785978317261" calcext:value-type="float">
            <text:p>1.1778597832</text:p>
          </table:table-cell>
          <table:table-cell table:number-columns-repeated="4"/>
          <table:table-cell table:formula="of:=NORMDIST([.$K75];[.$L$3];SQRT([.$L$4]); 1)" office:value-type="float" office:value="0.178311126742101" calcext:value-type="float">
            <text:p>0.17831112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26" calcext:value-type="float">
            <text:p>1427800918.25026</text:p>
          </table:table-cell>
          <table:table-cell office:value-type="float" office:value="1427800919.47317" calcext:value-type="float">
            <text:p>1427800919.47317</text:p>
          </table:table-cell>
          <table:table-cell office:value-type="float" office:value="1427800919.50539" calcext:value-type="float">
            <text:p>1427800919.50539</text:p>
          </table:table-cell>
          <table:table-cell/>
          <table:table-cell table:formula="of:=MAX([.B76];[.D76];[.G76])-MAX([.A76];[.C76];[.E76])" office:value-type="float" office:value="1.25512981414795" calcext:value-type="float">
            <text:p>1.2551298141</text:p>
          </table:table-cell>
          <table:table-cell table:formula="of:=IF(ISBLANK([.E76]);&quot;&quot;;[.I76])" office:value-type="float" office:value="1.25512981414795" calcext:value-type="float">
            <text:p>1.2551298141</text:p>
          </table:table-cell>
          <table:table-cell table:formula="of:=IF(OR(ISBLANK([.E76]);[.I76]&lt;=0);&quot;&quot;;[.I76])" office:value-type="float" office:value="1.25512981414795" calcext:value-type="float">
            <text:p>1.2551298141</text:p>
          </table:table-cell>
          <table:table-cell table:number-columns-repeated="4"/>
          <table:table-cell table:formula="of:=NORMDIST([.$K76];[.$L$3];SQRT([.$L$4]); 1)" office:value-type="float" office:value="0.387787430787836" calcext:value-type="float">
            <text:p>0.38778743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28" calcext:value-type="float">
            <text:p>1427800918.25028</text:p>
          </table:table-cell>
          <table:table-cell office:value-type="float" office:value="1427800919.3908" calcext:value-type="float">
            <text:p>1427800919.3908</text:p>
          </table:table-cell>
          <table:table-cell office:value-type="float" office:value="1427800919.43129" calcext:value-type="float">
            <text:p>1427800919.43129</text:p>
          </table:table-cell>
          <table:table-cell/>
          <table:table-cell table:formula="of:=MAX([.B77];[.D77];[.G77])-MAX([.A77];[.C77];[.E77])" office:value-type="float" office:value="1.18101000785828" calcext:value-type="float">
            <text:p>1.1810100079</text:p>
          </table:table-cell>
          <table:table-cell table:formula="of:=IF(ISBLANK([.E77]);&quot;&quot;;[.I77])" office:value-type="float" office:value="1.18101000785828" calcext:value-type="float">
            <text:p>1.1810100079</text:p>
          </table:table-cell>
          <table:table-cell table:formula="of:=IF(OR(ISBLANK([.E77]);[.I77]&lt;=0);&quot;&quot;;[.I77])" office:value-type="float" office:value="1.18101000785828" calcext:value-type="float">
            <text:p>1.1810100079</text:p>
          </table:table-cell>
          <table:table-cell table:number-columns-repeated="4"/>
          <table:table-cell table:formula="of:=NORMDIST([.$K77];[.$L$3];SQRT([.$L$4]); 1)" office:value-type="float" office:value="0.185163355031029" calcext:value-type="float">
            <text:p>0.1851633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3" calcext:value-type="float">
            <text:p>1427800918.2503</text:p>
          </table:table-cell>
          <table:table-cell office:value-type="float" office:value="1427800919.39061" calcext:value-type="float">
            <text:p>1427800919.39061</text:p>
          </table:table-cell>
          <table:table-cell office:value-type="float" office:value="1427800919.42818" calcext:value-type="float">
            <text:p>1427800919.42818</text:p>
          </table:table-cell>
          <table:table-cell/>
          <table:table-cell table:formula="of:=MAX([.B78];[.D78];[.G78])-MAX([.A78];[.C78];[.E78])" office:value-type="float" office:value="1.17788004875183" calcext:value-type="float">
            <text:p>1.1778800488</text:p>
          </table:table-cell>
          <table:table-cell table:formula="of:=IF(ISBLANK([.E78]);&quot;&quot;;[.I78])" office:value-type="float" office:value="1.17788004875183" calcext:value-type="float">
            <text:p>1.1778800488</text:p>
          </table:table-cell>
          <table:table-cell table:formula="of:=IF(OR(ISBLANK([.E78]);[.I78]&lt;=0);&quot;&quot;;[.I78])" office:value-type="float" office:value="1.17788004875183" calcext:value-type="float">
            <text:p>1.1778800488</text:p>
          </table:table-cell>
          <table:table-cell table:number-columns-repeated="4"/>
          <table:table-cell table:formula="of:=NORMDIST([.$K78];[.$L$3];SQRT([.$L$4]); 1)" office:value-type="float" office:value="0.178354690490147" calcext:value-type="float">
            <text:p>0.17835469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8.25032" calcext:value-type="float">
            <text:p>1427800918.25032</text:p>
          </table:table-cell>
          <table:table-cell office:value-type="float" office:value="1427800919.39055" calcext:value-type="float">
            <text:p>1427800919.39055</text:p>
          </table:table-cell>
          <table:table-cell office:value-type="float" office:value="1427800919.42884" calcext:value-type="float">
            <text:p>1427800919.42884</text:p>
          </table:table-cell>
          <table:table-cell/>
          <table:table-cell table:formula="of:=MAX([.B79];[.D79];[.G79])-MAX([.A79];[.C79];[.E79])" office:value-type="float" office:value="1.17851996421814" calcext:value-type="float">
            <text:p>1.1785199642</text:p>
          </table:table-cell>
          <table:table-cell table:formula="of:=IF(ISBLANK([.E79]);&quot;&quot;;[.I79])" office:value-type="float" office:value="1.17851996421814" calcext:value-type="float">
            <text:p>1.1785199642</text:p>
          </table:table-cell>
          <table:table-cell table:formula="of:=IF(OR(ISBLANK([.E79]);[.I79]&lt;=0);&quot;&quot;;[.I79])" office:value-type="float" office:value="1.17851996421814" calcext:value-type="float">
            <text:p>1.1785199642</text:p>
          </table:table-cell>
          <table:table-cell table:number-columns-repeated="4"/>
          <table:table-cell table:formula="of:=NORMDIST([.$K79];[.$L$3];SQRT([.$L$4]); 1)" office:value-type="float" office:value="0.179733727716755" calcext:value-type="float">
            <text:p>0.17973372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19.50541" calcext:value-type="float">
            <text:p>1427800919.50541</text:p>
          </table:table-cell>
          <table:table-cell office:value-type="float" office:value="1427800920.77207" calcext:value-type="float">
            <text:p>1427800920.77207</text:p>
          </table:table-cell>
          <table:table-cell table:number-columns-repeated="4"/>
          <table:table-cell table:formula="of:=MAX([.B80];[.D80];[.G80])-MAX([.A80];[.C80];[.E80])" office:value-type="float" office:value="1.26665997505188" calcext:value-type="float">
            <text:p>1.2666599751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 table:number-columns-repeated="4"/>
          <table:table-cell table:formula="of:=NORMDIST([.$K80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42" calcext:value-type="float">
            <text:p>1427800919.50542</text:p>
          </table:table-cell>
          <table:table-cell office:value-type="float" office:value="1427800920.56221" calcext:value-type="float">
            <text:p>1427800920.56221</text:p>
          </table:table-cell>
          <table:table-cell office:value-type="float" office:value="1427800920.6553" calcext:value-type="float">
            <text:p>1427800920.6553</text:p>
          </table:table-cell>
          <table:table-cell/>
          <table:table-cell table:formula="of:=MAX([.B81];[.D81];[.G81])-MAX([.A81];[.C81];[.E81])" office:value-type="float" office:value="1.14987993240356" calcext:value-type="float">
            <text:p>1.1498799324</text:p>
          </table:table-cell>
          <table:table-cell table:formula="of:=IF(ISBLANK([.E81]);&quot;&quot;;[.I81])" office:value-type="float" office:value="1.14987993240356" calcext:value-type="float">
            <text:p>1.1498799324</text:p>
          </table:table-cell>
          <table:table-cell table:formula="of:=IF(OR(ISBLANK([.E81]);[.I81]&lt;=0);&quot;&quot;;[.I81])" office:value-type="float" office:value="1.14987993240356" calcext:value-type="float">
            <text:p>1.1498799324</text:p>
          </table:table-cell>
          <table:table-cell table:number-columns-repeated="4"/>
          <table:table-cell table:formula="of:=NORMDIST([.$K81];[.$L$3];SQRT([.$L$4]); 1)" office:value-type="float" office:value="0.124581775244352" calcext:value-type="float">
            <text:p>0.12458177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44" calcext:value-type="float">
            <text:p>1427800919.50544</text:p>
          </table:table-cell>
          <table:table-cell office:value-type="float" office:value="1427800920.56233" calcext:value-type="float">
            <text:p>1427800920.56233</text:p>
          </table:table-cell>
          <table:table-cell office:value-type="float" office:value="1427800920.65536" calcext:value-type="float">
            <text:p>1427800920.65536</text:p>
          </table:table-cell>
          <table:table-cell/>
          <table:table-cell table:formula="of:=MAX([.B82];[.D82];[.G82])-MAX([.A82];[.C82];[.E82])" office:value-type="float" office:value="1.14991998672485" calcext:value-type="float">
            <text:p>1.1499199867</text:p>
          </table:table-cell>
          <table:table-cell table:formula="of:=IF(ISBLANK([.E82]);&quot;&quot;;[.I82])" office:value-type="float" office:value="1.14991998672485" calcext:value-type="float">
            <text:p>1.1499199867</text:p>
          </table:table-cell>
          <table:table-cell table:formula="of:=IF(OR(ISBLANK([.E82]);[.I82]&lt;=0);&quot;&quot;;[.I82])" office:value-type="float" office:value="1.14991998672485" calcext:value-type="float">
            <text:p>1.1499199867</text:p>
          </table:table-cell>
          <table:table-cell table:number-columns-repeated="4"/>
          <table:table-cell table:formula="of:=NORMDIST([.$K82];[.$L$3];SQRT([.$L$4]); 1)" office:value-type="float" office:value="0.124649573328044" calcext:value-type="float">
            <text:p>0.12464957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45" calcext:value-type="float">
            <text:p>1427800919.50545</text:p>
          </table:table-cell>
          <table:table-cell office:value-type="float" office:value="1427800920.56238" calcext:value-type="float">
            <text:p>1427800920.56238</text:p>
          </table:table-cell>
          <table:table-cell office:value-type="float" office:value="1427800920.6554" calcext:value-type="float">
            <text:p>1427800920.6554</text:p>
          </table:table-cell>
          <table:table-cell/>
          <table:table-cell table:formula="of:=MAX([.B83];[.D83];[.G83])-MAX([.A83];[.C83];[.E83])" office:value-type="float" office:value="1.14995002746582" calcext:value-type="float">
            <text:p>1.1499500275</text:p>
          </table:table-cell>
          <table:table-cell table:formula="of:=IF(ISBLANK([.E83]);&quot;&quot;;[.I83])" office:value-type="float" office:value="1.14995002746582" calcext:value-type="float">
            <text:p>1.1499500275</text:p>
          </table:table-cell>
          <table:table-cell table:formula="of:=IF(OR(ISBLANK([.E83]);[.I83]&lt;=0);&quot;&quot;;[.I83])" office:value-type="float" office:value="1.14995002746582" calcext:value-type="float">
            <text:p>1.1499500275</text:p>
          </table:table-cell>
          <table:table-cell table:number-columns-repeated="4"/>
          <table:table-cell table:formula="of:=NORMDIST([.$K83];[.$L$3];SQRT([.$L$4]); 1)" office:value-type="float" office:value="0.124700438812049" calcext:value-type="float">
            <text:p>0.12470043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47" calcext:value-type="float">
            <text:p>1427800919.50547</text:p>
          </table:table-cell>
          <table:table-cell office:value-type="float" office:value="1427800920.65551" calcext:value-type="float">
            <text:p>1427800920.65551</text:p>
          </table:table-cell>
          <table:table-cell office:value-type="float" office:value="1427800920.6897" calcext:value-type="float">
            <text:p>1427800920.6897</text:p>
          </table:table-cell>
          <table:table-cell/>
          <table:table-cell table:formula="of:=MAX([.B84];[.D84];[.G84])-MAX([.A84];[.C84];[.E84])" office:value-type="float" office:value="1.18422985076904" calcext:value-type="float">
            <text:p>1.1842298508</text:p>
          </table:table-cell>
          <table:table-cell table:formula="of:=IF(ISBLANK([.E84]);&quot;&quot;;[.I84])" office:value-type="float" office:value="1.18422985076904" calcext:value-type="float">
            <text:p>1.1842298508</text:p>
          </table:table-cell>
          <table:table-cell table:formula="of:=IF(OR(ISBLANK([.E84]);[.I84]&lt;=0);&quot;&quot;;[.I84])" office:value-type="float" office:value="1.18422985076904" calcext:value-type="float">
            <text:p>1.1842298508</text:p>
          </table:table-cell>
          <table:table-cell table:number-columns-repeated="4"/>
          <table:table-cell table:formula="of:=NORMDIST([.$K84];[.$L$3];SQRT([.$L$4]); 1)" office:value-type="float" office:value="0.192333600205592" calcext:value-type="float">
            <text:p>0.19233360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48" calcext:value-type="float">
            <text:p>1427800919.50548</text:p>
          </table:table-cell>
          <table:table-cell office:value-type="float" office:value="1427800920.56253" calcext:value-type="float">
            <text:p>1427800920.56253</text:p>
          </table:table-cell>
          <table:table-cell office:value-type="float" office:value="1427800920.65554" calcext:value-type="float">
            <text:p>1427800920.65554</text:p>
          </table:table-cell>
          <table:table-cell/>
          <table:table-cell table:formula="of:=MAX([.B85];[.D85];[.G85])-MAX([.A85];[.C85];[.E85])" office:value-type="float" office:value="1.15005993843079" calcext:value-type="float">
            <text:p>1.1500599384</text:p>
          </table:table-cell>
          <table:table-cell table:formula="of:=IF(ISBLANK([.E85]);&quot;&quot;;[.I85])" office:value-type="float" office:value="1.15005993843079" calcext:value-type="float">
            <text:p>1.1500599384</text:p>
          </table:table-cell>
          <table:table-cell table:formula="of:=IF(OR(ISBLANK([.E85]);[.I85]&lt;=0);&quot;&quot;;[.I85])" office:value-type="float" office:value="1.15005993843079" calcext:value-type="float">
            <text:p>1.1500599384</text:p>
          </table:table-cell>
          <table:table-cell table:number-columns-repeated="4"/>
          <table:table-cell table:formula="of:=NORMDIST([.$K85];[.$L$3];SQRT([.$L$4]); 1)" office:value-type="float" office:value="0.124886665519652" calcext:value-type="float">
            <text:p>0.12488666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5" calcext:value-type="float">
            <text:p>1427800919.5055</text:p>
          </table:table-cell>
          <table:table-cell office:value-type="float" office:value="1427800920.65559" calcext:value-type="float">
            <text:p>1427800920.65559</text:p>
          </table:table-cell>
          <table:table-cell office:value-type="float" office:value="1427800920.68974" calcext:value-type="float">
            <text:p>1427800920.68974</text:p>
          </table:table-cell>
          <table:table-cell/>
          <table:table-cell table:formula="of:=MAX([.B86];[.D86];[.G86])-MAX([.A86];[.C86];[.E86])" office:value-type="float" office:value="1.18423986434937" calcext:value-type="float">
            <text:p>1.1842398643</text:p>
          </table:table-cell>
          <table:table-cell table:formula="of:=IF(ISBLANK([.E86]);&quot;&quot;;[.I86])" office:value-type="float" office:value="1.18423986434937" calcext:value-type="float">
            <text:p>1.1842398643</text:p>
          </table:table-cell>
          <table:table-cell table:formula="of:=IF(OR(ISBLANK([.E86]);[.I86]&lt;=0);&quot;&quot;;[.I86])" office:value-type="float" office:value="1.18423986434937" calcext:value-type="float">
            <text:p>1.1842398643</text:p>
          </table:table-cell>
          <table:table-cell table:number-columns-repeated="4"/>
          <table:table-cell table:formula="of:=NORMDIST([.$K86];[.$L$3];SQRT([.$L$4]); 1)" office:value-type="float" office:value="0.192356160976126" calcext:value-type="float">
            <text:p>0.1923561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53" calcext:value-type="float">
            <text:p>1427800919.50553</text:p>
          </table:table-cell>
          <table:table-cell office:value-type="float" office:value="1427800920.56248" calcext:value-type="float">
            <text:p>1427800920.56248</text:p>
          </table:table-cell>
          <table:table-cell office:value-type="float" office:value="1427800920.65545" calcext:value-type="float">
            <text:p>1427800920.65545</text:p>
          </table:table-cell>
          <table:table-cell/>
          <table:table-cell table:formula="of:=MAX([.B87];[.D87];[.G87])-MAX([.A87];[.C87];[.E87])" office:value-type="float" office:value="1.14991998672485" calcext:value-type="float">
            <text:p>1.1499199867</text:p>
          </table:table-cell>
          <table:table-cell table:formula="of:=IF(ISBLANK([.E87]);&quot;&quot;;[.I87])" office:value-type="float" office:value="1.14991998672485" calcext:value-type="float">
            <text:p>1.1499199867</text:p>
          </table:table-cell>
          <table:table-cell table:formula="of:=IF(OR(ISBLANK([.E87]);[.I87]&lt;=0);&quot;&quot;;[.I87])" office:value-type="float" office:value="1.14991998672485" calcext:value-type="float">
            <text:p>1.1499199867</text:p>
          </table:table-cell>
          <table:table-cell table:number-columns-repeated="4"/>
          <table:table-cell table:formula="of:=NORMDIST([.$K87];[.$L$3];SQRT([.$L$4]); 1)" office:value-type="float" office:value="0.124649573328044" calcext:value-type="float">
            <text:p>0.12464957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55" calcext:value-type="float">
            <text:p>1427800919.50555</text:p>
          </table:table-cell>
          <table:table-cell office:value-type="float" office:value="1427800920.56227" calcext:value-type="float">
            <text:p>1427800920.56227</text:p>
          </table:table-cell>
          <table:table-cell office:value-type="float" office:value="1427800920.65533" calcext:value-type="float">
            <text:p>1427800920.65533</text:p>
          </table:table-cell>
          <table:table-cell/>
          <table:table-cell table:formula="of:=MAX([.B88];[.D88];[.G88])-MAX([.A88];[.C88];[.E88])" office:value-type="float" office:value="1.14978003501892" calcext:value-type="float">
            <text:p>1.149780035</text:p>
          </table:table-cell>
          <table:table-cell table:formula="of:=IF(ISBLANK([.E88]);&quot;&quot;;[.I88])" office:value-type="float" office:value="1.14978003501892" calcext:value-type="float">
            <text:p>1.149780035</text:p>
          </table:table-cell>
          <table:table-cell table:formula="of:=IF(OR(ISBLANK([.E88]);[.I88]&lt;=0);&quot;&quot;;[.I88])" office:value-type="float" office:value="1.14978003501892" calcext:value-type="float">
            <text:p>1.149780035</text:p>
          </table:table-cell>
          <table:table-cell table:number-columns-repeated="4"/>
          <table:table-cell table:formula="of:=NORMDIST([.$K88];[.$L$3];SQRT([.$L$4]); 1)" office:value-type="float" office:value="0.124412795928477" calcext:value-type="float">
            <text:p>0.12441279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66" calcext:value-type="float">
            <text:p>1427800919.50566</text:p>
          </table:table-cell>
          <table:table-cell office:value-type="float" office:value="1427800920.56243" calcext:value-type="float">
            <text:p>1427800920.56243</text:p>
          </table:table-cell>
          <table:table-cell office:value-type="float" office:value="1427800920.65543" calcext:value-type="float">
            <text:p>1427800920.65543</text:p>
          </table:table-cell>
          <table:table-cell/>
          <table:table-cell table:formula="of:=MAX([.B89];[.D89];[.G89])-MAX([.A89];[.C89];[.E89])" office:value-type="float" office:value="1.1497700214386" calcext:value-type="float">
            <text:p>1.1497700214</text:p>
          </table:table-cell>
          <table:table-cell table:formula="of:=IF(ISBLANK([.E89]);&quot;&quot;;[.I89])" office:value-type="float" office:value="1.1497700214386" calcext:value-type="float">
            <text:p>1.1497700214</text:p>
          </table:table-cell>
          <table:table-cell table:formula="of:=IF(OR(ISBLANK([.E89]);[.I89]&lt;=0);&quot;&quot;;[.I89])" office:value-type="float" office:value="1.1497700214386" calcext:value-type="float">
            <text:p>1.1497700214</text:p>
          </table:table-cell>
          <table:table-cell table:number-columns-repeated="4"/>
          <table:table-cell table:formula="of:=NORMDIST([.$K89];[.$L$3];SQRT([.$L$4]); 1)" office:value-type="float" office:value="0.124395866509803" calcext:value-type="float">
            <text:p>0.12439586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19.50569" calcext:value-type="float">
            <text:p>1427800919.50569</text:p>
          </table:table-cell>
          <table:table-cell office:value-type="float" office:value="1427800920.73822" calcext:value-type="float">
            <text:p>1427800920.73822</text:p>
          </table:table-cell>
          <table:table-cell office:value-type="float" office:value="1427800920.77206" calcext:value-type="float">
            <text:p>1427800920.77206</text:p>
          </table:table-cell>
          <table:table-cell/>
          <table:table-cell table:formula="of:=MAX([.B90];[.D90];[.G90])-MAX([.A90];[.C90];[.E90])" office:value-type="float" office:value="1.26636981964111" calcext:value-type="float">
            <text:p>1.2663698196</text:p>
          </table:table-cell>
          <table:table-cell table:formula="of:=IF(ISBLANK([.E90]);&quot;&quot;;[.I90])" office:value-type="float" office:value="1.26636981964111" calcext:value-type="float">
            <text:p>1.2663698196</text:p>
          </table:table-cell>
          <table:table-cell table:formula="of:=IF(OR(ISBLANK([.E90]);[.I90]&lt;=0);&quot;&quot;;[.I90])" office:value-type="float" office:value="1.26636981964111" calcext:value-type="float">
            <text:p>1.2663698196</text:p>
          </table:table-cell>
          <table:table-cell table:number-columns-repeated="4"/>
          <table:table-cell table:formula="of:=NORMDIST([.$K90];[.$L$3];SQRT([.$L$4]); 1)" office:value-type="float" office:value="0.423687362450191" calcext:value-type="float">
            <text:p>0.4236873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20.77208" calcext:value-type="float">
            <text:p>1427800920.77208</text:p>
          </table:table-cell>
          <table:table-cell office:value-type="float" office:value="1427800922.14598" calcext:value-type="float">
            <text:p>1427800922.14598</text:p>
          </table:table-cell>
          <table:table-cell table:number-columns-repeated="4"/>
          <table:table-cell table:formula="of:=MAX([.B91];[.D91];[.G91])-MAX([.A91];[.C91];[.E91])" office:value-type="float" office:value="1.37389993667603" calcext:value-type="float">
            <text:p>1.3738999367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 table:number-columns-repeated="4"/>
          <table:table-cell table:formula="of:=NORMDIST([.$K91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08" calcext:value-type="float">
            <text:p>1427800920.77208</text:p>
          </table:table-cell>
          <table:table-cell office:value-type="float" office:value="1427800922.03412" calcext:value-type="float">
            <text:p>1427800922.03412</text:p>
          </table:table-cell>
          <table:table-cell office:value-type="float" office:value="1427800922.06888" calcext:value-type="float">
            <text:p>1427800922.06888</text:p>
          </table:table-cell>
          <table:table-cell/>
          <table:table-cell table:formula="of:=MAX([.B92];[.D92];[.G92])-MAX([.A92];[.C92];[.E92])" office:value-type="float" office:value="1.29680013656616" calcext:value-type="float">
            <text:p>1.2968001366</text:p>
          </table:table-cell>
          <table:table-cell table:formula="of:=IF(ISBLANK([.E92]);&quot;&quot;;[.I92])" office:value-type="float" office:value="1.29680013656616" calcext:value-type="float">
            <text:p>1.2968001366</text:p>
          </table:table-cell>
          <table:table-cell table:formula="of:=IF(OR(ISBLANK([.E92]);[.I92]&lt;=0);&quot;&quot;;[.I92])" office:value-type="float" office:value="1.29680013656616" calcext:value-type="float">
            <text:p>1.2968001366</text:p>
          </table:table-cell>
          <table:table-cell table:number-columns-repeated="4"/>
          <table:table-cell table:formula="of:=NORMDIST([.$K92];[.$L$3];SQRT([.$L$4]); 1)" office:value-type="float" office:value="0.523239779374187" calcext:value-type="float">
            <text:p>0.52323977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1" calcext:value-type="float">
            <text:p>1427800920.7721</text:p>
          </table:table-cell>
          <table:table-cell office:value-type="float" office:value="1427800922.03407" calcext:value-type="float">
            <text:p>1427800922.03407</text:p>
          </table:table-cell>
          <table:table-cell office:value-type="float" office:value="1427800922.07219" calcext:value-type="float">
            <text:p>1427800922.07219</text:p>
          </table:table-cell>
          <table:table-cell/>
          <table:table-cell table:formula="of:=MAX([.B93];[.D93];[.G93])-MAX([.A93];[.C93];[.E93])" office:value-type="float" office:value="1.30009007453918" calcext:value-type="float">
            <text:p>1.3000900745</text:p>
          </table:table-cell>
          <table:table-cell table:formula="of:=IF(ISBLANK([.E93]);&quot;&quot;;[.I93])" office:value-type="float" office:value="1.30009007453918" calcext:value-type="float">
            <text:p>1.3000900745</text:p>
          </table:table-cell>
          <table:table-cell table:formula="of:=IF(OR(ISBLANK([.E93]);[.I93]&lt;=0);&quot;&quot;;[.I93])" office:value-type="float" office:value="1.30009007453918" calcext:value-type="float">
            <text:p>1.3000900745</text:p>
          </table:table-cell>
          <table:table-cell table:number-columns-repeated="4"/>
          <table:table-cell table:formula="of:=NORMDIST([.$K93];[.$L$3];SQRT([.$L$4]); 1)" office:value-type="float" office:value="0.534026961798101" calcext:value-type="float">
            <text:p>0.53402696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11" calcext:value-type="float">
            <text:p>1427800920.77211</text:p>
          </table:table-cell>
          <table:table-cell office:value-type="float" office:value="1427800922.03418" calcext:value-type="float">
            <text:p>1427800922.03418</text:p>
          </table:table-cell>
          <table:table-cell office:value-type="float" office:value="1427800922.07218" calcext:value-type="float">
            <text:p>1427800922.07218</text:p>
          </table:table-cell>
          <table:table-cell/>
          <table:table-cell table:formula="of:=MAX([.B94];[.D94];[.G94])-MAX([.A94];[.C94];[.E94])" office:value-type="float" office:value="1.30007004737854" calcext:value-type="float">
            <text:p>1.3000700474</text:p>
          </table:table-cell>
          <table:table-cell table:formula="of:=IF(ISBLANK([.E94]);&quot;&quot;;[.I94])" office:value-type="float" office:value="1.30007004737854" calcext:value-type="float">
            <text:p>1.3000700474</text:p>
          </table:table-cell>
          <table:table-cell table:formula="of:=IF(OR(ISBLANK([.E94]);[.I94]&lt;=0);&quot;&quot;;[.I94])" office:value-type="float" office:value="1.30007004737854" calcext:value-type="float">
            <text:p>1.3000700474</text:p>
          </table:table-cell>
          <table:table-cell table:number-columns-repeated="4"/>
          <table:table-cell table:formula="of:=NORMDIST([.$K94];[.$L$3];SQRT([.$L$4]); 1)" office:value-type="float" office:value="0.533961363410982" calcext:value-type="float">
            <text:p>0.53396136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13" calcext:value-type="float">
            <text:p>1427800920.77213</text:p>
          </table:table-cell>
          <table:table-cell office:value-type="float" office:value="1427800922.03423" calcext:value-type="float">
            <text:p>1427800922.03423</text:p>
          </table:table-cell>
          <table:table-cell office:value-type="float" office:value="1427800922.0691" calcext:value-type="float">
            <text:p>1427800922.0691</text:p>
          </table:table-cell>
          <table:table-cell/>
          <table:table-cell table:formula="of:=MAX([.B95];[.D95];[.G95])-MAX([.A95];[.C95];[.E95])" office:value-type="float" office:value="1.29696989059448" calcext:value-type="float">
            <text:p>1.2969698906</text:p>
          </table:table-cell>
          <table:table-cell table:formula="of:=IF(ISBLANK([.E95]);&quot;&quot;;[.I95])" office:value-type="float" office:value="1.29696989059448" calcext:value-type="float">
            <text:p>1.2969698906</text:p>
          </table:table-cell>
          <table:table-cell table:formula="of:=IF(OR(ISBLANK([.E95]);[.I95]&lt;=0);&quot;&quot;;[.I95])" office:value-type="float" office:value="1.29696989059448" calcext:value-type="float">
            <text:p>1.2969698906</text:p>
          </table:table-cell>
          <table:table-cell table:number-columns-repeated="4"/>
          <table:table-cell table:formula="of:=NORMDIST([.$K95];[.$L$3];SQRT([.$L$4]); 1)" office:value-type="float" office:value="0.523796860971034" calcext:value-type="float">
            <text:p>0.5237968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14" calcext:value-type="float">
            <text:p>1427800920.77214</text:p>
          </table:table-cell>
          <table:table-cell office:value-type="float" office:value="1427800922.03401" calcext:value-type="float">
            <text:p>1427800922.03401</text:p>
          </table:table-cell>
          <table:table-cell office:value-type="float" office:value="1427800922.07217" calcext:value-type="float">
            <text:p>1427800922.07217</text:p>
          </table:table-cell>
          <table:table-cell/>
          <table:table-cell table:formula="of:=MAX([.B96];[.D96];[.G96])-MAX([.A96];[.C96];[.E96])" office:value-type="float" office:value="1.30002999305725" calcext:value-type="float">
            <text:p>1.3000299931</text:p>
          </table:table-cell>
          <table:table-cell table:formula="of:=IF(ISBLANK([.E96]);&quot;&quot;;[.I96])" office:value-type="float" office:value="1.30002999305725" calcext:value-type="float">
            <text:p>1.3000299931</text:p>
          </table:table-cell>
          <table:table-cell table:formula="of:=IF(OR(ISBLANK([.E96]);[.I96]&lt;=0);&quot;&quot;;[.I96])" office:value-type="float" office:value="1.30002999305725" calcext:value-type="float">
            <text:p>1.3000299931</text:p>
          </table:table-cell>
          <table:table-cell table:number-columns-repeated="4"/>
          <table:table-cell table:formula="of:=NORMDIST([.$K96];[.$L$3];SQRT([.$L$4]); 1)" office:value-type="float" office:value="0.533830163870419" calcext:value-type="float">
            <text:p>0.53383016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19" calcext:value-type="float">
            <text:p>1427800920.77219</text:p>
          </table:table-cell>
          <table:table-cell office:value-type="float" office:value="1427800922.03443" calcext:value-type="float">
            <text:p>1427800922.03443</text:p>
          </table:table-cell>
          <table:table-cell office:value-type="float" office:value="1427800922.06902" calcext:value-type="float">
            <text:p>1427800922.06902</text:p>
          </table:table-cell>
          <table:table-cell/>
          <table:table-cell table:formula="of:=MAX([.B97];[.D97];[.G97])-MAX([.A97];[.C97];[.E97])" office:value-type="float" office:value="1.29682993888855" calcext:value-type="float">
            <text:p>1.2968299389</text:p>
          </table:table-cell>
          <table:table-cell table:formula="of:=IF(ISBLANK([.E97]);&quot;&quot;;[.I97])" office:value-type="float" office:value="1.29682993888855" calcext:value-type="float">
            <text:p>1.2968299389</text:p>
          </table:table-cell>
          <table:table-cell table:formula="of:=IF(OR(ISBLANK([.E97]);[.I97]&lt;=0);&quot;&quot;;[.I97])" office:value-type="float" office:value="1.29682993888855" calcext:value-type="float">
            <text:p>1.2968299389</text:p>
          </table:table-cell>
          <table:table-cell table:number-columns-repeated="4"/>
          <table:table-cell table:formula="of:=NORMDIST([.$K97];[.$L$3];SQRT([.$L$4]); 1)" office:value-type="float" office:value="0.523337584938836" calcext:value-type="float">
            <text:p>0.52333758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2" calcext:value-type="float">
            <text:p>1427800920.7722</text:p>
          </table:table-cell>
          <table:table-cell office:value-type="float" office:value="1427800922.03428" calcext:value-type="float">
            <text:p>1427800922.03428</text:p>
          </table:table-cell>
          <table:table-cell office:value-type="float" office:value="1427800922.06894" calcext:value-type="float">
            <text:p>1427800922.06894</text:p>
          </table:table-cell>
          <table:table-cell/>
          <table:table-cell table:formula="of:=MAX([.B98];[.D98];[.G98])-MAX([.A98];[.C98];[.E98])" office:value-type="float" office:value="1.29673981666565" calcext:value-type="float">
            <text:p>1.2967398167</text:p>
          </table:table-cell>
          <table:table-cell table:formula="of:=IF(ISBLANK([.E98]);&quot;&quot;;[.I98])" office:value-type="float" office:value="1.29673981666565" calcext:value-type="float">
            <text:p>1.2967398167</text:p>
          </table:table-cell>
          <table:table-cell table:formula="of:=IF(OR(ISBLANK([.E98]);[.I98]&lt;=0);&quot;&quot;;[.I98])" office:value-type="float" office:value="1.29673981666565" calcext:value-type="float">
            <text:p>1.2967398167</text:p>
          </table:table-cell>
          <table:table-cell table:number-columns-repeated="4"/>
          <table:table-cell table:formula="of:=NORMDIST([.$K98];[.$L$3];SQRT([.$L$4]); 1)" office:value-type="float" office:value="0.523041816633066" calcext:value-type="float">
            <text:p>0.52304181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24" calcext:value-type="float">
            <text:p>1427800920.77224</text:p>
          </table:table-cell>
          <table:table-cell office:value-type="float" office:value="1427800922.03433" calcext:value-type="float">
            <text:p>1427800922.03433</text:p>
          </table:table-cell>
          <table:table-cell office:value-type="float" office:value="1427800922.06906" calcext:value-type="float">
            <text:p>1427800922.06906</text:p>
          </table:table-cell>
          <table:table-cell/>
          <table:table-cell table:formula="of:=MAX([.B99];[.D99];[.G99])-MAX([.A99];[.C99];[.E99])" office:value-type="float" office:value="1.29682016372681" calcext:value-type="float">
            <text:p>1.2968201637</text:p>
          </table:table-cell>
          <table:table-cell table:formula="of:=IF(ISBLANK([.E99]);&quot;&quot;;[.I99])" office:value-type="float" office:value="1.29682016372681" calcext:value-type="float">
            <text:p>1.2968201637</text:p>
          </table:table-cell>
          <table:table-cell table:formula="of:=IF(OR(ISBLANK([.E99]);[.I99]&lt;=0);&quot;&quot;;[.I99])" office:value-type="float" office:value="1.29682016372681" calcext:value-type="float">
            <text:p>1.2968201637</text:p>
          </table:table-cell>
          <table:table-cell table:number-columns-repeated="4"/>
          <table:table-cell table:formula="of:=NORMDIST([.$K99];[.$L$3];SQRT([.$L$4]); 1)" office:value-type="float" office:value="0.523305504868284" calcext:value-type="float">
            <text:p>0.52330550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25" calcext:value-type="float">
            <text:p>1427800920.77225</text:p>
          </table:table-cell>
          <table:table-cell office:value-type="float" office:value="1427800922.11223" calcext:value-type="float">
            <text:p>1427800922.11223</text:p>
          </table:table-cell>
          <table:table-cell office:value-type="float" office:value="1427800922.14597" calcext:value-type="float">
            <text:p>1427800922.14597</text:p>
          </table:table-cell>
          <table:table-cell/>
          <table:table-cell table:formula="of:=MAX([.B100];[.D100];[.G100])-MAX([.A100];[.C100];[.E100])" office:value-type="float" office:value="1.37372016906738" calcext:value-type="float">
            <text:p>1.3737201691</text:p>
          </table:table-cell>
          <table:table-cell table:formula="of:=IF(ISBLANK([.E100]);&quot;&quot;;[.I100])" office:value-type="float" office:value="1.37372016906738" calcext:value-type="float">
            <text:p>1.3737201691</text:p>
          </table:table-cell>
          <table:table-cell table:formula="of:=IF(OR(ISBLANK([.E100]);[.I100]&lt;=0);&quot;&quot;;[.I100])" office:value-type="float" office:value="1.37372016906738" calcext:value-type="float">
            <text:p>1.3737201691</text:p>
          </table:table-cell>
          <table:table-cell table:number-columns-repeated="4"/>
          <table:table-cell table:formula="of:=NORMDIST([.$K100];[.$L$3];SQRT([.$L$4]); 1)" office:value-type="float" office:value="0.755572895926328" calcext:value-type="float">
            <text:p>0.75557289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0.77226" calcext:value-type="float">
            <text:p>1427800920.77226</text:p>
          </table:table-cell>
          <table:table-cell office:value-type="float" office:value="1427800922.03438" calcext:value-type="float">
            <text:p>1427800922.03438</text:p>
          </table:table-cell>
          <table:table-cell office:value-type="float" office:value="1427800922.06892" calcext:value-type="float">
            <text:p>1427800922.06892</text:p>
          </table:table-cell>
          <table:table-cell/>
          <table:table-cell table:formula="of:=MAX([.B101];[.D101];[.G101])-MAX([.A101];[.C101];[.E101])" office:value-type="float" office:value="1.29665994644165" calcext:value-type="float">
            <text:p>1.2966599464</text:p>
          </table:table-cell>
          <table:table-cell table:formula="of:=IF(ISBLANK([.E101]);&quot;&quot;;[.I101])" office:value-type="float" office:value="1.29665994644165" calcext:value-type="float">
            <text:p>1.2966599464</text:p>
          </table:table-cell>
          <table:table-cell table:formula="of:=IF(OR(ISBLANK([.E101]);[.I101]&lt;=0);&quot;&quot;;[.I101])" office:value-type="float" office:value="1.29665994644165" calcext:value-type="float">
            <text:p>1.2966599464</text:p>
          </table:table-cell>
          <table:table-cell table:number-columns-repeated="4"/>
          <table:table-cell table:formula="of:=NORMDIST([.$K101];[.$L$3];SQRT([.$L$4]); 1)" office:value-type="float" office:value="0.52277968331329" calcext:value-type="float">
            <text:p>0.5227796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22.14599" calcext:value-type="float">
            <text:p>1427800922.14599</text:p>
          </table:table-cell>
          <table:table-cell office:value-type="float" office:value="1427800923.40296" calcext:value-type="float">
            <text:p>1427800923.40296</text:p>
          </table:table-cell>
          <table:table-cell table:number-columns-repeated="4"/>
          <table:table-cell table:formula="of:=MAX([.B102];[.D102];[.G102])-MAX([.A102];[.C102];[.E102])" office:value-type="float" office:value="1.25697016716003" calcext:value-type="float">
            <text:p>1.2569701672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 table:number-columns-repeated="4"/>
          <table:table-cell table:formula="of:=NORMDIST([.$K102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599" calcext:value-type="float">
            <text:p>1427800922.14599</text:p>
          </table:table-cell>
          <table:table-cell office:value-type="float" office:value="1427800923.27698" calcext:value-type="float">
            <text:p>1427800923.27698</text:p>
          </table:table-cell>
          <table:table-cell office:value-type="float" office:value="1427800923.3142" calcext:value-type="float">
            <text:p>1427800923.3142</text:p>
          </table:table-cell>
          <table:table-cell/>
          <table:table-cell table:formula="of:=MAX([.B103];[.D103];[.G103])-MAX([.A103];[.C103];[.E103])" office:value-type="float" office:value="1.16821002960205" calcext:value-type="float">
            <text:p>1.1682100296</text:p>
          </table:table-cell>
          <table:table-cell table:formula="of:=IF(ISBLANK([.E103]);&quot;&quot;;[.I103])" office:value-type="float" office:value="1.16821002960205" calcext:value-type="float">
            <text:p>1.1682100296</text:p>
          </table:table-cell>
          <table:table-cell table:formula="of:=IF(OR(ISBLANK([.E103]);[.I103]&lt;=0);&quot;&quot;;[.I103])" office:value-type="float" office:value="1.16821002960205" calcext:value-type="float">
            <text:p>1.1682100296</text:p>
          </table:table-cell>
          <table:table-cell table:number-columns-repeated="4"/>
          <table:table-cell table:formula="of:=NORMDIST([.$K103];[.$L$3];SQRT([.$L$4]); 1)" office:value-type="float" office:value="0.158331833283796" calcext:value-type="float">
            <text:p>0.15833183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1" calcext:value-type="float">
            <text:p>1427800922.14601</text:p>
          </table:table-cell>
          <table:table-cell office:value-type="float" office:value="1427800923.27687" calcext:value-type="float">
            <text:p>1427800923.27687</text:p>
          </table:table-cell>
          <table:table-cell office:value-type="float" office:value="1427800923.31783" calcext:value-type="float">
            <text:p>1427800923.31783</text:p>
          </table:table-cell>
          <table:table-cell/>
          <table:table-cell table:formula="of:=MAX([.B104];[.D104];[.G104])-MAX([.A104];[.C104];[.E104])" office:value-type="float" office:value="1.17182016372681" calcext:value-type="float">
            <text:p>1.1718201637</text:p>
          </table:table-cell>
          <table:table-cell table:formula="of:=IF(ISBLANK([.E104]);&quot;&quot;;[.I104])" office:value-type="float" office:value="1.17182016372681" calcext:value-type="float">
            <text:p>1.1718201637</text:p>
          </table:table-cell>
          <table:table-cell table:formula="of:=IF(OR(ISBLANK([.E104]);[.I104]&lt;=0);&quot;&quot;;[.I104])" office:value-type="float" office:value="1.17182016372681" calcext:value-type="float">
            <text:p>1.1718201637</text:p>
          </table:table-cell>
          <table:table-cell table:number-columns-repeated="4"/>
          <table:table-cell table:formula="of:=NORMDIST([.$K104];[.$L$3];SQRT([.$L$4]); 1)" office:value-type="float" office:value="0.165627569623289" calcext:value-type="float">
            <text:p>0.16562756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2" calcext:value-type="float">
            <text:p>1427800922.14602</text:p>
          </table:table-cell>
          <table:table-cell office:value-type="float" office:value="1427800923.2767" calcext:value-type="float">
            <text:p>1427800923.2767</text:p>
          </table:table-cell>
          <table:table-cell office:value-type="float" office:value="1427800923.3128" calcext:value-type="float">
            <text:p>1427800923.3128</text:p>
          </table:table-cell>
          <table:table-cell/>
          <table:table-cell table:formula="of:=MAX([.B105];[.D105];[.G105])-MAX([.A105];[.C105];[.E105])" office:value-type="float" office:value="1.1667799949646" calcext:value-type="float">
            <text:p>1.166779995</text:p>
          </table:table-cell>
          <table:table-cell table:formula="of:=IF(ISBLANK([.E105]);&quot;&quot;;[.I105])" office:value-type="float" office:value="1.1667799949646" calcext:value-type="float">
            <text:p>1.166779995</text:p>
          </table:table-cell>
          <table:table-cell table:formula="of:=IF(OR(ISBLANK([.E105]);[.I105]&lt;=0);&quot;&quot;;[.I105])" office:value-type="float" office:value="1.1667799949646" calcext:value-type="float">
            <text:p>1.166779995</text:p>
          </table:table-cell>
          <table:table-cell table:number-columns-repeated="4"/>
          <table:table-cell table:formula="of:=NORMDIST([.$K105];[.$L$3];SQRT([.$L$4]); 1)" office:value-type="float" office:value="0.15550107643681" calcext:value-type="float">
            <text:p>0.15550107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3" calcext:value-type="float">
            <text:p>1427800922.14603</text:p>
          </table:table-cell>
          <table:table-cell office:value-type="float" office:value="1427800923.27676" calcext:value-type="float">
            <text:p>1427800923.27676</text:p>
          </table:table-cell>
          <table:table-cell office:value-type="float" office:value="1427800923.31499" calcext:value-type="float">
            <text:p>1427800923.31499</text:p>
          </table:table-cell>
          <table:table-cell/>
          <table:table-cell table:formula="of:=MAX([.B106];[.D106];[.G106])-MAX([.A106];[.C106];[.E106])" office:value-type="float" office:value="1.1689600944519" calcext:value-type="float">
            <text:p>1.1689600945</text:p>
          </table:table-cell>
          <table:table-cell table:formula="of:=IF(ISBLANK([.E106]);&quot;&quot;;[.I106])" office:value-type="float" office:value="1.1689600944519" calcext:value-type="float">
            <text:p>1.1689600945</text:p>
          </table:table-cell>
          <table:table-cell table:formula="of:=IF(OR(ISBLANK([.E106]);[.I106]&lt;=0);&quot;&quot;;[.I106])" office:value-type="float" office:value="1.1689600944519" calcext:value-type="float">
            <text:p>1.1689600945</text:p>
          </table:table-cell>
          <table:table-cell table:number-columns-repeated="4"/>
          <table:table-cell table:formula="of:=NORMDIST([.$K106];[.$L$3];SQRT([.$L$4]); 1)" office:value-type="float" office:value="0.159830021775121" calcext:value-type="float">
            <text:p>0.15983002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3" calcext:value-type="float">
            <text:p>1427800922.14603</text:p>
          </table:table-cell>
          <table:table-cell office:value-type="float" office:value="1427800923.27682" calcext:value-type="float">
            <text:p>1427800923.27682</text:p>
          </table:table-cell>
          <table:table-cell office:value-type="float" office:value="1427800923.31787" calcext:value-type="float">
            <text:p>1427800923.31787</text:p>
          </table:table-cell>
          <table:table-cell/>
          <table:table-cell table:formula="of:=MAX([.B107];[.D107];[.G107])-MAX([.A107];[.C107];[.E107])" office:value-type="float" office:value="1.17183995246887" calcext:value-type="float">
            <text:p>1.1718399525</text:p>
          </table:table-cell>
          <table:table-cell table:formula="of:=IF(ISBLANK([.E107]);&quot;&quot;;[.I107])" office:value-type="float" office:value="1.17183995246887" calcext:value-type="float">
            <text:p>1.1718399525</text:p>
          </table:table-cell>
          <table:table-cell table:formula="of:=IF(OR(ISBLANK([.E107]);[.I107]&lt;=0);&quot;&quot;;[.I107])" office:value-type="float" office:value="1.17183995246887" calcext:value-type="float">
            <text:p>1.1718399525</text:p>
          </table:table-cell>
          <table:table-cell table:number-columns-repeated="4"/>
          <table:table-cell table:formula="of:=NORMDIST([.$K107];[.$L$3];SQRT([.$L$4]); 1)" office:value-type="float" office:value="0.165668150662732" calcext:value-type="float">
            <text:p>0.16566815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4" calcext:value-type="float">
            <text:p>1427800922.14604</text:p>
          </table:table-cell>
          <table:table-cell office:value-type="float" office:value="1427800923.27693" calcext:value-type="float">
            <text:p>1427800923.27693</text:p>
          </table:table-cell>
          <table:table-cell office:value-type="float" office:value="1427800923.31679" calcext:value-type="float">
            <text:p>1427800923.31679</text:p>
          </table:table-cell>
          <table:table-cell/>
          <table:table-cell table:formula="of:=MAX([.B108];[.D108];[.G108])-MAX([.A108];[.C108];[.E108])" office:value-type="float" office:value="1.1707501411438" calcext:value-type="float">
            <text:p>1.1707501411</text:p>
          </table:table-cell>
          <table:table-cell table:formula="of:=IF(ISBLANK([.E108]);&quot;&quot;;[.I108])" office:value-type="float" office:value="1.1707501411438" calcext:value-type="float">
            <text:p>1.1707501411</text:p>
          </table:table-cell>
          <table:table-cell table:formula="of:=IF(OR(ISBLANK([.E108]);[.I108]&lt;=0);&quot;&quot;;[.I108])" office:value-type="float" office:value="1.1707501411438" calcext:value-type="float">
            <text:p>1.1707501411</text:p>
          </table:table-cell>
          <table:table-cell table:number-columns-repeated="4"/>
          <table:table-cell table:formula="of:=NORMDIST([.$K108];[.$L$3];SQRT([.$L$4]); 1)" office:value-type="float" office:value="0.16344283358717" calcext:value-type="float">
            <text:p>0.16344283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5" calcext:value-type="float">
            <text:p>1427800922.14605</text:p>
          </table:table-cell>
          <table:table-cell office:value-type="float" office:value="1427800923.27704" calcext:value-type="float">
            <text:p>1427800923.27704</text:p>
          </table:table-cell>
          <table:table-cell office:value-type="float" office:value="1427800923.31412" calcext:value-type="float">
            <text:p>1427800923.31412</text:p>
          </table:table-cell>
          <table:table-cell/>
          <table:table-cell table:formula="of:=MAX([.B109];[.D109];[.G109])-MAX([.A109];[.C109];[.E109])" office:value-type="float" office:value="1.16807007789612" calcext:value-type="float">
            <text:p>1.1680700779</text:p>
          </table:table-cell>
          <table:table-cell table:formula="of:=IF(ISBLANK([.E109]);&quot;&quot;;[.I109])" office:value-type="float" office:value="1.16807007789612" calcext:value-type="float">
            <text:p>1.1680700779</text:p>
          </table:table-cell>
          <table:table-cell table:formula="of:=IF(OR(ISBLANK([.E109]);[.I109]&lt;=0);&quot;&quot;;[.I109])" office:value-type="float" office:value="1.16807007789612" calcext:value-type="float">
            <text:p>1.1680700779</text:p>
          </table:table-cell>
          <table:table-cell table:number-columns-repeated="4"/>
          <table:table-cell table:formula="of:=NORMDIST([.$K109];[.$L$3];SQRT([.$L$4]); 1)" office:value-type="float" office:value="0.158053315358964" calcext:value-type="float">
            <text:p>0.15805331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6" calcext:value-type="float">
            <text:p>1427800922.14606</text:p>
          </table:table-cell>
          <table:table-cell office:value-type="float" office:value="1427800923.28326" calcext:value-type="float">
            <text:p>1427800923.28326</text:p>
          </table:table-cell>
          <table:table-cell office:value-type="float" office:value="1427800923.32007" calcext:value-type="float">
            <text:p>1427800923.32007</text:p>
          </table:table-cell>
          <table:table-cell/>
          <table:table-cell table:formula="of:=MAX([.B110];[.D110];[.G110])-MAX([.A110];[.C110];[.E110])" office:value-type="float" office:value="1.17401003837585" calcext:value-type="float">
            <text:p>1.1740100384</text:p>
          </table:table-cell>
          <table:table-cell table:formula="of:=IF(ISBLANK([.E110]);&quot;&quot;;[.I110])" office:value-type="float" office:value="1.17401003837585" calcext:value-type="float">
            <text:p>1.1740100384</text:p>
          </table:table-cell>
          <table:table-cell table:formula="of:=IF(OR(ISBLANK([.E110]);[.I110]&lt;=0);&quot;&quot;;[.I110])" office:value-type="float" office:value="1.17401003837585" calcext:value-type="float">
            <text:p>1.1740100384</text:p>
          </table:table-cell>
          <table:table-cell table:number-columns-repeated="4"/>
          <table:table-cell table:formula="of:=NORMDIST([.$K110];[.$L$3];SQRT([.$L$4]); 1)" office:value-type="float" office:value="0.170157368040605" calcext:value-type="float">
            <text:p>0.1701573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6" calcext:value-type="float">
            <text:p>1427800922.14606</text:p>
          </table:table-cell>
          <table:table-cell office:value-type="float" office:value="1427800923.36968" calcext:value-type="float">
            <text:p>1427800923.36968</text:p>
          </table:table-cell>
          <table:table-cell office:value-type="float" office:value="1427800923.40296" calcext:value-type="float">
            <text:p>1427800923.40296</text:p>
          </table:table-cell>
          <table:table-cell/>
          <table:table-cell table:formula="of:=MAX([.B111];[.D111];[.G111])-MAX([.A111];[.C111];[.E111])" office:value-type="float" office:value="1.25690007209778" calcext:value-type="float">
            <text:p>1.2569000721</text:p>
          </table:table-cell>
          <table:table-cell table:formula="of:=IF(ISBLANK([.E111]);&quot;&quot;;[.I111])" office:value-type="float" office:value="1.25690007209778" calcext:value-type="float">
            <text:p>1.2569000721</text:p>
          </table:table-cell>
          <table:table-cell table:formula="of:=IF(OR(ISBLANK([.E111]);[.I111]&lt;=0);&quot;&quot;;[.I111])" office:value-type="float" office:value="1.25690007209778" calcext:value-type="float">
            <text:p>1.2569000721</text:p>
          </table:table-cell>
          <table:table-cell table:number-columns-repeated="4"/>
          <table:table-cell table:formula="of:=NORMDIST([.$K111];[.$L$3];SQRT([.$L$4]); 1)" office:value-type="float" office:value="0.393386680250634" calcext:value-type="float">
            <text:p>0.39338668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2.14607" calcext:value-type="float">
            <text:p>1427800922.14607</text:p>
          </table:table-cell>
          <table:table-cell office:value-type="float" office:value="1427800923.27709" calcext:value-type="float">
            <text:p>1427800923.27709</text:p>
          </table:table-cell>
          <table:table-cell office:value-type="float" office:value="1427800923.31678" calcext:value-type="float">
            <text:p>1427800923.31678</text:p>
          </table:table-cell>
          <table:table-cell/>
          <table:table-cell table:formula="of:=MAX([.B112];[.D112];[.G112])-MAX([.A112];[.C112];[.E112])" office:value-type="float" office:value="1.17071008682251" calcext:value-type="float">
            <text:p>1.1707100868</text:p>
          </table:table-cell>
          <table:table-cell table:formula="of:=IF(ISBLANK([.E112]);&quot;&quot;;[.I112])" office:value-type="float" office:value="1.17071008682251" calcext:value-type="float">
            <text:p>1.1707100868</text:p>
          </table:table-cell>
          <table:table-cell table:formula="of:=IF(OR(ISBLANK([.E112]);[.I112]&lt;=0);&quot;&quot;;[.I112])" office:value-type="float" office:value="1.17071008682251" calcext:value-type="float">
            <text:p>1.1707100868</text:p>
          </table:table-cell>
          <table:table-cell table:number-columns-repeated="4"/>
          <table:table-cell table:formula="of:=NORMDIST([.$K112];[.$L$3];SQRT([.$L$4]); 1)" office:value-type="float" office:value="0.163361417115805" calcext:value-type="float">
            <text:p>0.16336141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23.40297" calcext:value-type="float">
            <text:p>1427800923.40297</text:p>
          </table:table-cell>
          <table:table-cell office:value-type="float" office:value="1427800924.6564" calcext:value-type="float">
            <text:p>1427800924.6564</text:p>
          </table:table-cell>
          <table:table-cell table:number-columns-repeated="4"/>
          <table:table-cell table:formula="of:=MAX([.B113];[.D113];[.G113])-MAX([.A113];[.C113];[.E113])" office:value-type="float" office:value="1.25342988967896" calcext:value-type="float">
            <text:p>1.2534298897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 table:number-columns-repeated="4"/>
          <table:table-cell table:formula="of:=NORMDIST([.$K113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297" calcext:value-type="float">
            <text:p>1427800923.40297</text:p>
          </table:table-cell>
          <table:table-cell office:value-type="float" office:value="1427800924.62349" calcext:value-type="float">
            <text:p>1427800924.62349</text:p>
          </table:table-cell>
          <table:table-cell office:value-type="float" office:value="1427800924.65639" calcext:value-type="float">
            <text:p>1427800924.65639</text:p>
          </table:table-cell>
          <table:table-cell/>
          <table:table-cell table:formula="of:=MAX([.B114];[.D114];[.G114])-MAX([.A114];[.C114];[.E114])" office:value-type="float" office:value="1.25341987609863" calcext:value-type="float">
            <text:p>1.2534198761</text:p>
          </table:table-cell>
          <table:table-cell table:formula="of:=IF(ISBLANK([.E114]);&quot;&quot;;[.I114])" office:value-type="float" office:value="1.25341987609863" calcext:value-type="float">
            <text:p>1.2534198761</text:p>
          </table:table-cell>
          <table:table-cell table:formula="of:=IF(OR(ISBLANK([.E114]);[.I114]&lt;=0);&quot;&quot;;[.I114])" office:value-type="float" office:value="1.25341987609863" calcext:value-type="float">
            <text:p>1.2534198761</text:p>
          </table:table-cell>
          <table:table-cell table:number-columns-repeated="4"/>
          <table:table-cell table:formula="of:=NORMDIST([.$K114];[.$L$3];SQRT([.$L$4]); 1)" office:value-type="float" office:value="0.382401021783256" calcext:value-type="float">
            <text:p>0.38240102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299" calcext:value-type="float">
            <text:p>1427800923.40299</text:p>
          </table:table-cell>
          <table:table-cell office:value-type="float" office:value="1427800924.53239" calcext:value-type="float">
            <text:p>1427800924.53239</text:p>
          </table:table-cell>
          <table:table-cell office:value-type="float" office:value="1427800924.57116" calcext:value-type="float">
            <text:p>1427800924.57116</text:p>
          </table:table-cell>
          <table:table-cell/>
          <table:table-cell table:formula="of:=MAX([.B115];[.D115];[.G115])-MAX([.A115];[.C115];[.E115])" office:value-type="float" office:value="1.16816997528076" calcext:value-type="float">
            <text:p>1.1681699753</text:p>
          </table:table-cell>
          <table:table-cell table:formula="of:=IF(ISBLANK([.E115]);&quot;&quot;;[.I115])" office:value-type="float" office:value="1.16816997528076" calcext:value-type="float">
            <text:p>1.1681699753</text:p>
          </table:table-cell>
          <table:table-cell table:formula="of:=IF(OR(ISBLANK([.E115]);[.I115]&lt;=0);&quot;&quot;;[.I115])" office:value-type="float" office:value="1.16816997528076" calcext:value-type="float">
            <text:p>1.1681699753</text:p>
          </table:table-cell>
          <table:table-cell table:number-columns-repeated="4"/>
          <table:table-cell table:formula="of:=NORMDIST([.$K115];[.$L$3];SQRT([.$L$4]); 1)" office:value-type="float" office:value="0.158252088297239" calcext:value-type="float">
            <text:p>0.15825208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299" calcext:value-type="float">
            <text:p>1427800923.40299</text:p>
          </table:table-cell>
          <table:table-cell office:value-type="float" office:value="1427800924.53233" calcext:value-type="float">
            <text:p>1427800924.53233</text:p>
          </table:table-cell>
          <table:table-cell office:value-type="float" office:value="1427800924.56691" calcext:value-type="float">
            <text:p>1427800924.56691</text:p>
          </table:table-cell>
          <table:table-cell/>
          <table:table-cell table:formula="of:=MAX([.B116];[.D116];[.G116])-MAX([.A116];[.C116];[.E116])" office:value-type="float" office:value="1.1639199256897" calcext:value-type="float">
            <text:p>1.1639199257</text:p>
          </table:table-cell>
          <table:table-cell table:formula="of:=IF(ISBLANK([.E116]);&quot;&quot;;[.I116])" office:value-type="float" office:value="1.1639199256897" calcext:value-type="float">
            <text:p>1.1639199257</text:p>
          </table:table-cell>
          <table:table-cell table:formula="of:=IF(OR(ISBLANK([.E116]);[.I116]&lt;=0);&quot;&quot;;[.I116])" office:value-type="float" office:value="1.1639199256897" calcext:value-type="float">
            <text:p>1.1639199257</text:p>
          </table:table-cell>
          <table:table-cell table:number-columns-repeated="4"/>
          <table:table-cell table:formula="of:=NORMDIST([.$K116];[.$L$3];SQRT([.$L$4]); 1)" office:value-type="float" office:value="0.149940329450504" calcext:value-type="float">
            <text:p>0.14994032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3" calcext:value-type="float">
            <text:p>1427800923.403</text:p>
          </table:table-cell>
          <table:table-cell office:value-type="float" office:value="1427800924.53227" calcext:value-type="float">
            <text:p>1427800924.53227</text:p>
          </table:table-cell>
          <table:table-cell office:value-type="float" office:value="1427800924.56671" calcext:value-type="float">
            <text:p>1427800924.56671</text:p>
          </table:table-cell>
          <table:table-cell/>
          <table:table-cell table:formula="of:=MAX([.B117];[.D117];[.G117])-MAX([.A117];[.C117];[.E117])" office:value-type="float" office:value="1.16370987892151" calcext:value-type="float">
            <text:p>1.1637098789</text:p>
          </table:table-cell>
          <table:table-cell table:formula="of:=IF(ISBLANK([.E117]);&quot;&quot;;[.I117])" office:value-type="float" office:value="1.16370987892151" calcext:value-type="float">
            <text:p>1.1637098789</text:p>
          </table:table-cell>
          <table:table-cell table:formula="of:=IF(OR(ISBLANK([.E117]);[.I117]&lt;=0);&quot;&quot;;[.I117])" office:value-type="float" office:value="1.16370987892151" calcext:value-type="float">
            <text:p>1.1637098789</text:p>
          </table:table-cell>
          <table:table-cell table:number-columns-repeated="4"/>
          <table:table-cell table:formula="of:=NORMDIST([.$K117];[.$L$3];SQRT([.$L$4]); 1)" office:value-type="float" office:value="0.149537234863105" calcext:value-type="float">
            <text:p>0.14953723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3" calcext:value-type="float">
            <text:p>1427800923.403</text:p>
          </table:table-cell>
          <table:table-cell office:value-type="float" office:value="1427800924.5326" calcext:value-type="float">
            <text:p>1427800924.5326</text:p>
          </table:table-cell>
          <table:table-cell office:value-type="float" office:value="1427800924.56786" calcext:value-type="float">
            <text:p>1427800924.56786</text:p>
          </table:table-cell>
          <table:table-cell/>
          <table:table-cell table:formula="of:=MAX([.B118];[.D118];[.G118])-MAX([.A118];[.C118];[.E118])" office:value-type="float" office:value="1.16485977172852" calcext:value-type="float">
            <text:p>1.1648597717</text:p>
          </table:table-cell>
          <table:table-cell table:formula="of:=IF(ISBLANK([.E118]);&quot;&quot;;[.I118])" office:value-type="float" office:value="1.16485977172852" calcext:value-type="float">
            <text:p>1.1648597717</text:p>
          </table:table-cell>
          <table:table-cell table:formula="of:=IF(OR(ISBLANK([.E118]);[.I118]&lt;=0);&quot;&quot;;[.I118])" office:value-type="float" office:value="1.16485977172852" calcext:value-type="float">
            <text:p>1.1648597717</text:p>
          </table:table-cell>
          <table:table-cell table:number-columns-repeated="4"/>
          <table:table-cell table:formula="of:=NORMDIST([.$K118];[.$L$3];SQRT([.$L$4]); 1)" office:value-type="float" office:value="0.151752828218909" calcext:value-type="float">
            <text:p>0.15175282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302" calcext:value-type="float">
            <text:p>1427800923.40302</text:p>
          </table:table-cell>
          <table:table-cell office:value-type="float" office:value="1427800924.53244" calcext:value-type="float">
            <text:p>1427800924.53244</text:p>
          </table:table-cell>
          <table:table-cell office:value-type="float" office:value="1427800924.57115" calcext:value-type="float">
            <text:p>1427800924.57115</text:p>
          </table:table-cell>
          <table:table-cell/>
          <table:table-cell table:formula="of:=MAX([.B119];[.D119];[.G119])-MAX([.A119];[.C119];[.E119])" office:value-type="float" office:value="1.16813015937805" calcext:value-type="float">
            <text:p>1.1681301594</text:p>
          </table:table-cell>
          <table:table-cell table:formula="of:=IF(ISBLANK([.E119]);&quot;&quot;;[.I119])" office:value-type="float" office:value="1.16813015937805" calcext:value-type="float">
            <text:p>1.1681301594</text:p>
          </table:table-cell>
          <table:table-cell table:formula="of:=IF(OR(ISBLANK([.E119]);[.I119]&lt;=0);&quot;&quot;;[.I119])" office:value-type="float" office:value="1.16813015937805" calcext:value-type="float">
            <text:p>1.1681301594</text:p>
          </table:table-cell>
          <table:table-cell table:number-columns-repeated="4"/>
          <table:table-cell table:formula="of:=NORMDIST([.$K119];[.$L$3];SQRT([.$L$4]); 1)" office:value-type="float" office:value="0.158172844108535" calcext:value-type="float">
            <text:p>0.15817284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307" calcext:value-type="float">
            <text:p>1427800923.40307</text:p>
          </table:table-cell>
          <table:table-cell office:value-type="float" office:value="1427800924.53265" calcext:value-type="float">
            <text:p>1427800924.53265</text:p>
          </table:table-cell>
          <table:table-cell office:value-type="float" office:value="1427800924.56695" calcext:value-type="float">
            <text:p>1427800924.56695</text:p>
          </table:table-cell>
          <table:table-cell/>
          <table:table-cell table:formula="of:=MAX([.B120];[.D120];[.G120])-MAX([.A120];[.C120];[.E120])" office:value-type="float" office:value="1.16388010978699" calcext:value-type="float">
            <text:p>1.1638801098</text:p>
          </table:table-cell>
          <table:table-cell table:formula="of:=IF(ISBLANK([.E120]);&quot;&quot;;[.I120])" office:value-type="float" office:value="1.16388010978699" calcext:value-type="float">
            <text:p>1.1638801098</text:p>
          </table:table-cell>
          <table:table-cell table:formula="of:=IF(OR(ISBLANK([.E120]);[.I120]&lt;=0);&quot;&quot;;[.I120])" office:value-type="float" office:value="1.16388010978699" calcext:value-type="float">
            <text:p>1.1638801098</text:p>
          </table:table-cell>
          <table:table-cell table:number-columns-repeated="4"/>
          <table:table-cell table:formula="of:=NORMDIST([.$K120];[.$L$3];SQRT([.$L$4]); 1)" office:value-type="float" office:value="0.149863864314944" calcext:value-type="float">
            <text:p>0.14986386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309" calcext:value-type="float">
            <text:p>1427800923.40309</text:p>
          </table:table-cell>
          <table:table-cell office:value-type="float" office:value="1427800924.53255" calcext:value-type="float">
            <text:p>1427800924.53255</text:p>
          </table:table-cell>
          <table:table-cell office:value-type="float" office:value="1427800924.57122" calcext:value-type="float">
            <text:p>1427800924.57122</text:p>
          </table:table-cell>
          <table:table-cell/>
          <table:table-cell table:formula="of:=MAX([.B121];[.D121];[.G121])-MAX([.A121];[.C121];[.E121])" office:value-type="float" office:value="1.16812992095947" calcext:value-type="float">
            <text:p>1.168129921</text:p>
          </table:table-cell>
          <table:table-cell table:formula="of:=IF(ISBLANK([.E121]);&quot;&quot;;[.I121])" office:value-type="float" office:value="1.16812992095947" calcext:value-type="float">
            <text:p>1.168129921</text:p>
          </table:table-cell>
          <table:table-cell table:formula="of:=IF(OR(ISBLANK([.E121]);[.I121]&lt;=0);&quot;&quot;;[.I121])" office:value-type="float" office:value="1.16812992095947" calcext:value-type="float">
            <text:p>1.168129921</text:p>
          </table:table-cell>
          <table:table-cell table:number-columns-repeated="4"/>
          <table:table-cell table:formula="of:=NORMDIST([.$K121];[.$L$3];SQRT([.$L$4]); 1)" office:value-type="float" office:value="0.158172369670887" calcext:value-type="float">
            <text:p>0.15817236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309" calcext:value-type="float">
            <text:p>1427800923.40309</text:p>
          </table:table-cell>
          <table:table-cell office:value-type="float" office:value="1427800924.5325" calcext:value-type="float">
            <text:p>1427800924.5325</text:p>
          </table:table-cell>
          <table:table-cell office:value-type="float" office:value="1427800924.57273" calcext:value-type="float">
            <text:p>1427800924.57273</text:p>
          </table:table-cell>
          <table:table-cell/>
          <table:table-cell table:formula="of:=MAX([.B122];[.D122];[.G122])-MAX([.A122];[.C122];[.E122])" office:value-type="float" office:value="1.1696400642395" calcext:value-type="float">
            <text:p>1.1696400642</text:p>
          </table:table-cell>
          <table:table-cell table:formula="of:=IF(ISBLANK([.E122]);&quot;&quot;;[.I122])" office:value-type="float" office:value="1.1696400642395" calcext:value-type="float">
            <text:p>1.1696400642</text:p>
          </table:table-cell>
          <table:table-cell table:formula="of:=IF(OR(ISBLANK([.E122]);[.I122]&lt;=0);&quot;&quot;;[.I122])" office:value-type="float" office:value="1.1696400642395" calcext:value-type="float">
            <text:p>1.1696400642</text:p>
          </table:table-cell>
          <table:table-cell table:number-columns-repeated="4"/>
          <table:table-cell table:formula="of:=NORMDIST([.$K122];[.$L$3];SQRT([.$L$4]); 1)" office:value-type="float" office:value="0.161196189688817" calcext:value-type="float">
            <text:p>0.16119618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3.4031" calcext:value-type="float">
            <text:p>1427800923.4031</text:p>
          </table:table-cell>
          <table:table-cell office:value-type="float" office:value="1427800924.53839" calcext:value-type="float">
            <text:p>1427800924.53839</text:p>
          </table:table-cell>
          <table:table-cell office:value-type="float" office:value="1427800924.56887" calcext:value-type="float">
            <text:p>1427800924.56887</text:p>
          </table:table-cell>
          <table:table-cell/>
          <table:table-cell table:formula="of:=MAX([.B123];[.D123];[.G123])-MAX([.A123];[.C123];[.E123])" office:value-type="float" office:value="1.16577005386353" calcext:value-type="float">
            <text:p>1.1657700539</text:p>
          </table:table-cell>
          <table:table-cell table:formula="of:=IF(ISBLANK([.E123]);&quot;&quot;;[.I123])" office:value-type="float" office:value="1.16577005386353" calcext:value-type="float">
            <text:p>1.1657700539</text:p>
          </table:table-cell>
          <table:table-cell table:formula="of:=IF(OR(ISBLANK([.E123]);[.I123]&lt;=0);&quot;&quot;;[.I123])" office:value-type="float" office:value="1.16577005386353" calcext:value-type="float">
            <text:p>1.1657700539</text:p>
          </table:table-cell>
          <table:table-cell table:number-columns-repeated="4"/>
          <table:table-cell table:formula="of:=NORMDIST([.$K123];[.$L$3];SQRT([.$L$4]); 1)" office:value-type="float" office:value="0.153522136784046" calcext:value-type="float">
            <text:p>0.15352213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24.65641" calcext:value-type="float">
            <text:p>1427800924.65641</text:p>
          </table:table-cell>
          <table:table-cell office:value-type="float" office:value="1427800925.98516" calcext:value-type="float">
            <text:p>1427800925.98516</text:p>
          </table:table-cell>
          <table:table-cell table:number-columns-repeated="4"/>
          <table:table-cell table:formula="of:=MAX([.B124];[.D124];[.G124])-MAX([.A124];[.C124];[.E124])" office:value-type="float" office:value="1.3287501335144" calcext:value-type="float">
            <text:p>1.3287501335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 table:number-columns-repeated="4"/>
          <table:table-cell table:formula="of:=NORMDIST([.$K124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1" calcext:value-type="float">
            <text:p>1427800924.65641</text:p>
          </table:table-cell>
          <table:table-cell office:value-type="float" office:value="1427800925.86118" calcext:value-type="float">
            <text:p>1427800925.86118</text:p>
          </table:table-cell>
          <table:table-cell office:value-type="float" office:value="1427800925.90086" calcext:value-type="float">
            <text:p>1427800925.90086</text:p>
          </table:table-cell>
          <table:table-cell/>
          <table:table-cell table:formula="of:=MAX([.B125];[.D125];[.G125])-MAX([.A125];[.C125];[.E125])" office:value-type="float" office:value="1.24445009231567" calcext:value-type="float">
            <text:p>1.2444500923</text:p>
          </table:table-cell>
          <table:table-cell table:formula="of:=IF(ISBLANK([.E125]);&quot;&quot;;[.I125])" office:value-type="float" office:value="1.24445009231567" calcext:value-type="float">
            <text:p>1.2444500923</text:p>
          </table:table-cell>
          <table:table-cell table:formula="of:=IF(OR(ISBLANK([.E125]);[.I125]&lt;=0);&quot;&quot;;[.I125])" office:value-type="float" office:value="1.24445009231567" calcext:value-type="float">
            <text:p>1.2444500923</text:p>
          </table:table-cell>
          <table:table-cell table:number-columns-repeated="4"/>
          <table:table-cell table:formula="of:=NORMDIST([.$K125];[.$L$3];SQRT([.$L$4]); 1)" office:value-type="float" office:value="0.354538950101576" calcext:value-type="float">
            <text:p>0.35453895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3" calcext:value-type="float">
            <text:p>1427800924.65643</text:p>
          </table:table-cell>
          <table:table-cell office:value-type="float" office:value="1427800925.86127" calcext:value-type="float">
            <text:p>1427800925.86127</text:p>
          </table:table-cell>
          <table:table-cell office:value-type="float" office:value="1427800925.89867" calcext:value-type="float">
            <text:p>1427800925.89867</text:p>
          </table:table-cell>
          <table:table-cell/>
          <table:table-cell table:formula="of:=MAX([.B126];[.D126];[.G126])-MAX([.A126];[.C126];[.E126])" office:value-type="float" office:value="1.2422399520874" calcext:value-type="float">
            <text:p>1.2422399521</text:p>
          </table:table-cell>
          <table:table-cell table:formula="of:=IF(ISBLANK([.E126]);&quot;&quot;;[.I126])" office:value-type="float" office:value="1.2422399520874" calcext:value-type="float">
            <text:p>1.2422399521</text:p>
          </table:table-cell>
          <table:table-cell table:formula="of:=IF(OR(ISBLANK([.E126]);[.I126]&lt;=0);&quot;&quot;;[.I126])" office:value-type="float" office:value="1.2422399520874" calcext:value-type="float">
            <text:p>1.2422399521</text:p>
          </table:table-cell>
          <table:table-cell table:number-columns-repeated="4"/>
          <table:table-cell table:formula="of:=NORMDIST([.$K126];[.$L$3];SQRT([.$L$4]); 1)" office:value-type="float" office:value="0.347785142959458" calcext:value-type="float">
            <text:p>0.3477851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4" calcext:value-type="float">
            <text:p>1427800924.65644</text:p>
          </table:table-cell>
          <table:table-cell office:value-type="float" office:value="1427800925.86499" calcext:value-type="float">
            <text:p>1427800925.86499</text:p>
          </table:table-cell>
          <table:table-cell office:value-type="float" office:value="1427800925.89747" calcext:value-type="float">
            <text:p>1427800925.89747</text:p>
          </table:table-cell>
          <table:table-cell/>
          <table:table-cell table:formula="of:=MAX([.B127];[.D127];[.G127])-MAX([.A127];[.C127];[.E127])" office:value-type="float" office:value="1.24102997779846" calcext:value-type="float">
            <text:p>1.2410299778</text:p>
          </table:table-cell>
          <table:table-cell table:formula="of:=IF(ISBLANK([.E127]);&quot;&quot;;[.I127])" office:value-type="float" office:value="1.24102997779846" calcext:value-type="float">
            <text:p>1.2410299778</text:p>
          </table:table-cell>
          <table:table-cell table:formula="of:=IF(OR(ISBLANK([.E127]);[.I127]&lt;=0);&quot;&quot;;[.I127])" office:value-type="float" office:value="1.24102997779846" calcext:value-type="float">
            <text:p>1.2410299778</text:p>
          </table:table-cell>
          <table:table-cell table:number-columns-repeated="4"/>
          <table:table-cell table:formula="of:=NORMDIST([.$K127];[.$L$3];SQRT([.$L$4]); 1)" office:value-type="float" office:value="0.344107865039392" calcext:value-type="float">
            <text:p>0.3441078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4" calcext:value-type="float">
            <text:p>1427800924.65644</text:p>
          </table:table-cell>
          <table:table-cell office:value-type="float" office:value="1427800925.86137" calcext:value-type="float">
            <text:p>1427800925.86137</text:p>
          </table:table-cell>
          <table:table-cell office:value-type="float" office:value="1427800925.8974" calcext:value-type="float">
            <text:p>1427800925.8974</text:p>
          </table:table-cell>
          <table:table-cell/>
          <table:table-cell table:formula="of:=MAX([.B128];[.D128];[.G128])-MAX([.A128];[.C128];[.E128])" office:value-type="float" office:value="1.24095988273621" calcext:value-type="float">
            <text:p>1.2409598827</text:p>
          </table:table-cell>
          <table:table-cell table:formula="of:=IF(ISBLANK([.E128]);&quot;&quot;;[.I128])" office:value-type="float" office:value="1.24095988273621" calcext:value-type="float">
            <text:p>1.2409598827</text:p>
          </table:table-cell>
          <table:table-cell table:formula="of:=IF(OR(ISBLANK([.E128]);[.I128]&lt;=0);&quot;&quot;;[.I128])" office:value-type="float" office:value="1.24095988273621" calcext:value-type="float">
            <text:p>1.2409598827</text:p>
          </table:table-cell>
          <table:table-cell table:number-columns-repeated="4"/>
          <table:table-cell table:formula="of:=NORMDIST([.$K128];[.$L$3];SQRT([.$L$4]); 1)" office:value-type="float" office:value="0.343895283524385" calcext:value-type="float">
            <text:p>0.34389528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5" calcext:value-type="float">
            <text:p>1427800924.65645</text:p>
          </table:table-cell>
          <table:table-cell office:value-type="float" office:value="1427800925.86143" calcext:value-type="float">
            <text:p>1427800925.86143</text:p>
          </table:table-cell>
          <table:table-cell office:value-type="float" office:value="1427800925.90086" calcext:value-type="float">
            <text:p>1427800925.90086</text:p>
          </table:table-cell>
          <table:table-cell/>
          <table:table-cell table:formula="of:=MAX([.B129];[.D129];[.G129])-MAX([.A129];[.C129];[.E129])" office:value-type="float" office:value="1.24441003799438" calcext:value-type="float">
            <text:p>1.244410038</text:p>
          </table:table-cell>
          <table:table-cell table:formula="of:=IF(ISBLANK([.E129]);&quot;&quot;;[.I129])" office:value-type="float" office:value="1.24441003799438" calcext:value-type="float">
            <text:p>1.244410038</text:p>
          </table:table-cell>
          <table:table-cell table:formula="of:=IF(OR(ISBLANK([.E129]);[.I129]&lt;=0);&quot;&quot;;[.I129])" office:value-type="float" office:value="1.24441003799438" calcext:value-type="float">
            <text:p>1.244410038</text:p>
          </table:table-cell>
          <table:table-cell table:number-columns-repeated="4"/>
          <table:table-cell table:formula="of:=NORMDIST([.$K129];[.$L$3];SQRT([.$L$4]); 1)" office:value-type="float" office:value="0.354416135478287" calcext:value-type="float">
            <text:p>0.35441613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6" calcext:value-type="float">
            <text:p>1427800924.65646</text:p>
          </table:table-cell>
          <table:table-cell office:value-type="float" office:value="1427800925.86132" calcext:value-type="float">
            <text:p>1427800925.86132</text:p>
          </table:table-cell>
          <table:table-cell office:value-type="float" office:value="1427800925.89841" calcext:value-type="float">
            <text:p>1427800925.89841</text:p>
          </table:table-cell>
          <table:table-cell/>
          <table:table-cell table:formula="of:=MAX([.B130];[.D130];[.G130])-MAX([.A130];[.C130];[.E130])" office:value-type="float" office:value="1.24195003509521" calcext:value-type="float">
            <text:p>1.2419500351</text:p>
          </table:table-cell>
          <table:table-cell table:formula="of:=IF(ISBLANK([.E130]);&quot;&quot;;[.I130])" office:value-type="float" office:value="1.24195003509521" calcext:value-type="float">
            <text:p>1.2419500351</text:p>
          </table:table-cell>
          <table:table-cell table:formula="of:=IF(OR(ISBLANK([.E130]);[.I130]&lt;=0);&quot;&quot;;[.I130])" office:value-type="float" office:value="1.24195003509521" calcext:value-type="float">
            <text:p>1.2419500351</text:p>
          </table:table-cell>
          <table:table-cell table:number-columns-repeated="4"/>
          <table:table-cell table:formula="of:=NORMDIST([.$K130];[.$L$3];SQRT([.$L$4]); 1)" office:value-type="float" office:value="0.346902724237521" calcext:value-type="float">
            <text:p>0.34690272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7" calcext:value-type="float">
            <text:p>1427800924.65647</text:p>
          </table:table-cell>
          <table:table-cell office:value-type="float" office:value="1427800925.8616" calcext:value-type="float">
            <text:p>1427800925.8616</text:p>
          </table:table-cell>
          <table:table-cell office:value-type="float" office:value="1427800925.89513" calcext:value-type="float">
            <text:p>1427800925.89513</text:p>
          </table:table-cell>
          <table:table-cell/>
          <table:table-cell table:formula="of:=MAX([.B131];[.D131];[.G131])-MAX([.A131];[.C131];[.E131])" office:value-type="float" office:value="1.23865985870361" calcext:value-type="float">
            <text:p>1.2386598587</text:p>
          </table:table-cell>
          <table:table-cell table:formula="of:=IF(ISBLANK([.E131]);&quot;&quot;;[.I131])" office:value-type="float" office:value="1.23865985870361" calcext:value-type="float">
            <text:p>1.2386598587</text:p>
          </table:table-cell>
          <table:table-cell table:formula="of:=IF(OR(ISBLANK([.E131]);[.I131]&lt;=0);&quot;&quot;;[.I131])" office:value-type="float" office:value="1.23865985870361" calcext:value-type="float">
            <text:p>1.2386598587</text:p>
          </table:table-cell>
          <table:table-cell table:number-columns-repeated="4"/>
          <table:table-cell table:formula="of:=NORMDIST([.$K131];[.$L$3];SQRT([.$L$4]); 1)" office:value-type="float" office:value="0.336947579669906" calcext:value-type="float">
            <text:p>0.33694757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8" calcext:value-type="float">
            <text:p>1427800924.65648</text:p>
          </table:table-cell>
          <table:table-cell office:value-type="float" office:value="1427800925.86165" calcext:value-type="float">
            <text:p>1427800925.86165</text:p>
          </table:table-cell>
          <table:table-cell office:value-type="float" office:value="1427800925.89866" calcext:value-type="float">
            <text:p>1427800925.89866</text:p>
          </table:table-cell>
          <table:table-cell/>
          <table:table-cell table:formula="of:=MAX([.B132];[.D132];[.G132])-MAX([.A132];[.C132];[.E132])" office:value-type="float" office:value="1.24217987060547" calcext:value-type="float">
            <text:p>1.2421798706</text:p>
          </table:table-cell>
          <table:table-cell table:formula="of:=IF(ISBLANK([.E132]);&quot;&quot;;[.I132])" office:value-type="float" office:value="1.24217987060547" calcext:value-type="float">
            <text:p>1.2421798706</text:p>
          </table:table-cell>
          <table:table-cell table:formula="of:=IF(OR(ISBLANK([.E132]);[.I132]&lt;=0);&quot;&quot;;[.I132])" office:value-type="float" office:value="1.24217987060547" calcext:value-type="float">
            <text:p>1.2421798706</text:p>
          </table:table-cell>
          <table:table-cell table:number-columns-repeated="4"/>
          <table:table-cell table:formula="of:=NORMDIST([.$K132];[.$L$3];SQRT([.$L$4]); 1)" office:value-type="float" office:value="0.347602205354725" calcext:value-type="float">
            <text:p>0.34760220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8" calcext:value-type="float">
            <text:p>1427800924.65648</text:p>
          </table:table-cell>
          <table:table-cell office:value-type="float" office:value="1427800925.8617" calcext:value-type="float">
            <text:p>1427800925.8617</text:p>
          </table:table-cell>
          <table:table-cell office:value-type="float" office:value="1427800925.89745" calcext:value-type="float">
            <text:p>1427800925.89745</text:p>
          </table:table-cell>
          <table:table-cell/>
          <table:table-cell table:formula="of:=MAX([.B133];[.D133];[.G133])-MAX([.A133];[.C133];[.E133])" office:value-type="float" office:value="1.24096989631653" calcext:value-type="float">
            <text:p>1.2409698963</text:p>
          </table:table-cell>
          <table:table-cell table:formula="of:=IF(ISBLANK([.E133]);&quot;&quot;;[.I133])" office:value-type="float" office:value="1.24096989631653" calcext:value-type="float">
            <text:p>1.2409698963</text:p>
          </table:table-cell>
          <table:table-cell table:formula="of:=IF(OR(ISBLANK([.E133]);[.I133]&lt;=0);&quot;&quot;;[.I133])" office:value-type="float" office:value="1.24096989631653" calcext:value-type="float">
            <text:p>1.2409698963</text:p>
          </table:table-cell>
          <table:table-cell table:number-columns-repeated="4"/>
          <table:table-cell table:formula="of:=NORMDIST([.$K133];[.$L$3];SQRT([.$L$4]); 1)" office:value-type="float" office:value="0.343925649292973" calcext:value-type="float">
            <text:p>0.34392564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4.65649" calcext:value-type="float">
            <text:p>1427800924.65649</text:p>
          </table:table-cell>
          <table:table-cell office:value-type="float" office:value="1427800925.95522" calcext:value-type="float">
            <text:p>1427800925.95522</text:p>
          </table:table-cell>
          <table:table-cell office:value-type="float" office:value="1427800925.98514" calcext:value-type="float">
            <text:p>1427800925.98514</text:p>
          </table:table-cell>
          <table:table-cell/>
          <table:table-cell table:formula="of:=MAX([.B134];[.D134];[.G134])-MAX([.A134];[.C134];[.E134])" office:value-type="float" office:value="1.32864999771118" calcext:value-type="float">
            <text:p>1.3286499977</text:p>
          </table:table-cell>
          <table:table-cell table:formula="of:=IF(ISBLANK([.E134]);&quot;&quot;;[.I134])" office:value-type="float" office:value="1.32864999771118" calcext:value-type="float">
            <text:p>1.3286499977</text:p>
          </table:table-cell>
          <table:table-cell table:formula="of:=IF(OR(ISBLANK([.E134]);[.I134]&lt;=0);&quot;&quot;;[.I134])" office:value-type="float" office:value="1.32864999771118" calcext:value-type="float">
            <text:p>1.3286499977</text:p>
          </table:table-cell>
          <table:table-cell table:number-columns-repeated="4"/>
          <table:table-cell table:formula="of:=NORMDIST([.$K134];[.$L$3];SQRT([.$L$4]); 1)" office:value-type="float" office:value="0.625796135691509" calcext:value-type="float">
            <text:p>0.62579613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25.98517" calcext:value-type="float">
            <text:p>1427800925.98517</text:p>
          </table:table-cell>
          <table:table-cell office:value-type="float" office:value="1427800927.31053" calcext:value-type="float">
            <text:p>1427800927.31053</text:p>
          </table:table-cell>
          <table:table-cell table:number-columns-repeated="4"/>
          <table:table-cell table:formula="of:=MAX([.B135];[.D135];[.G135])-MAX([.A135];[.C135];[.E135])" office:value-type="float" office:value="1.32536005973816" calcext:value-type="float">
            <text:p>1.3253600597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 table:number-columns-repeated="4"/>
          <table:table-cell table:formula="of:=NORMDIST([.$K135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17" calcext:value-type="float">
            <text:p>1427800925.98517</text:p>
          </table:table-cell>
          <table:table-cell office:value-type="float" office:value="1427800927.19719" calcext:value-type="float">
            <text:p>1427800927.19719</text:p>
          </table:table-cell>
          <table:table-cell office:value-type="float" office:value="1427800927.22751" calcext:value-type="float">
            <text:p>1427800927.22751</text:p>
          </table:table-cell>
          <table:table-cell/>
          <table:table-cell table:formula="of:=MAX([.B136];[.D136];[.G136])-MAX([.A136];[.C136];[.E136])" office:value-type="float" office:value="1.24234008789063" calcext:value-type="float">
            <text:p>1.2423400879</text:p>
          </table:table-cell>
          <table:table-cell table:formula="of:=IF(ISBLANK([.E136]);&quot;&quot;;[.I136])" office:value-type="float" office:value="1.24234008789063" calcext:value-type="float">
            <text:p>1.2423400879</text:p>
          </table:table-cell>
          <table:table-cell table:formula="of:=IF(OR(ISBLANK([.E136]);[.I136]&lt;=0);&quot;&quot;;[.I136])" office:value-type="float" office:value="1.24234008789063" calcext:value-type="float">
            <text:p>1.2423400879</text:p>
          </table:table-cell>
          <table:table-cell table:number-columns-repeated="4"/>
          <table:table-cell table:formula="of:=NORMDIST([.$K136];[.$L$3];SQRT([.$L$4]); 1)" office:value-type="float" office:value="0.34809011771391" calcext:value-type="float">
            <text:p>0.34809011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19" calcext:value-type="float">
            <text:p>1427800925.98519</text:p>
          </table:table-cell>
          <table:table-cell office:value-type="float" office:value="1427800927.28106" calcext:value-type="float">
            <text:p>1427800927.28106</text:p>
          </table:table-cell>
          <table:table-cell office:value-type="float" office:value="1427800927.31052" calcext:value-type="float">
            <text:p>1427800927.31052</text:p>
          </table:table-cell>
          <table:table-cell/>
          <table:table-cell table:formula="of:=MAX([.B137];[.D137];[.G137])-MAX([.A137];[.C137];[.E137])" office:value-type="float" office:value="1.32533001899719" calcext:value-type="float">
            <text:p>1.325330019</text:p>
          </table:table-cell>
          <table:table-cell table:formula="of:=IF(ISBLANK([.E137]);&quot;&quot;;[.I137])" office:value-type="float" office:value="1.32533001899719" calcext:value-type="float">
            <text:p>1.325330019</text:p>
          </table:table-cell>
          <table:table-cell table:formula="of:=IF(OR(ISBLANK([.E137]);[.I137]&lt;=0);&quot;&quot;;[.I137])" office:value-type="float" office:value="1.32533001899719" calcext:value-type="float">
            <text:p>1.325330019</text:p>
          </table:table-cell>
          <table:table-cell table:number-columns-repeated="4"/>
          <table:table-cell table:formula="of:=NORMDIST([.$K137];[.$L$3];SQRT([.$L$4]); 1)" office:value-type="float" office:value="0.615384875345537" calcext:value-type="float">
            <text:p>0.61538487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21" calcext:value-type="float">
            <text:p>1427800925.98521</text:p>
          </table:table-cell>
          <table:table-cell office:value-type="float" office:value="1427800927.19708" calcext:value-type="float">
            <text:p>1427800927.19708</text:p>
          </table:table-cell>
          <table:table-cell office:value-type="float" office:value="1427800927.23492" calcext:value-type="float">
            <text:p>1427800927.23492</text:p>
          </table:table-cell>
          <table:table-cell/>
          <table:table-cell table:formula="of:=MAX([.B138];[.D138];[.G138])-MAX([.A138];[.C138];[.E138])" office:value-type="float" office:value="1.24971008300781" calcext:value-type="float">
            <text:p>1.249710083</text:p>
          </table:table-cell>
          <table:table-cell table:formula="of:=IF(ISBLANK([.E138]);&quot;&quot;;[.I138])" office:value-type="float" office:value="1.24971008300781" calcext:value-type="float">
            <text:p>1.249710083</text:p>
          </table:table-cell>
          <table:table-cell table:formula="of:=IF(OR(ISBLANK([.E138]);[.I138]&lt;=0);&quot;&quot;;[.I138])" office:value-type="float" office:value="1.24971008300781" calcext:value-type="float">
            <text:p>1.249710083</text:p>
          </table:table-cell>
          <table:table-cell table:number-columns-repeated="4"/>
          <table:table-cell table:formula="of:=NORMDIST([.$K138];[.$L$3];SQRT([.$L$4]); 1)" office:value-type="float" office:value="0.370794146536057" calcext:value-type="float">
            <text:p>0.37079414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22" calcext:value-type="float">
            <text:p>1427800925.98522</text:p>
          </table:table-cell>
          <table:table-cell office:value-type="float" office:value="1427800927.19714" calcext:value-type="float">
            <text:p>1427800927.19714</text:p>
          </table:table-cell>
          <table:table-cell office:value-type="float" office:value="1427800927.23491" calcext:value-type="float">
            <text:p>1427800927.23491</text:p>
          </table:table-cell>
          <table:table-cell/>
          <table:table-cell table:formula="of:=MAX([.B139];[.D139];[.G139])-MAX([.A139];[.C139];[.E139])" office:value-type="float" office:value="1.24969005584717" calcext:value-type="float">
            <text:p>1.2496900558</text:p>
          </table:table-cell>
          <table:table-cell table:formula="of:=IF(ISBLANK([.E139]);&quot;&quot;;[.I139])" office:value-type="float" office:value="1.24969005584717" calcext:value-type="float">
            <text:p>1.2496900558</text:p>
          </table:table-cell>
          <table:table-cell table:formula="of:=IF(OR(ISBLANK([.E139]);[.I139]&lt;=0);&quot;&quot;;[.I139])" office:value-type="float" office:value="1.24969005584717" calcext:value-type="float">
            <text:p>1.2496900558</text:p>
          </table:table-cell>
          <table:table-cell table:number-columns-repeated="4"/>
          <table:table-cell table:formula="of:=NORMDIST([.$K139];[.$L$3];SQRT([.$L$4]); 1)" office:value-type="float" office:value="0.370731794560171" calcext:value-type="float">
            <text:p>0.37073179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23" calcext:value-type="float">
            <text:p>1427800925.98523</text:p>
          </table:table-cell>
          <table:table-cell office:value-type="float" office:value="1427800927.19729" calcext:value-type="float">
            <text:p>1427800927.19729</text:p>
          </table:table-cell>
          <table:table-cell office:value-type="float" office:value="1427800927.23125" calcext:value-type="float">
            <text:p>1427800927.23125</text:p>
          </table:table-cell>
          <table:table-cell/>
          <table:table-cell table:formula="of:=MAX([.B140];[.D140];[.G140])-MAX([.A140];[.C140];[.E140])" office:value-type="float" office:value="1.24602007865906" calcext:value-type="float">
            <text:p>1.2460200787</text:p>
          </table:table-cell>
          <table:table-cell table:formula="of:=IF(ISBLANK([.E140]);&quot;&quot;;[.I140])" office:value-type="float" office:value="1.24602007865906" calcext:value-type="float">
            <text:p>1.2460200787</text:p>
          </table:table-cell>
          <table:table-cell table:formula="of:=IF(OR(ISBLANK([.E140]);[.I140]&lt;=0);&quot;&quot;;[.I140])" office:value-type="float" office:value="1.24602007865906" calcext:value-type="float">
            <text:p>1.2460200787</text:p>
          </table:table-cell>
          <table:table-cell table:number-columns-repeated="4"/>
          <table:table-cell table:formula="of:=NORMDIST([.$K140];[.$L$3];SQRT([.$L$4]); 1)" office:value-type="float" office:value="0.359364643712834" calcext:value-type="float">
            <text:p>0.35936464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23" calcext:value-type="float">
            <text:p>1427800925.98523</text:p>
          </table:table-cell>
          <table:table-cell office:value-type="float" office:value="1427800927.19724" calcext:value-type="float">
            <text:p>1427800927.19724</text:p>
          </table:table-cell>
          <table:table-cell office:value-type="float" office:value="1427800927.22881" calcext:value-type="float">
            <text:p>1427800927.22881</text:p>
          </table:table-cell>
          <table:table-cell/>
          <table:table-cell table:formula="of:=MAX([.B141];[.D141];[.G141])-MAX([.A141];[.C141];[.E141])" office:value-type="float" office:value="1.24358010292053" calcext:value-type="float">
            <text:p>1.2435801029</text:p>
          </table:table-cell>
          <table:table-cell table:formula="of:=IF(ISBLANK([.E141]);&quot;&quot;;[.I141])" office:value-type="float" office:value="1.24358010292053" calcext:value-type="float">
            <text:p>1.2435801029</text:p>
          </table:table-cell>
          <table:table-cell table:formula="of:=IF(OR(ISBLANK([.E141]);[.I141]&lt;=0);&quot;&quot;;[.I141])" office:value-type="float" office:value="1.24358010292053" calcext:value-type="float">
            <text:p>1.2435801029</text:p>
          </table:table-cell>
          <table:table-cell table:number-columns-repeated="4"/>
          <table:table-cell table:formula="of:=NORMDIST([.$K141];[.$L$3];SQRT([.$L$4]); 1)" office:value-type="float" office:value="0.351874810273359" calcext:value-type="float">
            <text:p>0.35187481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24" calcext:value-type="float">
            <text:p>1427800925.98524</text:p>
          </table:table-cell>
          <table:table-cell office:value-type="float" office:value="1427800927.19766" calcext:value-type="float">
            <text:p>1427800927.19766</text:p>
          </table:table-cell>
          <table:table-cell office:value-type="float" office:value="1427800927.23275" calcext:value-type="float">
            <text:p>1427800927.23275</text:p>
          </table:table-cell>
          <table:table-cell/>
          <table:table-cell table:formula="of:=MAX([.B142];[.D142];[.G142])-MAX([.A142];[.C142];[.E142])" office:value-type="float" office:value="1.24750995635986" calcext:value-type="float">
            <text:p>1.2475099564</text:p>
          </table:table-cell>
          <table:table-cell table:formula="of:=IF(ISBLANK([.E142]);&quot;&quot;;[.I142])" office:value-type="float" office:value="1.24750995635986" calcext:value-type="float">
            <text:p>1.2475099564</text:p>
          </table:table-cell>
          <table:table-cell table:formula="of:=IF(OR(ISBLANK([.E142]);[.I142]&lt;=0);&quot;&quot;;[.I142])" office:value-type="float" office:value="1.24750995635986" calcext:value-type="float">
            <text:p>1.2475099564</text:p>
          </table:table-cell>
          <table:table-cell table:number-columns-repeated="4"/>
          <table:table-cell table:formula="of:=NORMDIST([.$K142];[.$L$3];SQRT([.$L$4]); 1)" office:value-type="float" office:value="0.36396495868102" calcext:value-type="float">
            <text:p>0.36396495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25" calcext:value-type="float">
            <text:p>1427800925.98525</text:p>
          </table:table-cell>
          <table:table-cell office:value-type="float" office:value="1427800927.19771" calcext:value-type="float">
            <text:p>1427800927.19771</text:p>
          </table:table-cell>
          <table:table-cell office:value-type="float" office:value="1427800927.22885" calcext:value-type="float">
            <text:p>1427800927.22885</text:p>
          </table:table-cell>
          <table:table-cell/>
          <table:table-cell table:formula="of:=MAX([.B143];[.D143];[.G143])-MAX([.A143];[.C143];[.E143])" office:value-type="float" office:value="1.2435998916626" calcext:value-type="float">
            <text:p>1.2435998917</text:p>
          </table:table-cell>
          <table:table-cell table:formula="of:=IF(ISBLANK([.E143]);&quot;&quot;;[.I143])" office:value-type="float" office:value="1.2435998916626" calcext:value-type="float">
            <text:p>1.2435998917</text:p>
          </table:table-cell>
          <table:table-cell table:formula="of:=IF(OR(ISBLANK([.E143]);[.I143]&lt;=0);&quot;&quot;;[.I143])" office:value-type="float" office:value="1.2435998916626" calcext:value-type="float">
            <text:p>1.2435998917</text:p>
          </table:table-cell>
          <table:table-cell table:number-columns-repeated="4"/>
          <table:table-cell table:formula="of:=NORMDIST([.$K143];[.$L$3];SQRT([.$L$4]); 1)" office:value-type="float" office:value="0.351935328518797" calcext:value-type="float">
            <text:p>0.35193532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26" calcext:value-type="float">
            <text:p>1427800925.98526</text:p>
          </table:table-cell>
          <table:table-cell office:value-type="float" office:value="1427800927.19761" calcext:value-type="float">
            <text:p>1427800927.19761</text:p>
          </table:table-cell>
          <table:table-cell office:value-type="float" office:value="1427800927.23132" calcext:value-type="float">
            <text:p>1427800927.23132</text:p>
          </table:table-cell>
          <table:table-cell/>
          <table:table-cell table:formula="of:=MAX([.B144];[.D144];[.G144])-MAX([.A144];[.C144];[.E144])" office:value-type="float" office:value="1.24605989456177" calcext:value-type="float">
            <text:p>1.2460598946</text:p>
          </table:table-cell>
          <table:table-cell table:formula="of:=IF(ISBLANK([.E144]);&quot;&quot;;[.I144])" office:value-type="float" office:value="1.24605989456177" calcext:value-type="float">
            <text:p>1.2460598946</text:p>
          </table:table-cell>
          <table:table-cell table:formula="of:=IF(OR(ISBLANK([.E144]);[.I144]&lt;=0);&quot;&quot;;[.I144])" office:value-type="float" office:value="1.24605989456177" calcext:value-type="float">
            <text:p>1.2460598946</text:p>
          </table:table-cell>
          <table:table-cell table:number-columns-repeated="4"/>
          <table:table-cell table:formula="of:=NORMDIST([.$K144];[.$L$3];SQRT([.$L$4]); 1)" office:value-type="float" office:value="0.359487322529459" calcext:value-type="float">
            <text:p>0.35948732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5.98529" calcext:value-type="float">
            <text:p>1427800925.98529</text:p>
          </table:table-cell>
          <table:table-cell office:value-type="float" office:value="1427800927.20455" calcext:value-type="float">
            <text:p>1427800927.20455</text:p>
          </table:table-cell>
          <table:table-cell office:value-type="float" office:value="1427800927.24374" calcext:value-type="float">
            <text:p>1427800927.24374</text:p>
          </table:table-cell>
          <table:table-cell/>
          <table:table-cell table:formula="of:=MAX([.B145];[.D145];[.G145])-MAX([.A145];[.C145];[.E145])" office:value-type="float" office:value="1.25845003128052" calcext:value-type="float">
            <text:p>1.2584500313</text:p>
          </table:table-cell>
          <table:table-cell table:formula="of:=IF(ISBLANK([.E145]);&quot;&quot;;[.I145])" office:value-type="float" office:value="1.25845003128052" calcext:value-type="float">
            <text:p>1.2584500313</text:p>
          </table:table-cell>
          <table:table-cell table:formula="of:=IF(OR(ISBLANK([.E145]);[.I145]&lt;=0);&quot;&quot;;[.I145])" office:value-type="float" office:value="1.25845003128052" calcext:value-type="float">
            <text:p>1.2584500313</text:p>
          </table:table-cell>
          <table:table-cell table:number-columns-repeated="4"/>
          <table:table-cell table:formula="of:=NORMDIST([.$K145];[.$L$3];SQRT([.$L$4]); 1)" office:value-type="float" office:value="0.398307348738239" calcext:value-type="float">
            <text:p>0.398307348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27.31054" calcext:value-type="float">
            <text:p>1427800927.31054</text:p>
          </table:table-cell>
          <table:table-cell office:value-type="float" office:value="1427800928.60896" calcext:value-type="float">
            <text:p>1427800928.60896</text:p>
          </table:table-cell>
          <table:table-cell table:number-columns-repeated="4"/>
          <table:table-cell table:formula="of:=MAX([.B146];[.D146];[.G146])-MAX([.A146];[.C146];[.E146])" office:value-type="float" office:value="1.29841995239258" calcext:value-type="float">
            <text:p>1.2984199524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 table:number-columns-repeated="4"/>
          <table:table-cell table:formula="of:=NORMDIST([.$K146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55" calcext:value-type="float">
            <text:p>1427800927.31055</text:p>
          </table:table-cell>
          <table:table-cell office:value-type="float" office:value="1427800928.49334" calcext:value-type="float">
            <text:p>1427800928.49334</text:p>
          </table:table-cell>
          <table:table-cell office:value-type="float" office:value="1427800928.53287" calcext:value-type="float">
            <text:p>1427800928.53287</text:p>
          </table:table-cell>
          <table:table-cell/>
          <table:table-cell table:formula="of:=MAX([.B147];[.D147];[.G147])-MAX([.A147];[.C147];[.E147])" office:value-type="float" office:value="1.22232007980347" calcext:value-type="float">
            <text:p>1.2223200798</text:p>
          </table:table-cell>
          <table:table-cell table:formula="of:=IF(ISBLANK([.E147]);&quot;&quot;;[.I147])" office:value-type="float" office:value="1.22232007980347" calcext:value-type="float">
            <text:p>1.2223200798</text:p>
          </table:table-cell>
          <table:table-cell table:formula="of:=IF(OR(ISBLANK([.E147]);[.I147]&lt;=0);&quot;&quot;;[.I147])" office:value-type="float" office:value="1.22232007980347" calcext:value-type="float">
            <text:p>1.2223200798</text:p>
          </table:table-cell>
          <table:table-cell table:number-columns-repeated="4"/>
          <table:table-cell table:formula="of:=NORMDIST([.$K147];[.$L$3];SQRT([.$L$4]); 1)" office:value-type="float" office:value="0.289292346288158" calcext:value-type="float">
            <text:p>0.28929234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57" calcext:value-type="float">
            <text:p>1427800927.31057</text:p>
          </table:table-cell>
          <table:table-cell office:value-type="float" office:value="1427800928.49324" calcext:value-type="float">
            <text:p>1427800928.49324</text:p>
          </table:table-cell>
          <table:table-cell office:value-type="float" office:value="1427800928.53074" calcext:value-type="float">
            <text:p>1427800928.53074</text:p>
          </table:table-cell>
          <table:table-cell/>
          <table:table-cell table:formula="of:=MAX([.B148];[.D148];[.G148])-MAX([.A148];[.C148];[.E148])" office:value-type="float" office:value="1.22017002105713" calcext:value-type="float">
            <text:p>1.2201700211</text:p>
          </table:table-cell>
          <table:table-cell table:formula="of:=IF(ISBLANK([.E148]);&quot;&quot;;[.I148])" office:value-type="float" office:value="1.22017002105713" calcext:value-type="float">
            <text:p>1.2201700211</text:p>
          </table:table-cell>
          <table:table-cell table:formula="of:=IF(OR(ISBLANK([.E148]);[.I148]&lt;=0);&quot;&quot;;[.I148])" office:value-type="float" office:value="1.22017002105713" calcext:value-type="float">
            <text:p>1.2201700211</text:p>
          </table:table-cell>
          <table:table-cell table:number-columns-repeated="4"/>
          <table:table-cell table:formula="of:=NORMDIST([.$K148];[.$L$3];SQRT([.$L$4]); 1)" office:value-type="float" office:value="0.283264659549171" calcext:value-type="float">
            <text:p>0.28326465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58" calcext:value-type="float">
            <text:p>1427800927.31058</text:p>
          </table:table-cell>
          <table:table-cell office:value-type="float" office:value="1427800928.49314" calcext:value-type="float">
            <text:p>1427800928.49314</text:p>
          </table:table-cell>
          <table:table-cell office:value-type="float" office:value="1427800928.52734" calcext:value-type="float">
            <text:p>1427800928.52734</text:p>
          </table:table-cell>
          <table:table-cell/>
          <table:table-cell table:formula="of:=MAX([.B149];[.D149];[.G149])-MAX([.A149];[.C149];[.E149])" office:value-type="float" office:value="1.21675992012024" calcext:value-type="float">
            <text:p>1.2167599201</text:p>
          </table:table-cell>
          <table:table-cell table:formula="of:=IF(ISBLANK([.E149]);&quot;&quot;;[.I149])" office:value-type="float" office:value="1.21675992012024" calcext:value-type="float">
            <text:p>1.2167599201</text:p>
          </table:table-cell>
          <table:table-cell table:formula="of:=IF(OR(ISBLANK([.E149]);[.I149]&lt;=0);&quot;&quot;;[.I149])" office:value-type="float" office:value="1.21675992012024" calcext:value-type="float">
            <text:p>1.2167599201</text:p>
          </table:table-cell>
          <table:table-cell table:number-columns-repeated="4"/>
          <table:table-cell table:formula="of:=NORMDIST([.$K149];[.$L$3];SQRT([.$L$4]); 1)" office:value-type="float" office:value="0.273829837586957" calcext:value-type="float">
            <text:p>0.27382983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59" calcext:value-type="float">
            <text:p>1427800927.31059</text:p>
          </table:table-cell>
          <table:table-cell office:value-type="float" office:value="1427800928.49913" calcext:value-type="float">
            <text:p>1427800928.49913</text:p>
          </table:table-cell>
          <table:table-cell office:value-type="float" office:value="1427800928.53678" calcext:value-type="float">
            <text:p>1427800928.53678</text:p>
          </table:table-cell>
          <table:table-cell/>
          <table:table-cell table:formula="of:=MAX([.B150];[.D150];[.G150])-MAX([.A150];[.C150];[.E150])" office:value-type="float" office:value="1.22619009017944" calcext:value-type="float">
            <text:p>1.2261900902</text:p>
          </table:table-cell>
          <table:table-cell table:formula="of:=IF(ISBLANK([.E150]);&quot;&quot;;[.I150])" office:value-type="float" office:value="1.22619009017944" calcext:value-type="float">
            <text:p>1.2261900902</text:p>
          </table:table-cell>
          <table:table-cell table:formula="of:=IF(OR(ISBLANK([.E150]);[.I150]&lt;=0);&quot;&quot;;[.I150])" office:value-type="float" office:value="1.22619009017944" calcext:value-type="float">
            <text:p>1.2261900902</text:p>
          </table:table-cell>
          <table:table-cell table:number-columns-repeated="4"/>
          <table:table-cell table:formula="of:=NORMDIST([.$K150];[.$L$3];SQRT([.$L$4]); 1)" office:value-type="float" office:value="0.300291227876883" calcext:value-type="float">
            <text:p>0.30029122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61" calcext:value-type="float">
            <text:p>1427800927.31061</text:p>
          </table:table-cell>
          <table:table-cell office:value-type="float" office:value="1427800928.49329" calcext:value-type="float">
            <text:p>1427800928.49329</text:p>
          </table:table-cell>
          <table:table-cell office:value-type="float" office:value="1427800928.53093" calcext:value-type="float">
            <text:p>1427800928.53093</text:p>
          </table:table-cell>
          <table:table-cell/>
          <table:table-cell table:formula="of:=MAX([.B151];[.D151];[.G151])-MAX([.A151];[.C151];[.E151])" office:value-type="float" office:value="1.22031998634338" calcext:value-type="float">
            <text:p>1.2203199863</text:p>
          </table:table-cell>
          <table:table-cell table:formula="of:=IF(ISBLANK([.E151]);&quot;&quot;;[.I151])" office:value-type="float" office:value="1.22031998634338" calcext:value-type="float">
            <text:p>1.2203199863</text:p>
          </table:table-cell>
          <table:table-cell table:formula="of:=IF(OR(ISBLANK([.E151]);[.I151]&lt;=0);&quot;&quot;;[.I151])" office:value-type="float" office:value="1.22031998634338" calcext:value-type="float">
            <text:p>1.2203199863</text:p>
          </table:table-cell>
          <table:table-cell table:number-columns-repeated="4"/>
          <table:table-cell table:formula="of:=NORMDIST([.$K151];[.$L$3];SQRT([.$L$4]); 1)" office:value-type="float" office:value="0.28368312593928" calcext:value-type="float">
            <text:p>0.28368312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63" calcext:value-type="float">
            <text:p>1427800927.31063</text:p>
          </table:table-cell>
          <table:table-cell office:value-type="float" office:value="1427800928.49349" calcext:value-type="float">
            <text:p>1427800928.49349</text:p>
          </table:table-cell>
          <table:table-cell office:value-type="float" office:value="1427800928.53089" calcext:value-type="float">
            <text:p>1427800928.53089</text:p>
          </table:table-cell>
          <table:table-cell/>
          <table:table-cell table:formula="of:=MAX([.B152];[.D152];[.G152])-MAX([.A152];[.C152];[.E152])" office:value-type="float" office:value="1.22025990486145" calcext:value-type="float">
            <text:p>1.2202599049</text:p>
          </table:table-cell>
          <table:table-cell table:formula="of:=IF(ISBLANK([.E152]);&quot;&quot;;[.I152])" office:value-type="float" office:value="1.22025990486145" calcext:value-type="float">
            <text:p>1.2202599049</text:p>
          </table:table-cell>
          <table:table-cell table:formula="of:=IF(OR(ISBLANK([.E152]);[.I152]&lt;=0);&quot;&quot;;[.I152])" office:value-type="float" office:value="1.22025990486145" calcext:value-type="float">
            <text:p>1.2202599049</text:p>
          </table:table-cell>
          <table:table-cell table:number-columns-repeated="4"/>
          <table:table-cell table:formula="of:=NORMDIST([.$K152];[.$L$3];SQRT([.$L$4]); 1)" office:value-type="float" office:value="0.283515437721078" calcext:value-type="float">
            <text:p>0.28351543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65" calcext:value-type="float">
            <text:p>1427800927.31065</text:p>
          </table:table-cell>
          <table:table-cell office:value-type="float" office:value="1427800928.49319" calcext:value-type="float">
            <text:p>1427800928.49319</text:p>
          </table:table-cell>
          <table:table-cell office:value-type="float" office:value="1427800928.53283" calcext:value-type="float">
            <text:p>1427800928.53283</text:p>
          </table:table-cell>
          <table:table-cell/>
          <table:table-cell table:formula="of:=MAX([.B153];[.D153];[.G153])-MAX([.A153];[.C153];[.E153])" office:value-type="float" office:value="1.22217988967896" calcext:value-type="float">
            <text:p>1.2221798897</text:p>
          </table:table-cell>
          <table:table-cell table:formula="of:=IF(ISBLANK([.E153]);&quot;&quot;;[.I153])" office:value-type="float" office:value="1.22217988967896" calcext:value-type="float">
            <text:p>1.2221798897</text:p>
          </table:table-cell>
          <table:table-cell table:formula="of:=IF(OR(ISBLANK([.E153]);[.I153]&lt;=0);&quot;&quot;;[.I153])" office:value-type="float" office:value="1.22217988967896" calcext:value-type="float">
            <text:p>1.2221798897</text:p>
          </table:table-cell>
          <table:table-cell table:number-columns-repeated="4"/>
          <table:table-cell table:formula="of:=NORMDIST([.$K153];[.$L$3];SQRT([.$L$4]); 1)" office:value-type="float" office:value="0.288897492584992" calcext:value-type="float">
            <text:p>0.28889749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7" calcext:value-type="float">
            <text:p>1427800927.3107</text:p>
          </table:table-cell>
          <table:table-cell office:value-type="float" office:value="1427800928.49339" calcext:value-type="float">
            <text:p>1427800928.49339</text:p>
          </table:table-cell>
          <table:table-cell office:value-type="float" office:value="1427800928.53089" calcext:value-type="float">
            <text:p>1427800928.53089</text:p>
          </table:table-cell>
          <table:table-cell/>
          <table:table-cell table:formula="of:=MAX([.B154];[.D154];[.G154])-MAX([.A154];[.C154];[.E154])" office:value-type="float" office:value="1.22019004821777" calcext:value-type="float">
            <text:p>1.2201900482</text:p>
          </table:table-cell>
          <table:table-cell table:formula="of:=IF(ISBLANK([.E154]);&quot;&quot;;[.I154])" office:value-type="float" office:value="1.22019004821777" calcext:value-type="float">
            <text:p>1.2201900482</text:p>
          </table:table-cell>
          <table:table-cell table:formula="of:=IF(OR(ISBLANK([.E154]);[.I154]&lt;=0);&quot;&quot;;[.I154])" office:value-type="float" office:value="1.22019004821777" calcext:value-type="float">
            <text:p>1.2201900482</text:p>
          </table:table-cell>
          <table:table-cell table:number-columns-repeated="4"/>
          <table:table-cell table:formula="of:=NORMDIST([.$K154];[.$L$3];SQRT([.$L$4]); 1)" office:value-type="float" office:value="0.283320526640013" calcext:value-type="float">
            <text:p>0.28332052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71" calcext:value-type="float">
            <text:p>1427800927.31071</text:p>
          </table:table-cell>
          <table:table-cell office:value-type="float" office:value="1427800928.49344" calcext:value-type="float">
            <text:p>1427800928.49344</text:p>
          </table:table-cell>
          <table:table-cell office:value-type="float" office:value="1427800928.5329" calcext:value-type="float">
            <text:p>1427800928.5329</text:p>
          </table:table-cell>
          <table:table-cell/>
          <table:table-cell table:formula="of:=MAX([.B155];[.D155];[.G155])-MAX([.A155];[.C155];[.E155])" office:value-type="float" office:value="1.22219014167786" calcext:value-type="float">
            <text:p>1.2221901417</text:p>
          </table:table-cell>
          <table:table-cell table:formula="of:=IF(ISBLANK([.E155]);&quot;&quot;;[.I155])" office:value-type="float" office:value="1.22219014167786" calcext:value-type="float">
            <text:p>1.2221901417</text:p>
          </table:table-cell>
          <table:table-cell table:formula="of:=IF(OR(ISBLANK([.E155]);[.I155]&lt;=0);&quot;&quot;;[.I155])" office:value-type="float" office:value="1.22219014167786" calcext:value-type="float">
            <text:p>1.2221901417</text:p>
          </table:table-cell>
          <table:table-cell table:number-columns-repeated="4"/>
          <table:table-cell table:formula="of:=NORMDIST([.$K155];[.$L$3];SQRT([.$L$4]); 1)" office:value-type="float" office:value="0.288926359343464" calcext:value-type="float">
            <text:p>0.28892635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7.31072" calcext:value-type="float">
            <text:p>1427800927.31072</text:p>
          </table:table-cell>
          <table:table-cell office:value-type="float" office:value="1427800928.57361" calcext:value-type="float">
            <text:p>1427800928.57361</text:p>
          </table:table-cell>
          <table:table-cell office:value-type="float" office:value="1427800928.60895" calcext:value-type="float">
            <text:p>1427800928.60895</text:p>
          </table:table-cell>
          <table:table-cell/>
          <table:table-cell table:formula="of:=MAX([.B156];[.D156];[.G156])-MAX([.A156];[.C156];[.E156])" office:value-type="float" office:value="1.29822993278503" calcext:value-type="float">
            <text:p>1.2982299328</text:p>
          </table:table-cell>
          <table:table-cell table:formula="of:=IF(ISBLANK([.E156]);&quot;&quot;;[.I156])" office:value-type="float" office:value="1.29822993278503" calcext:value-type="float">
            <text:p>1.2982299328</text:p>
          </table:table-cell>
          <table:table-cell table:formula="of:=IF(OR(ISBLANK([.E156]);[.I156]&lt;=0);&quot;&quot;;[.I156])" office:value-type="float" office:value="1.29822993278503" calcext:value-type="float">
            <text:p>1.2982299328</text:p>
          </table:table-cell>
          <table:table-cell table:number-columns-repeated="4"/>
          <table:table-cell table:formula="of:=NORMDIST([.$K156];[.$L$3];SQRT([.$L$4]); 1)" office:value-type="float" office:value="0.527930413449003" calcext:value-type="float">
            <text:p>0.52793041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28.60897" calcext:value-type="float">
            <text:p>1427800928.60897</text:p>
          </table:table-cell>
          <table:table-cell office:value-type="float" office:value="1427800930.16002" calcext:value-type="float">
            <text:p>1427800930.16002</text:p>
          </table:table-cell>
          <table:table-cell table:number-columns-repeated="4"/>
          <table:table-cell table:formula="of:=MAX([.B157];[.D157];[.G157])-MAX([.A157];[.C157];[.E157])" office:value-type="float" office:value="1.55105018615723" calcext:value-type="float">
            <text:p>1.5510501862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 table:number-columns-repeated="4"/>
          <table:table-cell table:formula="of:=NORMDIST([.$K157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897" calcext:value-type="float">
            <text:p>1427800928.60897</text:p>
          </table:table-cell>
          <table:table-cell office:value-type="float" office:value="1427800930.04555" calcext:value-type="float">
            <text:p>1427800930.04555</text:p>
          </table:table-cell>
          <table:table-cell office:value-type="float" office:value="1427800930.07861" calcext:value-type="float">
            <text:p>1427800930.07861</text:p>
          </table:table-cell>
          <table:table-cell/>
          <table:table-cell table:formula="of:=MAX([.B158];[.D158];[.G158])-MAX([.A158];[.C158];[.E158])" office:value-type="float" office:value="1.46964001655579" calcext:value-type="float">
            <text:p>1.4696400166</text:p>
          </table:table-cell>
          <table:table-cell table:formula="of:=IF(ISBLANK([.E158]);&quot;&quot;;[.I158])" office:value-type="float" office:value="1.46964001655579" calcext:value-type="float">
            <text:p>1.4696400166</text:p>
          </table:table-cell>
          <table:table-cell table:formula="of:=IF(OR(ISBLANK([.E158]);[.I158]&lt;=0);&quot;&quot;;[.I158])" office:value-type="float" office:value="1.46964001655579" calcext:value-type="float">
            <text:p>1.4696400166</text:p>
          </table:table-cell>
          <table:table-cell table:number-columns-repeated="4"/>
          <table:table-cell table:formula="of:=NORMDIST([.$K158];[.$L$3];SQRT([.$L$4]); 1)" office:value-type="float" office:value="0.930902046346183" calcext:value-type="float">
            <text:p>0.93090204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899" calcext:value-type="float">
            <text:p>1427800928.60899</text:p>
          </table:table-cell>
          <table:table-cell office:value-type="float" office:value="1427800930.04528" calcext:value-type="float">
            <text:p>1427800930.04528</text:p>
          </table:table-cell>
          <table:table-cell office:value-type="float" office:value="1427800930.0769" calcext:value-type="float">
            <text:p>1427800930.0769</text:p>
          </table:table-cell>
          <table:table-cell/>
          <table:table-cell table:formula="of:=MAX([.B159];[.D159];[.G159])-MAX([.A159];[.C159];[.E159])" office:value-type="float" office:value="1.46791005134583" calcext:value-type="float">
            <text:p>1.4679100513</text:p>
          </table:table-cell>
          <table:table-cell table:formula="of:=IF(ISBLANK([.E159]);&quot;&quot;;[.I159])" office:value-type="float" office:value="1.46791005134583" calcext:value-type="float">
            <text:p>1.4679100513</text:p>
          </table:table-cell>
          <table:table-cell table:formula="of:=IF(OR(ISBLANK([.E159]);[.I159]&lt;=0);&quot;&quot;;[.I159])" office:value-type="float" office:value="1.46791005134583" calcext:value-type="float">
            <text:p>1.4679100513</text:p>
          </table:table-cell>
          <table:table-cell table:number-columns-repeated="4"/>
          <table:table-cell table:formula="of:=NORMDIST([.$K159];[.$L$3];SQRT([.$L$4]); 1)" office:value-type="float" office:value="0.928986912835764" calcext:value-type="float">
            <text:p>0.9289869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9" calcext:value-type="float">
            <text:p>1427800928.609</text:p>
          </table:table-cell>
          <table:table-cell office:value-type="float" office:value="1427800930.04518" calcext:value-type="float">
            <text:p>1427800930.04518</text:p>
          </table:table-cell>
          <table:table-cell office:value-type="float" office:value="1427800930.08087" calcext:value-type="float">
            <text:p>1427800930.08087</text:p>
          </table:table-cell>
          <table:table-cell/>
          <table:table-cell table:formula="of:=MAX([.B160];[.D160];[.G160])-MAX([.A160];[.C160];[.E160])" office:value-type="float" office:value="1.47186994552612" calcext:value-type="float">
            <text:p>1.4718699455</text:p>
          </table:table-cell>
          <table:table-cell table:formula="of:=IF(ISBLANK([.E160]);&quot;&quot;;[.I160])" office:value-type="float" office:value="1.47186994552612" calcext:value-type="float">
            <text:p>1.4718699455</text:p>
          </table:table-cell>
          <table:table-cell table:formula="of:=IF(OR(ISBLANK([.E160]);[.I160]&lt;=0);&quot;&quot;;[.I160])" office:value-type="float" office:value="1.47186994552612" calcext:value-type="float">
            <text:p>1.4718699455</text:p>
          </table:table-cell>
          <table:table-cell table:number-columns-repeated="4"/>
          <table:table-cell table:formula="of:=NORMDIST([.$K160];[.$L$3];SQRT([.$L$4]); 1)" office:value-type="float" office:value="0.933311639596223" calcext:value-type="float">
            <text:p>0.93331163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901" calcext:value-type="float">
            <text:p>1427800928.60901</text:p>
          </table:table-cell>
          <table:table-cell office:value-type="float" office:value="1427800930.04508" calcext:value-type="float">
            <text:p>1427800930.04508</text:p>
          </table:table-cell>
          <table:table-cell office:value-type="float" office:value="1427800930.08081" calcext:value-type="float">
            <text:p>1427800930.08081</text:p>
          </table:table-cell>
          <table:table-cell/>
          <table:table-cell table:formula="of:=MAX([.B161];[.D161];[.G161])-MAX([.A161];[.C161];[.E161])" office:value-type="float" office:value="1.47180008888245" calcext:value-type="float">
            <text:p>1.4718000889</text:p>
          </table:table-cell>
          <table:table-cell table:formula="of:=IF(ISBLANK([.E161]);&quot;&quot;;[.I161])" office:value-type="float" office:value="1.47180008888245" calcext:value-type="float">
            <text:p>1.4718000889</text:p>
          </table:table-cell>
          <table:table-cell table:formula="of:=IF(OR(ISBLANK([.E161]);[.I161]&lt;=0);&quot;&quot;;[.I161])" office:value-type="float" office:value="1.47180008888245" calcext:value-type="float">
            <text:p>1.4718000889</text:p>
          </table:table-cell>
          <table:table-cell table:number-columns-repeated="4"/>
          <table:table-cell table:formula="of:=NORMDIST([.$K161];[.$L$3];SQRT([.$L$4]); 1)" office:value-type="float" office:value="0.933237154398138" calcext:value-type="float">
            <text:p>0.93323715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902" calcext:value-type="float">
            <text:p>1427800928.60902</text:p>
          </table:table-cell>
          <table:table-cell office:value-type="float" office:value="1427800930.04546" calcext:value-type="float">
            <text:p>1427800930.04546</text:p>
          </table:table-cell>
          <table:table-cell office:value-type="float" office:value="1427800930.08209" calcext:value-type="float">
            <text:p>1427800930.08209</text:p>
          </table:table-cell>
          <table:table-cell/>
          <table:table-cell table:formula="of:=MAX([.B162];[.D162];[.G162])-MAX([.A162];[.C162];[.E162])" office:value-type="float" office:value="1.47306990623474" calcext:value-type="float">
            <text:p>1.4730699062</text:p>
          </table:table-cell>
          <table:table-cell table:formula="of:=IF(ISBLANK([.E162]);&quot;&quot;;[.I162])" office:value-type="float" office:value="1.47306990623474" calcext:value-type="float">
            <text:p>1.4730699062</text:p>
          </table:table-cell>
          <table:table-cell table:formula="of:=IF(OR(ISBLANK([.E162]);[.I162]&lt;=0);&quot;&quot;;[.I162])" office:value-type="float" office:value="1.47306990623474" calcext:value-type="float">
            <text:p>1.4730699062</text:p>
          </table:table-cell>
          <table:table-cell table:number-columns-repeated="4"/>
          <table:table-cell table:formula="of:=NORMDIST([.$K162];[.$L$3];SQRT([.$L$4]); 1)" office:value-type="float" office:value="0.934581090471232" calcext:value-type="float">
            <text:p>0.93458109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902" calcext:value-type="float">
            <text:p>1427800928.60902</text:p>
          </table:table-cell>
          <table:table-cell office:value-type="float" office:value="1427800930.04572" calcext:value-type="float">
            <text:p>1427800930.04572</text:p>
          </table:table-cell>
          <table:table-cell office:value-type="float" office:value="1427800930.08488" calcext:value-type="float">
            <text:p>1427800930.08488</text:p>
          </table:table-cell>
          <table:table-cell/>
          <table:table-cell table:formula="of:=MAX([.B163];[.D163];[.G163])-MAX([.A163];[.C163];[.E163])" office:value-type="float" office:value="1.47586011886597" calcext:value-type="float">
            <text:p>1.4758601189</text:p>
          </table:table-cell>
          <table:table-cell table:formula="of:=IF(ISBLANK([.E163]);&quot;&quot;;[.I163])" office:value-type="float" office:value="1.47586011886597" calcext:value-type="float">
            <text:p>1.4758601189</text:p>
          </table:table-cell>
          <table:table-cell table:formula="of:=IF(OR(ISBLANK([.E163]);[.I163]&lt;=0);&quot;&quot;;[.I163])" office:value-type="float" office:value="1.47586011886597" calcext:value-type="float">
            <text:p>1.4758601189</text:p>
          </table:table-cell>
          <table:table-cell table:number-columns-repeated="4"/>
          <table:table-cell table:formula="of:=NORMDIST([.$K163];[.$L$3];SQRT([.$L$4]); 1)" office:value-type="float" office:value="0.937460385599257" calcext:value-type="float">
            <text:p>0.93746038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903" calcext:value-type="float">
            <text:p>1427800928.60903</text:p>
          </table:table-cell>
          <table:table-cell office:value-type="float" office:value="1427800930.04563" calcext:value-type="float">
            <text:p>1427800930.04563</text:p>
          </table:table-cell>
          <table:table-cell office:value-type="float" office:value="1427800930.08203" calcext:value-type="float">
            <text:p>1427800930.08203</text:p>
          </table:table-cell>
          <table:table-cell/>
          <table:table-cell table:formula="of:=MAX([.B164];[.D164];[.G164])-MAX([.A164];[.C164];[.E164])" office:value-type="float" office:value="1.47300004959106" calcext:value-type="float">
            <text:p>1.4730000496</text:p>
          </table:table-cell>
          <table:table-cell table:formula="of:=IF(ISBLANK([.E164]);&quot;&quot;;[.I164])" office:value-type="float" office:value="1.47300004959106" calcext:value-type="float">
            <text:p>1.4730000496</text:p>
          </table:table-cell>
          <table:table-cell table:formula="of:=IF(OR(ISBLANK([.E164]);[.I164]&lt;=0);&quot;&quot;;[.I164])" office:value-type="float" office:value="1.47300004959106" calcext:value-type="float">
            <text:p>1.4730000496</text:p>
          </table:table-cell>
          <table:table-cell table:number-columns-repeated="4"/>
          <table:table-cell table:formula="of:=NORMDIST([.$K164];[.$L$3];SQRT([.$L$4]); 1)" office:value-type="float" office:value="0.934507705937062" calcext:value-type="float">
            <text:p>0.93450770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904" calcext:value-type="float">
            <text:p>1427800928.60904</text:p>
          </table:table-cell>
          <table:table-cell office:value-type="float" office:value="1427800930.04581" calcext:value-type="float">
            <text:p>1427800930.04581</text:p>
          </table:table-cell>
          <table:table-cell office:value-type="float" office:value="1427800930.08489" calcext:value-type="float">
            <text:p>1427800930.08489</text:p>
          </table:table-cell>
          <table:table-cell/>
          <table:table-cell table:formula="of:=MAX([.B165];[.D165];[.G165])-MAX([.A165];[.C165];[.E165])" office:value-type="float" office:value="1.47584986686707" calcext:value-type="float">
            <text:p>1.4758498669</text:p>
          </table:table-cell>
          <table:table-cell table:formula="of:=IF(ISBLANK([.E165]);&quot;&quot;;[.I165])" office:value-type="float" office:value="1.47584986686707" calcext:value-type="float">
            <text:p>1.4758498669</text:p>
          </table:table-cell>
          <table:table-cell table:formula="of:=IF(OR(ISBLANK([.E165]);[.I165]&lt;=0);&quot;&quot;;[.I165])" office:value-type="float" office:value="1.47584986686707" calcext:value-type="float">
            <text:p>1.4758498669</text:p>
          </table:table-cell>
          <table:table-cell table:number-columns-repeated="4"/>
          <table:table-cell table:formula="of:=NORMDIST([.$K165];[.$L$3];SQRT([.$L$4]); 1)" office:value-type="float" office:value="0.937449990135617" calcext:value-type="float">
            <text:p>0.93744999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908" calcext:value-type="float">
            <text:p>1427800928.60908</text:p>
          </table:table-cell>
          <table:table-cell office:value-type="float" office:value="1427800930.04537" calcext:value-type="float">
            <text:p>1427800930.04537</text:p>
          </table:table-cell>
          <table:table-cell office:value-type="float" office:value="1427800930.0848" calcext:value-type="float">
            <text:p>1427800930.0848</text:p>
          </table:table-cell>
          <table:table-cell/>
          <table:table-cell table:formula="of:=MAX([.B166];[.D166];[.G166])-MAX([.A166];[.C166];[.E166])" office:value-type="float" office:value="1.47571992874146" calcext:value-type="float">
            <text:p>1.4757199287</text:p>
          </table:table-cell>
          <table:table-cell table:formula="of:=IF(ISBLANK([.E166]);&quot;&quot;;[.I166])" office:value-type="float" office:value="1.47571992874146" calcext:value-type="float">
            <text:p>1.4757199287</text:p>
          </table:table-cell>
          <table:table-cell table:formula="of:=IF(OR(ISBLANK([.E166]);[.I166]&lt;=0);&quot;&quot;;[.I166])" office:value-type="float" office:value="1.47571992874146" calcext:value-type="float">
            <text:p>1.4757199287</text:p>
          </table:table-cell>
          <table:table-cell table:number-columns-repeated="4"/>
          <table:table-cell table:formula="of:=NORMDIST([.$K166];[.$L$3];SQRT([.$L$4]); 1)" office:value-type="float" office:value="0.937318116915743" calcext:value-type="float">
            <text:p>0.93731811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28.60915" calcext:value-type="float">
            <text:p>1427800928.60915</text:p>
          </table:table-cell>
          <table:table-cell office:value-type="float" office:value="1427800930.12709" calcext:value-type="float">
            <text:p>1427800930.12709</text:p>
          </table:table-cell>
          <table:table-cell office:value-type="float" office:value="1427800930.16001" calcext:value-type="float">
            <text:p>1427800930.16001</text:p>
          </table:table-cell>
          <table:table-cell/>
          <table:table-cell table:formula="of:=MAX([.B167];[.D167];[.G167])-MAX([.A167];[.C167];[.E167])" office:value-type="float" office:value="1.55086016654968" calcext:value-type="float">
            <text:p>1.5508601665</text:p>
          </table:table-cell>
          <table:table-cell table:formula="of:=IF(ISBLANK([.E167]);&quot;&quot;;[.I167])" office:value-type="float" office:value="1.55086016654968" calcext:value-type="float">
            <text:p>1.5508601665</text:p>
          </table:table-cell>
          <table:table-cell table:formula="of:=IF(OR(ISBLANK([.E167]);[.I167]&lt;=0);&quot;&quot;;[.I167])" office:value-type="float" office:value="1.55086016654968" calcext:value-type="float">
            <text:p>1.5508601665</text:p>
          </table:table-cell>
          <table:table-cell table:number-columns-repeated="4"/>
          <table:table-cell table:formula="of:=NORMDIST([.$K167];[.$L$3];SQRT([.$L$4]); 1)" office:value-type="float" office:value="0.984294355520382" calcext:value-type="float">
            <text:p>0.98429435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30.16003" calcext:value-type="float">
            <text:p>1427800930.16003</text:p>
          </table:table-cell>
          <table:table-cell office:value-type="float" office:value="1427800931.57859" calcext:value-type="float">
            <text:p>1427800931.57859</text:p>
          </table:table-cell>
          <table:table-cell table:number-columns-repeated="4"/>
          <table:table-cell table:formula="of:=MAX([.B168];[.D168];[.G168])-MAX([.A168];[.C168];[.E168])" office:value-type="float" office:value="1.41856002807617" calcext:value-type="float">
            <text:p>1.4185600281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 table:number-columns-repeated="4"/>
          <table:table-cell table:formula="of:=NORMDIST([.$K168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03" calcext:value-type="float">
            <text:p>1427800930.16003</text:p>
          </table:table-cell>
          <table:table-cell office:value-type="float" office:value="1427800931.46009" calcext:value-type="float">
            <text:p>1427800931.46009</text:p>
          </table:table-cell>
          <table:table-cell office:value-type="float" office:value="1427800931.49677" calcext:value-type="float">
            <text:p>1427800931.49677</text:p>
          </table:table-cell>
          <table:table-cell/>
          <table:table-cell table:formula="of:=MAX([.B169];[.D169];[.G169])-MAX([.A169];[.C169];[.E169])" office:value-type="float" office:value="1.33674001693726" calcext:value-type="float">
            <text:p>1.3367400169</text:p>
          </table:table-cell>
          <table:table-cell table:formula="of:=IF(ISBLANK([.E169]);&quot;&quot;;[.I169])" office:value-type="float" office:value="1.33674001693726" calcext:value-type="float">
            <text:p>1.3367400169</text:p>
          </table:table-cell>
          <table:table-cell table:formula="of:=IF(OR(ISBLANK([.E169]);[.I169]&lt;=0);&quot;&quot;;[.I169])" office:value-type="float" office:value="1.33674001693726" calcext:value-type="float">
            <text:p>1.3367400169</text:p>
          </table:table-cell>
          <table:table-cell table:number-columns-repeated="4"/>
          <table:table-cell table:formula="of:=NORMDIST([.$K169];[.$L$3];SQRT([.$L$4]); 1)" office:value-type="float" office:value="0.650771420216127" calcext:value-type="float">
            <text:p>0.65077142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06" calcext:value-type="float">
            <text:p>1427800930.16006</text:p>
          </table:table-cell>
          <table:table-cell office:value-type="float" office:value="1427800931.46014" calcext:value-type="float">
            <text:p>1427800931.46014</text:p>
          </table:table-cell>
          <table:table-cell office:value-type="float" office:value="1427800931.49304" calcext:value-type="float">
            <text:p>1427800931.49304</text:p>
          </table:table-cell>
          <table:table-cell/>
          <table:table-cell table:formula="of:=MAX([.B170];[.D170];[.G170])-MAX([.A170];[.C170];[.E170])" office:value-type="float" office:value="1.33298015594482" calcext:value-type="float">
            <text:p>1.3329801559</text:p>
          </table:table-cell>
          <table:table-cell table:formula="of:=IF(ISBLANK([.E170]);&quot;&quot;;[.I170])" office:value-type="float" office:value="1.33298015594482" calcext:value-type="float">
            <text:p>1.3329801559</text:p>
          </table:table-cell>
          <table:table-cell table:formula="of:=IF(OR(ISBLANK([.E170]);[.I170]&lt;=0);&quot;&quot;;[.I170])" office:value-type="float" office:value="1.33298015594482" calcext:value-type="float">
            <text:p>1.3329801559</text:p>
          </table:table-cell>
          <table:table-cell table:number-columns-repeated="4"/>
          <table:table-cell table:formula="of:=NORMDIST([.$K170];[.$L$3];SQRT([.$L$4]); 1)" office:value-type="float" office:value="0.639237538350765" calcext:value-type="float">
            <text:p>0.63923753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07" calcext:value-type="float">
            <text:p>1427800930.16007</text:p>
          </table:table-cell>
          <table:table-cell office:value-type="float" office:value="1427800931.46019" calcext:value-type="float">
            <text:p>1427800931.46019</text:p>
          </table:table-cell>
          <table:table-cell office:value-type="float" office:value="1427800931.49678" calcext:value-type="float">
            <text:p>1427800931.49678</text:p>
          </table:table-cell>
          <table:table-cell/>
          <table:table-cell table:formula="of:=MAX([.B171];[.D171];[.G171])-MAX([.A171];[.C171];[.E171])" office:value-type="float" office:value="1.33670997619629" calcext:value-type="float">
            <text:p>1.3367099762</text:p>
          </table:table-cell>
          <table:table-cell table:formula="of:=IF(ISBLANK([.E171]);&quot;&quot;;[.I171])" office:value-type="float" office:value="1.33670997619629" calcext:value-type="float">
            <text:p>1.3367099762</text:p>
          </table:table-cell>
          <table:table-cell table:formula="of:=IF(OR(ISBLANK([.E171]);[.I171]&lt;=0);&quot;&quot;;[.I171])" office:value-type="float" office:value="1.33670997619629" calcext:value-type="float">
            <text:p>1.3367099762</text:p>
          </table:table-cell>
          <table:table-cell table:number-columns-repeated="4"/>
          <table:table-cell table:formula="of:=NORMDIST([.$K171];[.$L$3];SQRT([.$L$4]); 1)" office:value-type="float" office:value="0.650679799034428" calcext:value-type="float">
            <text:p>0.6506797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08" calcext:value-type="float">
            <text:p>1427800930.16008</text:p>
          </table:table-cell>
          <table:table-cell office:value-type="float" office:value="1427800931.46024" calcext:value-type="float">
            <text:p>1427800931.46024</text:p>
          </table:table-cell>
          <table:table-cell office:value-type="float" office:value="1427800931.49301" calcext:value-type="float">
            <text:p>1427800931.49301</text:p>
          </table:table-cell>
          <table:table-cell/>
          <table:table-cell table:formula="of:=MAX([.B172];[.D172];[.G172])-MAX([.A172];[.C172];[.E172])" office:value-type="float" office:value="1.33293008804321" calcext:value-type="float">
            <text:p>1.332930088</text:p>
          </table:table-cell>
          <table:table-cell table:formula="of:=IF(ISBLANK([.E172]);&quot;&quot;;[.I172])" office:value-type="float" office:value="1.33293008804321" calcext:value-type="float">
            <text:p>1.332930088</text:p>
          </table:table-cell>
          <table:table-cell table:formula="of:=IF(OR(ISBLANK([.E172]);[.I172]&lt;=0);&quot;&quot;;[.I172])" office:value-type="float" office:value="1.33293008804321" calcext:value-type="float">
            <text:p>1.332930088</text:p>
          </table:table-cell>
          <table:table-cell table:number-columns-repeated="4"/>
          <table:table-cell table:formula="of:=NORMDIST([.$K172];[.$L$3];SQRT([.$L$4]); 1)" office:value-type="float" office:value="0.639083062706384" calcext:value-type="float">
            <text:p>0.63908306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09" calcext:value-type="float">
            <text:p>1427800930.16009</text:p>
          </table:table-cell>
          <table:table-cell office:value-type="float" office:value="1427800931.46029" calcext:value-type="float">
            <text:p>1427800931.46029</text:p>
          </table:table-cell>
          <table:table-cell office:value-type="float" office:value="1427800931.49505" calcext:value-type="float">
            <text:p>1427800931.49505</text:p>
          </table:table-cell>
          <table:table-cell/>
          <table:table-cell table:formula="of:=MAX([.B173];[.D173];[.G173])-MAX([.A173];[.C173];[.E173])" office:value-type="float" office:value="1.33495998382568" calcext:value-type="float">
            <text:p>1.3349599838</text:p>
          </table:table-cell>
          <table:table-cell table:formula="of:=IF(ISBLANK([.E173]);&quot;&quot;;[.I173])" office:value-type="float" office:value="1.33495998382568" calcext:value-type="float">
            <text:p>1.3349599838</text:p>
          </table:table-cell>
          <table:table-cell table:formula="of:=IF(OR(ISBLANK([.E173]);[.I173]&lt;=0);&quot;&quot;;[.I173])" office:value-type="float" office:value="1.33495998382568" calcext:value-type="float">
            <text:p>1.3349599838</text:p>
          </table:table-cell>
          <table:table-cell table:number-columns-repeated="4"/>
          <table:table-cell table:formula="of:=NORMDIST([.$K173];[.$L$3];SQRT([.$L$4]); 1)" office:value-type="float" office:value="0.64532750404725" calcext:value-type="float">
            <text:p>0.6453275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11" calcext:value-type="float">
            <text:p>1427800930.16011</text:p>
          </table:table-cell>
          <table:table-cell office:value-type="float" office:value="1427800931.46034" calcext:value-type="float">
            <text:p>1427800931.46034</text:p>
          </table:table-cell>
          <table:table-cell office:value-type="float" office:value="1427800931.49499" calcext:value-type="float">
            <text:p>1427800931.49499</text:p>
          </table:table-cell>
          <table:table-cell/>
          <table:table-cell table:formula="of:=MAX([.B174];[.D174];[.G174])-MAX([.A174];[.C174];[.E174])" office:value-type="float" office:value="1.33488011360168" calcext:value-type="float">
            <text:p>1.3348801136</text:p>
          </table:table-cell>
          <table:table-cell table:formula="of:=IF(ISBLANK([.E174]);&quot;&quot;;[.I174])" office:value-type="float" office:value="1.33488011360168" calcext:value-type="float">
            <text:p>1.3348801136</text:p>
          </table:table-cell>
          <table:table-cell table:formula="of:=IF(OR(ISBLANK([.E174]);[.I174]&lt;=0);&quot;&quot;;[.I174])" office:value-type="float" office:value="1.33488011360168" calcext:value-type="float">
            <text:p>1.3348801136</text:p>
          </table:table-cell>
          <table:table-cell table:number-columns-repeated="4"/>
          <table:table-cell table:formula="of:=NORMDIST([.$K174];[.$L$3];SQRT([.$L$4]); 1)" office:value-type="float" office:value="0.645082527949763" calcext:value-type="float">
            <text:p>0.64508252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13" calcext:value-type="float">
            <text:p>1427800930.16013</text:p>
          </table:table-cell>
          <table:table-cell office:value-type="float" office:value="1427800931.46039" calcext:value-type="float">
            <text:p>1427800931.46039</text:p>
          </table:table-cell>
          <table:table-cell office:value-type="float" office:value="1427800931.50078" calcext:value-type="float">
            <text:p>1427800931.50078</text:p>
          </table:table-cell>
          <table:table-cell/>
          <table:table-cell table:formula="of:=MAX([.B175];[.D175];[.G175])-MAX([.A175];[.C175];[.E175])" office:value-type="float" office:value="1.34065008163452" calcext:value-type="float">
            <text:p>1.3406500816</text:p>
          </table:table-cell>
          <table:table-cell table:formula="of:=IF(ISBLANK([.E175]);&quot;&quot;;[.I175])" office:value-type="float" office:value="1.34065008163452" calcext:value-type="float">
            <text:p>1.3406500816</text:p>
          </table:table-cell>
          <table:table-cell table:formula="of:=IF(OR(ISBLANK([.E175]);[.I175]&lt;=0);&quot;&quot;;[.I175])" office:value-type="float" office:value="1.34065008163452" calcext:value-type="float">
            <text:p>1.3406500816</text:p>
          </table:table-cell>
          <table:table-cell table:number-columns-repeated="4"/>
          <table:table-cell table:formula="of:=NORMDIST([.$K175];[.$L$3];SQRT([.$L$4]); 1)" office:value-type="float" office:value="0.662619986577674" calcext:value-type="float">
            <text:p>0.66261998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15" calcext:value-type="float">
            <text:p>1427800930.16015</text:p>
          </table:table-cell>
          <table:table-cell office:value-type="float" office:value="1427800931.46044" calcext:value-type="float">
            <text:p>1427800931.46044</text:p>
          </table:table-cell>
          <table:table-cell office:value-type="float" office:value="1427800931.49678" calcext:value-type="float">
            <text:p>1427800931.49678</text:p>
          </table:table-cell>
          <table:table-cell/>
          <table:table-cell table:formula="of:=MAX([.B176];[.D176];[.G176])-MAX([.A176];[.C176];[.E176])" office:value-type="float" office:value="1.33662986755371" calcext:value-type="float">
            <text:p>1.3366298676</text:p>
          </table:table-cell>
          <table:table-cell table:formula="of:=IF(ISBLANK([.E176]);&quot;&quot;;[.I176])" office:value-type="float" office:value="1.33662986755371" calcext:value-type="float">
            <text:p>1.3366298676</text:p>
          </table:table-cell>
          <table:table-cell table:formula="of:=IF(OR(ISBLANK([.E176]);[.I176]&lt;=0);&quot;&quot;;[.I176])" office:value-type="float" office:value="1.33662986755371" calcext:value-type="float">
            <text:p>1.3366298676</text:p>
          </table:table-cell>
          <table:table-cell table:number-columns-repeated="4"/>
          <table:table-cell table:formula="of:=NORMDIST([.$K176];[.$L$3];SQRT([.$L$4]); 1)" office:value-type="float" office:value="0.650435432965475" calcext:value-type="float">
            <text:p>0.6504354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16" calcext:value-type="float">
            <text:p>1427800930.16016</text:p>
          </table:table-cell>
          <table:table-cell office:value-type="float" office:value="1427800931.54328" calcext:value-type="float">
            <text:p>1427800931.54328</text:p>
          </table:table-cell>
          <table:table-cell office:value-type="float" office:value="1427800931.57858" calcext:value-type="float">
            <text:p>1427800931.57858</text:p>
          </table:table-cell>
          <table:table-cell/>
          <table:table-cell table:formula="of:=MAX([.B177];[.D177];[.G177])-MAX([.A177];[.C177];[.E177])" office:value-type="float" office:value="1.41841983795166" calcext:value-type="float">
            <text:p>1.418419838</text:p>
          </table:table-cell>
          <table:table-cell table:formula="of:=IF(ISBLANK([.E177]);&quot;&quot;;[.I177])" office:value-type="float" office:value="1.41841983795166" calcext:value-type="float">
            <text:p>1.418419838</text:p>
          </table:table-cell>
          <table:table-cell table:formula="of:=IF(OR(ISBLANK([.E177]);[.I177]&lt;=0);&quot;&quot;;[.I177])" office:value-type="float" office:value="1.41841983795166" calcext:value-type="float">
            <text:p>1.418419838</text:p>
          </table:table-cell>
          <table:table-cell table:number-columns-repeated="4"/>
          <table:table-cell table:formula="of:=NORMDIST([.$K177];[.$L$3];SQRT([.$L$4]); 1)" office:value-type="float" office:value="0.855535053245266" calcext:value-type="float">
            <text:p>0.85553505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0.16019" calcext:value-type="float">
            <text:p>1427800930.16019</text:p>
          </table:table-cell>
          <table:table-cell office:value-type="float" office:value="1427800931.46002" calcext:value-type="float">
            <text:p>1427800931.46002</text:p>
          </table:table-cell>
          <table:table-cell office:value-type="float" office:value="1427800931.49302" calcext:value-type="float">
            <text:p>1427800931.49302</text:p>
          </table:table-cell>
          <table:table-cell/>
          <table:table-cell table:formula="of:=MAX([.B178];[.D178];[.G178])-MAX([.A178];[.C178];[.E178])" office:value-type="float" office:value="1.33282995223999" calcext:value-type="float">
            <text:p>1.3328299522</text:p>
          </table:table-cell>
          <table:table-cell table:formula="of:=IF(ISBLANK([.E178]);&quot;&quot;;[.I178])" office:value-type="float" office:value="1.33282995223999" calcext:value-type="float">
            <text:p>1.3328299522</text:p>
          </table:table-cell>
          <table:table-cell table:formula="of:=IF(OR(ISBLANK([.E178]);[.I178]&lt;=0);&quot;&quot;;[.I178])" office:value-type="float" office:value="1.33282995223999" calcext:value-type="float">
            <text:p>1.3328299522</text:p>
          </table:table-cell>
          <table:table-cell table:number-columns-repeated="4"/>
          <table:table-cell table:formula="of:=NORMDIST([.$K178];[.$L$3];SQRT([.$L$4]); 1)" office:value-type="float" office:value="0.638774043367154" calcext:value-type="float">
            <text:p>0.63877404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31.5786" calcext:value-type="float">
            <text:p>1427800931.5786</text:p>
          </table:table-cell>
          <table:table-cell office:value-type="float" office:value="1427800932.85376" calcext:value-type="float">
            <text:p>1427800932.85376</text:p>
          </table:table-cell>
          <table:table-cell table:number-columns-repeated="4"/>
          <table:table-cell table:formula="of:=MAX([.B179];[.D179];[.G179])-MAX([.A179];[.C179];[.E179])" office:value-type="float" office:value="1.27516007423401" calcext:value-type="float">
            <text:p>1.2751600742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 table:number-columns-repeated="4"/>
          <table:table-cell table:formula="of:=NORMDIST([.$K179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61" calcext:value-type="float">
            <text:p>1427800931.57861</text:p>
          </table:table-cell>
          <table:table-cell office:value-type="float" office:value="1427800932.72695" calcext:value-type="float">
            <text:p>1427800932.72695</text:p>
          </table:table-cell>
          <table:table-cell office:value-type="float" office:value="1427800932.76037" calcext:value-type="float">
            <text:p>1427800932.76037</text:p>
          </table:table-cell>
          <table:table-cell/>
          <table:table-cell table:formula="of:=MAX([.B180];[.D180];[.G180])-MAX([.A180];[.C180];[.E180])" office:value-type="float" office:value="1.18176007270813" calcext:value-type="float">
            <text:p>1.1817600727</text:p>
          </table:table-cell>
          <table:table-cell table:formula="of:=IF(ISBLANK([.E180]);&quot;&quot;;[.I180])" office:value-type="float" office:value="1.18176007270813" calcext:value-type="float">
            <text:p>1.1817600727</text:p>
          </table:table-cell>
          <table:table-cell table:formula="of:=IF(OR(ISBLANK([.E180]);[.I180]&lt;=0);&quot;&quot;;[.I180])" office:value-type="float" office:value="1.18176007270813" calcext:value-type="float">
            <text:p>1.1817600727</text:p>
          </table:table-cell>
          <table:table-cell table:number-columns-repeated="4"/>
          <table:table-cell table:formula="of:=NORMDIST([.$K180];[.$L$3];SQRT([.$L$4]); 1)" office:value-type="float" office:value="0.186818659340511" calcext:value-type="float">
            <text:p>0.18681865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63" calcext:value-type="float">
            <text:p>1427800931.57863</text:p>
          </table:table-cell>
          <table:table-cell office:value-type="float" office:value="1427800932.72707" calcext:value-type="float">
            <text:p>1427800932.72707</text:p>
          </table:table-cell>
          <table:table-cell office:value-type="float" office:value="1427800932.76363" calcext:value-type="float">
            <text:p>1427800932.76363</text:p>
          </table:table-cell>
          <table:table-cell/>
          <table:table-cell table:formula="of:=MAX([.B181];[.D181];[.G181])-MAX([.A181];[.C181];[.E181])" office:value-type="float" office:value="1.18499994277954" calcext:value-type="float">
            <text:p>1.1849999428</text:p>
          </table:table-cell>
          <table:table-cell table:formula="of:=IF(ISBLANK([.E181]);&quot;&quot;;[.I181])" office:value-type="float" office:value="1.18499994277954" calcext:value-type="float">
            <text:p>1.1849999428</text:p>
          </table:table-cell>
          <table:table-cell table:formula="of:=IF(OR(ISBLANK([.E181]);[.I181]&lt;=0);&quot;&quot;;[.I181])" office:value-type="float" office:value="1.18499994277954" calcext:value-type="float">
            <text:p>1.1849999428</text:p>
          </table:table-cell>
          <table:table-cell table:number-columns-repeated="4"/>
          <table:table-cell table:formula="of:=NORMDIST([.$K181];[.$L$3];SQRT([.$L$4]); 1)" office:value-type="float" office:value="0.194073351343053" calcext:value-type="float">
            <text:p>0.19407335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7" calcext:value-type="float">
            <text:p>1427800931.5787</text:p>
          </table:table-cell>
          <table:table-cell office:value-type="float" office:value="1427800932.72712" calcext:value-type="float">
            <text:p>1427800932.72712</text:p>
          </table:table-cell>
          <table:table-cell office:value-type="float" office:value="1427800932.75696" calcext:value-type="float">
            <text:p>1427800932.75696</text:p>
          </table:table-cell>
          <table:table-cell/>
          <table:table-cell table:formula="of:=MAX([.B182];[.D182];[.G182])-MAX([.A182];[.C182];[.E182])" office:value-type="float" office:value="1.17825984954834" calcext:value-type="float">
            <text:p>1.1782598495</text:p>
          </table:table-cell>
          <table:table-cell table:formula="of:=IF(ISBLANK([.E182]);&quot;&quot;;[.I182])" office:value-type="float" office:value="1.17825984954834" calcext:value-type="float">
            <text:p>1.1782598495</text:p>
          </table:table-cell>
          <table:table-cell table:formula="of:=IF(OR(ISBLANK([.E182]);[.I182]&lt;=0);&quot;&quot;;[.I182])" office:value-type="float" office:value="1.17825984954834" calcext:value-type="float">
            <text:p>1.1782598495</text:p>
          </table:table-cell>
          <table:table-cell table:number-columns-repeated="4"/>
          <table:table-cell table:formula="of:=NORMDIST([.$K182];[.$L$3];SQRT([.$L$4]); 1)" office:value-type="float" office:value="0.179172366599726" calcext:value-type="float">
            <text:p>0.17917236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73" calcext:value-type="float">
            <text:p>1427800931.57873</text:p>
          </table:table-cell>
          <table:table-cell office:value-type="float" office:value="1427800932.72718" calcext:value-type="float">
            <text:p>1427800932.72718</text:p>
          </table:table-cell>
          <table:table-cell office:value-type="float" office:value="1427800932.76364" calcext:value-type="float">
            <text:p>1427800932.76364</text:p>
          </table:table-cell>
          <table:table-cell/>
          <table:table-cell table:formula="of:=MAX([.B183];[.D183];[.G183])-MAX([.A183];[.C183];[.E183])" office:value-type="float" office:value="1.18490982055664" calcext:value-type="float">
            <text:p>1.1849098206</text:p>
          </table:table-cell>
          <table:table-cell table:formula="of:=IF(ISBLANK([.E183]);&quot;&quot;;[.I183])" office:value-type="float" office:value="1.18490982055664" calcext:value-type="float">
            <text:p>1.1849098206</text:p>
          </table:table-cell>
          <table:table-cell table:formula="of:=IF(OR(ISBLANK([.E183]);[.I183]&lt;=0);&quot;&quot;;[.I183])" office:value-type="float" office:value="1.18490982055664" calcext:value-type="float">
            <text:p>1.1849098206</text:p>
          </table:table-cell>
          <table:table-cell table:number-columns-repeated="4"/>
          <table:table-cell table:formula="of:=NORMDIST([.$K183];[.$L$3];SQRT([.$L$4]); 1)" office:value-type="float" office:value="0.193869258044345" calcext:value-type="float">
            <text:p>0.1938692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76" calcext:value-type="float">
            <text:p>1427800931.57876</text:p>
          </table:table-cell>
          <table:table-cell office:value-type="float" office:value="1427800932.72701" calcext:value-type="float">
            <text:p>1427800932.72701</text:p>
          </table:table-cell>
          <table:table-cell office:value-type="float" office:value="1427800932.76363" calcext:value-type="float">
            <text:p>1427800932.76363</text:p>
          </table:table-cell>
          <table:table-cell/>
          <table:table-cell table:formula="of:=MAX([.B184];[.D184];[.G184])-MAX([.A184];[.C184];[.E184])" office:value-type="float" office:value="1.18487000465393" calcext:value-type="float">
            <text:p>1.1848700047</text:p>
          </table:table-cell>
          <table:table-cell table:formula="of:=IF(ISBLANK([.E184]);&quot;&quot;;[.I184])" office:value-type="float" office:value="1.18487000465393" calcext:value-type="float">
            <text:p>1.1848700047</text:p>
          </table:table-cell>
          <table:table-cell table:formula="of:=IF(OR(ISBLANK([.E184]);[.I184]&lt;=0);&quot;&quot;;[.I184])" office:value-type="float" office:value="1.18487000465393" calcext:value-type="float">
            <text:p>1.1848700047</text:p>
          </table:table-cell>
          <table:table-cell table:number-columns-repeated="4"/>
          <table:table-cell table:formula="of:=NORMDIST([.$K184];[.$L$3];SQRT([.$L$4]); 1)" office:value-type="float" office:value="0.193779131520517" calcext:value-type="float">
            <text:p>0.19377913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77" calcext:value-type="float">
            <text:p>1427800931.57877</text:p>
          </table:table-cell>
          <table:table-cell office:value-type="float" office:value="1427800932.72728" calcext:value-type="float">
            <text:p>1427800932.72728</text:p>
          </table:table-cell>
          <table:table-cell office:value-type="float" office:value="1427800932.76362" calcext:value-type="float">
            <text:p>1427800932.76362</text:p>
          </table:table-cell>
          <table:table-cell/>
          <table:table-cell table:formula="of:=MAX([.B185];[.D185];[.G185])-MAX([.A185];[.C185];[.E185])" office:value-type="float" office:value="1.18484997749329" calcext:value-type="float">
            <text:p>1.1848499775</text:p>
          </table:table-cell>
          <table:table-cell table:formula="of:=IF(ISBLANK([.E185]);&quot;&quot;;[.I185])" office:value-type="float" office:value="1.18484997749329" calcext:value-type="float">
            <text:p>1.1848499775</text:p>
          </table:table-cell>
          <table:table-cell table:formula="of:=IF(OR(ISBLANK([.E185]);[.I185]&lt;=0);&quot;&quot;;[.I185])" office:value-type="float" office:value="1.18484997749329" calcext:value-type="float">
            <text:p>1.1848499775</text:p>
          </table:table-cell>
          <table:table-cell table:number-columns-repeated="4"/>
          <table:table-cell table:formula="of:=NORMDIST([.$K185];[.$L$3];SQRT([.$L$4]); 1)" office:value-type="float" office:value="0.193733808075124" calcext:value-type="float">
            <text:p>0.19373380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79" calcext:value-type="float">
            <text:p>1427800931.57879</text:p>
          </table:table-cell>
          <table:table-cell office:value-type="float" office:value="1427800932.72723" calcext:value-type="float">
            <text:p>1427800932.72723</text:p>
          </table:table-cell>
          <table:table-cell office:value-type="float" office:value="1427800932.76364" calcext:value-type="float">
            <text:p>1427800932.76364</text:p>
          </table:table-cell>
          <table:table-cell/>
          <table:table-cell table:formula="of:=MAX([.B186];[.D186];[.G186])-MAX([.A186];[.C186];[.E186])" office:value-type="float" office:value="1.18484997749329" calcext:value-type="float">
            <text:p>1.1848499775</text:p>
          </table:table-cell>
          <table:table-cell table:formula="of:=IF(ISBLANK([.E186]);&quot;&quot;;[.I186])" office:value-type="float" office:value="1.18484997749329" calcext:value-type="float">
            <text:p>1.1848499775</text:p>
          </table:table-cell>
          <table:table-cell table:formula="of:=IF(OR(ISBLANK([.E186]);[.I186]&lt;=0);&quot;&quot;;[.I186])" office:value-type="float" office:value="1.18484997749329" calcext:value-type="float">
            <text:p>1.1848499775</text:p>
          </table:table-cell>
          <table:table-cell table:number-columns-repeated="4"/>
          <table:table-cell table:formula="of:=NORMDIST([.$K186];[.$L$3];SQRT([.$L$4]); 1)" office:value-type="float" office:value="0.193733808075124" calcext:value-type="float">
            <text:p>0.19373380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8" calcext:value-type="float">
            <text:p>1427800931.5788</text:p>
          </table:table-cell>
          <table:table-cell office:value-type="float" office:value="1427800932.72733" calcext:value-type="float">
            <text:p>1427800932.72733</text:p>
          </table:table-cell>
          <table:table-cell office:value-type="float" office:value="1427800932.7603" calcext:value-type="float">
            <text:p>1427800932.7603</text:p>
          </table:table-cell>
          <table:table-cell/>
          <table:table-cell table:formula="of:=MAX([.B187];[.D187];[.G187])-MAX([.A187];[.C187];[.E187])" office:value-type="float" office:value="1.18149995803833" calcext:value-type="float">
            <text:p>1.181499958</text:p>
          </table:table-cell>
          <table:table-cell table:formula="of:=IF(ISBLANK([.E187]);&quot;&quot;;[.I187])" office:value-type="float" office:value="1.18149995803833" calcext:value-type="float">
            <text:p>1.181499958</text:p>
          </table:table-cell>
          <table:table-cell table:formula="of:=IF(OR(ISBLANK([.E187]);[.I187]&lt;=0);&quot;&quot;;[.I187])" office:value-type="float" office:value="1.18149995803833" calcext:value-type="float">
            <text:p>1.181499958</text:p>
          </table:table-cell>
          <table:table-cell table:number-columns-repeated="4"/>
          <table:table-cell table:formula="of:=NORMDIST([.$K187];[.$L$3];SQRT([.$L$4]); 1)" office:value-type="float" office:value="0.186243582593082" calcext:value-type="float">
            <text:p>0.18624358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84" calcext:value-type="float">
            <text:p>1427800931.57884</text:p>
          </table:table-cell>
          <table:table-cell office:value-type="float" office:value="1427800932.81815" calcext:value-type="float">
            <text:p>1427800932.81815</text:p>
          </table:table-cell>
          <table:table-cell office:value-type="float" office:value="1427800932.85375" calcext:value-type="float">
            <text:p>1427800932.85375</text:p>
          </table:table-cell>
          <table:table-cell/>
          <table:table-cell table:formula="of:=MAX([.B188];[.D188];[.G188])-MAX([.A188];[.C188];[.E188])" office:value-type="float" office:value="1.27490997314453" calcext:value-type="float">
            <text:p>1.2749099731</text:p>
          </table:table-cell>
          <table:table-cell table:formula="of:=IF(ISBLANK([.E188]);&quot;&quot;;[.I188])" office:value-type="float" office:value="1.27490997314453" calcext:value-type="float">
            <text:p>1.2749099731</text:p>
          </table:table-cell>
          <table:table-cell table:formula="of:=IF(OR(ISBLANK([.E188]);[.I188]&lt;=0);&quot;&quot;;[.I188])" office:value-type="float" office:value="1.27490997314453" calcext:value-type="float">
            <text:p>1.2749099731</text:p>
          </table:table-cell>
          <table:table-cell table:number-columns-repeated="4"/>
          <table:table-cell table:formula="of:=NORMDIST([.$K188];[.$L$3];SQRT([.$L$4]); 1)" office:value-type="float" office:value="0.4514116783147" calcext:value-type="float">
            <text:p>0.45141167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1.57886" calcext:value-type="float">
            <text:p>1427800931.57886</text:p>
          </table:table-cell>
          <table:table-cell office:value-type="float" office:value="1427800932.73689" calcext:value-type="float">
            <text:p>1427800932.73689</text:p>
          </table:table-cell>
          <table:table-cell office:value-type="float" office:value="1427800932.76874" calcext:value-type="float">
            <text:p>1427800932.76874</text:p>
          </table:table-cell>
          <table:table-cell/>
          <table:table-cell table:formula="of:=MAX([.B189];[.D189];[.G189])-MAX([.A189];[.C189];[.E189])" office:value-type="float" office:value="1.18987989425659" calcext:value-type="float">
            <text:p>1.1898798943</text:p>
          </table:table-cell>
          <table:table-cell table:formula="of:=IF(ISBLANK([.E189]);&quot;&quot;;[.I189])" office:value-type="float" office:value="1.18987989425659" calcext:value-type="float">
            <text:p>1.1898798943</text:p>
          </table:table-cell>
          <table:table-cell table:formula="of:=IF(OR(ISBLANK([.E189]);[.I189]&lt;=0);&quot;&quot;;[.I189])" office:value-type="float" office:value="1.18987989425659" calcext:value-type="float">
            <text:p>1.1898798943</text:p>
          </table:table-cell>
          <table:table-cell table:number-columns-repeated="4"/>
          <table:table-cell table:formula="of:=NORMDIST([.$K189];[.$L$3];SQRT([.$L$4]); 1)" office:value-type="float" office:value="0.205319164655063" calcext:value-type="float">
            <text:p>0.20531916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32.85377" calcext:value-type="float">
            <text:p>1427800932.85377</text:p>
          </table:table-cell>
          <table:table-cell office:value-type="float" office:value="1427800934.28478" calcext:value-type="float">
            <text:p>1427800934.28478</text:p>
          </table:table-cell>
          <table:table-cell table:number-columns-repeated="4"/>
          <table:table-cell table:formula="of:=MAX([.B190];[.D190];[.G190])-MAX([.A190];[.C190];[.E190])" office:value-type="float" office:value="1.43101000785828" calcext:value-type="float">
            <text:p>1.4310100079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 table:number-columns-repeated="4"/>
          <table:table-cell table:formula="of:=NORMDIST([.$K190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377" calcext:value-type="float">
            <text:p>1427800932.85377</text:p>
          </table:table-cell>
          <table:table-cell office:value-type="float" office:value="1427800934.16588" calcext:value-type="float">
            <text:p>1427800934.16588</text:p>
          </table:table-cell>
          <table:table-cell office:value-type="float" office:value="1427800934.19702" calcext:value-type="float">
            <text:p>1427800934.19702</text:p>
          </table:table-cell>
          <table:table-cell/>
          <table:table-cell table:formula="of:=MAX([.B191];[.D191];[.G191])-MAX([.A191];[.C191];[.E191])" office:value-type="float" office:value="1.34325003623962" calcext:value-type="float">
            <text:p>1.3432500362</text:p>
          </table:table-cell>
          <table:table-cell table:formula="of:=IF(ISBLANK([.E191]);&quot;&quot;;[.I191])" office:value-type="float" office:value="1.34325003623962" calcext:value-type="float">
            <text:p>1.3432500362</text:p>
          </table:table-cell>
          <table:table-cell table:formula="of:=IF(OR(ISBLANK([.E191]);[.I191]&lt;=0);&quot;&quot;;[.I191])" office:value-type="float" office:value="1.34325003623962" calcext:value-type="float">
            <text:p>1.3432500362</text:p>
          </table:table-cell>
          <table:table-cell table:number-columns-repeated="4"/>
          <table:table-cell table:formula="of:=NORMDIST([.$K191];[.$L$3];SQRT([.$L$4]); 1)" office:value-type="float" office:value="0.670411106903639" calcext:value-type="float">
            <text:p>0.67041110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379" calcext:value-type="float">
            <text:p>1427800932.85379</text:p>
          </table:table-cell>
          <table:table-cell office:value-type="float" office:value="1427800934.25062" calcext:value-type="float">
            <text:p>1427800934.25062</text:p>
          </table:table-cell>
          <table:table-cell office:value-type="float" office:value="1427800934.28477" calcext:value-type="float">
            <text:p>1427800934.28477</text:p>
          </table:table-cell>
          <table:table-cell/>
          <table:table-cell table:formula="of:=MAX([.B192];[.D192];[.G192])-MAX([.A192];[.C192];[.E192])" office:value-type="float" office:value="1.43097996711731" calcext:value-type="float">
            <text:p>1.4309799671</text:p>
          </table:table-cell>
          <table:table-cell table:formula="of:=IF(ISBLANK([.E192]);&quot;&quot;;[.I192])" office:value-type="float" office:value="1.43097996711731" calcext:value-type="float">
            <text:p>1.4309799671</text:p>
          </table:table-cell>
          <table:table-cell table:formula="of:=IF(OR(ISBLANK([.E192]);[.I192]&lt;=0);&quot;&quot;;[.I192])" office:value-type="float" office:value="1.43097996711731" calcext:value-type="float">
            <text:p>1.4309799671</text:p>
          </table:table-cell>
          <table:table-cell table:number-columns-repeated="4"/>
          <table:table-cell table:formula="of:=NORMDIST([.$K192];[.$L$3];SQRT([.$L$4]); 1)" office:value-type="float" office:value="0.877782235283855" calcext:value-type="float">
            <text:p>0.87778223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38" calcext:value-type="float">
            <text:p>1427800932.8538</text:p>
          </table:table-cell>
          <table:table-cell office:value-type="float" office:value="1427800934.16607" calcext:value-type="float">
            <text:p>1427800934.16607</text:p>
          </table:table-cell>
          <table:table-cell office:value-type="float" office:value="1427800934.20493" calcext:value-type="float">
            <text:p>1427800934.20493</text:p>
          </table:table-cell>
          <table:table-cell/>
          <table:table-cell table:formula="of:=MAX([.B193];[.D193];[.G193])-MAX([.A193];[.C193];[.E193])" office:value-type="float" office:value="1.35113000869751" calcext:value-type="float">
            <text:p>1.3511300087</text:p>
          </table:table-cell>
          <table:table-cell table:formula="of:=IF(ISBLANK([.E193]);&quot;&quot;;[.I193])" office:value-type="float" office:value="1.35113000869751" calcext:value-type="float">
            <text:p>1.3511300087</text:p>
          </table:table-cell>
          <table:table-cell table:formula="of:=IF(OR(ISBLANK([.E193]);[.I193]&lt;=0);&quot;&quot;;[.I193])" office:value-type="float" office:value="1.35113000869751" calcext:value-type="float">
            <text:p>1.3511300087</text:p>
          </table:table-cell>
          <table:table-cell table:number-columns-repeated="4"/>
          <table:table-cell table:formula="of:=NORMDIST([.$K193];[.$L$3];SQRT([.$L$4]); 1)" office:value-type="float" office:value="0.69356541096114" calcext:value-type="float">
            <text:p>0.6935654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381" calcext:value-type="float">
            <text:p>1427800932.85381</text:p>
          </table:table-cell>
          <table:table-cell office:value-type="float" office:value="1427800934.16568" calcext:value-type="float">
            <text:p>1427800934.16568</text:p>
          </table:table-cell>
          <table:table-cell office:value-type="float" office:value="1427800934.2081" calcext:value-type="float">
            <text:p>1427800934.2081</text:p>
          </table:table-cell>
          <table:table-cell/>
          <table:table-cell table:formula="of:=MAX([.B194];[.D194];[.G194])-MAX([.A194];[.C194];[.E194])" office:value-type="float" office:value="1.35429000854492" calcext:value-type="float">
            <text:p>1.3542900085</text:p>
          </table:table-cell>
          <table:table-cell table:formula="of:=IF(ISBLANK([.E194]);&quot;&quot;;[.I194])" office:value-type="float" office:value="1.35429000854492" calcext:value-type="float">
            <text:p>1.3542900085</text:p>
          </table:table-cell>
          <table:table-cell table:formula="of:=IF(OR(ISBLANK([.E194]);[.I194]&lt;=0);&quot;&quot;;[.I194])" office:value-type="float" office:value="1.35429000854492" calcext:value-type="float">
            <text:p>1.3542900085</text:p>
          </table:table-cell>
          <table:table-cell table:number-columns-repeated="4"/>
          <table:table-cell table:formula="of:=NORMDIST([.$K194];[.$L$3];SQRT([.$L$4]); 1)" office:value-type="float" office:value="0.702644472612487" calcext:value-type="float">
            <text:p>0.70264447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382" calcext:value-type="float">
            <text:p>1427800932.85382</text:p>
          </table:table-cell>
          <table:table-cell office:value-type="float" office:value="1427800934.16617" calcext:value-type="float">
            <text:p>1427800934.16617</text:p>
          </table:table-cell>
          <table:table-cell office:value-type="float" office:value="1427800934.20146" calcext:value-type="float">
            <text:p>1427800934.20146</text:p>
          </table:table-cell>
          <table:table-cell/>
          <table:table-cell table:formula="of:=MAX([.B195];[.D195];[.G195])-MAX([.A195];[.C195];[.E195])" office:value-type="float" office:value="1.34763979911804" calcext:value-type="float">
            <text:p>1.3476397991</text:p>
          </table:table-cell>
          <table:table-cell table:formula="of:=IF(ISBLANK([.E195]);&quot;&quot;;[.I195])" office:value-type="float" office:value="1.34763979911804" calcext:value-type="float">
            <text:p>1.3476397991</text:p>
          </table:table-cell>
          <table:table-cell table:formula="of:=IF(OR(ISBLANK([.E195]);[.I195]&lt;=0);&quot;&quot;;[.I195])" office:value-type="float" office:value="1.34763979911804" calcext:value-type="float">
            <text:p>1.3476397991</text:p>
          </table:table-cell>
          <table:table-cell table:number-columns-repeated="4"/>
          <table:table-cell table:formula="of:=NORMDIST([.$K195];[.$L$3];SQRT([.$L$4]); 1)" office:value-type="float" office:value="0.683397869900184" calcext:value-type="float">
            <text:p>0.68339786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383" calcext:value-type="float">
            <text:p>1427800932.85383</text:p>
          </table:table-cell>
          <table:table-cell office:value-type="float" office:value="1427800934.16578" calcext:value-type="float">
            <text:p>1427800934.16578</text:p>
          </table:table-cell>
          <table:table-cell office:value-type="float" office:value="1427800934.20143" calcext:value-type="float">
            <text:p>1427800934.20143</text:p>
          </table:table-cell>
          <table:table-cell/>
          <table:table-cell table:formula="of:=MAX([.B196];[.D196];[.G196])-MAX([.A196];[.C196];[.E196])" office:value-type="float" office:value="1.34759998321533" calcext:value-type="float">
            <text:p>1.3475999832</text:p>
          </table:table-cell>
          <table:table-cell table:formula="of:=IF(ISBLANK([.E196]);&quot;&quot;;[.I196])" office:value-type="float" office:value="1.34759998321533" calcext:value-type="float">
            <text:p>1.3475999832</text:p>
          </table:table-cell>
          <table:table-cell table:formula="of:=IF(OR(ISBLANK([.E196]);[.I196]&lt;=0);&quot;&quot;;[.I196])" office:value-type="float" office:value="1.34759998321533" calcext:value-type="float">
            <text:p>1.3475999832</text:p>
          </table:table-cell>
          <table:table-cell table:number-columns-repeated="4"/>
          <table:table-cell table:formula="of:=NORMDIST([.$K196];[.$L$3];SQRT([.$L$4]); 1)" office:value-type="float" office:value="0.683281056783192" calcext:value-type="float">
            <text:p>0.68328105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399" calcext:value-type="float">
            <text:p>1427800932.85399</text:p>
          </table:table-cell>
          <table:table-cell office:value-type="float" office:value="1427800934.16598" calcext:value-type="float">
            <text:p>1427800934.16598</text:p>
          </table:table-cell>
          <table:table-cell office:value-type="float" office:value="1427800934.2049" calcext:value-type="float">
            <text:p>1427800934.2049</text:p>
          </table:table-cell>
          <table:table-cell/>
          <table:table-cell table:formula="of:=MAX([.B197];[.D197];[.G197])-MAX([.A197];[.C197];[.E197])" office:value-type="float" office:value="1.350909948349" calcext:value-type="float">
            <text:p>1.3509099483</text:p>
          </table:table-cell>
          <table:table-cell table:formula="of:=IF(ISBLANK([.E197]);&quot;&quot;;[.I197])" office:value-type="float" office:value="1.350909948349" calcext:value-type="float">
            <text:p>1.3509099483</text:p>
          </table:table-cell>
          <table:table-cell table:formula="of:=IF(OR(ISBLANK([.E197]);[.I197]&lt;=0);&quot;&quot;;[.I197])" office:value-type="float" office:value="1.350909948349" calcext:value-type="float">
            <text:p>1.3509099483</text:p>
          </table:table-cell>
          <table:table-cell table:number-columns-repeated="4"/>
          <table:table-cell table:formula="of:=NORMDIST([.$K197];[.$L$3];SQRT([.$L$4]); 1)" office:value-type="float" office:value="0.692928613226245" calcext:value-type="float">
            <text:p>0.69292861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401" calcext:value-type="float">
            <text:p>1427800932.85401</text:p>
          </table:table-cell>
          <table:table-cell office:value-type="float" office:value="1427800934.16626" calcext:value-type="float">
            <text:p>1427800934.16626</text:p>
          </table:table-cell>
          <table:table-cell office:value-type="float" office:value="1427800934.20098" calcext:value-type="float">
            <text:p>1427800934.20098</text:p>
          </table:table-cell>
          <table:table-cell/>
          <table:table-cell table:formula="of:=MAX([.B198];[.D198];[.G198])-MAX([.A198];[.C198];[.E198])" office:value-type="float" office:value="1.34696984291077" calcext:value-type="float">
            <text:p>1.3469698429</text:p>
          </table:table-cell>
          <table:table-cell table:formula="of:=IF(ISBLANK([.E198]);&quot;&quot;;[.I198])" office:value-type="float" office:value="1.34696984291077" calcext:value-type="float">
            <text:p>1.3469698429</text:p>
          </table:table-cell>
          <table:table-cell table:formula="of:=IF(OR(ISBLANK([.E198]);[.I198]&lt;=0);&quot;&quot;;[.I198])" office:value-type="float" office:value="1.34696984291077" calcext:value-type="float">
            <text:p>1.3469698429</text:p>
          </table:table-cell>
          <table:table-cell table:number-columns-repeated="4"/>
          <table:table-cell table:formula="of:=NORMDIST([.$K198];[.$L$3];SQRT([.$L$4]); 1)" office:value-type="float" office:value="0.681429904411493" calcext:value-type="float">
            <text:p>0.68142990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404" calcext:value-type="float">
            <text:p>1427800932.85404</text:p>
          </table:table-cell>
          <table:table-cell office:value-type="float" office:value="1427800934.16635" calcext:value-type="float">
            <text:p>1427800934.16635</text:p>
          </table:table-cell>
          <table:table-cell office:value-type="float" office:value="1427800934.20093" calcext:value-type="float">
            <text:p>1427800934.20093</text:p>
          </table:table-cell>
          <table:table-cell/>
          <table:table-cell table:formula="of:=MAX([.B199];[.D199];[.G199])-MAX([.A199];[.C199];[.E199])" office:value-type="float" office:value="1.34689021110535" calcext:value-type="float">
            <text:p>1.3468902111</text:p>
          </table:table-cell>
          <table:table-cell table:formula="of:=IF(ISBLANK([.E199]);&quot;&quot;;[.I199])" office:value-type="float" office:value="1.34689021110535" calcext:value-type="float">
            <text:p>1.3468902111</text:p>
          </table:table-cell>
          <table:table-cell table:formula="of:=IF(OR(ISBLANK([.E199]);[.I199]&lt;=0);&quot;&quot;;[.I199])" office:value-type="float" office:value="1.34689021110535" calcext:value-type="float">
            <text:p>1.3468902111</text:p>
          </table:table-cell>
          <table:table-cell table:number-columns-repeated="4"/>
          <table:table-cell table:formula="of:=NORMDIST([.$K199];[.$L$3];SQRT([.$L$4]); 1)" office:value-type="float" office:value="0.681195647526941" calcext:value-type="float">
            <text:p>0.68119564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2.85405" calcext:value-type="float">
            <text:p>1427800932.85405</text:p>
          </table:table-cell>
          <table:table-cell office:value-type="float" office:value="1427800934.16644" calcext:value-type="float">
            <text:p>1427800934.16644</text:p>
          </table:table-cell>
          <table:table-cell office:value-type="float" office:value="1427800934.20085" calcext:value-type="float">
            <text:p>1427800934.20085</text:p>
          </table:table-cell>
          <table:table-cell/>
          <table:table-cell table:formula="of:=MAX([.B200];[.D200];[.G200])-MAX([.A200];[.C200];[.E200])" office:value-type="float" office:value="1.34680008888245" calcext:value-type="float">
            <text:p>1.3468000889</text:p>
          </table:table-cell>
          <table:table-cell table:formula="of:=IF(ISBLANK([.E200]);&quot;&quot;;[.I200])" office:value-type="float" office:value="1.34680008888245" calcext:value-type="float">
            <text:p>1.3468000889</text:p>
          </table:table-cell>
          <table:table-cell table:formula="of:=IF(OR(ISBLANK([.E200]);[.I200]&lt;=0);&quot;&quot;;[.I200])" office:value-type="float" office:value="1.34680008888245" calcext:value-type="float">
            <text:p>1.3468000889</text:p>
          </table:table-cell>
          <table:table-cell table:number-columns-repeated="4"/>
          <table:table-cell table:formula="of:=NORMDIST([.$K200];[.$L$3];SQRT([.$L$4]); 1)" office:value-type="float" office:value="0.680930443100427" calcext:value-type="float">
            <text:p>0.6809304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34.28479" calcext:value-type="float">
            <text:p>1427800934.28479</text:p>
          </table:table-cell>
          <table:table-cell office:value-type="float" office:value="1427800935.65572" calcext:value-type="float">
            <text:p>1427800935.65572</text:p>
          </table:table-cell>
          <table:table-cell table:number-columns-repeated="4"/>
          <table:table-cell table:formula="of:=MAX([.B201];[.D201];[.G201])-MAX([.A201];[.C201];[.E201])" office:value-type="float" office:value="1.37092995643616" calcext:value-type="float">
            <text:p>1.3709299564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 table:number-columns-repeated="4"/>
          <table:table-cell table:formula="of:=NORMDIST([.$K201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79" calcext:value-type="float">
            <text:p>1427800934.28479</text:p>
          </table:table-cell>
          <table:table-cell office:value-type="float" office:value="1427800935.53931" calcext:value-type="float">
            <text:p>1427800935.53931</text:p>
          </table:table-cell>
          <table:table-cell office:value-type="float" office:value="1427800935.57542" calcext:value-type="float">
            <text:p>1427800935.57542</text:p>
          </table:table-cell>
          <table:table-cell/>
          <table:table-cell table:formula="of:=MAX([.B202];[.D202];[.G202])-MAX([.A202];[.C202];[.E202])" office:value-type="float" office:value="1.29062986373901" calcext:value-type="float">
            <text:p>1.2906298637</text:p>
          </table:table-cell>
          <table:table-cell table:formula="of:=IF(ISBLANK([.E202]);&quot;&quot;;[.I202])" office:value-type="float" office:value="1.29062986373901" calcext:value-type="float">
            <text:p>1.2906298637</text:p>
          </table:table-cell>
          <table:table-cell table:formula="of:=IF(OR(ISBLANK([.E202]);[.I202]&lt;=0);&quot;&quot;;[.I202])" office:value-type="float" office:value="1.29062986373901" calcext:value-type="float">
            <text:p>1.2906298637</text:p>
          </table:table-cell>
          <table:table-cell table:number-columns-repeated="4"/>
          <table:table-cell table:formula="of:=NORMDIST([.$K202];[.$L$3];SQRT([.$L$4]); 1)" office:value-type="float" office:value="0.502968675582964" calcext:value-type="float">
            <text:p>0.50296867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81" calcext:value-type="float">
            <text:p>1427800934.28481</text:p>
          </table:table-cell>
          <table:table-cell office:value-type="float" office:value="1427800935.6218" calcext:value-type="float">
            <text:p>1427800935.6218</text:p>
          </table:table-cell>
          <table:table-cell office:value-type="float" office:value="1427800935.65572" calcext:value-type="float">
            <text:p>1427800935.65572</text:p>
          </table:table-cell>
          <table:table-cell/>
          <table:table-cell table:formula="of:=MAX([.B203];[.D203];[.G203])-MAX([.A203];[.C203];[.E203])" office:value-type="float" office:value="1.37090992927551" calcext:value-type="float">
            <text:p>1.3709099293</text:p>
          </table:table-cell>
          <table:table-cell table:formula="of:=IF(ISBLANK([.E203]);&quot;&quot;;[.I203])" office:value-type="float" office:value="1.37090992927551" calcext:value-type="float">
            <text:p>1.3709099293</text:p>
          </table:table-cell>
          <table:table-cell table:formula="of:=IF(OR(ISBLANK([.E203]);[.I203]&lt;=0);&quot;&quot;;[.I203])" office:value-type="float" office:value="1.37090992927551" calcext:value-type="float">
            <text:p>1.3709099293</text:p>
          </table:table-cell>
          <table:table-cell table:number-columns-repeated="4"/>
          <table:table-cell table:formula="of:=NORMDIST([.$K203];[.$L$3];SQRT([.$L$4]); 1)" office:value-type="float" office:value="0.748244313466595" calcext:value-type="float">
            <text:p>0.74824431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81" calcext:value-type="float">
            <text:p>1427800934.28481</text:p>
          </table:table-cell>
          <table:table-cell office:value-type="float" office:value="1427800935.53947" calcext:value-type="float">
            <text:p>1427800935.53947</text:p>
          </table:table-cell>
          <table:table-cell office:value-type="float" office:value="1427800935.57695" calcext:value-type="float">
            <text:p>1427800935.57695</text:p>
          </table:table-cell>
          <table:table-cell/>
          <table:table-cell table:formula="of:=MAX([.B204];[.D204];[.G204])-MAX([.A204];[.C204];[.E204])" office:value-type="float" office:value="1.29214000701904" calcext:value-type="float">
            <text:p>1.292140007</text:p>
          </table:table-cell>
          <table:table-cell table:formula="of:=IF(ISBLANK([.E204]);&quot;&quot;;[.I204])" office:value-type="float" office:value="1.29214000701904" calcext:value-type="float">
            <text:p>1.292140007</text:p>
          </table:table-cell>
          <table:table-cell table:formula="of:=IF(OR(ISBLANK([.E204]);[.I204]&lt;=0);&quot;&quot;;[.I204])" office:value-type="float" office:value="1.29214000701904" calcext:value-type="float">
            <text:p>1.292140007</text:p>
          </table:table-cell>
          <table:table-cell table:number-columns-repeated="4"/>
          <table:table-cell table:formula="of:=NORMDIST([.$K204];[.$L$3];SQRT([.$L$4]); 1)" office:value-type="float" office:value="0.507932645027136" calcext:value-type="float">
            <text:p>0.5079326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82" calcext:value-type="float">
            <text:p>1427800934.28482</text:p>
          </table:table-cell>
          <table:table-cell office:value-type="float" office:value="1427800935.53972" calcext:value-type="float">
            <text:p>1427800935.53972</text:p>
          </table:table-cell>
          <table:table-cell office:value-type="float" office:value="1427800935.58075" calcext:value-type="float">
            <text:p>1427800935.58075</text:p>
          </table:table-cell>
          <table:table-cell/>
          <table:table-cell table:formula="of:=MAX([.B205];[.D205];[.G205])-MAX([.A205];[.C205];[.E205])" office:value-type="float" office:value="1.29592990875244" calcext:value-type="float">
            <text:p>1.2959299088</text:p>
          </table:table-cell>
          <table:table-cell table:formula="of:=IF(ISBLANK([.E205]);&quot;&quot;;[.I205])" office:value-type="float" office:value="1.29592990875244" calcext:value-type="float">
            <text:p>1.2959299088</text:p>
          </table:table-cell>
          <table:table-cell table:formula="of:=IF(OR(ISBLANK([.E205]);[.I205]&lt;=0);&quot;&quot;;[.I205])" office:value-type="float" office:value="1.29592990875244" calcext:value-type="float">
            <text:p>1.2959299088</text:p>
          </table:table-cell>
          <table:table-cell table:number-columns-repeated="4"/>
          <table:table-cell table:formula="of:=NORMDIST([.$K205];[.$L$3];SQRT([.$L$4]); 1)" office:value-type="float" office:value="0.520383263969741" calcext:value-type="float">
            <text:p>0.5203832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82" calcext:value-type="float">
            <text:p>1427800934.28482</text:p>
          </table:table-cell>
          <table:table-cell office:value-type="float" office:value="1427800935.53962" calcext:value-type="float">
            <text:p>1427800935.53962</text:p>
          </table:table-cell>
          <table:table-cell office:value-type="float" office:value="1427800935.57809" calcext:value-type="float">
            <text:p>1427800935.57809</text:p>
          </table:table-cell>
          <table:table-cell/>
          <table:table-cell table:formula="of:=MAX([.B206];[.D206];[.G206])-MAX([.A206];[.C206];[.E206])" office:value-type="float" office:value="1.29326987266541" calcext:value-type="float">
            <text:p>1.2932698727</text:p>
          </table:table-cell>
          <table:table-cell table:formula="of:=IF(ISBLANK([.E206]);&quot;&quot;;[.I206])" office:value-type="float" office:value="1.29326987266541" calcext:value-type="float">
            <text:p>1.2932698727</text:p>
          </table:table-cell>
          <table:table-cell table:formula="of:=IF(OR(ISBLANK([.E206]);[.I206]&lt;=0);&quot;&quot;;[.I206])" office:value-type="float" office:value="1.29326987266541" calcext:value-type="float">
            <text:p>1.2932698727</text:p>
          </table:table-cell>
          <table:table-cell table:number-columns-repeated="4"/>
          <table:table-cell table:formula="of:=NORMDIST([.$K206];[.$L$3];SQRT([.$L$4]); 1)" office:value-type="float" office:value="0.511645848484071" calcext:value-type="float">
            <text:p>0.51164584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84" calcext:value-type="float">
            <text:p>1427800934.28484</text:p>
          </table:table-cell>
          <table:table-cell office:value-type="float" office:value="1427800935.53957" calcext:value-type="float">
            <text:p>1427800935.53957</text:p>
          </table:table-cell>
          <table:table-cell office:value-type="float" office:value="1427800935.57555" calcext:value-type="float">
            <text:p>1427800935.57555</text:p>
          </table:table-cell>
          <table:table-cell/>
          <table:table-cell table:formula="of:=MAX([.B207];[.D207];[.G207])-MAX([.A207];[.C207];[.E207])" office:value-type="float" office:value="1.29070997238159" calcext:value-type="float">
            <text:p>1.2907099724</text:p>
          </table:table-cell>
          <table:table-cell table:formula="of:=IF(ISBLANK([.E207]);&quot;&quot;;[.I207])" office:value-type="float" office:value="1.29070997238159" calcext:value-type="float">
            <text:p>1.2907099724</text:p>
          </table:table-cell>
          <table:table-cell table:formula="of:=IF(OR(ISBLANK([.E207]);[.I207]&lt;=0);&quot;&quot;;[.I207])" office:value-type="float" office:value="1.29070997238159" calcext:value-type="float">
            <text:p>1.2907099724</text:p>
          </table:table-cell>
          <table:table-cell table:number-columns-repeated="4"/>
          <table:table-cell table:formula="of:=NORMDIST([.$K207];[.$L$3];SQRT([.$L$4]); 1)" office:value-type="float" office:value="0.503232017829471" calcext:value-type="float">
            <text:p>0.50323201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85" calcext:value-type="float">
            <text:p>1427800934.28485</text:p>
          </table:table-cell>
          <table:table-cell office:value-type="float" office:value="1427800935.53937" calcext:value-type="float">
            <text:p>1427800935.53937</text:p>
          </table:table-cell>
          <table:table-cell office:value-type="float" office:value="1427800935.58072" calcext:value-type="float">
            <text:p>1427800935.58072</text:p>
          </table:table-cell>
          <table:table-cell/>
          <table:table-cell table:formula="of:=MAX([.B208];[.D208];[.G208])-MAX([.A208];[.C208];[.E208])" office:value-type="float" office:value="1.29587006568909" calcext:value-type="float">
            <text:p>1.2958700657</text:p>
          </table:table-cell>
          <table:table-cell table:formula="of:=IF(ISBLANK([.E208]);&quot;&quot;;[.I208])" office:value-type="float" office:value="1.29587006568909" calcext:value-type="float">
            <text:p>1.2958700657</text:p>
          </table:table-cell>
          <table:table-cell table:formula="of:=IF(OR(ISBLANK([.E208]);[.I208]&lt;=0);&quot;&quot;;[.I208])" office:value-type="float" office:value="1.29587006568909" calcext:value-type="float">
            <text:p>1.2958700657</text:p>
          </table:table-cell>
          <table:table-cell table:number-columns-repeated="4"/>
          <table:table-cell table:formula="of:=NORMDIST([.$K208];[.$L$3];SQRT([.$L$4]); 1)" office:value-type="float" office:value="0.520186789467401" calcext:value-type="float">
            <text:p>0.52018678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86" calcext:value-type="float">
            <text:p>1427800934.28486</text:p>
          </table:table-cell>
          <table:table-cell office:value-type="float" office:value="1427800935.53967" calcext:value-type="float">
            <text:p>1427800935.53967</text:p>
          </table:table-cell>
          <table:table-cell office:value-type="float" office:value="1427800935.5781" calcext:value-type="float">
            <text:p>1427800935.5781</text:p>
          </table:table-cell>
          <table:table-cell/>
          <table:table-cell table:formula="of:=MAX([.B209];[.D209];[.G209])-MAX([.A209];[.C209];[.E209])" office:value-type="float" office:value="1.29324007034302" calcext:value-type="float">
            <text:p>1.2932400703</text:p>
          </table:table-cell>
          <table:table-cell table:formula="of:=IF(ISBLANK([.E209]);&quot;&quot;;[.I209])" office:value-type="float" office:value="1.29324007034302" calcext:value-type="float">
            <text:p>1.2932400703</text:p>
          </table:table-cell>
          <table:table-cell table:formula="of:=IF(OR(ISBLANK([.E209]);[.I209]&lt;=0);&quot;&quot;;[.I209])" office:value-type="float" office:value="1.29324007034302" calcext:value-type="float">
            <text:p>1.2932400703</text:p>
          </table:table-cell>
          <table:table-cell table:number-columns-repeated="4"/>
          <table:table-cell table:formula="of:=NORMDIST([.$K209];[.$L$3];SQRT([.$L$4]); 1)" office:value-type="float" office:value="0.511547917335108" calcext:value-type="float">
            <text:p>0.51154791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49" calcext:value-type="float">
            <text:p>1427800934.2849</text:p>
          </table:table-cell>
          <table:table-cell office:value-type="float" office:value="1427800935.53942" calcext:value-type="float">
            <text:p>1427800935.53942</text:p>
          </table:table-cell>
          <table:table-cell office:value-type="float" office:value="1427800935.57548" calcext:value-type="float">
            <text:p>1427800935.57548</text:p>
          </table:table-cell>
          <table:table-cell/>
          <table:table-cell table:formula="of:=MAX([.B210];[.D210];[.G210])-MAX([.A210];[.C210];[.E210])" office:value-type="float" office:value="1.29058003425598" calcext:value-type="float">
            <text:p>1.2905800343</text:p>
          </table:table-cell>
          <table:table-cell table:formula="of:=IF(ISBLANK([.E210]);&quot;&quot;;[.I210])" office:value-type="float" office:value="1.29058003425598" calcext:value-type="float">
            <text:p>1.2905800343</text:p>
          </table:table-cell>
          <table:table-cell table:formula="of:=IF(OR(ISBLANK([.E210]);[.I210]&lt;=0);&quot;&quot;;[.I210])" office:value-type="float" office:value="1.29058003425598" calcext:value-type="float">
            <text:p>1.2905800343</text:p>
          </table:table-cell>
          <table:table-cell table:number-columns-repeated="4"/>
          <table:table-cell table:formula="of:=NORMDIST([.$K210];[.$L$3];SQRT([.$L$4]); 1)" office:value-type="float" office:value="0.502804869775707" calcext:value-type="float">
            <text:p>0.50280486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4.285" calcext:value-type="float">
            <text:p>1427800934.285</text:p>
          </table:table-cell>
          <table:table-cell office:value-type="float" office:value="1427800935.53952" calcext:value-type="float">
            <text:p>1427800935.53952</text:p>
          </table:table-cell>
          <table:table-cell office:value-type="float" office:value="1427800935.58076" calcext:value-type="float">
            <text:p>1427800935.58076</text:p>
          </table:table-cell>
          <table:table-cell/>
          <table:table-cell table:formula="of:=MAX([.B211];[.D211];[.G211])-MAX([.A211];[.C211];[.E211])" office:value-type="float" office:value="1.29575991630554" calcext:value-type="float">
            <text:p>1.2957599163</text:p>
          </table:table-cell>
          <table:table-cell table:formula="of:=IF(ISBLANK([.E211]);&quot;&quot;;[.I211])" office:value-type="float" office:value="1.29575991630554" calcext:value-type="float">
            <text:p>1.2957599163</text:p>
          </table:table-cell>
          <table:table-cell table:formula="of:=IF(OR(ISBLANK([.E211]);[.I211]&lt;=0);&quot;&quot;;[.I211])" office:value-type="float" office:value="1.29575991630554" calcext:value-type="float">
            <text:p>1.2957599163</text:p>
          </table:table-cell>
          <table:table-cell table:number-columns-repeated="4"/>
          <table:table-cell table:formula="of:=NORMDIST([.$K211];[.$L$3];SQRT([.$L$4]); 1)" office:value-type="float" office:value="0.519825138352983" calcext:value-type="float">
            <text:p>0.5198251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35.65573" calcext:value-type="float">
            <text:p>1427800935.65573</text:p>
          </table:table-cell>
          <table:table-cell office:value-type="float" office:value="1427800937.0521" calcext:value-type="float">
            <text:p>1427800937.0521</text:p>
          </table:table-cell>
          <table:table-cell table:number-columns-repeated="4"/>
          <table:table-cell table:formula="of:=MAX([.B212];[.D212];[.G212])-MAX([.A212];[.C212];[.E212])" office:value-type="float" office:value="1.39636993408203" calcext:value-type="float">
            <text:p>1.3963699341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 table:number-columns-repeated="4"/>
          <table:table-cell table:formula="of:=NORMDIST([.$K212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3" calcext:value-type="float">
            <text:p>1427800935.65573</text:p>
          </table:table-cell>
          <table:table-cell office:value-type="float" office:value="1427800936.93205" calcext:value-type="float">
            <text:p>1427800936.93205</text:p>
          </table:table-cell>
          <table:table-cell office:value-type="float" office:value="1427800936.96933" calcext:value-type="float">
            <text:p>1427800936.96933</text:p>
          </table:table-cell>
          <table:table-cell/>
          <table:table-cell table:formula="of:=MAX([.B213];[.D213];[.G213])-MAX([.A213];[.C213];[.E213])" office:value-type="float" office:value="1.31360006332397" calcext:value-type="float">
            <text:p>1.3136000633</text:p>
          </table:table-cell>
          <table:table-cell table:formula="of:=IF(ISBLANK([.E213]);&quot;&quot;;[.I213])" office:value-type="float" office:value="1.31360006332397" calcext:value-type="float">
            <text:p>1.3136000633</text:p>
          </table:table-cell>
          <table:table-cell table:formula="of:=IF(OR(ISBLANK([.E213]);[.I213]&lt;=0);&quot;&quot;;[.I213])" office:value-type="float" office:value="1.31360006332397" calcext:value-type="float">
            <text:p>1.3136000633</text:p>
          </table:table-cell>
          <table:table-cell table:number-columns-repeated="4"/>
          <table:table-cell table:formula="of:=NORMDIST([.$K213];[.$L$3];SQRT([.$L$4]); 1)" office:value-type="float" office:value="0.577977959151765" calcext:value-type="float">
            <text:p>0.57797795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4" calcext:value-type="float">
            <text:p>1427800935.65574</text:p>
          </table:table-cell>
          <table:table-cell office:value-type="float" office:value="1427800936.93211" calcext:value-type="float">
            <text:p>1427800936.93211</text:p>
          </table:table-cell>
          <table:table-cell office:value-type="float" office:value="1427800936.96074" calcext:value-type="float">
            <text:p>1427800936.96074</text:p>
          </table:table-cell>
          <table:table-cell/>
          <table:table-cell table:formula="of:=MAX([.B214];[.D214];[.G214])-MAX([.A214];[.C214];[.E214])" office:value-type="float" office:value="1.3050000667572" calcext:value-type="float">
            <text:p>1.3050000668</text:p>
          </table:table-cell>
          <table:table-cell table:formula="of:=IF(ISBLANK([.E214]);&quot;&quot;;[.I214])" office:value-type="float" office:value="1.3050000667572" calcext:value-type="float">
            <text:p>1.3050000668</text:p>
          </table:table-cell>
          <table:table-cell table:formula="of:=IF(OR(ISBLANK([.E214]);[.I214]&lt;=0);&quot;&quot;;[.I214])" office:value-type="float" office:value="1.3050000667572" calcext:value-type="float">
            <text:p>1.3050000668</text:p>
          </table:table-cell>
          <table:table-cell table:number-columns-repeated="4"/>
          <table:table-cell table:formula="of:=NORMDIST([.$K214];[.$L$3];SQRT([.$L$4]); 1)" office:value-type="float" office:value="0.550077259499138" calcext:value-type="float">
            <text:p>0.55007725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4" calcext:value-type="float">
            <text:p>1427800935.65574</text:p>
          </table:table-cell>
          <table:table-cell office:value-type="float" office:value="1427800936.93221" calcext:value-type="float">
            <text:p>1427800936.93221</text:p>
          </table:table-cell>
          <table:table-cell office:value-type="float" office:value="1427800936.96884" calcext:value-type="float">
            <text:p>1427800936.96884</text:p>
          </table:table-cell>
          <table:table-cell/>
          <table:table-cell table:formula="of:=MAX([.B215];[.D215];[.G215])-MAX([.A215];[.C215];[.E215])" office:value-type="float" office:value="1.31309986114502" calcext:value-type="float">
            <text:p>1.3130998611</text:p>
          </table:table-cell>
          <table:table-cell table:formula="of:=IF(ISBLANK([.E215]);&quot;&quot;;[.I215])" office:value-type="float" office:value="1.31309986114502" calcext:value-type="float">
            <text:p>1.3130998611</text:p>
          </table:table-cell>
          <table:table-cell table:formula="of:=IF(OR(ISBLANK([.E215]);[.I215]&lt;=0);&quot;&quot;;[.I215])" office:value-type="float" office:value="1.31309986114502" calcext:value-type="float">
            <text:p>1.3130998611</text:p>
          </table:table-cell>
          <table:table-cell table:number-columns-repeated="4"/>
          <table:table-cell table:formula="of:=NORMDIST([.$K215];[.$L$3];SQRT([.$L$4]); 1)" office:value-type="float" office:value="0.576364451188218" calcext:value-type="float">
            <text:p>0.57636445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5" calcext:value-type="float">
            <text:p>1427800935.65575</text:p>
          </table:table-cell>
          <table:table-cell office:value-type="float" office:value="1427800936.93216" calcext:value-type="float">
            <text:p>1427800936.93216</text:p>
          </table:table-cell>
          <table:table-cell office:value-type="float" office:value="1427800936.96604" calcext:value-type="float">
            <text:p>1427800936.96604</text:p>
          </table:table-cell>
          <table:table-cell/>
          <table:table-cell table:formula="of:=MAX([.B216];[.D216];[.G216])-MAX([.A216];[.C216];[.E216])" office:value-type="float" office:value="1.31028985977173" calcext:value-type="float">
            <text:p>1.3102898598</text:p>
          </table:table-cell>
          <table:table-cell table:formula="of:=IF(ISBLANK([.E216]);&quot;&quot;;[.I216])" office:value-type="float" office:value="1.31028985977173" calcext:value-type="float">
            <text:p>1.3102898598</text:p>
          </table:table-cell>
          <table:table-cell table:formula="of:=IF(OR(ISBLANK([.E216]);[.I216]&lt;=0);&quot;&quot;;[.I216])" office:value-type="float" office:value="1.31028985977173" calcext:value-type="float">
            <text:p>1.3102898598</text:p>
          </table:table-cell>
          <table:table-cell table:number-columns-repeated="4"/>
          <table:table-cell table:formula="of:=NORMDIST([.$K216];[.$L$3];SQRT([.$L$4]); 1)" office:value-type="float" office:value="0.567277135787014" calcext:value-type="float">
            <text:p>0.56727713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5" calcext:value-type="float">
            <text:p>1427800935.65575</text:p>
          </table:table-cell>
          <table:table-cell office:value-type="float" office:value="1427800936.93199" calcext:value-type="float">
            <text:p>1427800936.93199</text:p>
          </table:table-cell>
          <table:table-cell office:value-type="float" office:value="1427800936.96881" calcext:value-type="float">
            <text:p>1427800936.96881</text:p>
          </table:table-cell>
          <table:table-cell/>
          <table:table-cell table:formula="of:=MAX([.B217];[.D217];[.G217])-MAX([.A217];[.C217];[.E217])" office:value-type="float" office:value="1.31306004524231" calcext:value-type="float">
            <text:p>1.3130600452</text:p>
          </table:table-cell>
          <table:table-cell table:formula="of:=IF(ISBLANK([.E217]);&quot;&quot;;[.I217])" office:value-type="float" office:value="1.31306004524231" calcext:value-type="float">
            <text:p>1.3130600452</text:p>
          </table:table-cell>
          <table:table-cell table:formula="of:=IF(OR(ISBLANK([.E217]);[.I217]&lt;=0);&quot;&quot;;[.I217])" office:value-type="float" office:value="1.31306004524231" calcext:value-type="float">
            <text:p>1.3130600452</text:p>
          </table:table-cell>
          <table:table-cell table:number-columns-repeated="4"/>
          <table:table-cell table:formula="of:=NORMDIST([.$K217];[.$L$3];SQRT([.$L$4]); 1)" office:value-type="float" office:value="0.576235961161484" calcext:value-type="float">
            <text:p>0.57623596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5" calcext:value-type="float">
            <text:p>1427800935.65575</text:p>
          </table:table-cell>
          <table:table-cell office:value-type="float" office:value="1427800936.93231" calcext:value-type="float">
            <text:p>1427800936.93231</text:p>
          </table:table-cell>
          <table:table-cell office:value-type="float" office:value="1427800936.96887" calcext:value-type="float">
            <text:p>1427800936.96887</text:p>
          </table:table-cell>
          <table:table-cell/>
          <table:table-cell table:formula="of:=MAX([.B218];[.D218];[.G218])-MAX([.A218];[.C218];[.E218])" office:value-type="float" office:value="1.31311988830566" calcext:value-type="float">
            <text:p>1.3131198883</text:p>
          </table:table-cell>
          <table:table-cell table:formula="of:=IF(ISBLANK([.E218]);&quot;&quot;;[.I218])" office:value-type="float" office:value="1.31311988830566" calcext:value-type="float">
            <text:p>1.3131198883</text:p>
          </table:table-cell>
          <table:table-cell table:formula="of:=IF(OR(ISBLANK([.E218]);[.I218]&lt;=0);&quot;&quot;;[.I218])" office:value-type="float" office:value="1.31311988830566" calcext:value-type="float">
            <text:p>1.3131198883</text:p>
          </table:table-cell>
          <table:table-cell table:number-columns-repeated="4"/>
          <table:table-cell table:formula="of:=NORMDIST([.$K218];[.$L$3];SQRT([.$L$4]); 1)" office:value-type="float" office:value="0.576429077834032" calcext:value-type="float">
            <text:p>0.57642907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6" calcext:value-type="float">
            <text:p>1427800935.65576</text:p>
          </table:table-cell>
          <table:table-cell office:value-type="float" office:value="1427800936.93236" calcext:value-type="float">
            <text:p>1427800936.93236</text:p>
          </table:table-cell>
          <table:table-cell office:value-type="float" office:value="1427800936.96937" calcext:value-type="float">
            <text:p>1427800936.96937</text:p>
          </table:table-cell>
          <table:table-cell/>
          <table:table-cell table:formula="of:=MAX([.B219];[.D219];[.G219])-MAX([.A219];[.C219];[.E219])" office:value-type="float" office:value="1.31360983848572" calcext:value-type="float">
            <text:p>1.3136098385</text:p>
          </table:table-cell>
          <table:table-cell table:formula="of:=IF(ISBLANK([.E219]);&quot;&quot;;[.I219])" office:value-type="float" office:value="1.31360983848572" calcext:value-type="float">
            <text:p>1.3136098385</text:p>
          </table:table-cell>
          <table:table-cell table:formula="of:=IF(OR(ISBLANK([.E219]);[.I219]&lt;=0);&quot;&quot;;[.I219])" office:value-type="float" office:value="1.31360983848572" calcext:value-type="float">
            <text:p>1.3136098385</text:p>
          </table:table-cell>
          <table:table-cell table:number-columns-repeated="4"/>
          <table:table-cell table:formula="of:=NORMDIST([.$K219];[.$L$3];SQRT([.$L$4]); 1)" office:value-type="float" office:value="0.578009478061528" calcext:value-type="float">
            <text:p>0.57800947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6" calcext:value-type="float">
            <text:p>1427800935.65576</text:p>
          </table:table-cell>
          <table:table-cell office:value-type="float" office:value="1427800936.93241" calcext:value-type="float">
            <text:p>1427800936.93241</text:p>
          </table:table-cell>
          <table:table-cell office:value-type="float" office:value="1427800936.96608" calcext:value-type="float">
            <text:p>1427800936.96608</text:p>
          </table:table-cell>
          <table:table-cell/>
          <table:table-cell table:formula="of:=MAX([.B220];[.D220];[.G220])-MAX([.A220];[.C220];[.E220])" office:value-type="float" office:value="1.3103199005127" calcext:value-type="float">
            <text:p>1.3103199005</text:p>
          </table:table-cell>
          <table:table-cell table:formula="of:=IF(ISBLANK([.E220]);&quot;&quot;;[.I220])" office:value-type="float" office:value="1.3103199005127" calcext:value-type="float">
            <text:p>1.3103199005</text:p>
          </table:table-cell>
          <table:table-cell table:formula="of:=IF(OR(ISBLANK([.E220]);[.I220]&lt;=0);&quot;&quot;;[.I220])" office:value-type="float" office:value="1.3103199005127" calcext:value-type="float">
            <text:p>1.3103199005</text:p>
          </table:table-cell>
          <table:table-cell table:number-columns-repeated="4"/>
          <table:table-cell table:formula="of:=NORMDIST([.$K220];[.$L$3];SQRT([.$L$4]); 1)" office:value-type="float" office:value="0.567374482453208" calcext:value-type="float">
            <text:p>0.56737448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6" calcext:value-type="float">
            <text:p>1427800935.65576</text:p>
          </table:table-cell>
          <table:table-cell office:value-type="float" office:value="1427800936.93226" calcext:value-type="float">
            <text:p>1427800936.93226</text:p>
          </table:table-cell>
          <table:table-cell office:value-type="float" office:value="1427800936.9689" calcext:value-type="float">
            <text:p>1427800936.9689</text:p>
          </table:table-cell>
          <table:table-cell/>
          <table:table-cell table:formula="of:=MAX([.B221];[.D221];[.G221])-MAX([.A221];[.C221];[.E221])" office:value-type="float" office:value="1.31313991546631" calcext:value-type="float">
            <text:p>1.3131399155</text:p>
          </table:table-cell>
          <table:table-cell table:formula="of:=IF(ISBLANK([.E221]);&quot;&quot;;[.I221])" office:value-type="float" office:value="1.31313991546631" calcext:value-type="float">
            <text:p>1.3131399155</text:p>
          </table:table-cell>
          <table:table-cell table:formula="of:=IF(OR(ISBLANK([.E221]);[.I221]&lt;=0);&quot;&quot;;[.I221])" office:value-type="float" office:value="1.31313991546631" calcext:value-type="float">
            <text:p>1.3131399155</text:p>
          </table:table-cell>
          <table:table-cell table:number-columns-repeated="4"/>
          <table:table-cell table:formula="of:=NORMDIST([.$K221];[.$L$3];SQRT([.$L$4]); 1)" office:value-type="float" office:value="0.576493702423957" calcext:value-type="float">
            <text:p>0.5764937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5.65577" calcext:value-type="float">
            <text:p>1427800935.65577</text:p>
          </table:table-cell>
          <table:table-cell office:value-type="float" office:value="1427800937.01705" calcext:value-type="float">
            <text:p>1427800937.01705</text:p>
          </table:table-cell>
          <table:table-cell office:value-type="float" office:value="1427800937.05209" calcext:value-type="float">
            <text:p>1427800937.05209</text:p>
          </table:table-cell>
          <table:table-cell/>
          <table:table-cell table:formula="of:=MAX([.B222];[.D222];[.G222])-MAX([.A222];[.C222];[.E222])" office:value-type="float" office:value="1.39631986618042" calcext:value-type="float">
            <text:p>1.3963198662</text:p>
          </table:table-cell>
          <table:table-cell table:formula="of:=IF(ISBLANK([.E222]);&quot;&quot;;[.I222])" office:value-type="float" office:value="1.39631986618042" calcext:value-type="float">
            <text:p>1.3963198662</text:p>
          </table:table-cell>
          <table:table-cell table:formula="of:=IF(OR(ISBLANK([.E222]);[.I222]&lt;=0);&quot;&quot;;[.I222])" office:value-type="float" office:value="1.39631986618042" calcext:value-type="float">
            <text:p>1.3963198662</text:p>
          </table:table-cell>
          <table:table-cell table:number-columns-repeated="4"/>
          <table:table-cell table:formula="of:=NORMDIST([.$K222];[.$L$3];SQRT([.$L$4]); 1)" office:value-type="float" office:value="0.810126123180441" calcext:value-type="float">
            <text:p>0.81012612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37.05211" calcext:value-type="float">
            <text:p>1427800937.05211</text:p>
          </table:table-cell>
          <table:table-cell office:value-type="float" office:value="1427800938.4266" calcext:value-type="float">
            <text:p>1427800938.4266</text:p>
          </table:table-cell>
          <table:table-cell table:number-columns-repeated="4"/>
          <table:table-cell table:formula="of:=MAX([.B223];[.D223];[.G223])-MAX([.A223];[.C223];[.E223])" office:value-type="float" office:value="1.3744900226593" calcext:value-type="float">
            <text:p>1.3744900227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 table:number-columns-repeated="4"/>
          <table:table-cell table:formula="of:=NORMDIST([.$K223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11" calcext:value-type="float">
            <text:p>1427800937.05211</text:p>
          </table:table-cell>
          <table:table-cell office:value-type="float" office:value="1427800938.30855" calcext:value-type="float">
            <text:p>1427800938.30855</text:p>
          </table:table-cell>
          <table:table-cell office:value-type="float" office:value="1427800938.34492" calcext:value-type="float">
            <text:p>1427800938.34492</text:p>
          </table:table-cell>
          <table:table-cell/>
          <table:table-cell table:formula="of:=MAX([.B224];[.D224];[.G224])-MAX([.A224];[.C224];[.E224])" office:value-type="float" office:value="1.29280996322632" calcext:value-type="float">
            <text:p>1.2928099632</text:p>
          </table:table-cell>
          <table:table-cell table:formula="of:=IF(ISBLANK([.E224]);&quot;&quot;;[.I224])" office:value-type="float" office:value="1.29280996322632" calcext:value-type="float">
            <text:p>1.2928099632</text:p>
          </table:table-cell>
          <table:table-cell table:formula="of:=IF(OR(ISBLANK([.E224]);[.I224]&lt;=0);&quot;&quot;;[.I224])" office:value-type="float" office:value="1.29280996322632" calcext:value-type="float">
            <text:p>1.2928099632</text:p>
          </table:table-cell>
          <table:table-cell table:number-columns-repeated="4"/>
          <table:table-cell table:formula="of:=NORMDIST([.$K224];[.$L$3];SQRT([.$L$4]); 1)" office:value-type="float" office:value="0.510134500402217" calcext:value-type="float">
            <text:p>0.51013450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13" calcext:value-type="float">
            <text:p>1427800937.05213</text:p>
          </table:table-cell>
          <table:table-cell office:value-type="float" office:value="1427800938.30868" calcext:value-type="float">
            <text:p>1427800938.30868</text:p>
          </table:table-cell>
          <table:table-cell office:value-type="float" office:value="1427800938.34259" calcext:value-type="float">
            <text:p>1427800938.34259</text:p>
          </table:table-cell>
          <table:table-cell/>
          <table:table-cell table:formula="of:=MAX([.B225];[.D225];[.G225])-MAX([.A225];[.C225];[.E225])" office:value-type="float" office:value="1.29046010971069" calcext:value-type="float">
            <text:p>1.2904601097</text:p>
          </table:table-cell>
          <table:table-cell table:formula="of:=IF(ISBLANK([.E225]);&quot;&quot;;[.I225])" office:value-type="float" office:value="1.29046010971069" calcext:value-type="float">
            <text:p>1.2904601097</text:p>
          </table:table-cell>
          <table:table-cell table:formula="of:=IF(OR(ISBLANK([.E225]);[.I225]&lt;=0);&quot;&quot;;[.I225])" office:value-type="float" office:value="1.29046010971069" calcext:value-type="float">
            <text:p>1.2904601097</text:p>
          </table:table-cell>
          <table:table-cell table:number-columns-repeated="4"/>
          <table:table-cell table:formula="of:=NORMDIST([.$K225];[.$L$3];SQRT([.$L$4]); 1)" office:value-type="float" office:value="0.502410636688977" calcext:value-type="float">
            <text:p>0.50241063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14" calcext:value-type="float">
            <text:p>1427800937.05214</text:p>
          </table:table-cell>
          <table:table-cell office:value-type="float" office:value="1427800938.30879" calcext:value-type="float">
            <text:p>1427800938.30879</text:p>
          </table:table-cell>
          <table:table-cell office:value-type="float" office:value="1427800938.34594" calcext:value-type="float">
            <text:p>1427800938.34594</text:p>
          </table:table-cell>
          <table:table-cell/>
          <table:table-cell table:formula="of:=MAX([.B226];[.D226];[.G226])-MAX([.A226];[.C226];[.E226])" office:value-type="float" office:value="1.29380011558533" calcext:value-type="float">
            <text:p>1.2938001156</text:p>
          </table:table-cell>
          <table:table-cell table:formula="of:=IF(ISBLANK([.E226]);&quot;&quot;;[.I226])" office:value-type="float" office:value="1.29380011558533" calcext:value-type="float">
            <text:p>1.2938001156</text:p>
          </table:table-cell>
          <table:table-cell table:formula="of:=IF(OR(ISBLANK([.E226]);[.I226]&lt;=0);&quot;&quot;;[.I226])" office:value-type="float" office:value="1.29380011558533" calcext:value-type="float">
            <text:p>1.2938001156</text:p>
          </table:table-cell>
          <table:table-cell table:number-columns-repeated="4"/>
          <table:table-cell table:formula="of:=NORMDIST([.$K226];[.$L$3];SQRT([.$L$4]); 1)" office:value-type="float" office:value="0.513388116582379" calcext:value-type="float">
            <text:p>0.51338811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15" calcext:value-type="float">
            <text:p>1427800937.05215</text:p>
          </table:table-cell>
          <table:table-cell office:value-type="float" office:value="1427800938.30861" calcext:value-type="float">
            <text:p>1427800938.30861</text:p>
          </table:table-cell>
          <table:table-cell office:value-type="float" office:value="1427800938.34897" calcext:value-type="float">
            <text:p>1427800938.34897</text:p>
          </table:table-cell>
          <table:table-cell/>
          <table:table-cell table:formula="of:=MAX([.B227];[.D227];[.G227])-MAX([.A227];[.C227];[.E227])" office:value-type="float" office:value="1.29681992530823" calcext:value-type="float">
            <text:p>1.2968199253</text:p>
          </table:table-cell>
          <table:table-cell table:formula="of:=IF(ISBLANK([.E227]);&quot;&quot;;[.I227])" office:value-type="float" office:value="1.29681992530823" calcext:value-type="float">
            <text:p>1.2968199253</text:p>
          </table:table-cell>
          <table:table-cell table:formula="of:=IF(OR(ISBLANK([.E227]);[.I227]&lt;=0);&quot;&quot;;[.I227])" office:value-type="float" office:value="1.29681992530823" calcext:value-type="float">
            <text:p>1.2968199253</text:p>
          </table:table-cell>
          <table:table-cell table:number-columns-repeated="4"/>
          <table:table-cell table:formula="of:=NORMDIST([.$K227];[.$L$3];SQRT([.$L$4]); 1)" office:value-type="float" office:value="0.523304722425651" calcext:value-type="float">
            <text:p>0.52330472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16" calcext:value-type="float">
            <text:p>1427800937.05216</text:p>
          </table:table-cell>
          <table:table-cell office:value-type="float" office:value="1427800938.30884" calcext:value-type="float">
            <text:p>1427800938.30884</text:p>
          </table:table-cell>
          <table:table-cell office:value-type="float" office:value="1427800938.34891" calcext:value-type="float">
            <text:p>1427800938.34891</text:p>
          </table:table-cell>
          <table:table-cell/>
          <table:table-cell table:formula="of:=MAX([.B228];[.D228];[.G228])-MAX([.A228];[.C228];[.E228])" office:value-type="float" office:value="1.29675006866455" calcext:value-type="float">
            <text:p>1.2967500687</text:p>
          </table:table-cell>
          <table:table-cell table:formula="of:=IF(ISBLANK([.E228]);&quot;&quot;;[.I228])" office:value-type="float" office:value="1.29675006866455" calcext:value-type="float">
            <text:p>1.2967500687</text:p>
          </table:table-cell>
          <table:table-cell table:formula="of:=IF(OR(ISBLANK([.E228]);[.I228]&lt;=0);&quot;&quot;;[.I228])" office:value-type="float" office:value="1.29675006866455" calcext:value-type="float">
            <text:p>1.2967500687</text:p>
          </table:table-cell>
          <table:table-cell table:number-columns-repeated="4"/>
          <table:table-cell table:formula="of:=NORMDIST([.$K228];[.$L$3];SQRT([.$L$4]); 1)" office:value-type="float" office:value="0.523075462876889" calcext:value-type="float">
            <text:p>0.52307546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17" calcext:value-type="float">
            <text:p>1427800937.05217</text:p>
          </table:table-cell>
          <table:table-cell office:value-type="float" office:value="1427800938.30889" calcext:value-type="float">
            <text:p>1427800938.30889</text:p>
          </table:table-cell>
          <table:table-cell office:value-type="float" office:value="1427800938.349" calcext:value-type="float">
            <text:p>1427800938.349</text:p>
          </table:table-cell>
          <table:table-cell/>
          <table:table-cell table:formula="of:=MAX([.B229];[.D229];[.G229])-MAX([.A229];[.C229];[.E229])" office:value-type="float" office:value="1.29682993888855" calcext:value-type="float">
            <text:p>1.2968299389</text:p>
          </table:table-cell>
          <table:table-cell table:formula="of:=IF(ISBLANK([.E229]);&quot;&quot;;[.I229])" office:value-type="float" office:value="1.29682993888855" calcext:value-type="float">
            <text:p>1.2968299389</text:p>
          </table:table-cell>
          <table:table-cell table:formula="of:=IF(OR(ISBLANK([.E229]);[.I229]&lt;=0);&quot;&quot;;[.I229])" office:value-type="float" office:value="1.29682993888855" calcext:value-type="float">
            <text:p>1.2968299389</text:p>
          </table:table-cell>
          <table:table-cell table:number-columns-repeated="4"/>
          <table:table-cell table:formula="of:=NORMDIST([.$K229];[.$L$3];SQRT([.$L$4]); 1)" office:value-type="float" office:value="0.523337584938836" calcext:value-type="float">
            <text:p>0.52333758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18" calcext:value-type="float">
            <text:p>1427800937.05218</text:p>
          </table:table-cell>
          <table:table-cell office:value-type="float" office:value="1427800938.30849" calcext:value-type="float">
            <text:p>1427800938.30849</text:p>
          </table:table-cell>
          <table:table-cell office:value-type="float" office:value="1427800938.34894" calcext:value-type="float">
            <text:p>1427800938.34894</text:p>
          </table:table-cell>
          <table:table-cell/>
          <table:table-cell table:formula="of:=MAX([.B230];[.D230];[.G230])-MAX([.A230];[.C230];[.E230])" office:value-type="float" office:value="1.29675984382629" calcext:value-type="float">
            <text:p>1.2967598438</text:p>
          </table:table-cell>
          <table:table-cell table:formula="of:=IF(ISBLANK([.E230]);&quot;&quot;;[.I230])" office:value-type="float" office:value="1.29675984382629" calcext:value-type="float">
            <text:p>1.2967598438</text:p>
          </table:table-cell>
          <table:table-cell table:formula="of:=IF(OR(ISBLANK([.E230]);[.I230]&lt;=0);&quot;&quot;;[.I230])" office:value-type="float" office:value="1.29675984382629" calcext:value-type="float">
            <text:p>1.2967598438</text:p>
          </table:table-cell>
          <table:table-cell table:number-columns-repeated="4"/>
          <table:table-cell table:formula="of:=NORMDIST([.$K230];[.$L$3];SQRT([.$L$4]); 1)" office:value-type="float" office:value="0.52310754402594" calcext:value-type="float">
            <text:p>0.5231075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19" calcext:value-type="float">
            <text:p>1427800937.05219</text:p>
          </table:table-cell>
          <table:table-cell office:value-type="float" office:value="1427800938.30894" calcext:value-type="float">
            <text:p>1427800938.30894</text:p>
          </table:table-cell>
          <table:table-cell office:value-type="float" office:value="1427800938.34496" calcext:value-type="float">
            <text:p>1427800938.34496</text:p>
          </table:table-cell>
          <table:table-cell/>
          <table:table-cell table:formula="of:=MAX([.B231];[.D231];[.G231])-MAX([.A231];[.C231];[.E231])" office:value-type="float" office:value="1.29276990890503" calcext:value-type="float">
            <text:p>1.2927699089</text:p>
          </table:table-cell>
          <table:table-cell table:formula="of:=IF(ISBLANK([.E231]);&quot;&quot;;[.I231])" office:value-type="float" office:value="1.29276990890503" calcext:value-type="float">
            <text:p>1.2927699089</text:p>
          </table:table-cell>
          <table:table-cell table:formula="of:=IF(OR(ISBLANK([.E231]);[.I231]&lt;=0);&quot;&quot;;[.I231])" office:value-type="float" office:value="1.29276990890503" calcext:value-type="float">
            <text:p>1.2927699089</text:p>
          </table:table-cell>
          <table:table-cell table:number-columns-repeated="4"/>
          <table:table-cell table:formula="of:=NORMDIST([.$K231];[.$L$3];SQRT([.$L$4]); 1)" office:value-type="float" office:value="0.510002867240277" calcext:value-type="float">
            <text:p>0.51000286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2" calcext:value-type="float">
            <text:p>1427800937.0522</text:p>
          </table:table-cell>
          <table:table-cell office:value-type="float" office:value="1427800938.39452" calcext:value-type="float">
            <text:p>1427800938.39452</text:p>
          </table:table-cell>
          <table:table-cell office:value-type="float" office:value="1427800938.42659" calcext:value-type="float">
            <text:p>1427800938.42659</text:p>
          </table:table-cell>
          <table:table-cell/>
          <table:table-cell table:formula="of:=MAX([.B232];[.D232];[.G232])-MAX([.A232];[.C232];[.E232])" office:value-type="float" office:value="1.37438988685608" calcext:value-type="float">
            <text:p>1.3743898869</text:p>
          </table:table-cell>
          <table:table-cell table:formula="of:=IF(ISBLANK([.E232]);&quot;&quot;;[.I232])" office:value-type="float" office:value="1.37438988685608" calcext:value-type="float">
            <text:p>1.3743898869</text:p>
          </table:table-cell>
          <table:table-cell table:formula="of:=IF(OR(ISBLANK([.E232]);[.I232]&lt;=0);&quot;&quot;;[.I232])" office:value-type="float" office:value="1.37438988685608" calcext:value-type="float">
            <text:p>1.3743898869</text:p>
          </table:table-cell>
          <table:table-cell table:number-columns-repeated="4"/>
          <table:table-cell table:formula="of:=NORMDIST([.$K232];[.$L$3];SQRT([.$L$4]); 1)" office:value-type="float" office:value="0.757302278078382" calcext:value-type="float">
            <text:p>0.75730227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7.05222" calcext:value-type="float">
            <text:p>1427800937.05222</text:p>
          </table:table-cell>
          <table:table-cell office:value-type="float" office:value="1427800938.30874" calcext:value-type="float">
            <text:p>1427800938.30874</text:p>
          </table:table-cell>
          <table:table-cell office:value-type="float" office:value="1427800938.34887" calcext:value-type="float">
            <text:p>1427800938.34887</text:p>
          </table:table-cell>
          <table:table-cell/>
          <table:table-cell table:formula="of:=MAX([.B233];[.D233];[.G233])-MAX([.A233];[.C233];[.E233])" office:value-type="float" office:value="1.29664993286133" calcext:value-type="float">
            <text:p>1.2966499329</text:p>
          </table:table-cell>
          <table:table-cell table:formula="of:=IF(ISBLANK([.E233]);&quot;&quot;;[.I233])" office:value-type="float" office:value="1.29664993286133" calcext:value-type="float">
            <text:p>1.2966499329</text:p>
          </table:table-cell>
          <table:table-cell table:formula="of:=IF(OR(ISBLANK([.E233]);[.I233]&lt;=0);&quot;&quot;;[.I233])" office:value-type="float" office:value="1.29664993286133" calcext:value-type="float">
            <text:p>1.2966499329</text:p>
          </table:table-cell>
          <table:table-cell table:number-columns-repeated="4"/>
          <table:table-cell table:formula="of:=NORMDIST([.$K233];[.$L$3];SQRT([.$L$4]); 1)" office:value-type="float" office:value="0.522746818139698" calcext:value-type="float">
            <text:p>0.52274681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38.42661" calcext:value-type="float">
            <text:p>1427800938.42661</text:p>
          </table:table-cell>
          <table:table-cell office:value-type="float" office:value="1427800939.7546" calcext:value-type="float">
            <text:p>1427800939.7546</text:p>
          </table:table-cell>
          <table:table-cell table:number-columns-repeated="4"/>
          <table:table-cell table:formula="of:=MAX([.B234];[.D234];[.G234])-MAX([.A234];[.C234];[.E234])" office:value-type="float" office:value="1.32799005508423" calcext:value-type="float">
            <text:p>1.3279900551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 table:number-columns-repeated="4"/>
          <table:table-cell table:formula="of:=NORMDIST([.$K234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2" calcext:value-type="float">
            <text:p>1427800938.42662</text:p>
          </table:table-cell>
          <table:table-cell office:value-type="float" office:value="1427800939.63216" calcext:value-type="float">
            <text:p>1427800939.63216</text:p>
          </table:table-cell>
          <table:table-cell office:value-type="float" office:value="1427800939.66809" calcext:value-type="float">
            <text:p>1427800939.66809</text:p>
          </table:table-cell>
          <table:table-cell/>
          <table:table-cell table:formula="of:=MAX([.B235];[.D235];[.G235])-MAX([.A235];[.C235];[.E235])" office:value-type="float" office:value="1.24147009849548" calcext:value-type="float">
            <text:p>1.2414700985</text:p>
          </table:table-cell>
          <table:table-cell table:formula="of:=IF(ISBLANK([.E235]);&quot;&quot;;[.I235])" office:value-type="float" office:value="1.24147009849548" calcext:value-type="float">
            <text:p>1.2414700985</text:p>
          </table:table-cell>
          <table:table-cell table:formula="of:=IF(OR(ISBLANK([.E235]);[.I235]&lt;=0);&quot;&quot;;[.I235])" office:value-type="float" office:value="1.24147009849548" calcext:value-type="float">
            <text:p>1.2414700985</text:p>
          </table:table-cell>
          <table:table-cell table:number-columns-repeated="4"/>
          <table:table-cell table:formula="of:=NORMDIST([.$K235];[.$L$3];SQRT([.$L$4]); 1)" office:value-type="float" office:value="0.345443769266835" calcext:value-type="float">
            <text:p>0.34544376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4" calcext:value-type="float">
            <text:p>1427800938.42664</text:p>
          </table:table-cell>
          <table:table-cell office:value-type="float" office:value="1427800939.63222" calcext:value-type="float">
            <text:p>1427800939.63222</text:p>
          </table:table-cell>
          <table:table-cell office:value-type="float" office:value="1427800939.6728" calcext:value-type="float">
            <text:p>1427800939.6728</text:p>
          </table:table-cell>
          <table:table-cell/>
          <table:table-cell table:formula="of:=MAX([.B236];[.D236];[.G236])-MAX([.A236];[.C236];[.E236])" office:value-type="float" office:value="1.24616003036499" calcext:value-type="float">
            <text:p>1.2461600304</text:p>
          </table:table-cell>
          <table:table-cell table:formula="of:=IF(ISBLANK([.E236]);&quot;&quot;;[.I236])" office:value-type="float" office:value="1.24616003036499" calcext:value-type="float">
            <text:p>1.2461600304</text:p>
          </table:table-cell>
          <table:table-cell table:formula="of:=IF(OR(ISBLANK([.E236]);[.I236]&lt;=0);&quot;&quot;;[.I236])" office:value-type="float" office:value="1.24616003036499" calcext:value-type="float">
            <text:p>1.2461600304</text:p>
          </table:table-cell>
          <table:table-cell table:number-columns-repeated="4"/>
          <table:table-cell table:formula="of:=NORMDIST([.$K236];[.$L$3];SQRT([.$L$4]); 1)" office:value-type="float" office:value="0.35979592007481" calcext:value-type="float">
            <text:p>0.35979592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4" calcext:value-type="float">
            <text:p>1427800938.42664</text:p>
          </table:table-cell>
          <table:table-cell office:value-type="float" office:value="1427800939.63227" calcext:value-type="float">
            <text:p>1427800939.63227</text:p>
          </table:table-cell>
          <table:table-cell office:value-type="float" office:value="1427800939.66878" calcext:value-type="float">
            <text:p>1427800939.66878</text:p>
          </table:table-cell>
          <table:table-cell/>
          <table:table-cell table:formula="of:=MAX([.B237];[.D237];[.G237])-MAX([.A237];[.C237];[.E237])" office:value-type="float" office:value="1.24214005470276" calcext:value-type="float">
            <text:p>1.2421400547</text:p>
          </table:table-cell>
          <table:table-cell table:formula="of:=IF(ISBLANK([.E237]);&quot;&quot;;[.I237])" office:value-type="float" office:value="1.24214005470276" calcext:value-type="float">
            <text:p>1.2421400547</text:p>
          </table:table-cell>
          <table:table-cell table:formula="of:=IF(OR(ISBLANK([.E237]);[.I237]&lt;=0);&quot;&quot;;[.I237])" office:value-type="float" office:value="1.24214005470276" calcext:value-type="float">
            <text:p>1.2421400547</text:p>
          </table:table-cell>
          <table:table-cell table:number-columns-repeated="4"/>
          <table:table-cell table:formula="of:=NORMDIST([.$K237];[.$L$3];SQRT([.$L$4]); 1)" office:value-type="float" office:value="0.347480992440528" calcext:value-type="float">
            <text:p>0.34748099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5" calcext:value-type="float">
            <text:p>1427800938.42665</text:p>
          </table:table-cell>
          <table:table-cell office:value-type="float" office:value="1427800939.63232" calcext:value-type="float">
            <text:p>1427800939.63232</text:p>
          </table:table-cell>
          <table:table-cell office:value-type="float" office:value="1427800939.66813" calcext:value-type="float">
            <text:p>1427800939.66813</text:p>
          </table:table-cell>
          <table:table-cell/>
          <table:table-cell table:formula="of:=MAX([.B238];[.D238];[.G238])-MAX([.A238];[.C238];[.E238])" office:value-type="float" office:value="1.24147987365723" calcext:value-type="float">
            <text:p>1.2414798737</text:p>
          </table:table-cell>
          <table:table-cell table:formula="of:=IF(ISBLANK([.E238]);&quot;&quot;;[.I238])" office:value-type="float" office:value="1.24147987365723" calcext:value-type="float">
            <text:p>1.2414798737</text:p>
          </table:table-cell>
          <table:table-cell table:formula="of:=IF(OR(ISBLANK([.E238]);[.I238]&lt;=0);&quot;&quot;;[.I238])" office:value-type="float" office:value="1.24147987365723" calcext:value-type="float">
            <text:p>1.2414798737</text:p>
          </table:table-cell>
          <table:table-cell table:number-columns-repeated="4"/>
          <table:table-cell table:formula="of:=NORMDIST([.$K238];[.$L$3];SQRT([.$L$4]); 1)" office:value-type="float" office:value="0.34547346188665" calcext:value-type="float">
            <text:p>0.34547346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6" calcext:value-type="float">
            <text:p>1427800938.42666</text:p>
          </table:table-cell>
          <table:table-cell office:value-type="float" office:value="1427800939.63242" calcext:value-type="float">
            <text:p>1427800939.63242</text:p>
          </table:table-cell>
          <table:table-cell office:value-type="float" office:value="1427800939.67283" calcext:value-type="float">
            <text:p>1427800939.67283</text:p>
          </table:table-cell>
          <table:table-cell/>
          <table:table-cell table:formula="of:=MAX([.B239];[.D239];[.G239])-MAX([.A239];[.C239];[.E239])" office:value-type="float" office:value="1.24617004394531" calcext:value-type="float">
            <text:p>1.2461700439</text:p>
          </table:table-cell>
          <table:table-cell table:formula="of:=IF(ISBLANK([.E239]);&quot;&quot;;[.I239])" office:value-type="float" office:value="1.24617004394531" calcext:value-type="float">
            <text:p>1.2461700439</text:p>
          </table:table-cell>
          <table:table-cell table:formula="of:=IF(OR(ISBLANK([.E239]);[.I239]&lt;=0);&quot;&quot;;[.I239])" office:value-type="float" office:value="1.24617004394531" calcext:value-type="float">
            <text:p>1.2461700439</text:p>
          </table:table-cell>
          <table:table-cell table:number-columns-repeated="4"/>
          <table:table-cell table:formula="of:=NORMDIST([.$K239];[.$L$3];SQRT([.$L$4]); 1)" office:value-type="float" office:value="0.359826784861031" calcext:value-type="float">
            <text:p>0.35982678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7" calcext:value-type="float">
            <text:p>1427800938.42667</text:p>
          </table:table-cell>
          <table:table-cell office:value-type="float" office:value="1427800939.63237" calcext:value-type="float">
            <text:p>1427800939.63237</text:p>
          </table:table-cell>
          <table:table-cell office:value-type="float" office:value="1427800939.66881" calcext:value-type="float">
            <text:p>1427800939.66881</text:p>
          </table:table-cell>
          <table:table-cell/>
          <table:table-cell table:formula="of:=MAX([.B240];[.D240];[.G240])-MAX([.A240];[.C240];[.E240])" office:value-type="float" office:value="1.24213981628418" calcext:value-type="float">
            <text:p>1.2421398163</text:p>
          </table:table-cell>
          <table:table-cell table:formula="of:=IF(ISBLANK([.E240]);&quot;&quot;;[.I240])" office:value-type="float" office:value="1.24213981628418" calcext:value-type="float">
            <text:p>1.2421398163</text:p>
          </table:table-cell>
          <table:table-cell table:formula="of:=IF(OR(ISBLANK([.E240]);[.I240]&lt;=0);&quot;&quot;;[.I240])" office:value-type="float" office:value="1.24213981628418" calcext:value-type="float">
            <text:p>1.2421398163</text:p>
          </table:table-cell>
          <table:table-cell table:number-columns-repeated="4"/>
          <table:table-cell table:formula="of:=NORMDIST([.$K240];[.$L$3];SQRT([.$L$4]); 1)" office:value-type="float" office:value="0.347480266661651" calcext:value-type="float">
            <text:p>0.34748026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7" calcext:value-type="float">
            <text:p>1427800938.42667</text:p>
          </table:table-cell>
          <table:table-cell office:value-type="float" office:value="1427800939.63247" calcext:value-type="float">
            <text:p>1427800939.63247</text:p>
          </table:table-cell>
          <table:table-cell office:value-type="float" office:value="1427800939.67145" calcext:value-type="float">
            <text:p>1427800939.67145</text:p>
          </table:table-cell>
          <table:table-cell/>
          <table:table-cell table:formula="of:=MAX([.B241];[.D241];[.G241])-MAX([.A241];[.C241];[.E241])" office:value-type="float" office:value="1.24477982521057" calcext:value-type="float">
            <text:p>1.2447798252</text:p>
          </table:table-cell>
          <table:table-cell table:formula="of:=IF(ISBLANK([.E241]);&quot;&quot;;[.I241])" office:value-type="float" office:value="1.24477982521057" calcext:value-type="float">
            <text:p>1.2447798252</text:p>
          </table:table-cell>
          <table:table-cell table:formula="of:=IF(OR(ISBLANK([.E241]);[.I241]&lt;=0);&quot;&quot;;[.I241])" office:value-type="float" office:value="1.24477982521057" calcext:value-type="float">
            <text:p>1.2447798252</text:p>
          </table:table-cell>
          <table:table-cell table:number-columns-repeated="4"/>
          <table:table-cell table:formula="of:=NORMDIST([.$K241];[.$L$3];SQRT([.$L$4]); 1)" office:value-type="float" office:value="0.35555055131419" calcext:value-type="float">
            <text:p>0.35555055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8" calcext:value-type="float">
            <text:p>1427800938.42668</text:p>
          </table:table-cell>
          <table:table-cell office:value-type="float" office:value="1427800939.6321" calcext:value-type="float">
            <text:p>1427800939.6321</text:p>
          </table:table-cell>
          <table:table-cell office:value-type="float" office:value="1427800939.6728" calcext:value-type="float">
            <text:p>1427800939.6728</text:p>
          </table:table-cell>
          <table:table-cell/>
          <table:table-cell table:formula="of:=MAX([.B242];[.D242];[.G242])-MAX([.A242];[.C242];[.E242])" office:value-type="float" office:value="1.2461199760437" calcext:value-type="float">
            <text:p>1.246119976</text:p>
          </table:table-cell>
          <table:table-cell table:formula="of:=IF(ISBLANK([.E242]);&quot;&quot;;[.I242])" office:value-type="float" office:value="1.2461199760437" calcext:value-type="float">
            <text:p>1.246119976</text:p>
          </table:table-cell>
          <table:table-cell table:formula="of:=IF(OR(ISBLANK([.E242]);[.I242]&lt;=0);&quot;&quot;;[.I242])" office:value-type="float" office:value="1.2461199760437" calcext:value-type="float">
            <text:p>1.246119976</text:p>
          </table:table-cell>
          <table:table-cell table:number-columns-repeated="4"/>
          <table:table-cell table:formula="of:=NORMDIST([.$K242];[.$L$3];SQRT([.$L$4]); 1)" office:value-type="float" office:value="0.359672470074785" calcext:value-type="float">
            <text:p>0.35967247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69" calcext:value-type="float">
            <text:p>1427800938.42669</text:p>
          </table:table-cell>
          <table:table-cell office:value-type="float" office:value="1427800939.72119" calcext:value-type="float">
            <text:p>1427800939.72119</text:p>
          </table:table-cell>
          <table:table-cell office:value-type="float" office:value="1427800939.75459" calcext:value-type="float">
            <text:p>1427800939.75459</text:p>
          </table:table-cell>
          <table:table-cell/>
          <table:table-cell table:formula="of:=MAX([.B243];[.D243];[.G243])-MAX([.A243];[.C243];[.E243])" office:value-type="float" office:value="1.32789993286133" calcext:value-type="float">
            <text:p>1.3278999329</text:p>
          </table:table-cell>
          <table:table-cell table:formula="of:=IF(ISBLANK([.E243]);&quot;&quot;;[.I243])" office:value-type="float" office:value="1.32789993286133" calcext:value-type="float">
            <text:p>1.3278999329</text:p>
          </table:table-cell>
          <table:table-cell table:formula="of:=IF(OR(ISBLANK([.E243]);[.I243]&lt;=0);&quot;&quot;;[.I243])" office:value-type="float" office:value="1.32789993286133" calcext:value-type="float">
            <text:p>1.3278999329</text:p>
          </table:table-cell>
          <table:table-cell table:number-columns-repeated="4"/>
          <table:table-cell table:formula="of:=NORMDIST([.$K243];[.$L$3];SQRT([.$L$4]); 1)" office:value-type="float" office:value="0.623451679626145" calcext:value-type="float">
            <text:p>0.62345167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8.42672" calcext:value-type="float">
            <text:p>1427800938.42672</text:p>
          </table:table-cell>
          <table:table-cell office:value-type="float" office:value="1427800939.63252" calcext:value-type="float">
            <text:p>1427800939.63252</text:p>
          </table:table-cell>
          <table:table-cell office:value-type="float" office:value="1427800939.67148" calcext:value-type="float">
            <text:p>1427800939.67148</text:p>
          </table:table-cell>
          <table:table-cell/>
          <table:table-cell table:formula="of:=MAX([.B244];[.D244];[.G244])-MAX([.A244];[.C244];[.E244])" office:value-type="float" office:value="1.24476003646851" calcext:value-type="float">
            <text:p>1.2447600365</text:p>
          </table:table-cell>
          <table:table-cell table:formula="of:=IF(ISBLANK([.E244]);&quot;&quot;;[.I244])" office:value-type="float" office:value="1.24476003646851" calcext:value-type="float">
            <text:p>1.2447600365</text:p>
          </table:table-cell>
          <table:table-cell table:formula="of:=IF(OR(ISBLANK([.E244]);[.I244]&lt;=0);&quot;&quot;;[.I244])" office:value-type="float" office:value="1.24476003646851" calcext:value-type="float">
            <text:p>1.2447600365</text:p>
          </table:table-cell>
          <table:table-cell table:number-columns-repeated="4"/>
          <table:table-cell table:formula="of:=NORMDIST([.$K244];[.$L$3];SQRT([.$L$4]); 1)" office:value-type="float" office:value="0.355489811818734" calcext:value-type="float">
            <text:p>0.3554898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39.75461" calcext:value-type="float">
            <text:p>1427800939.75461</text:p>
          </table:table-cell>
          <table:table-cell office:value-type="float" office:value="1427800941.03472" calcext:value-type="float">
            <text:p>1427800941.03472</text:p>
          </table:table-cell>
          <table:table-cell table:number-columns-repeated="4"/>
          <table:table-cell table:formula="of:=MAX([.B245];[.D245];[.G245])-MAX([.A245];[.C245];[.E245])" office:value-type="float" office:value="1.28010988235474" calcext:value-type="float">
            <text:p>1.2801098824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 table:number-columns-repeated="4"/>
          <table:table-cell table:formula="of:=NORMDIST([.$K245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61" calcext:value-type="float">
            <text:p>1427800939.75461</text:p>
          </table:table-cell>
          <table:table-cell office:value-type="float" office:value="1427800940.90945" calcext:value-type="float">
            <text:p>1427800940.90945</text:p>
          </table:table-cell>
          <table:table-cell office:value-type="float" office:value="1427800940.94139" calcext:value-type="float">
            <text:p>1427800940.94139</text:p>
          </table:table-cell>
          <table:table-cell/>
          <table:table-cell table:formula="of:=MAX([.B246];[.D246];[.G246])-MAX([.A246];[.C246];[.E246])" office:value-type="float" office:value="1.18677997589111" calcext:value-type="float">
            <text:p>1.1867799759</text:p>
          </table:table-cell>
          <table:table-cell table:formula="of:=IF(ISBLANK([.E246]);&quot;&quot;;[.I246])" office:value-type="float" office:value="1.18677997589111" calcext:value-type="float">
            <text:p>1.1867799759</text:p>
          </table:table-cell>
          <table:table-cell table:formula="of:=IF(OR(ISBLANK([.E246]);[.I246]&lt;=0);&quot;&quot;;[.I246])" office:value-type="float" office:value="1.18677997589111" calcext:value-type="float">
            <text:p>1.1867799759</text:p>
          </table:table-cell>
          <table:table-cell table:number-columns-repeated="4"/>
          <table:table-cell table:formula="of:=NORMDIST([.$K246];[.$L$3];SQRT([.$L$4]); 1)" office:value-type="float" office:value="0.198131239909312" calcext:value-type="float">
            <text:p>0.19813123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63" calcext:value-type="float">
            <text:p>1427800939.75463</text:p>
          </table:table-cell>
          <table:table-cell office:value-type="float" office:value="1427800940.91697" calcext:value-type="float">
            <text:p>1427800940.91697</text:p>
          </table:table-cell>
          <table:table-cell office:value-type="float" office:value="1427800940.95139" calcext:value-type="float">
            <text:p>1427800940.95139</text:p>
          </table:table-cell>
          <table:table-cell/>
          <table:table-cell table:formula="of:=MAX([.B247];[.D247];[.G247])-MAX([.A247];[.C247];[.E247])" office:value-type="float" office:value="1.19675993919373" calcext:value-type="float">
            <text:p>1.1967599392</text:p>
          </table:table-cell>
          <table:table-cell table:formula="of:=IF(ISBLANK([.E247]);&quot;&quot;;[.I247])" office:value-type="float" office:value="1.19675993919373" calcext:value-type="float">
            <text:p>1.1967599392</text:p>
          </table:table-cell>
          <table:table-cell table:formula="of:=IF(OR(ISBLANK([.E247]);[.I247]&lt;=0);&quot;&quot;;[.I247])" office:value-type="float" office:value="1.19675993919373" calcext:value-type="float">
            <text:p>1.1967599392</text:p>
          </table:table-cell>
          <table:table-cell table:number-columns-repeated="4"/>
          <table:table-cell table:formula="of:=NORMDIST([.$K247];[.$L$3];SQRT([.$L$4]); 1)" office:value-type="float" office:value="0.221815232816502" calcext:value-type="float">
            <text:p>0.22181523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64" calcext:value-type="float">
            <text:p>1427800939.75464</text:p>
          </table:table-cell>
          <table:table-cell office:value-type="float" office:value="1427800940.99891" calcext:value-type="float">
            <text:p>1427800940.99891</text:p>
          </table:table-cell>
          <table:table-cell office:value-type="float" office:value="1427800941.03471" calcext:value-type="float">
            <text:p>1427800941.03471</text:p>
          </table:table-cell>
          <table:table-cell/>
          <table:table-cell table:formula="of:=MAX([.B248];[.D248];[.G248])-MAX([.A248];[.C248];[.E248])" office:value-type="float" office:value="1.28006982803345" calcext:value-type="float">
            <text:p>1.280069828</text:p>
          </table:table-cell>
          <table:table-cell table:formula="of:=IF(ISBLANK([.E248]);&quot;&quot;;[.I248])" office:value-type="float" office:value="1.28006982803345" calcext:value-type="float">
            <text:p>1.280069828</text:p>
          </table:table-cell>
          <table:table-cell table:formula="of:=IF(OR(ISBLANK([.E248]);[.I248]&lt;=0);&quot;&quot;;[.I248])" office:value-type="float" office:value="1.28006982803345" calcext:value-type="float">
            <text:p>1.280069828</text:p>
          </table:table-cell>
          <table:table-cell table:number-columns-repeated="4"/>
          <table:table-cell table:formula="of:=NORMDIST([.$K248];[.$L$3];SQRT([.$L$4]); 1)" office:value-type="float" office:value="0.468286976591716" calcext:value-type="float">
            <text:p>0.46828697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65" calcext:value-type="float">
            <text:p>1427800939.75465</text:p>
          </table:table-cell>
          <table:table-cell office:value-type="float" office:value="1427800940.90951" calcext:value-type="float">
            <text:p>1427800940.90951</text:p>
          </table:table-cell>
          <table:table-cell office:value-type="float" office:value="1427800940.94805" calcext:value-type="float">
            <text:p>1427800940.94805</text:p>
          </table:table-cell>
          <table:table-cell/>
          <table:table-cell table:formula="of:=MAX([.B249];[.D249];[.G249])-MAX([.A249];[.C249];[.E249])" office:value-type="float" office:value="1.19339990615845" calcext:value-type="float">
            <text:p>1.1933999062</text:p>
          </table:table-cell>
          <table:table-cell table:formula="of:=IF(ISBLANK([.E249]);&quot;&quot;;[.I249])" office:value-type="float" office:value="1.19339990615845" calcext:value-type="float">
            <text:p>1.1933999062</text:p>
          </table:table-cell>
          <table:table-cell table:formula="of:=IF(OR(ISBLANK([.E249]);[.I249]&lt;=0);&quot;&quot;;[.I249])" office:value-type="float" office:value="1.19339990615845" calcext:value-type="float">
            <text:p>1.1933999062</text:p>
          </table:table-cell>
          <table:table-cell table:number-columns-repeated="4"/>
          <table:table-cell table:formula="of:=NORMDIST([.$K249];[.$L$3];SQRT([.$L$4]); 1)" office:value-type="float" office:value="0.213666186118846" calcext:value-type="float">
            <text:p>0.21366618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67" calcext:value-type="float">
            <text:p>1427800939.75467</text:p>
          </table:table-cell>
          <table:table-cell office:value-type="float" office:value="1427800940.90961" calcext:value-type="float">
            <text:p>1427800940.90961</text:p>
          </table:table-cell>
          <table:table-cell office:value-type="float" office:value="1427800940.9411" calcext:value-type="float">
            <text:p>1427800940.9411</text:p>
          </table:table-cell>
          <table:table-cell/>
          <table:table-cell table:formula="of:=MAX([.B250];[.D250];[.G250])-MAX([.A250];[.C250];[.E250])" office:value-type="float" office:value="1.18642997741699" calcext:value-type="float">
            <text:p>1.1864299774</text:p>
          </table:table-cell>
          <table:table-cell table:formula="of:=IF(ISBLANK([.E250]);&quot;&quot;;[.I250])" office:value-type="float" office:value="1.18642997741699" calcext:value-type="float">
            <text:p>1.1864299774</text:p>
          </table:table-cell>
          <table:table-cell table:formula="of:=IF(OR(ISBLANK([.E250]);[.I250]&lt;=0);&quot;&quot;;[.I250])" office:value-type="float" office:value="1.18642997741699" calcext:value-type="float">
            <text:p>1.1864299774</text:p>
          </table:table-cell>
          <table:table-cell table:number-columns-repeated="4"/>
          <table:table-cell table:formula="of:=NORMDIST([.$K250];[.$L$3];SQRT([.$L$4]); 1)" office:value-type="float" office:value="0.197329338219532" calcext:value-type="float">
            <text:p>0.19732933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69" calcext:value-type="float">
            <text:p>1427800939.75469</text:p>
          </table:table-cell>
          <table:table-cell office:value-type="float" office:value="1427800940.90967" calcext:value-type="float">
            <text:p>1427800940.90967</text:p>
          </table:table-cell>
          <table:table-cell office:value-type="float" office:value="1427800940.94812" calcext:value-type="float">
            <text:p>1427800940.94812</text:p>
          </table:table-cell>
          <table:table-cell/>
          <table:table-cell table:formula="of:=MAX([.B251];[.D251];[.G251])-MAX([.A251];[.C251];[.E251])" office:value-type="float" office:value="1.19343018531799" calcext:value-type="float">
            <text:p>1.1934301853</text:p>
          </table:table-cell>
          <table:table-cell table:formula="of:=IF(ISBLANK([.E251]);&quot;&quot;;[.I251])" office:value-type="float" office:value="1.19343018531799" calcext:value-type="float">
            <text:p>1.1934301853</text:p>
          </table:table-cell>
          <table:table-cell table:formula="of:=IF(OR(ISBLANK([.E251]);[.I251]&lt;=0);&quot;&quot;;[.I251])" office:value-type="float" office:value="1.19343018531799" calcext:value-type="float">
            <text:p>1.1934301853</text:p>
          </table:table-cell>
          <table:table-cell table:number-columns-repeated="4"/>
          <table:table-cell table:formula="of:=NORMDIST([.$K251];[.$L$3];SQRT([.$L$4]); 1)" office:value-type="float" office:value="0.213738834302648" calcext:value-type="float">
            <text:p>0.21373883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7" calcext:value-type="float">
            <text:p>1427800939.7547</text:p>
          </table:table-cell>
          <table:table-cell office:value-type="float" office:value="1427800940.90977" calcext:value-type="float">
            <text:p>1427800940.90977</text:p>
          </table:table-cell>
          <table:table-cell office:value-type="float" office:value="1427800940.94415" calcext:value-type="float">
            <text:p>1427800940.94415</text:p>
          </table:table-cell>
          <table:table-cell/>
          <table:table-cell table:formula="of:=MAX([.B252];[.D252];[.G252])-MAX([.A252];[.C252];[.E252])" office:value-type="float" office:value="1.18945002555847" calcext:value-type="float">
            <text:p>1.1894500256</text:p>
          </table:table-cell>
          <table:table-cell table:formula="of:=IF(ISBLANK([.E252]);&quot;&quot;;[.I252])" office:value-type="float" office:value="1.18945002555847" calcext:value-type="float">
            <text:p>1.1894500256</text:p>
          </table:table-cell>
          <table:table-cell table:formula="of:=IF(OR(ISBLANK([.E252]);[.I252]&lt;=0);&quot;&quot;;[.I252])" office:value-type="float" office:value="1.18945002555847" calcext:value-type="float">
            <text:p>1.1894500256</text:p>
          </table:table-cell>
          <table:table-cell table:number-columns-repeated="4"/>
          <table:table-cell table:formula="of:=NORMDIST([.$K252];[.$L$3];SQRT([.$L$4]); 1)" office:value-type="float" office:value="0.204313256652679" calcext:value-type="float">
            <text:p>0.20431325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71" calcext:value-type="float">
            <text:p>1427800939.75471</text:p>
          </table:table-cell>
          <table:table-cell office:value-type="float" office:value="1427800940.9094" calcext:value-type="float">
            <text:p>1427800940.9094</text:p>
          </table:table-cell>
          <table:table-cell office:value-type="float" office:value="1427800940.94107" calcext:value-type="float">
            <text:p>1427800940.94107</text:p>
          </table:table-cell>
          <table:table-cell/>
          <table:table-cell table:formula="of:=MAX([.B253];[.D253];[.G253])-MAX([.A253];[.C253];[.E253])" office:value-type="float" office:value="1.18636012077332" calcext:value-type="float">
            <text:p>1.1863601208</text:p>
          </table:table-cell>
          <table:table-cell table:formula="of:=IF(ISBLANK([.E253]);&quot;&quot;;[.I253])" office:value-type="float" office:value="1.18636012077332" calcext:value-type="float">
            <text:p>1.1863601208</text:p>
          </table:table-cell>
          <table:table-cell table:formula="of:=IF(OR(ISBLANK([.E253]);[.I253]&lt;=0);&quot;&quot;;[.I253])" office:value-type="float" office:value="1.18636012077332" calcext:value-type="float">
            <text:p>1.1863601208</text:p>
          </table:table-cell>
          <table:table-cell table:number-columns-repeated="4"/>
          <table:table-cell table:formula="of:=NORMDIST([.$K253];[.$L$3];SQRT([.$L$4]); 1)" office:value-type="float" office:value="0.197169520958341" calcext:value-type="float">
            <text:p>0.1971695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74" calcext:value-type="float">
            <text:p>1427800939.75474</text:p>
          </table:table-cell>
          <table:table-cell office:value-type="float" office:value="1427800940.90972" calcext:value-type="float">
            <text:p>1427800940.90972</text:p>
          </table:table-cell>
          <table:table-cell office:value-type="float" office:value="1427800940.94414" calcext:value-type="float">
            <text:p>1427800940.94414</text:p>
          </table:table-cell>
          <table:table-cell/>
          <table:table-cell table:formula="of:=MAX([.B254];[.D254];[.G254])-MAX([.A254];[.C254];[.E254])" office:value-type="float" office:value="1.18939995765686" calcext:value-type="float">
            <text:p>1.1893999577</text:p>
          </table:table-cell>
          <table:table-cell table:formula="of:=IF(ISBLANK([.E254]);&quot;&quot;;[.I254])" office:value-type="float" office:value="1.18939995765686" calcext:value-type="float">
            <text:p>1.1893999577</text:p>
          </table:table-cell>
          <table:table-cell table:formula="of:=IF(OR(ISBLANK([.E254]);[.I254]&lt;=0);&quot;&quot;;[.I254])" office:value-type="float" office:value="1.18939995765686" calcext:value-type="float">
            <text:p>1.1893999577</text:p>
          </table:table-cell>
          <table:table-cell table:number-columns-repeated="4"/>
          <table:table-cell table:formula="of:=NORMDIST([.$K254];[.$L$3];SQRT([.$L$4]); 1)" office:value-type="float" office:value="0.204196287066659" calcext:value-type="float">
            <text:p>0.20419628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39.75487" calcext:value-type="float">
            <text:p>1427800939.75487</text:p>
          </table:table-cell>
          <table:table-cell office:value-type="float" office:value="1427800940.90956" calcext:value-type="float">
            <text:p>1427800940.90956</text:p>
          </table:table-cell>
          <table:table-cell office:value-type="float" office:value="1427800940.9448" calcext:value-type="float">
            <text:p>1427800940.9448</text:p>
          </table:table-cell>
          <table:table-cell/>
          <table:table-cell table:formula="of:=MAX([.B255];[.D255];[.G255])-MAX([.A255];[.C255];[.E255])" office:value-type="float" office:value="1.1899299621582" calcext:value-type="float">
            <text:p>1.1899299622</text:p>
          </table:table-cell>
          <table:table-cell table:formula="of:=IF(ISBLANK([.E255]);&quot;&quot;;[.I255])" office:value-type="float" office:value="1.1899299621582" calcext:value-type="float">
            <text:p>1.1899299622</text:p>
          </table:table-cell>
          <table:table-cell table:formula="of:=IF(OR(ISBLANK([.E255]);[.I255]&lt;=0);&quot;&quot;;[.I255])" office:value-type="float" office:value="1.1899299621582" calcext:value-type="float">
            <text:p>1.1899299622</text:p>
          </table:table-cell>
          <table:table-cell table:number-columns-repeated="4"/>
          <table:table-cell table:formula="of:=NORMDIST([.$K255];[.$L$3];SQRT([.$L$4]); 1)" office:value-type="float" office:value="0.205436516292742" calcext:value-type="float">
            <text:p>0.20543651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41.03473" calcext:value-type="float">
            <text:p>1427800941.03473</text:p>
          </table:table-cell>
          <table:table-cell office:value-type="float" office:value="1427800942.35633" calcext:value-type="float">
            <text:p>1427800942.35633</text:p>
          </table:table-cell>
          <table:table-cell table:number-columns-repeated="4"/>
          <table:table-cell table:formula="of:=MAX([.B256];[.D256];[.G256])-MAX([.A256];[.C256];[.E256])" office:value-type="float" office:value="1.32159996032715" calcext:value-type="float">
            <text:p>1.3215999603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 table:number-columns-repeated="4"/>
          <table:table-cell table:formula="of:=NORMDIST([.$K256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74" calcext:value-type="float">
            <text:p>1427800941.03474</text:p>
          </table:table-cell>
          <table:table-cell office:value-type="float" office:value="1427800942.24134" calcext:value-type="float">
            <text:p>1427800942.24134</text:p>
          </table:table-cell>
          <table:table-cell office:value-type="float" office:value="1427800942.27783" calcext:value-type="float">
            <text:p>1427800942.27783</text:p>
          </table:table-cell>
          <table:table-cell/>
          <table:table-cell table:formula="of:=MAX([.B257];[.D257];[.G257])-MAX([.A257];[.C257];[.E257])" office:value-type="float" office:value="1.2430899143219" calcext:value-type="float">
            <text:p>1.2430899143</text:p>
          </table:table-cell>
          <table:table-cell table:formula="of:=IF(ISBLANK([.E257]);&quot;&quot;;[.I257])" office:value-type="float" office:value="1.2430899143219" calcext:value-type="float">
            <text:p>1.2430899143</text:p>
          </table:table-cell>
          <table:table-cell table:formula="of:=IF(OR(ISBLANK([.E257]);[.I257]&lt;=0);&quot;&quot;;[.I257])" office:value-type="float" office:value="1.2430899143219" calcext:value-type="float">
            <text:p>1.2430899143</text:p>
          </table:table-cell>
          <table:table-cell table:number-columns-repeated="4"/>
          <table:table-cell table:formula="of:=NORMDIST([.$K257];[.$L$3];SQRT([.$L$4]); 1)" office:value-type="float" office:value="0.35037690894336" calcext:value-type="float">
            <text:p>0.35037690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76" calcext:value-type="float">
            <text:p>1427800941.03476</text:p>
          </table:table-cell>
          <table:table-cell office:value-type="float" office:value="1427800942.2414" calcext:value-type="float">
            <text:p>1427800942.2414</text:p>
          </table:table-cell>
          <table:table-cell office:value-type="float" office:value="1427800942.28083" calcext:value-type="float">
            <text:p>1427800942.28083</text:p>
          </table:table-cell>
          <table:table-cell/>
          <table:table-cell table:formula="of:=MAX([.B258];[.D258];[.G258])-MAX([.A258];[.C258];[.E258])" office:value-type="float" office:value="1.24606990814209" calcext:value-type="float">
            <text:p>1.2460699081</text:p>
          </table:table-cell>
          <table:table-cell table:formula="of:=IF(ISBLANK([.E258]);&quot;&quot;;[.I258])" office:value-type="float" office:value="1.24606990814209" calcext:value-type="float">
            <text:p>1.2460699081</text:p>
          </table:table-cell>
          <table:table-cell table:formula="of:=IF(OR(ISBLANK([.E258]);[.I258]&lt;=0);&quot;&quot;;[.I258])" office:value-type="float" office:value="1.24606990814209" calcext:value-type="float">
            <text:p>1.2460699081</text:p>
          </table:table-cell>
          <table:table-cell table:number-columns-repeated="4"/>
          <table:table-cell table:formula="of:=NORMDIST([.$K258];[.$L$3];SQRT([.$L$4]); 1)" office:value-type="float" office:value="0.359518178164415" calcext:value-type="float">
            <text:p>0.3595181782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259];[.D259];[.G259])-MAX([.A259];[.C259];[.E259])" office:value-type="float" office:value="0" calcext:value-type="float">
            <text:p>0</text:p>
          </table:table-cell>
          <table:table-cell table:formula="of:=IF(ISBLANK([.E259]);&quot;&quot;;[.I259])" office:value-type="float" office:value="0" calcext:value-type="float">
            <text:p>0</text:p>
          </table:table-cell>
          <table:table-cell table:formula="of:=IF(OR(ISBLANK([.E259]);[.I259]&lt;=0);&quot;&quot;;[.I259])">
            <text:p/>
          </table:table-cell>
          <table:table-cell table:number-columns-repeated="4"/>
          <table:table-cell table:formula="of:=NORMDIST([.$K259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78" calcext:value-type="float">
            <text:p>1427800941.03478</text:p>
          </table:table-cell>
          <table:table-cell office:value-type="float" office:value="1427800942.24149" calcext:value-type="float">
            <text:p>1427800942.24149</text:p>
          </table:table-cell>
          <table:table-cell office:value-type="float" office:value="1427800942.28097" calcext:value-type="float">
            <text:p>1427800942.28097</text:p>
          </table:table-cell>
          <table:table-cell/>
          <table:table-cell table:formula="of:=MAX([.B260];[.D260];[.G260])-MAX([.A260];[.C260];[.E260])" office:value-type="float" office:value="1.24619007110596" calcext:value-type="float">
            <text:p>1.2461900711</text:p>
          </table:table-cell>
          <table:table-cell table:formula="of:=IF(ISBLANK([.E260]);&quot;&quot;;[.I260])" office:value-type="float" office:value="1.24619007110596" calcext:value-type="float">
            <text:p>1.2461900711</text:p>
          </table:table-cell>
          <table:table-cell table:formula="of:=IF(OR(ISBLANK([.E260]);[.I260]&lt;=0);&quot;&quot;;[.I260])" office:value-type="float" office:value="1.24619007110596" calcext:value-type="float">
            <text:p>1.2461900711</text:p>
          </table:table-cell>
          <table:table-cell table:number-columns-repeated="4"/>
          <table:table-cell table:formula="of:=NORMDIST([.$K260];[.$L$3];SQRT([.$L$4]); 1)" office:value-type="float" office:value="0.359888517175651" calcext:value-type="float">
            <text:p>0.35988851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79" calcext:value-type="float">
            <text:p>1427800941.03479</text:p>
          </table:table-cell>
          <table:table-cell office:value-type="float" office:value="1427800942.24145" calcext:value-type="float">
            <text:p>1427800942.24145</text:p>
          </table:table-cell>
          <table:table-cell office:value-type="float" office:value="1427800942.28089" calcext:value-type="float">
            <text:p>1427800942.28089</text:p>
          </table:table-cell>
          <table:table-cell/>
          <table:table-cell table:formula="of:=MAX([.B261];[.D261];[.G261])-MAX([.A261];[.C261];[.E261])" office:value-type="float" office:value="1.24609994888306" calcext:value-type="float">
            <text:p>1.2460999489</text:p>
          </table:table-cell>
          <table:table-cell table:formula="of:=IF(ISBLANK([.E261]);&quot;&quot;;[.I261])" office:value-type="float" office:value="1.24609994888306" calcext:value-type="float">
            <text:p>1.2460999489</text:p>
          </table:table-cell>
          <table:table-cell table:formula="of:=IF(OR(ISBLANK([.E261]);[.I261]&lt;=0);&quot;&quot;;[.I261])" office:value-type="float" office:value="1.24609994888306" calcext:value-type="float">
            <text:p>1.2460999489</text:p>
          </table:table-cell>
          <table:table-cell table:number-columns-repeated="4"/>
          <table:table-cell table:formula="of:=NORMDIST([.$K261];[.$L$3];SQRT([.$L$4]); 1)" office:value-type="float" office:value="0.359610750564251" calcext:value-type="float">
            <text:p>0.35961075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79" calcext:value-type="float">
            <text:p>1427800941.03479</text:p>
          </table:table-cell>
          <table:table-cell office:value-type="float" office:value="1427800942.24154" calcext:value-type="float">
            <text:p>1427800942.24154</text:p>
          </table:table-cell>
          <table:table-cell office:value-type="float" office:value="1427800942.28089" calcext:value-type="float">
            <text:p>1427800942.28089</text:p>
          </table:table-cell>
          <table:table-cell/>
          <table:table-cell table:formula="of:=MAX([.B262];[.D262];[.G262])-MAX([.A262];[.C262];[.E262])" office:value-type="float" office:value="1.24609994888306" calcext:value-type="float">
            <text:p>1.2460999489</text:p>
          </table:table-cell>
          <table:table-cell table:formula="of:=IF(ISBLANK([.E262]);&quot;&quot;;[.I262])" office:value-type="float" office:value="1.24609994888306" calcext:value-type="float">
            <text:p>1.2460999489</text:p>
          </table:table-cell>
          <table:table-cell table:formula="of:=IF(OR(ISBLANK([.E262]);[.I262]&lt;=0);&quot;&quot;;[.I262])" office:value-type="float" office:value="1.24609994888306" calcext:value-type="float">
            <text:p>1.2460999489</text:p>
          </table:table-cell>
          <table:table-cell table:number-columns-repeated="4"/>
          <table:table-cell table:formula="of:=NORMDIST([.$K262];[.$L$3];SQRT([.$L$4]); 1)" office:value-type="float" office:value="0.359610750564251" calcext:value-type="float">
            <text:p>0.35961075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8" calcext:value-type="float">
            <text:p>1427800941.0348</text:p>
          </table:table-cell>
          <table:table-cell office:value-type="float" office:value="1427800942.24503" calcext:value-type="float">
            <text:p>1427800942.24503</text:p>
          </table:table-cell>
          <table:table-cell office:value-type="float" office:value="1427800942.2842" calcext:value-type="float">
            <text:p>1427800942.2842</text:p>
          </table:table-cell>
          <table:table-cell/>
          <table:table-cell table:formula="of:=MAX([.B263];[.D263];[.G263])-MAX([.A263];[.C263];[.E263])" office:value-type="float" office:value="1.2493999004364" calcext:value-type="float">
            <text:p>1.2493999004</text:p>
          </table:table-cell>
          <table:table-cell table:formula="of:=IF(ISBLANK([.E263]);&quot;&quot;;[.I263])" office:value-type="float" office:value="1.2493999004364" calcext:value-type="float">
            <text:p>1.2493999004</text:p>
          </table:table-cell>
          <table:table-cell table:formula="of:=IF(OR(ISBLANK([.E263]);[.I263]&lt;=0);&quot;&quot;;[.I263])" office:value-type="float" office:value="1.2493999004364" calcext:value-type="float">
            <text:p>1.2493999004</text:p>
          </table:table-cell>
          <table:table-cell table:number-columns-repeated="4"/>
          <table:table-cell table:formula="of:=NORMDIST([.$K263];[.$L$3];SQRT([.$L$4]); 1)" office:value-type="float" office:value="0.369828814834821" calcext:value-type="float">
            <text:p>0.36982881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83" calcext:value-type="float">
            <text:p>1427800941.03483</text:p>
          </table:table-cell>
          <table:table-cell office:value-type="float" office:value="1427800942.32767" calcext:value-type="float">
            <text:p>1427800942.32767</text:p>
          </table:table-cell>
          <table:table-cell office:value-type="float" office:value="1427800942.35632" calcext:value-type="float">
            <text:p>1427800942.35632</text:p>
          </table:table-cell>
          <table:table-cell/>
          <table:table-cell table:formula="of:=MAX([.B264];[.D264];[.G264])-MAX([.A264];[.C264];[.E264])" office:value-type="float" office:value="1.3214898109436" calcext:value-type="float">
            <text:p>1.3214898109</text:p>
          </table:table-cell>
          <table:table-cell table:formula="of:=IF(ISBLANK([.E264]);&quot;&quot;;[.I264])" office:value-type="float" office:value="1.3214898109436" calcext:value-type="float">
            <text:p>1.3214898109</text:p>
          </table:table-cell>
          <table:table-cell table:formula="of:=IF(OR(ISBLANK([.E264]);[.I264]&lt;=0);&quot;&quot;;[.I264])" office:value-type="float" office:value="1.3214898109436" calcext:value-type="float">
            <text:p>1.3214898109</text:p>
          </table:table-cell>
          <table:table-cell table:number-columns-repeated="4"/>
          <table:table-cell table:formula="of:=NORMDIST([.$K264];[.$L$3];SQRT([.$L$4]); 1)" office:value-type="float" office:value="0.60323803192393" calcext:value-type="float">
            <text:p>0.60323803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92" calcext:value-type="float">
            <text:p>1427800941.03492</text:p>
          </table:table-cell>
          <table:table-cell office:value-type="float" office:value="1427800942.24158" calcext:value-type="float">
            <text:p>1427800942.24158</text:p>
          </table:table-cell>
          <table:table-cell office:value-type="float" office:value="1427800942.28419" calcext:value-type="float">
            <text:p>1427800942.28419</text:p>
          </table:table-cell>
          <table:table-cell/>
          <table:table-cell table:formula="of:=MAX([.B265];[.D265];[.G265])-MAX([.A265];[.C265];[.E265])" office:value-type="float" office:value="1.24926996231079" calcext:value-type="float">
            <text:p>1.2492699623</text:p>
          </table:table-cell>
          <table:table-cell table:formula="of:=IF(ISBLANK([.E265]);&quot;&quot;;[.I265])" office:value-type="float" office:value="1.24926996231079" calcext:value-type="float">
            <text:p>1.2492699623</text:p>
          </table:table-cell>
          <table:table-cell table:formula="of:=IF(OR(ISBLANK([.E265]);[.I265]&lt;=0);&quot;&quot;;[.I265])" office:value-type="float" office:value="1.24926996231079" calcext:value-type="float">
            <text:p>1.2492699623</text:p>
          </table:table-cell>
          <table:table-cell table:number-columns-repeated="4"/>
          <table:table-cell table:formula="of:=NORMDIST([.$K265];[.$L$3];SQRT([.$L$4]); 1)" office:value-type="float" office:value="0.369424672403353" calcext:value-type="float">
            <text:p>0.36942467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1.03495" calcext:value-type="float">
            <text:p>1427800941.03495</text:p>
          </table:table-cell>
          <table:table-cell office:value-type="float" office:value="1427800942.23953" calcext:value-type="float">
            <text:p>1427800942.23953</text:p>
          </table:table-cell>
          <table:table-cell office:value-type="float" office:value="1427800942.28085" calcext:value-type="float">
            <text:p>1427800942.28085</text:p>
          </table:table-cell>
          <table:table-cell/>
          <table:table-cell table:formula="of:=MAX([.B266];[.D266];[.G266])-MAX([.A266];[.C266];[.E266])" office:value-type="float" office:value="1.24589991569519" calcext:value-type="float">
            <text:p>1.2458999157</text:p>
          </table:table-cell>
          <table:table-cell table:formula="of:=IF(ISBLANK([.E266]);&quot;&quot;;[.I266])" office:value-type="float" office:value="1.24589991569519" calcext:value-type="float">
            <text:p>1.2458999157</text:p>
          </table:table-cell>
          <table:table-cell table:formula="of:=IF(OR(ISBLANK([.E266]);[.I266]&lt;=0);&quot;&quot;;[.I266])" office:value-type="float" office:value="1.24589991569519" calcext:value-type="float">
            <text:p>1.2458999157</text:p>
          </table:table-cell>
          <table:table-cell table:number-columns-repeated="4"/>
          <table:table-cell table:formula="of:=NORMDIST([.$K266];[.$L$3];SQRT([.$L$4]); 1)" office:value-type="float" office:value="0.358994491386297" calcext:value-type="float">
            <text:p>0.35899449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42.35634" calcext:value-type="float">
            <text:p>1427800942.35634</text:p>
          </table:table-cell>
          <table:table-cell office:value-type="float" office:value="1427800943.69446" calcext:value-type="float">
            <text:p>1427800943.69446</text:p>
          </table:table-cell>
          <table:table-cell table:number-columns-repeated="4"/>
          <table:table-cell table:formula="of:=MAX([.B267];[.D267];[.G267])-MAX([.A267];[.C267];[.E267])" office:value-type="float" office:value="1.3381199836731" calcext:value-type="float">
            <text:p>1.3381199837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 table:number-columns-repeated="4"/>
          <table:table-cell table:formula="of:=NORMDIST([.$K267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34" calcext:value-type="float">
            <text:p>1427800942.35634</text:p>
          </table:table-cell>
          <table:table-cell office:value-type="float" office:value="1427800943.57024" calcext:value-type="float">
            <text:p>1427800943.57024</text:p>
          </table:table-cell>
          <table:table-cell office:value-type="float" office:value="1427800943.60282" calcext:value-type="float">
            <text:p>1427800943.60282</text:p>
          </table:table-cell>
          <table:table-cell/>
          <table:table-cell table:formula="of:=MAX([.B268];[.D268];[.G268])-MAX([.A268];[.C268];[.E268])" office:value-type="float" office:value="1.24647998809814" calcext:value-type="float">
            <text:p>1.2464799881</text:p>
          </table:table-cell>
          <table:table-cell table:formula="of:=IF(ISBLANK([.E268]);&quot;&quot;;[.I268])" office:value-type="float" office:value="1.24647998809814" calcext:value-type="float">
            <text:p>1.2464799881</text:p>
          </table:table-cell>
          <table:table-cell table:formula="of:=IF(OR(ISBLANK([.E268]);[.I268]&lt;=0);&quot;&quot;;[.I268])" office:value-type="float" office:value="1.24647998809814" calcext:value-type="float">
            <text:p>1.2464799881</text:p>
          </table:table-cell>
          <table:table-cell table:number-columns-repeated="4"/>
          <table:table-cell table:formula="of:=NORMDIST([.$K268];[.$L$3];SQRT([.$L$4]); 1)" office:value-type="float" office:value="0.360782574610936" calcext:value-type="float">
            <text:p>0.36078257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37" calcext:value-type="float">
            <text:p>1427800942.35637</text:p>
          </table:table-cell>
          <table:table-cell office:value-type="float" office:value="1427800943.58375" calcext:value-type="float">
            <text:p>1427800943.58375</text:p>
          </table:table-cell>
          <table:table-cell office:value-type="float" office:value="1427800943.61889" calcext:value-type="float">
            <text:p>1427800943.61889</text:p>
          </table:table-cell>
          <table:table-cell/>
          <table:table-cell table:formula="of:=MAX([.B269];[.D269];[.G269])-MAX([.A269];[.C269];[.E269])" office:value-type="float" office:value="1.26252007484436" calcext:value-type="float">
            <text:p>1.2625200748</text:p>
          </table:table-cell>
          <table:table-cell table:formula="of:=IF(ISBLANK([.E269]);&quot;&quot;;[.I269])" office:value-type="float" office:value="1.26252007484436" calcext:value-type="float">
            <text:p>1.2625200748</text:p>
          </table:table-cell>
          <table:table-cell table:formula="of:=IF(OR(ISBLANK([.E269]);[.I269]&lt;=0);&quot;&quot;;[.I269])" office:value-type="float" office:value="1.26252007484436" calcext:value-type="float">
            <text:p>1.2625200748</text:p>
          </table:table-cell>
          <table:table-cell table:number-columns-repeated="4"/>
          <table:table-cell table:formula="of:=NORMDIST([.$K269];[.$L$3];SQRT([.$L$4]); 1)" office:value-type="float" office:value="0.411303838481691" calcext:value-type="float">
            <text:p>0.41130383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38" calcext:value-type="float">
            <text:p>1427800942.35638</text:p>
          </table:table-cell>
          <table:table-cell office:value-type="float" office:value="1427800943.57047" calcext:value-type="float">
            <text:p>1427800943.57047</text:p>
          </table:table-cell>
          <table:table-cell office:value-type="float" office:value="1427800943.60294" calcext:value-type="float">
            <text:p>1427800943.60294</text:p>
          </table:table-cell>
          <table:table-cell/>
          <table:table-cell table:formula="of:=MAX([.B270];[.D270];[.G270])-MAX([.A270];[.C270];[.E270])" office:value-type="float" office:value="1.24656009674072" calcext:value-type="float">
            <text:p>1.2465600967</text:p>
          </table:table-cell>
          <table:table-cell table:formula="of:=IF(ISBLANK([.E270]);&quot;&quot;;[.I270])" office:value-type="float" office:value="1.24656009674072" calcext:value-type="float">
            <text:p>1.2465600967</text:p>
          </table:table-cell>
          <table:table-cell table:formula="of:=IF(OR(ISBLANK([.E270]);[.I270]&lt;=0);&quot;&quot;;[.I270])" office:value-type="float" office:value="1.24656009674072" calcext:value-type="float">
            <text:p>1.2465600967</text:p>
          </table:table-cell>
          <table:table-cell table:number-columns-repeated="4"/>
          <table:table-cell table:formula="of:=NORMDIST([.$K270];[.$L$3];SQRT([.$L$4]); 1)" office:value-type="float" office:value="0.361029751263188" calcext:value-type="float">
            <text:p>0.36102975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39" calcext:value-type="float">
            <text:p>1427800942.35639</text:p>
          </table:table-cell>
          <table:table-cell office:value-type="float" office:value="1427800943.57087" calcext:value-type="float">
            <text:p>1427800943.57087</text:p>
          </table:table-cell>
          <table:table-cell office:value-type="float" office:value="1427800943.60306" calcext:value-type="float">
            <text:p>1427800943.60306</text:p>
          </table:table-cell>
          <table:table-cell/>
          <table:table-cell table:formula="of:=MAX([.B271];[.D271];[.G271])-MAX([.A271];[.C271];[.E271])" office:value-type="float" office:value="1.24667000770569" calcext:value-type="float">
            <text:p>1.2466700077</text:p>
          </table:table-cell>
          <table:table-cell table:formula="of:=IF(ISBLANK([.E271]);&quot;&quot;;[.I271])" office:value-type="float" office:value="1.24667000770569" calcext:value-type="float">
            <text:p>1.2466700077</text:p>
          </table:table-cell>
          <table:table-cell table:formula="of:=IF(OR(ISBLANK([.E271]);[.I271]&lt;=0);&quot;&quot;;[.I271])" office:value-type="float" office:value="1.24667000770569" calcext:value-type="float">
            <text:p>1.2466700077</text:p>
          </table:table-cell>
          <table:table-cell table:number-columns-repeated="4"/>
          <table:table-cell table:formula="of:=NORMDIST([.$K271];[.$L$3];SQRT([.$L$4]); 1)" office:value-type="float" office:value="0.361368977951458" calcext:value-type="float">
            <text:p>0.3613689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41" calcext:value-type="float">
            <text:p>1427800942.35641</text:p>
          </table:table-cell>
          <table:table-cell office:value-type="float" office:value="1427800943.57077" calcext:value-type="float">
            <text:p>1427800943.57077</text:p>
          </table:table-cell>
          <table:table-cell office:value-type="float" office:value="1427800943.60876" calcext:value-type="float">
            <text:p>1427800943.60876</text:p>
          </table:table-cell>
          <table:table-cell/>
          <table:table-cell table:formula="of:=MAX([.B272];[.D272];[.G272])-MAX([.A272];[.C272];[.E272])" office:value-type="float" office:value="1.2523500919342" calcext:value-type="float">
            <text:p>1.2523500919</text:p>
          </table:table-cell>
          <table:table-cell table:formula="of:=IF(ISBLANK([.E272]);&quot;&quot;;[.I272])" office:value-type="float" office:value="1.2523500919342" calcext:value-type="float">
            <text:p>1.2523500919</text:p>
          </table:table-cell>
          <table:table-cell table:formula="of:=IF(OR(ISBLANK([.E272]);[.I272]&lt;=0);&quot;&quot;;[.I272])" office:value-type="float" office:value="1.2523500919342" calcext:value-type="float">
            <text:p>1.2523500919</text:p>
          </table:table-cell>
          <table:table-cell table:number-columns-repeated="4"/>
          <table:table-cell table:formula="of:=NORMDIST([.$K272];[.$L$3];SQRT([.$L$4]); 1)" office:value-type="float" office:value="0.379042597360757" calcext:value-type="float">
            <text:p>0.37904259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42" calcext:value-type="float">
            <text:p>1427800942.35642</text:p>
          </table:table-cell>
          <table:table-cell office:value-type="float" office:value="1427800943.57067" calcext:value-type="float">
            <text:p>1427800943.57067</text:p>
          </table:table-cell>
          <table:table-cell office:value-type="float" office:value="1427800943.6087" calcext:value-type="float">
            <text:p>1427800943.6087</text:p>
          </table:table-cell>
          <table:table-cell/>
          <table:table-cell table:formula="of:=MAX([.B273];[.D273];[.G273])-MAX([.A273];[.C273];[.E273])" office:value-type="float" office:value="1.25227999687195" calcext:value-type="float">
            <text:p>1.2522799969</text:p>
          </table:table-cell>
          <table:table-cell table:formula="of:=IF(ISBLANK([.E273]);&quot;&quot;;[.I273])" office:value-type="float" office:value="1.25227999687195" calcext:value-type="float">
            <text:p>1.2522799969</text:p>
          </table:table-cell>
          <table:table-cell table:formula="of:=IF(OR(ISBLANK([.E273]);[.I273]&lt;=0);&quot;&quot;;[.I273])" office:value-type="float" office:value="1.25227999687195" calcext:value-type="float">
            <text:p>1.2522799969</text:p>
          </table:table-cell>
          <table:table-cell table:number-columns-repeated="4"/>
          <table:table-cell table:formula="of:=NORMDIST([.$K273];[.$L$3];SQRT([.$L$4]); 1)" office:value-type="float" office:value="0.37882285989827" calcext:value-type="float">
            <text:p>0.37882285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43" calcext:value-type="float">
            <text:p>1427800942.35643</text:p>
          </table:table-cell>
          <table:table-cell office:value-type="float" office:value="1427800943.57057" calcext:value-type="float">
            <text:p>1427800943.57057</text:p>
          </table:table-cell>
          <table:table-cell office:value-type="float" office:value="1427800943.60301" calcext:value-type="float">
            <text:p>1427800943.60301</text:p>
          </table:table-cell>
          <table:table-cell/>
          <table:table-cell table:formula="of:=MAX([.B274];[.D274];[.G274])-MAX([.A274];[.C274];[.E274])" office:value-type="float" office:value="1.24657988548279" calcext:value-type="float">
            <text:p>1.2465798855</text:p>
          </table:table-cell>
          <table:table-cell table:formula="of:=IF(ISBLANK([.E274]);&quot;&quot;;[.I274])" office:value-type="float" office:value="1.24657988548279" calcext:value-type="float">
            <text:p>1.2465798855</text:p>
          </table:table-cell>
          <table:table-cell table:formula="of:=IF(OR(ISBLANK([.E274]);[.I274]&lt;=0);&quot;&quot;;[.I274])" office:value-type="float" office:value="1.24657988548279" calcext:value-type="float">
            <text:p>1.2465798855</text:p>
          </table:table-cell>
          <table:table-cell table:number-columns-repeated="4"/>
          <table:table-cell table:formula="of:=NORMDIST([.$K274];[.$L$3];SQRT([.$L$4]); 1)" office:value-type="float" office:value="0.361090818725529" calcext:value-type="float">
            <text:p>0.36109081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46" calcext:value-type="float">
            <text:p>1427800942.35646</text:p>
          </table:table-cell>
          <table:table-cell office:value-type="float" office:value="1427800943.65815" calcext:value-type="float">
            <text:p>1427800943.65815</text:p>
          </table:table-cell>
          <table:table-cell office:value-type="float" office:value="1427800943.69445" calcext:value-type="float">
            <text:p>1427800943.69445</text:p>
          </table:table-cell>
          <table:table-cell/>
          <table:table-cell table:formula="of:=MAX([.B275];[.D275];[.G275])-MAX([.A275];[.C275];[.E275])" office:value-type="float" office:value="1.33798980712891" calcext:value-type="float">
            <text:p>1.3379898071</text:p>
          </table:table-cell>
          <table:table-cell table:formula="of:=IF(ISBLANK([.E275]);&quot;&quot;;[.I275])" office:value-type="float" office:value="1.33798980712891" calcext:value-type="float">
            <text:p>1.3379898071</text:p>
          </table:table-cell>
          <table:table-cell table:formula="of:=IF(OR(ISBLANK([.E275]);[.I275]&lt;=0);&quot;&quot;;[.I275])" office:value-type="float" office:value="1.33798980712891" calcext:value-type="float">
            <text:p>1.3379898071</text:p>
          </table:table-cell>
          <table:table-cell table:number-columns-repeated="4"/>
          <table:table-cell table:formula="of:=NORMDIST([.$K275];[.$L$3];SQRT([.$L$4]); 1)" office:value-type="float" office:value="0.654575308872475" calcext:value-type="float">
            <text:p>0.65457530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47" calcext:value-type="float">
            <text:p>1427800942.35647</text:p>
          </table:table-cell>
          <table:table-cell office:value-type="float" office:value="1427800943.5703" calcext:value-type="float">
            <text:p>1427800943.5703</text:p>
          </table:table-cell>
          <table:table-cell office:value-type="float" office:value="1427800943.60307" calcext:value-type="float">
            <text:p>1427800943.60307</text:p>
          </table:table-cell>
          <table:table-cell/>
          <table:table-cell table:formula="of:=MAX([.B276];[.D276];[.G276])-MAX([.A276];[.C276];[.E276])" office:value-type="float" office:value="1.24659991264343" calcext:value-type="float">
            <text:p>1.2465999126</text:p>
          </table:table-cell>
          <table:table-cell table:formula="of:=IF(ISBLANK([.E276]);&quot;&quot;;[.I276])" office:value-type="float" office:value="1.24659991264343" calcext:value-type="float">
            <text:p>1.2465999126</text:p>
          </table:table-cell>
          <table:table-cell table:formula="of:=IF(OR(ISBLANK([.E276]);[.I276]&lt;=0);&quot;&quot;;[.I276])" office:value-type="float" office:value="1.24659991264343" calcext:value-type="float">
            <text:p>1.2465999126</text:p>
          </table:table-cell>
          <table:table-cell table:number-columns-repeated="4"/>
          <table:table-cell table:formula="of:=NORMDIST([.$K276];[.$L$3];SQRT([.$L$4]); 1)" office:value-type="float" office:value="0.361152625545283" calcext:value-type="float">
            <text:p>0.36115262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2.35648" calcext:value-type="float">
            <text:p>1427800942.35648</text:p>
          </table:table-cell>
          <table:table-cell office:value-type="float" office:value="1427800943.57038" calcext:value-type="float">
            <text:p>1427800943.57038</text:p>
          </table:table-cell>
          <table:table-cell office:value-type="float" office:value="1427800943.60308" calcext:value-type="float">
            <text:p>1427800943.60308</text:p>
          </table:table-cell>
          <table:table-cell/>
          <table:table-cell table:formula="of:=MAX([.B277];[.D277];[.G277])-MAX([.A277];[.C277];[.E277])" office:value-type="float" office:value="1.24660015106201" calcext:value-type="float">
            <text:p>1.2466001511</text:p>
          </table:table-cell>
          <table:table-cell table:formula="of:=IF(ISBLANK([.E277]);&quot;&quot;;[.I277])" office:value-type="float" office:value="1.24660015106201" calcext:value-type="float">
            <text:p>1.2466001511</text:p>
          </table:table-cell>
          <table:table-cell table:formula="of:=IF(OR(ISBLANK([.E277]);[.I277]&lt;=0);&quot;&quot;;[.I277])" office:value-type="float" office:value="1.24660015106201" calcext:value-type="float">
            <text:p>1.2466001511</text:p>
          </table:table-cell>
          <table:table-cell table:number-columns-repeated="4"/>
          <table:table-cell table:formula="of:=NORMDIST([.$K277];[.$L$3];SQRT([.$L$4]); 1)" office:value-type="float" office:value="0.361153361362593" calcext:value-type="float">
            <text:p>0.36115336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43.69447" calcext:value-type="float">
            <text:p>1427800943.69447</text:p>
          </table:table-cell>
          <table:table-cell office:value-type="float" office:value="1427800945.07885" calcext:value-type="float">
            <text:p>1427800945.07885</text:p>
          </table:table-cell>
          <table:table-cell table:number-columns-repeated="4"/>
          <table:table-cell table:formula="of:=MAX([.B278];[.D278];[.G278])-MAX([.A278];[.C278];[.E278])" office:value-type="float" office:value="1.38438010215759" calcext:value-type="float">
            <text:p>1.3843801022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 table:number-columns-repeated="4"/>
          <table:table-cell table:formula="of:=NORMDIST([.$K278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47" calcext:value-type="float">
            <text:p>1427800943.69447</text:p>
          </table:table-cell>
          <table:table-cell office:value-type="float" office:value="1427800944.96895" calcext:value-type="float">
            <text:p>1427800944.96895</text:p>
          </table:table-cell>
          <table:table-cell office:value-type="float" office:value="1427800945.00086" calcext:value-type="float">
            <text:p>1427800945.00086</text:p>
          </table:table-cell>
          <table:table-cell/>
          <table:table-cell table:formula="of:=MAX([.B279];[.D279];[.G279])-MAX([.A279];[.C279];[.E279])" office:value-type="float" office:value="1.30639004707336" calcext:value-type="float">
            <text:p>1.3063900471</text:p>
          </table:table-cell>
          <table:table-cell table:formula="of:=IF(ISBLANK([.E279]);&quot;&quot;;[.I279])" office:value-type="float" office:value="1.30639004707336" calcext:value-type="float">
            <text:p>1.3063900471</text:p>
          </table:table-cell>
          <table:table-cell table:formula="of:=IF(OR(ISBLANK([.E279]);[.I279]&lt;=0);&quot;&quot;;[.I279])" office:value-type="float" office:value="1.30639004707336" calcext:value-type="float">
            <text:p>1.3063900471</text:p>
          </table:table-cell>
          <table:table-cell table:number-columns-repeated="4"/>
          <table:table-cell table:formula="of:=NORMDIST([.$K279];[.$L$3];SQRT([.$L$4]); 1)" office:value-type="float" office:value="0.554607287322399" calcext:value-type="float">
            <text:p>0.55460728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49" calcext:value-type="float">
            <text:p>1427800943.69449</text:p>
          </table:table-cell>
          <table:table-cell office:value-type="float" office:value="1427800944.96883" calcext:value-type="float">
            <text:p>1427800944.96883</text:p>
          </table:table-cell>
          <table:table-cell office:value-type="float" office:value="1427800944.99933" calcext:value-type="float">
            <text:p>1427800944.99933</text:p>
          </table:table-cell>
          <table:table-cell/>
          <table:table-cell table:formula="of:=MAX([.B280];[.D280];[.G280])-MAX([.A280];[.C280];[.E280])" office:value-type="float" office:value="1.30484008789063" calcext:value-type="float">
            <text:p>1.3048400879</text:p>
          </table:table-cell>
          <table:table-cell table:formula="of:=IF(ISBLANK([.E280]);&quot;&quot;;[.I280])" office:value-type="float" office:value="1.30484008789063" calcext:value-type="float">
            <text:p>1.3048400879</text:p>
          </table:table-cell>
          <table:table-cell table:formula="of:=IF(OR(ISBLANK([.E280]);[.I280]&lt;=0);&quot;&quot;;[.I280])" office:value-type="float" office:value="1.30484008789063" calcext:value-type="float">
            <text:p>1.3048400879</text:p>
          </table:table-cell>
          <table:table-cell table:number-columns-repeated="4"/>
          <table:table-cell table:formula="of:=NORMDIST([.$K280];[.$L$3];SQRT([.$L$4]); 1)" office:value-type="float" office:value="0.549555448511125" calcext:value-type="float">
            <text:p>0.54955544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5" calcext:value-type="float">
            <text:p>1427800943.6945</text:p>
          </table:table-cell>
          <table:table-cell office:value-type="float" office:value="1427800944.96909" calcext:value-type="float">
            <text:p>1427800944.96909</text:p>
          </table:table-cell>
          <table:table-cell office:value-type="float" office:value="1427800945.00481" calcext:value-type="float">
            <text:p>1427800945.00481</text:p>
          </table:table-cell>
          <table:table-cell/>
          <table:table-cell table:formula="of:=MAX([.B281];[.D281];[.G281])-MAX([.A281];[.C281];[.E281])" office:value-type="float" office:value="1.31031012535095" calcext:value-type="float">
            <text:p>1.3103101254</text:p>
          </table:table-cell>
          <table:table-cell table:formula="of:=IF(ISBLANK([.E281]);&quot;&quot;;[.I281])" office:value-type="float" office:value="1.31031012535095" calcext:value-type="float">
            <text:p>1.3103101254</text:p>
          </table:table-cell>
          <table:table-cell table:formula="of:=IF(OR(ISBLANK([.E281]);[.I281]&lt;=0);&quot;&quot;;[.I281])" office:value-type="float" office:value="1.31031012535095" calcext:value-type="float">
            <text:p>1.3103101254</text:p>
          </table:table-cell>
          <table:table-cell table:number-columns-repeated="4"/>
          <table:table-cell table:formula="of:=NORMDIST([.$K281];[.$L$3];SQRT([.$L$4]); 1)" office:value-type="float" office:value="0.567342806605596" calcext:value-type="float">
            <text:p>0.56734280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51" calcext:value-type="float">
            <text:p>1427800943.69451</text:p>
          </table:table-cell>
          <table:table-cell office:value-type="float" office:value="1427800944.96899" calcext:value-type="float">
            <text:p>1427800944.96899</text:p>
          </table:table-cell>
          <table:table-cell office:value-type="float" office:value="1427800945.0048" calcext:value-type="float">
            <text:p>1427800945.0048</text:p>
          </table:table-cell>
          <table:table-cell/>
          <table:table-cell table:formula="of:=MAX([.B282];[.D282];[.G282])-MAX([.A282];[.C282];[.E282])" office:value-type="float" office:value="1.31029009819031" calcext:value-type="float">
            <text:p>1.3102900982</text:p>
          </table:table-cell>
          <table:table-cell table:formula="of:=IF(ISBLANK([.E282]);&quot;&quot;;[.I282])" office:value-type="float" office:value="1.31029009819031" calcext:value-type="float">
            <text:p>1.3102900982</text:p>
          </table:table-cell>
          <table:table-cell table:formula="of:=IF(OR(ISBLANK([.E282]);[.I282]&lt;=0);&quot;&quot;;[.I282])" office:value-type="float" office:value="1.31029009819031" calcext:value-type="float">
            <text:p>1.3102900982</text:p>
          </table:table-cell>
          <table:table-cell table:number-columns-repeated="4"/>
          <table:table-cell table:formula="of:=NORMDIST([.$K282];[.$L$3];SQRT([.$L$4]); 1)" office:value-type="float" office:value="0.567277908395686" calcext:value-type="float">
            <text:p>0.56727790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52" calcext:value-type="float">
            <text:p>1427800943.69452</text:p>
          </table:table-cell>
          <table:table-cell office:value-type="float" office:value="1427800944.96924" calcext:value-type="float">
            <text:p>1427800944.96924</text:p>
          </table:table-cell>
          <table:table-cell office:value-type="float" office:value="1427800945.00178" calcext:value-type="float">
            <text:p>1427800945.00178</text:p>
          </table:table-cell>
          <table:table-cell/>
          <table:table-cell table:formula="of:=MAX([.B283];[.D283];[.G283])-MAX([.A283];[.C283];[.E283])" office:value-type="float" office:value="1.30726003646851" calcext:value-type="float">
            <text:p>1.3072600365</text:p>
          </table:table-cell>
          <table:table-cell table:formula="of:=IF(ISBLANK([.E283]);&quot;&quot;;[.I283])" office:value-type="float" office:value="1.30726003646851" calcext:value-type="float">
            <text:p>1.3072600365</text:p>
          </table:table-cell>
          <table:table-cell table:formula="of:=IF(OR(ISBLANK([.E283]);[.I283]&lt;=0);&quot;&quot;;[.I283])" office:value-type="float" office:value="1.30726003646851" calcext:value-type="float">
            <text:p>1.3072600365</text:p>
          </table:table-cell>
          <table:table-cell table:number-columns-repeated="4"/>
          <table:table-cell table:formula="of:=NORMDIST([.$K283];[.$L$3];SQRT([.$L$4]); 1)" office:value-type="float" office:value="0.557439048742886" calcext:value-type="float">
            <text:p>0.55743904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54" calcext:value-type="float">
            <text:p>1427800943.69454</text:p>
          </table:table-cell>
          <table:table-cell office:value-type="float" office:value="1427800944.96919" calcext:value-type="float">
            <text:p>1427800944.96919</text:p>
          </table:table-cell>
          <table:table-cell office:value-type="float" office:value="1427800945.00481" calcext:value-type="float">
            <text:p>1427800945.00481</text:p>
          </table:table-cell>
          <table:table-cell/>
          <table:table-cell table:formula="of:=MAX([.B284];[.D284];[.G284])-MAX([.A284];[.C284];[.E284])" office:value-type="float" office:value="1.31027007102966" calcext:value-type="float">
            <text:p>1.310270071</text:p>
          </table:table-cell>
          <table:table-cell table:formula="of:=IF(ISBLANK([.E284]);&quot;&quot;;[.I284])" office:value-type="float" office:value="1.31027007102966" calcext:value-type="float">
            <text:p>1.310270071</text:p>
          </table:table-cell>
          <table:table-cell table:formula="of:=IF(OR(ISBLANK([.E284]);[.I284]&lt;=0);&quot;&quot;;[.I284])" office:value-type="float" office:value="1.31027007102966" calcext:value-type="float">
            <text:p>1.310270071</text:p>
          </table:table-cell>
          <table:table-cell table:number-columns-repeated="4"/>
          <table:table-cell table:formula="of:=NORMDIST([.$K284];[.$L$3];SQRT([.$L$4]); 1)" office:value-type="float" office:value="0.567213008370932" calcext:value-type="float">
            <text:p>0.56721300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55" calcext:value-type="float">
            <text:p>1427800943.69455</text:p>
          </table:table-cell>
          <table:table-cell office:value-type="float" office:value="1427800945.0492" calcext:value-type="float">
            <text:p>1427800945.0492</text:p>
          </table:table-cell>
          <table:table-cell office:value-type="float" office:value="1427800945.07884" calcext:value-type="float">
            <text:p>1427800945.07884</text:p>
          </table:table-cell>
          <table:table-cell/>
          <table:table-cell table:formula="of:=MAX([.B285];[.D285];[.G285])-MAX([.A285];[.C285];[.E285])" office:value-type="float" office:value="1.38428997993469" calcext:value-type="float">
            <text:p>1.3842899799</text:p>
          </table:table-cell>
          <table:table-cell table:formula="of:=IF(ISBLANK([.E285]);&quot;&quot;;[.I285])" office:value-type="float" office:value="1.38428997993469" calcext:value-type="float">
            <text:p>1.3842899799</text:p>
          </table:table-cell>
          <table:table-cell table:formula="of:=IF(OR(ISBLANK([.E285]);[.I285]&lt;=0);&quot;&quot;;[.I285])" office:value-type="float" office:value="1.38428997993469" calcext:value-type="float">
            <text:p>1.3842899799</text:p>
          </table:table-cell>
          <table:table-cell table:number-columns-repeated="4"/>
          <table:table-cell table:formula="of:=NORMDIST([.$K285];[.$L$3];SQRT([.$L$4]); 1)" office:value-type="float" office:value="0.782078179209621" calcext:value-type="float">
            <text:p>0.78207817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56" calcext:value-type="float">
            <text:p>1427800943.69456</text:p>
          </table:table-cell>
          <table:table-cell office:value-type="float" office:value="1427800944.96904" calcext:value-type="float">
            <text:p>1427800944.96904</text:p>
          </table:table-cell>
          <table:table-cell office:value-type="float" office:value="1427800945.00078" calcext:value-type="float">
            <text:p>1427800945.00078</text:p>
          </table:table-cell>
          <table:table-cell/>
          <table:table-cell table:formula="of:=MAX([.B286];[.D286];[.G286])-MAX([.A286];[.C286];[.E286])" office:value-type="float" office:value="1.30622005462646" calcext:value-type="float">
            <text:p>1.3062200546</text:p>
          </table:table-cell>
          <table:table-cell table:formula="of:=IF(ISBLANK([.E286]);&quot;&quot;;[.I286])" office:value-type="float" office:value="1.30622005462646" calcext:value-type="float">
            <text:p>1.3062200546</text:p>
          </table:table-cell>
          <table:table-cell table:formula="of:=IF(OR(ISBLANK([.E286]);[.I286]&lt;=0);&quot;&quot;;[.I286])" office:value-type="float" office:value="1.30622005462646" calcext:value-type="float">
            <text:p>1.3062200546</text:p>
          </table:table-cell>
          <table:table-cell table:number-columns-repeated="4"/>
          <table:table-cell table:formula="of:=NORMDIST([.$K286];[.$L$3];SQRT([.$L$4]); 1)" office:value-type="float" office:value="0.554053642287981" calcext:value-type="float">
            <text:p>0.55405364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58" calcext:value-type="float">
            <text:p>1427800943.69458</text:p>
          </table:table-cell>
          <table:table-cell office:value-type="float" office:value="1427800944.96889" calcext:value-type="float">
            <text:p>1427800944.96889</text:p>
          </table:table-cell>
          <table:table-cell office:value-type="float" office:value="1427800945.00089" calcext:value-type="float">
            <text:p>1427800945.00089</text:p>
          </table:table-cell>
          <table:table-cell/>
          <table:table-cell table:formula="of:=MAX([.B287];[.D287];[.G287])-MAX([.A287];[.C287];[.E287])" office:value-type="float" office:value="1.30630993843079" calcext:value-type="float">
            <text:p>1.3063099384</text:p>
          </table:table-cell>
          <table:table-cell table:formula="of:=IF(ISBLANK([.E287]);&quot;&quot;;[.I287])" office:value-type="float" office:value="1.30630993843079" calcext:value-type="float">
            <text:p>1.3063099384</text:p>
          </table:table-cell>
          <table:table-cell table:formula="of:=IF(OR(ISBLANK([.E287]);[.I287]&lt;=0);&quot;&quot;;[.I287])" office:value-type="float" office:value="1.30630993843079" calcext:value-type="float">
            <text:p>1.3063099384</text:p>
          </table:table-cell>
          <table:table-cell table:number-columns-repeated="4"/>
          <table:table-cell table:formula="of:=NORMDIST([.$K287];[.$L$3];SQRT([.$L$4]); 1)" office:value-type="float" office:value="0.554346396271387" calcext:value-type="float">
            <text:p>0.55434639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3.69459" calcext:value-type="float">
            <text:p>1427800943.69459</text:p>
          </table:table-cell>
          <table:table-cell office:value-type="float" office:value="1427800944.96914" calcext:value-type="float">
            <text:p>1427800944.96914</text:p>
          </table:table-cell>
          <table:table-cell office:value-type="float" office:value="1427800945.00086" calcext:value-type="float">
            <text:p>1427800945.00086</text:p>
          </table:table-cell>
          <table:table-cell/>
          <table:table-cell table:formula="of:=MAX([.B288];[.D288];[.G288])-MAX([.A288];[.C288];[.E288])" office:value-type="float" office:value="1.3062698841095" calcext:value-type="float">
            <text:p>1.3062698841</text:p>
          </table:table-cell>
          <table:table-cell table:formula="of:=IF(ISBLANK([.E288]);&quot;&quot;;[.I288])" office:value-type="float" office:value="1.3062698841095" calcext:value-type="float">
            <text:p>1.3062698841</text:p>
          </table:table-cell>
          <table:table-cell table:formula="of:=IF(OR(ISBLANK([.E288]);[.I288]&lt;=0);&quot;&quot;;[.I288])" office:value-type="float" office:value="1.3062698841095" calcext:value-type="float">
            <text:p>1.3062698841</text:p>
          </table:table-cell>
          <table:table-cell table:number-columns-repeated="4"/>
          <table:table-cell table:formula="of:=NORMDIST([.$K288];[.$L$3];SQRT([.$L$4]); 1)" office:value-type="float" office:value="0.554215941913308" calcext:value-type="float">
            <text:p>0.55421594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45.07886" calcext:value-type="float">
            <text:p>1427800945.07886</text:p>
          </table:table-cell>
          <table:table-cell office:value-type="float" office:value="1427800946.41439" calcext:value-type="float">
            <text:p>1427800946.41439</text:p>
          </table:table-cell>
          <table:table-cell table:number-columns-repeated="4"/>
          <table:table-cell table:formula="of:=MAX([.B289];[.D289];[.G289])-MAX([.A289];[.C289];[.E289])" office:value-type="float" office:value="1.33553004264832" calcext:value-type="float">
            <text:p>1.3355300426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 table:number-columns-repeated="4"/>
          <table:table-cell table:formula="of:=NORMDIST([.$K289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887" calcext:value-type="float">
            <text:p>1427800945.07887</text:p>
          </table:table-cell>
          <table:table-cell office:value-type="float" office:value="1427800946.28831" calcext:value-type="float">
            <text:p>1427800946.28831</text:p>
          </table:table-cell>
          <table:table-cell office:value-type="float" office:value="1427800946.32361" calcext:value-type="float">
            <text:p>1427800946.32361</text:p>
          </table:table-cell>
          <table:table-cell/>
          <table:table-cell table:formula="of:=MAX([.B290];[.D290];[.G290])-MAX([.A290];[.C290];[.E290])" office:value-type="float" office:value="1.24474000930786" calcext:value-type="float">
            <text:p>1.2447400093</text:p>
          </table:table-cell>
          <table:table-cell table:formula="of:=IF(ISBLANK([.E290]);&quot;&quot;;[.I290])" office:value-type="float" office:value="1.24474000930786" calcext:value-type="float">
            <text:p>1.2447400093</text:p>
          </table:table-cell>
          <table:table-cell table:formula="of:=IF(OR(ISBLANK([.E290]);[.I290]&lt;=0);&quot;&quot;;[.I290])" office:value-type="float" office:value="1.24474000930786" calcext:value-type="float">
            <text:p>1.2447400093</text:p>
          </table:table-cell>
          <table:table-cell table:number-columns-repeated="4"/>
          <table:table-cell table:formula="of:=NORMDIST([.$K290];[.$L$3];SQRT([.$L$4]); 1)" office:value-type="float" office:value="0.355428344258642" calcext:value-type="float">
            <text:p>0.35542834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889" calcext:value-type="float">
            <text:p>1427800945.07889</text:p>
          </table:table-cell>
          <table:table-cell office:value-type="float" office:value="1427800946.28841" calcext:value-type="float">
            <text:p>1427800946.28841</text:p>
          </table:table-cell>
          <table:table-cell office:value-type="float" office:value="1427800946.3235" calcext:value-type="float">
            <text:p>1427800946.3235</text:p>
          </table:table-cell>
          <table:table-cell/>
          <table:table-cell table:formula="of:=MAX([.B291];[.D291];[.G291])-MAX([.A291];[.C291];[.E291])" office:value-type="float" office:value="1.24460983276367" calcext:value-type="float">
            <text:p>1.2446098328</text:p>
          </table:table-cell>
          <table:table-cell table:formula="of:=IF(ISBLANK([.E291]);&quot;&quot;;[.I291])" office:value-type="float" office:value="1.24460983276367" calcext:value-type="float">
            <text:p>1.2446098328</text:p>
          </table:table-cell>
          <table:table-cell table:formula="of:=IF(OR(ISBLANK([.E291]);[.I291]&lt;=0);&quot;&quot;;[.I291])" office:value-type="float" office:value="1.24460983276367" calcext:value-type="float">
            <text:p>1.2446098328</text:p>
          </table:table-cell>
          <table:table-cell table:number-columns-repeated="4"/>
          <table:table-cell table:formula="of:=NORMDIST([.$K291];[.$L$3];SQRT([.$L$4]); 1)" office:value-type="float" office:value="0.355028896840529" calcext:value-type="float">
            <text:p>0.35502889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89" calcext:value-type="float">
            <text:p>1427800945.0789</text:p>
          </table:table-cell>
          <table:table-cell office:value-type="float" office:value="1427800946.28856" calcext:value-type="float">
            <text:p>1427800946.28856</text:p>
          </table:table-cell>
          <table:table-cell office:value-type="float" office:value="1427800946.32369" calcext:value-type="float">
            <text:p>1427800946.32369</text:p>
          </table:table-cell>
          <table:table-cell/>
          <table:table-cell table:formula="of:=MAX([.B292];[.D292];[.G292])-MAX([.A292];[.C292];[.E292])" office:value-type="float" office:value="1.24478983879089" calcext:value-type="float">
            <text:p>1.2447898388</text:p>
          </table:table-cell>
          <table:table-cell table:formula="of:=IF(ISBLANK([.E292]);&quot;&quot;;[.I292])" office:value-type="float" office:value="1.24478983879089" calcext:value-type="float">
            <text:p>1.2447898388</text:p>
          </table:table-cell>
          <table:table-cell table:formula="of:=IF(OR(ISBLANK([.E292]);[.I292]&lt;=0);&quot;&quot;;[.I292])" office:value-type="float" office:value="1.24478983879089" calcext:value-type="float">
            <text:p>1.2447898388</text:p>
          </table:table-cell>
          <table:table-cell table:number-columns-repeated="4"/>
          <table:table-cell table:formula="of:=NORMDIST([.$K292];[.$L$3];SQRT([.$L$4]); 1)" office:value-type="float" office:value="0.355581288360443" calcext:value-type="float">
            <text:p>0.35558128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891" calcext:value-type="float">
            <text:p>1427800945.07891</text:p>
          </table:table-cell>
          <table:table-cell office:value-type="float" office:value="1427800946.28867" calcext:value-type="float">
            <text:p>1427800946.28867</text:p>
          </table:table-cell>
          <table:table-cell office:value-type="float" office:value="1427800946.32369" calcext:value-type="float">
            <text:p>1427800946.32369</text:p>
          </table:table-cell>
          <table:table-cell/>
          <table:table-cell table:formula="of:=MAX([.B293];[.D293];[.G293])-MAX([.A293];[.C293];[.E293])" office:value-type="float" office:value="1.24477982521057" calcext:value-type="float">
            <text:p>1.2447798252</text:p>
          </table:table-cell>
          <table:table-cell table:formula="of:=IF(ISBLANK([.E293]);&quot;&quot;;[.I293])" office:value-type="float" office:value="1.24477982521057" calcext:value-type="float">
            <text:p>1.2447798252</text:p>
          </table:table-cell>
          <table:table-cell table:formula="of:=IF(OR(ISBLANK([.E293]);[.I293]&lt;=0);&quot;&quot;;[.I293])" office:value-type="float" office:value="1.24477982521057" calcext:value-type="float">
            <text:p>1.2447798252</text:p>
          </table:table-cell>
          <table:table-cell table:number-columns-repeated="4"/>
          <table:table-cell table:formula="of:=NORMDIST([.$K293];[.$L$3];SQRT([.$L$4]); 1)" office:value-type="float" office:value="0.35555055131419" calcext:value-type="float">
            <text:p>0.35555055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892" calcext:value-type="float">
            <text:p>1427800945.07892</text:p>
          </table:table-cell>
          <table:table-cell office:value-type="float" office:value="1427800946.28861" calcext:value-type="float">
            <text:p>1427800946.28861</text:p>
          </table:table-cell>
          <table:table-cell office:value-type="float" office:value="1427800946.32365" calcext:value-type="float">
            <text:p>1427800946.32365</text:p>
          </table:table-cell>
          <table:table-cell/>
          <table:table-cell table:formula="of:=MAX([.B294];[.D294];[.G294])-MAX([.A294];[.C294];[.E294])" office:value-type="float" office:value="1.24472999572754" calcext:value-type="float">
            <text:p>1.2447299957</text:p>
          </table:table-cell>
          <table:table-cell table:formula="of:=IF(ISBLANK([.E294]);&quot;&quot;;[.I294])" office:value-type="float" office:value="1.24472999572754" calcext:value-type="float">
            <text:p>1.2447299957</text:p>
          </table:table-cell>
          <table:table-cell table:formula="of:=IF(OR(ISBLANK([.E294]);[.I294]&lt;=0);&quot;&quot;;[.I294])" office:value-type="float" office:value="1.24472999572754" calcext:value-type="float">
            <text:p>1.2447299957</text:p>
          </table:table-cell>
          <table:table-cell table:number-columns-repeated="4"/>
          <table:table-cell table:formula="of:=NORMDIST([.$K294];[.$L$3];SQRT([.$L$4]); 1)" office:value-type="float" office:value="0.355397611888629" calcext:value-type="float">
            <text:p>0.35539761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895" calcext:value-type="float">
            <text:p>1427800945.07895</text:p>
          </table:table-cell>
          <table:table-cell office:value-type="float" office:value="1427800946.28846" calcext:value-type="float">
            <text:p>1427800946.28846</text:p>
          </table:table-cell>
          <table:table-cell office:value-type="float" office:value="1427800946.32343" calcext:value-type="float">
            <text:p>1427800946.32343</text:p>
          </table:table-cell>
          <table:table-cell/>
          <table:table-cell table:formula="of:=MAX([.B295];[.D295];[.G295])-MAX([.A295];[.C295];[.E295])" office:value-type="float" office:value="1.24448013305664" calcext:value-type="float">
            <text:p>1.2444801331</text:p>
          </table:table-cell>
          <table:table-cell table:formula="of:=IF(ISBLANK([.E295]);&quot;&quot;;[.I295])" office:value-type="float" office:value="1.24448013305664" calcext:value-type="float">
            <text:p>1.2444801331</text:p>
          </table:table-cell>
          <table:table-cell table:formula="of:=IF(OR(ISBLANK([.E295]);[.I295]&lt;=0);&quot;&quot;;[.I295])" office:value-type="float" office:value="1.24448013305664" calcext:value-type="float">
            <text:p>1.2444801331</text:p>
          </table:table-cell>
          <table:table-cell table:number-columns-repeated="4"/>
          <table:table-cell table:formula="of:=NORMDIST([.$K295];[.$L$3];SQRT([.$L$4]); 1)" office:value-type="float" office:value="0.354631070995322" calcext:value-type="float">
            <text:p>0.3546310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896" calcext:value-type="float">
            <text:p>1427800945.07896</text:p>
          </table:table-cell>
          <table:table-cell office:value-type="float" office:value="1427800946.28851" calcext:value-type="float">
            <text:p>1427800946.28851</text:p>
          </table:table-cell>
          <table:table-cell office:value-type="float" office:value="1427800946.3248" calcext:value-type="float">
            <text:p>1427800946.3248</text:p>
          </table:table-cell>
          <table:table-cell/>
          <table:table-cell table:formula="of:=MAX([.B296];[.D296];[.G296])-MAX([.A296];[.C296];[.E296])" office:value-type="float" office:value="1.24584007263184" calcext:value-type="float">
            <text:p>1.2458400726</text:p>
          </table:table-cell>
          <table:table-cell table:formula="of:=IF(ISBLANK([.E296]);&quot;&quot;;[.I296])" office:value-type="float" office:value="1.24584007263184" calcext:value-type="float">
            <text:p>1.2458400726</text:p>
          </table:table-cell>
          <table:table-cell table:formula="of:=IF(OR(ISBLANK([.E296]);[.I296]&lt;=0);&quot;&quot;;[.I296])" office:value-type="float" office:value="1.24584007263184" calcext:value-type="float">
            <text:p>1.2458400726</text:p>
          </table:table-cell>
          <table:table-cell table:number-columns-repeated="4"/>
          <table:table-cell table:formula="of:=NORMDIST([.$K296];[.$L$3];SQRT([.$L$4]); 1)" office:value-type="float" office:value="0.35881019899904" calcext:value-type="float">
            <text:p>0.3588101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899" calcext:value-type="float">
            <text:p>1427800945.07899</text:p>
          </table:table-cell>
          <table:table-cell office:value-type="float" office:value="1427800946.28825" calcext:value-type="float">
            <text:p>1427800946.28825</text:p>
          </table:table-cell>
          <table:table-cell office:value-type="float" office:value="1427800946.32476" calcext:value-type="float">
            <text:p>1427800946.32476</text:p>
          </table:table-cell>
          <table:table-cell/>
          <table:table-cell table:formula="of:=MAX([.B297];[.D297];[.G297])-MAX([.A297];[.C297];[.E297])" office:value-type="float" office:value="1.24576997756958" calcext:value-type="float">
            <text:p>1.2457699776</text:p>
          </table:table-cell>
          <table:table-cell table:formula="of:=IF(ISBLANK([.E297]);&quot;&quot;;[.I297])" office:value-type="float" office:value="1.24576997756958" calcext:value-type="float">
            <text:p>1.2457699776</text:p>
          </table:table-cell>
          <table:table-cell table:formula="of:=IF(OR(ISBLANK([.E297]);[.I297]&lt;=0);&quot;&quot;;[.I297])" office:value-type="float" office:value="1.24576997756958" calcext:value-type="float">
            <text:p>1.2457699776</text:p>
          </table:table-cell>
          <table:table-cell table:number-columns-repeated="4"/>
          <table:table-cell table:formula="of:=NORMDIST([.$K297];[.$L$3];SQRT([.$L$4]); 1)" office:value-type="float" office:value="0.358594376401846" calcext:value-type="float">
            <text:p>0.35859437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901" calcext:value-type="float">
            <text:p>1427800945.07901</text:p>
          </table:table-cell>
          <table:table-cell office:value-type="float" office:value="1427800946.3838" calcext:value-type="float">
            <text:p>1427800946.3838</text:p>
          </table:table-cell>
          <table:table-cell office:value-type="float" office:value="1427800946.41438" calcext:value-type="float">
            <text:p>1427800946.41438</text:p>
          </table:table-cell>
          <table:table-cell/>
          <table:table-cell table:formula="of:=MAX([.B298];[.D298];[.G298])-MAX([.A298];[.C298];[.E298])" office:value-type="float" office:value="1.33537006378174" calcext:value-type="float">
            <text:p>1.3353700638</text:p>
          </table:table-cell>
          <table:table-cell table:formula="of:=IF(ISBLANK([.E298]);&quot;&quot;;[.I298])" office:value-type="float" office:value="1.33537006378174" calcext:value-type="float">
            <text:p>1.3353700638</text:p>
          </table:table-cell>
          <table:table-cell table:formula="of:=IF(OR(ISBLANK([.E298]);[.I298]&lt;=0);&quot;&quot;;[.I298])" office:value-type="float" office:value="1.33537006378174" calcext:value-type="float">
            <text:p>1.3353700638</text:p>
          </table:table-cell>
          <table:table-cell table:number-columns-repeated="4"/>
          <table:table-cell table:formula="of:=NORMDIST([.$K298];[.$L$3];SQRT([.$L$4]); 1)" office:value-type="float" office:value="0.646584343507028" calcext:value-type="float">
            <text:p>0.64658434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5.0791" calcext:value-type="float">
            <text:p>1427800945.0791</text:p>
          </table:table-cell>
          <table:table-cell office:value-type="float" office:value="1427800946.28836" calcext:value-type="float">
            <text:p>1427800946.28836</text:p>
          </table:table-cell>
          <table:table-cell office:value-type="float" office:value="1427800946.3248" calcext:value-type="float">
            <text:p>1427800946.3248</text:p>
          </table:table-cell>
          <table:table-cell/>
          <table:table-cell table:formula="of:=MAX([.B299];[.D299];[.G299])-MAX([.A299];[.C299];[.E299])" office:value-type="float" office:value="1.2457001209259" calcext:value-type="float">
            <text:p>1.2457001209</text:p>
          </table:table-cell>
          <table:table-cell table:formula="of:=IF(ISBLANK([.E299]);&quot;&quot;;[.I299])" office:value-type="float" office:value="1.2457001209259" calcext:value-type="float">
            <text:p>1.2457001209</text:p>
          </table:table-cell>
          <table:table-cell table:formula="of:=IF(OR(ISBLANK([.E299]);[.I299]&lt;=0);&quot;&quot;;[.I299])" office:value-type="float" office:value="1.2457001209259" calcext:value-type="float">
            <text:p>1.2457001209</text:p>
          </table:table-cell>
          <table:table-cell table:number-columns-repeated="4"/>
          <table:table-cell table:formula="of:=NORMDIST([.$K299];[.$L$3];SQRT([.$L$4]); 1)" office:value-type="float" office:value="0.358379332814538" calcext:value-type="float">
            <text:p>0.35837933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46.4144" calcext:value-type="float">
            <text:p>1427800946.4144</text:p>
          </table:table-cell>
          <table:table-cell office:value-type="float" office:value="1427800947.61648" calcext:value-type="float">
            <text:p>1427800947.61648</text:p>
          </table:table-cell>
          <table:table-cell table:number-columns-repeated="4"/>
          <table:table-cell table:formula="of:=MAX([.B300];[.D300];[.G300])-MAX([.A300];[.C300];[.E300])" office:value-type="float" office:value="1.2020800113678" calcext:value-type="float">
            <text:p>1.2020800114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 table:number-columns-repeated="4"/>
          <table:table-cell table:formula="of:=NORMDIST([.$K300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4" calcext:value-type="float">
            <text:p>1427800946.4144</text:p>
          </table:table-cell>
          <table:table-cell office:value-type="float" office:value="1427800947.4979" calcext:value-type="float">
            <text:p>1427800947.4979</text:p>
          </table:table-cell>
          <table:table-cell office:value-type="float" office:value="1427800947.53523" calcext:value-type="float">
            <text:p>1427800947.53523</text:p>
          </table:table-cell>
          <table:table-cell/>
          <table:table-cell table:formula="of:=MAX([.B301];[.D301];[.G301])-MAX([.A301];[.C301];[.E301])" office:value-type="float" office:value="1.12082982063293" calcext:value-type="float">
            <text:p>1.1208298206</text:p>
          </table:table-cell>
          <table:table-cell table:formula="of:=IF(ISBLANK([.E301]);&quot;&quot;;[.I301])" office:value-type="float" office:value="1.12082982063293" calcext:value-type="float">
            <text:p>1.1208298206</text:p>
          </table:table-cell>
          <table:table-cell table:formula="of:=IF(OR(ISBLANK([.E301]);[.I301]&lt;=0);&quot;&quot;;[.I301])" office:value-type="float" office:value="1.12082982063293" calcext:value-type="float">
            <text:p>1.1208298206</text:p>
          </table:table-cell>
          <table:table-cell table:number-columns-repeated="4"/>
          <table:table-cell table:formula="of:=NORMDIST([.$K301];[.$L$3];SQRT([.$L$4]); 1)" office:value-type="float" office:value="0.0819966772705695" calcext:value-type="float">
            <text:p>0.08199667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42" calcext:value-type="float">
            <text:p>1427800946.41442</text:p>
          </table:table-cell>
          <table:table-cell office:value-type="float" office:value="1427800947.49815" calcext:value-type="float">
            <text:p>1427800947.49815</text:p>
          </table:table-cell>
          <table:table-cell office:value-type="float" office:value="1427800947.53107" calcext:value-type="float">
            <text:p>1427800947.53107</text:p>
          </table:table-cell>
          <table:table-cell/>
          <table:table-cell table:formula="of:=MAX([.B302];[.D302];[.G302])-MAX([.A302];[.C302];[.E302])" office:value-type="float" office:value="1.11665010452271" calcext:value-type="float">
            <text:p>1.1166501045</text:p>
          </table:table-cell>
          <table:table-cell table:formula="of:=IF(ISBLANK([.E302]);&quot;&quot;;[.I302])" office:value-type="float" office:value="1.11665010452271" calcext:value-type="float">
            <text:p>1.1166501045</text:p>
          </table:table-cell>
          <table:table-cell table:formula="of:=IF(OR(ISBLANK([.E302]);[.I302]&lt;=0);&quot;&quot;;[.I302])" office:value-type="float" office:value="1.11665010452271" calcext:value-type="float">
            <text:p>1.1166501045</text:p>
          </table:table-cell>
          <table:table-cell table:number-columns-repeated="4"/>
          <table:table-cell table:formula="of:=NORMDIST([.$K302];[.$L$3];SQRT([.$L$4]); 1)" office:value-type="float" office:value="0.0769041660957981" calcext:value-type="float">
            <text:p>0.07690416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43" calcext:value-type="float">
            <text:p>1427800946.41443</text:p>
          </table:table-cell>
          <table:table-cell office:value-type="float" office:value="1427800947.4191" calcext:value-type="float">
            <text:p>1427800947.4191</text:p>
          </table:table-cell>
          <table:table-cell office:value-type="float" office:value="1427800947.4981" calcext:value-type="float">
            <text:p>1427800947.4981</text:p>
          </table:table-cell>
          <table:table-cell/>
          <table:table-cell table:formula="of:=MAX([.B303];[.D303];[.G303])-MAX([.A303];[.C303];[.E303])" office:value-type="float" office:value="1.08367013931274" calcext:value-type="float">
            <text:p>1.0836701393</text:p>
          </table:table-cell>
          <table:table-cell table:formula="of:=IF(ISBLANK([.E303]);&quot;&quot;;[.I303])" office:value-type="float" office:value="1.08367013931274" calcext:value-type="float">
            <text:p>1.0836701393</text:p>
          </table:table-cell>
          <table:table-cell table:formula="of:=IF(OR(ISBLANK([.E303]);[.I303]&lt;=0);&quot;&quot;;[.I303])" office:value-type="float" office:value="1.08367013931274" calcext:value-type="float">
            <text:p>1.0836701393</text:p>
          </table:table-cell>
          <table:table-cell table:number-columns-repeated="4"/>
          <table:table-cell table:formula="of:=NORMDIST([.$K303];[.$L$3];SQRT([.$L$4]); 1)" office:value-type="float" office:value="0.0447563833292506" calcext:value-type="float">
            <text:p>0.04475638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43" calcext:value-type="float">
            <text:p>1427800946.41443</text:p>
          </table:table-cell>
          <table:table-cell office:value-type="float" office:value="1427800947.49775" calcext:value-type="float">
            <text:p>1427800947.49775</text:p>
          </table:table-cell>
          <table:table-cell office:value-type="float" office:value="1427800947.52803" calcext:value-type="float">
            <text:p>1427800947.52803</text:p>
          </table:table-cell>
          <table:table-cell/>
          <table:table-cell table:formula="of:=MAX([.B304];[.D304];[.G304])-MAX([.A304];[.C304];[.E304])" office:value-type="float" office:value="1.11360001564026" calcext:value-type="float">
            <text:p>1.1136000156</text:p>
          </table:table-cell>
          <table:table-cell table:formula="of:=IF(ISBLANK([.E304]);&quot;&quot;;[.I304])" office:value-type="float" office:value="1.11360001564026" calcext:value-type="float">
            <text:p>1.1136000156</text:p>
          </table:table-cell>
          <table:table-cell table:formula="of:=IF(OR(ISBLANK([.E304]);[.I304]&lt;=0);&quot;&quot;;[.I304])" office:value-type="float" office:value="1.11360001564026" calcext:value-type="float">
            <text:p>1.1136000156</text:p>
          </table:table-cell>
          <table:table-cell table:number-columns-repeated="4"/>
          <table:table-cell table:formula="of:=NORMDIST([.$K304];[.$L$3];SQRT([.$L$4]); 1)" office:value-type="float" office:value="0.073342375378451" calcext:value-type="float">
            <text:p>0.07334237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44" calcext:value-type="float">
            <text:p>1427800946.41444</text:p>
          </table:table-cell>
          <table:table-cell office:value-type="float" office:value="1427800947.49801" calcext:value-type="float">
            <text:p>1427800947.49801</text:p>
          </table:table-cell>
          <table:table-cell office:value-type="float" office:value="1427800947.53124" calcext:value-type="float">
            <text:p>1427800947.53124</text:p>
          </table:table-cell>
          <table:table-cell/>
          <table:table-cell table:formula="of:=MAX([.B305];[.D305];[.G305])-MAX([.A305];[.C305];[.E305])" office:value-type="float" office:value="1.11680006980896" calcext:value-type="float">
            <text:p>1.1168000698</text:p>
          </table:table-cell>
          <table:table-cell table:formula="of:=IF(ISBLANK([.E305]);&quot;&quot;;[.I305])" office:value-type="float" office:value="1.11680006980896" calcext:value-type="float">
            <text:p>1.1168000698</text:p>
          </table:table-cell>
          <table:table-cell table:formula="of:=IF(OR(ISBLANK([.E305]);[.I305]&lt;=0);&quot;&quot;;[.I305])" office:value-type="float" office:value="1.11680006980896" calcext:value-type="float">
            <text:p>1.1168000698</text:p>
          </table:table-cell>
          <table:table-cell table:number-columns-repeated="4"/>
          <table:table-cell table:formula="of:=NORMDIST([.$K305];[.$L$3];SQRT([.$L$4]); 1)" office:value-type="float" office:value="0.0770826237591755" calcext:value-type="float">
            <text:p>0.07708262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47" calcext:value-type="float">
            <text:p>1427800946.41447</text:p>
          </table:table-cell>
          <table:table-cell office:value-type="float" office:value="1427800947.49784" calcext:value-type="float">
            <text:p>1427800947.49784</text:p>
          </table:table-cell>
          <table:table-cell office:value-type="float" office:value="1427800947.53123" calcext:value-type="float">
            <text:p>1427800947.53123</text:p>
          </table:table-cell>
          <table:table-cell/>
          <table:table-cell table:formula="of:=MAX([.B306];[.D306];[.G306])-MAX([.A306];[.C306];[.E306])" office:value-type="float" office:value="1.11676001548767" calcext:value-type="float">
            <text:p>1.1167600155</text:p>
          </table:table-cell>
          <table:table-cell table:formula="of:=IF(ISBLANK([.E306]);&quot;&quot;;[.I306])" office:value-type="float" office:value="1.11676001548767" calcext:value-type="float">
            <text:p>1.1167600155</text:p>
          </table:table-cell>
          <table:table-cell table:formula="of:=IF(OR(ISBLANK([.E306]);[.I306]&lt;=0);&quot;&quot;;[.I306])" office:value-type="float" office:value="1.11676001548767" calcext:value-type="float">
            <text:p>1.1167600155</text:p>
          </table:table-cell>
          <table:table-cell table:number-columns-repeated="4"/>
          <table:table-cell table:formula="of:=NORMDIST([.$K306];[.$L$3];SQRT([.$L$4]); 1)" office:value-type="float" office:value="0.0770349286179293" calcext:value-type="float">
            <text:p>0.07703492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48" calcext:value-type="float">
            <text:p>1427800946.41448</text:p>
          </table:table-cell>
          <table:table-cell office:value-type="float" office:value="1427800947.49795" calcext:value-type="float">
            <text:p>1427800947.49795</text:p>
          </table:table-cell>
          <table:table-cell office:value-type="float" office:value="1427800947.53527" calcext:value-type="float">
            <text:p>1427800947.53527</text:p>
          </table:table-cell>
          <table:table-cell/>
          <table:table-cell table:formula="of:=MAX([.B307];[.D307];[.G307])-MAX([.A307];[.C307];[.E307])" office:value-type="float" office:value="1.12079000473022" calcext:value-type="float">
            <text:p>1.1207900047</text:p>
          </table:table-cell>
          <table:table-cell table:formula="of:=IF(ISBLANK([.E307]);&quot;&quot;;[.I307])" office:value-type="float" office:value="1.12079000473022" calcext:value-type="float">
            <text:p>1.1207900047</text:p>
          </table:table-cell>
          <table:table-cell table:formula="of:=IF(OR(ISBLANK([.E307]);[.I307]&lt;=0);&quot;&quot;;[.I307])" office:value-type="float" office:value="1.12079000473022" calcext:value-type="float">
            <text:p>1.1207900047</text:p>
          </table:table-cell>
          <table:table-cell table:number-columns-repeated="4"/>
          <table:table-cell table:formula="of:=NORMDIST([.$K307];[.$L$3];SQRT([.$L$4]); 1)" office:value-type="float" office:value="0.0819469957452066" calcext:value-type="float">
            <text:p>0.08194699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5" calcext:value-type="float">
            <text:p>1427800946.4145</text:p>
          </table:table-cell>
          <table:table-cell office:value-type="float" office:value="1427800947.49806" calcext:value-type="float">
            <text:p>1427800947.49806</text:p>
          </table:table-cell>
          <table:table-cell office:value-type="float" office:value="1427800947.52886" calcext:value-type="float">
            <text:p>1427800947.52886</text:p>
          </table:table-cell>
          <table:table-cell/>
          <table:table-cell table:formula="of:=MAX([.B308];[.D308];[.G308])-MAX([.A308];[.C308];[.E308])" office:value-type="float" office:value="1.11436009407043" calcext:value-type="float">
            <text:p>1.1143600941</text:p>
          </table:table-cell>
          <table:table-cell table:formula="of:=IF(ISBLANK([.E308]);&quot;&quot;;[.I308])" office:value-type="float" office:value="1.11436009407043" calcext:value-type="float">
            <text:p>1.1143600941</text:p>
          </table:table-cell>
          <table:table-cell table:formula="of:=IF(OR(ISBLANK([.E308]);[.I308]&lt;=0);&quot;&quot;;[.I308])" office:value-type="float" office:value="1.11436009407043" calcext:value-type="float">
            <text:p>1.1143600941</text:p>
          </table:table-cell>
          <table:table-cell table:number-columns-repeated="4"/>
          <table:table-cell table:formula="of:=NORMDIST([.$K308];[.$L$3];SQRT([.$L$4]); 1)" office:value-type="float" office:value="0.0742179394173595" calcext:value-type="float">
            <text:p>0.074217939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56" calcext:value-type="float">
            <text:p>1427800946.41456</text:p>
          </table:table-cell>
          <table:table-cell office:value-type="float" office:value="1427800947.5068" calcext:value-type="float">
            <text:p>1427800947.5068</text:p>
          </table:table-cell>
          <table:table-cell office:value-type="float" office:value="1427800947.54096" calcext:value-type="float">
            <text:p>1427800947.54096</text:p>
          </table:table-cell>
          <table:table-cell/>
          <table:table-cell table:formula="of:=MAX([.B309];[.D309];[.G309])-MAX([.A309];[.C309];[.E309])" office:value-type="float" office:value="1.12639999389648" calcext:value-type="float">
            <text:p>1.1263999939</text:p>
          </table:table-cell>
          <table:table-cell table:formula="of:=IF(ISBLANK([.E309]);&quot;&quot;;[.I309])" office:value-type="float" office:value="1.12639999389648" calcext:value-type="float">
            <text:p>1.1263999939</text:p>
          </table:table-cell>
          <table:table-cell table:formula="of:=IF(OR(ISBLANK([.E309]);[.I309]&lt;=0);&quot;&quot;;[.I309])" office:value-type="float" office:value="1.12639999389648" calcext:value-type="float">
            <text:p>1.1263999939</text:p>
          </table:table-cell>
          <table:table-cell table:number-columns-repeated="4"/>
          <table:table-cell table:formula="of:=NORMDIST([.$K309];[.$L$3];SQRT([.$L$4]); 1)" office:value-type="float" office:value="0.0891729174694463" calcext:value-type="float">
            <text:p>0.08917291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6.41458" calcext:value-type="float">
            <text:p>1427800946.41458</text:p>
          </table:table-cell>
          <table:table-cell office:value-type="float" office:value="1427800947.58478" calcext:value-type="float">
            <text:p>1427800947.58478</text:p>
          </table:table-cell>
          <table:table-cell office:value-type="float" office:value="1427800947.61647" calcext:value-type="float">
            <text:p>1427800947.61647</text:p>
          </table:table-cell>
          <table:table-cell/>
          <table:table-cell table:formula="of:=MAX([.B310];[.D310];[.G310])-MAX([.A310];[.C310];[.E310])" office:value-type="float" office:value="1.20188999176025" calcext:value-type="float">
            <text:p>1.2018899918</text:p>
          </table:table-cell>
          <table:table-cell table:formula="of:=IF(ISBLANK([.E310]);&quot;&quot;;[.I310])" office:value-type="float" office:value="1.20188999176025" calcext:value-type="float">
            <text:p>1.2018899918</text:p>
          </table:table-cell>
          <table:table-cell table:formula="of:=IF(OR(ISBLANK([.E310]);[.I310]&lt;=0);&quot;&quot;;[.I310])" office:value-type="float" office:value="1.20188999176025" calcext:value-type="float">
            <text:p>1.2018899918</text:p>
          </table:table-cell>
          <table:table-cell table:number-columns-repeated="4"/>
          <table:table-cell table:formula="of:=NORMDIST([.$K310];[.$L$3];SQRT([.$L$4]); 1)" office:value-type="float" office:value="0.234593114036435" calcext:value-type="float">
            <text:p>0.2345931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47.6165" calcext:value-type="float">
            <text:p>1427800947.6165</text:p>
          </table:table-cell>
          <table:table-cell office:value-type="float" office:value="1427800949.15919" calcext:value-type="float">
            <text:p>1427800949.15919</text:p>
          </table:table-cell>
          <table:table-cell table:number-columns-repeated="4"/>
          <table:table-cell table:formula="of:=MAX([.B311];[.D311];[.G311])-MAX([.A311];[.C311];[.E311])" office:value-type="float" office:value="1.54269003868103" calcext:value-type="float">
            <text:p>1.5426900387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 table:number-columns-repeated="4"/>
          <table:table-cell table:formula="of:=NORMDIST([.$K311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" calcext:value-type="float">
            <text:p>1427800947.6165</text:p>
          </table:table-cell>
          <table:table-cell office:value-type="float" office:value="1427800949.04535" calcext:value-type="float">
            <text:p>1427800949.04535</text:p>
          </table:table-cell>
          <table:table-cell office:value-type="float" office:value="1427800949.08189" calcext:value-type="float">
            <text:p>1427800949.08189</text:p>
          </table:table-cell>
          <table:table-cell/>
          <table:table-cell table:formula="of:=MAX([.B312];[.D312];[.G312])-MAX([.A312];[.C312];[.E312])" office:value-type="float" office:value="1.4653902053833" calcext:value-type="float">
            <text:p>1.4653902054</text:p>
          </table:table-cell>
          <table:table-cell table:formula="of:=IF(ISBLANK([.E312]);&quot;&quot;;[.I312])" office:value-type="float" office:value="1.4653902053833" calcext:value-type="float">
            <text:p>1.4653902054</text:p>
          </table:table-cell>
          <table:table-cell table:formula="of:=IF(OR(ISBLANK([.E312]);[.I312]&lt;=0);&quot;&quot;;[.I312])" office:value-type="float" office:value="1.4653902053833" calcext:value-type="float">
            <text:p>1.4653902054</text:p>
          </table:table-cell>
          <table:table-cell table:number-columns-repeated="4"/>
          <table:table-cell table:formula="of:=NORMDIST([.$K312];[.$L$3];SQRT([.$L$4]); 1)" office:value-type="float" office:value="0.926124756936301" calcext:value-type="float">
            <text:p>0.92612475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2" calcext:value-type="float">
            <text:p>1427800947.61652</text:p>
          </table:table-cell>
          <table:table-cell office:value-type="float" office:value="1427800949.04526" calcext:value-type="float">
            <text:p>1427800949.04526</text:p>
          </table:table-cell>
          <table:table-cell office:value-type="float" office:value="1427800949.0789" calcext:value-type="float">
            <text:p>1427800949.0789</text:p>
          </table:table-cell>
          <table:table-cell/>
          <table:table-cell table:formula="of:=MAX([.B313];[.D313];[.G313])-MAX([.A313];[.C313];[.E313])" office:value-type="float" office:value="1.46238017082214" calcext:value-type="float">
            <text:p>1.4623801708</text:p>
          </table:table-cell>
          <table:table-cell table:formula="of:=IF(ISBLANK([.E313]);&quot;&quot;;[.I313])" office:value-type="float" office:value="1.46238017082214" calcext:value-type="float">
            <text:p>1.4623801708</text:p>
          </table:table-cell>
          <table:table-cell table:formula="of:=IF(OR(ISBLANK([.E313]);[.I313]&lt;=0);&quot;&quot;;[.I313])" office:value-type="float" office:value="1.46238017082214" calcext:value-type="float">
            <text:p>1.4623801708</text:p>
          </table:table-cell>
          <table:table-cell table:number-columns-repeated="4"/>
          <table:table-cell table:formula="of:=NORMDIST([.$K313];[.$L$3];SQRT([.$L$4]); 1)" office:value-type="float" office:value="0.922591241542658" calcext:value-type="float">
            <text:p>0.92259124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3" calcext:value-type="float">
            <text:p>1427800947.61653</text:p>
          </table:table-cell>
          <table:table-cell office:value-type="float" office:value="1427800949.04547" calcext:value-type="float">
            <text:p>1427800949.04547</text:p>
          </table:table-cell>
          <table:table-cell office:value-type="float" office:value="1427800949.08033" calcext:value-type="float">
            <text:p>1427800949.08033</text:p>
          </table:table-cell>
          <table:table-cell/>
          <table:table-cell table:formula="of:=MAX([.B314];[.D314];[.G314])-MAX([.A314];[.C314];[.E314])" office:value-type="float" office:value="1.46379995346069" calcext:value-type="float">
            <text:p>1.4637999535</text:p>
          </table:table-cell>
          <table:table-cell table:formula="of:=IF(ISBLANK([.E314]);&quot;&quot;;[.I314])" office:value-type="float" office:value="1.46379995346069" calcext:value-type="float">
            <text:p>1.4637999535</text:p>
          </table:table-cell>
          <table:table-cell table:formula="of:=IF(OR(ISBLANK([.E314]);[.I314]&lt;=0);&quot;&quot;;[.I314])" office:value-type="float" office:value="1.46379995346069" calcext:value-type="float">
            <text:p>1.4637999535</text:p>
          </table:table-cell>
          <table:table-cell table:number-columns-repeated="4"/>
          <table:table-cell table:formula="of:=NORMDIST([.$K314];[.$L$3];SQRT([.$L$4]); 1)" office:value-type="float" office:value="0.924273615433242" calcext:value-type="float">
            <text:p>0.92427361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4" calcext:value-type="float">
            <text:p>1427800947.61654</text:p>
          </table:table-cell>
          <table:table-cell office:value-type="float" office:value="1427800949.04552" calcext:value-type="float">
            <text:p>1427800949.04552</text:p>
          </table:table-cell>
          <table:table-cell office:value-type="float" office:value="1427800949.08491" calcext:value-type="float">
            <text:p>1427800949.08491</text:p>
          </table:table-cell>
          <table:table-cell/>
          <table:table-cell table:formula="of:=MAX([.B315];[.D315];[.G315])-MAX([.A315];[.C315];[.E315])" office:value-type="float" office:value="1.46836996078491" calcext:value-type="float">
            <text:p>1.4683699608</text:p>
          </table:table-cell>
          <table:table-cell table:formula="of:=IF(ISBLANK([.E315]);&quot;&quot;;[.I315])" office:value-type="float" office:value="1.46836996078491" calcext:value-type="float">
            <text:p>1.4683699608</text:p>
          </table:table-cell>
          <table:table-cell table:formula="of:=IF(OR(ISBLANK([.E315]);[.I315]&lt;=0);&quot;&quot;;[.I315])" office:value-type="float" office:value="1.46836996078491" calcext:value-type="float">
            <text:p>1.4683699608</text:p>
          </table:table-cell>
          <table:table-cell table:number-columns-repeated="4"/>
          <table:table-cell table:formula="of:=NORMDIST([.$K315];[.$L$3];SQRT([.$L$4]); 1)" office:value-type="float" office:value="0.929499983345217" calcext:value-type="float">
            <text:p>0.92949998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5" calcext:value-type="float">
            <text:p>1427800947.61655</text:p>
          </table:table-cell>
          <table:table-cell office:value-type="float" office:value="1427800949.04562" calcext:value-type="float">
            <text:p>1427800949.04562</text:p>
          </table:table-cell>
          <table:table-cell office:value-type="float" office:value="1427800949.07893" calcext:value-type="float">
            <text:p>1427800949.07893</text:p>
          </table:table-cell>
          <table:table-cell/>
          <table:table-cell table:formula="of:=MAX([.B316];[.D316];[.G316])-MAX([.A316];[.C316];[.E316])" office:value-type="float" office:value="1.46237993240356" calcext:value-type="float">
            <text:p>1.4623799324</text:p>
          </table:table-cell>
          <table:table-cell table:formula="of:=IF(ISBLANK([.E316]);&quot;&quot;;[.I316])" office:value-type="float" office:value="1.46237993240356" calcext:value-type="float">
            <text:p>1.4623799324</text:p>
          </table:table-cell>
          <table:table-cell table:formula="of:=IF(OR(ISBLANK([.E316]);[.I316]&lt;=0);&quot;&quot;;[.I316])" office:value-type="float" office:value="1.46237993240356" calcext:value-type="float">
            <text:p>1.4623799324</text:p>
          </table:table-cell>
          <table:table-cell table:number-columns-repeated="4"/>
          <table:table-cell table:formula="of:=NORMDIST([.$K316];[.$L$3];SQRT([.$L$4]); 1)" office:value-type="float" office:value="0.922590956663523" calcext:value-type="float">
            <text:p>0.92259095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6" calcext:value-type="float">
            <text:p>1427800947.61656</text:p>
          </table:table-cell>
          <table:table-cell office:value-type="float" office:value="1427800949.04541" calcext:value-type="float">
            <text:p>1427800949.04541</text:p>
          </table:table-cell>
          <table:table-cell office:value-type="float" office:value="1427800949.08483" calcext:value-type="float">
            <text:p>1427800949.08483</text:p>
          </table:table-cell>
          <table:table-cell/>
          <table:table-cell table:formula="of:=MAX([.B317];[.D317];[.G317])-MAX([.A317];[.C317];[.E317])" office:value-type="float" office:value="1.46827006340027" calcext:value-type="float">
            <text:p>1.4682700634</text:p>
          </table:table-cell>
          <table:table-cell table:formula="of:=IF(ISBLANK([.E317]);&quot;&quot;;[.I317])" office:value-type="float" office:value="1.46827006340027" calcext:value-type="float">
            <text:p>1.4682700634</text:p>
          </table:table-cell>
          <table:table-cell table:formula="of:=IF(OR(ISBLANK([.E317]);[.I317]&lt;=0);&quot;&quot;;[.I317])" office:value-type="float" office:value="1.46827006340027" calcext:value-type="float">
            <text:p>1.4682700634</text:p>
          </table:table-cell>
          <table:table-cell table:number-columns-repeated="4"/>
          <table:table-cell table:formula="of:=NORMDIST([.$K317];[.$L$3];SQRT([.$L$4]); 1)" office:value-type="float" office:value="0.929388781753798" calcext:value-type="float">
            <text:p>0.92938878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7" calcext:value-type="float">
            <text:p>1427800947.61657</text:p>
          </table:table-cell>
          <table:table-cell office:value-type="float" office:value="1427800949.04557" calcext:value-type="float">
            <text:p>1427800949.04557</text:p>
          </table:table-cell>
          <table:table-cell office:value-type="float" office:value="1427800949.08835" calcext:value-type="float">
            <text:p>1427800949.08835</text:p>
          </table:table-cell>
          <table:table-cell/>
          <table:table-cell table:formula="of:=MAX([.B318];[.D318];[.G318])-MAX([.A318];[.C318];[.E318])" office:value-type="float" office:value="1.4717800617218" calcext:value-type="float">
            <text:p>1.4717800617</text:p>
          </table:table-cell>
          <table:table-cell table:formula="of:=IF(ISBLANK([.E318]);&quot;&quot;;[.I318])" office:value-type="float" office:value="1.4717800617218" calcext:value-type="float">
            <text:p>1.4717800617</text:p>
          </table:table-cell>
          <table:table-cell table:formula="of:=IF(OR(ISBLANK([.E318]);[.I318]&lt;=0);&quot;&quot;;[.I318])" office:value-type="float" office:value="1.4717800617218" calcext:value-type="float">
            <text:p>1.4717800617</text:p>
          </table:table-cell>
          <table:table-cell table:number-columns-repeated="4"/>
          <table:table-cell table:formula="of:=NORMDIST([.$K318];[.$L$3];SQRT([.$L$4]); 1)" office:value-type="float" office:value="0.933215788411146" calcext:value-type="float">
            <text:p>0.93321578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8" calcext:value-type="float">
            <text:p>1427800947.61658</text:p>
          </table:table-cell>
          <table:table-cell office:value-type="float" office:value="1427800949.04568" calcext:value-type="float">
            <text:p>1427800949.04568</text:p>
          </table:table-cell>
          <table:table-cell office:value-type="float" office:value="1427800949.08836" calcext:value-type="float">
            <text:p>1427800949.08836</text:p>
          </table:table-cell>
          <table:table-cell/>
          <table:table-cell table:formula="of:=MAX([.B319];[.D319];[.G319])-MAX([.A319];[.C319];[.E319])" office:value-type="float" office:value="1.4717800617218" calcext:value-type="float">
            <text:p>1.4717800617</text:p>
          </table:table-cell>
          <table:table-cell table:formula="of:=IF(ISBLANK([.E319]);&quot;&quot;;[.I319])" office:value-type="float" office:value="1.4717800617218" calcext:value-type="float">
            <text:p>1.4717800617</text:p>
          </table:table-cell>
          <table:table-cell table:formula="of:=IF(OR(ISBLANK([.E319]);[.I319]&lt;=0);&quot;&quot;;[.I319])" office:value-type="float" office:value="1.4717800617218" calcext:value-type="float">
            <text:p>1.4717800617</text:p>
          </table:table-cell>
          <table:table-cell table:number-columns-repeated="4"/>
          <table:table-cell table:formula="of:=NORMDIST([.$K319];[.$L$3];SQRT([.$L$4]); 1)" office:value-type="float" office:value="0.933215788411146" calcext:value-type="float">
            <text:p>0.93321578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59" calcext:value-type="float">
            <text:p>1427800947.61659</text:p>
          </table:table-cell>
          <table:table-cell office:value-type="float" office:value="1427800949.12527" calcext:value-type="float">
            <text:p>1427800949.12527</text:p>
          </table:table-cell>
          <table:table-cell office:value-type="float" office:value="1427800949.15918" calcext:value-type="float">
            <text:p>1427800949.15918</text:p>
          </table:table-cell>
          <table:table-cell/>
          <table:table-cell table:formula="of:=MAX([.B320];[.D320];[.G320])-MAX([.A320];[.C320];[.E320])" office:value-type="float" office:value="1.54258990287781" calcext:value-type="float">
            <text:p>1.5425899029</text:p>
          </table:table-cell>
          <table:table-cell table:formula="of:=IF(ISBLANK([.E320]);&quot;&quot;;[.I320])" office:value-type="float" office:value="1.54258990287781" calcext:value-type="float">
            <text:p>1.5425899029</text:p>
          </table:table-cell>
          <table:table-cell table:formula="of:=IF(OR(ISBLANK([.E320]);[.I320]&lt;=0);&quot;&quot;;[.I320])" office:value-type="float" office:value="1.54258990287781" calcext:value-type="float">
            <text:p>1.5425899029</text:p>
          </table:table-cell>
          <table:table-cell table:number-columns-repeated="4"/>
          <table:table-cell table:formula="of:=NORMDIST([.$K320];[.$L$3];SQRT([.$L$4]); 1)" office:value-type="float" office:value="0.981405060422104" calcext:value-type="float">
            <text:p>0.98140506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7.61661" calcext:value-type="float">
            <text:p>1427800947.61661</text:p>
          </table:table-cell>
          <table:table-cell office:value-type="float" office:value="1427800949.04594" calcext:value-type="float">
            <text:p>1427800949.04594</text:p>
          </table:table-cell>
          <table:table-cell office:value-type="float" office:value="1427800949.08487" calcext:value-type="float">
            <text:p>1427800949.08487</text:p>
          </table:table-cell>
          <table:table-cell/>
          <table:table-cell table:formula="of:=MAX([.B321];[.D321];[.G321])-MAX([.A321];[.C321];[.E321])" office:value-type="float" office:value="1.46826004981995" calcext:value-type="float">
            <text:p>1.4682600498</text:p>
          </table:table-cell>
          <table:table-cell table:formula="of:=IF(ISBLANK([.E321]);&quot;&quot;;[.I321])" office:value-type="float" office:value="1.46826004981995" calcext:value-type="float">
            <text:p>1.4682600498</text:p>
          </table:table-cell>
          <table:table-cell table:formula="of:=IF(OR(ISBLANK([.E321]);[.I321]&lt;=0);&quot;&quot;;[.I321])" office:value-type="float" office:value="1.46826004981995" calcext:value-type="float">
            <text:p>1.4682600498</text:p>
          </table:table-cell>
          <table:table-cell table:number-columns-repeated="4"/>
          <table:table-cell table:formula="of:=NORMDIST([.$K321];[.$L$3];SQRT([.$L$4]); 1)" office:value-type="float" office:value="0.929377627625265" calcext:value-type="float">
            <text:p>0.92937762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49.1592" calcext:value-type="float">
            <text:p>1427800949.1592</text:p>
          </table:table-cell>
          <table:table-cell office:value-type="float" office:value="1427800950.74454" calcext:value-type="float">
            <text:p>1427800950.74454</text:p>
          </table:table-cell>
          <table:table-cell table:number-columns-repeated="4"/>
          <table:table-cell table:formula="of:=MAX([.B322];[.D322];[.G322])-MAX([.A322];[.C322];[.E322])" office:value-type="float" office:value="1.58534002304077" calcext:value-type="float">
            <text:p>1.585340023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 table:number-columns-repeated="4"/>
          <table:table-cell table:formula="of:=NORMDIST([.$K322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2" calcext:value-type="float">
            <text:p>1427800949.1592</text:p>
          </table:table-cell>
          <table:table-cell office:value-type="float" office:value="1427800950.61699" calcext:value-type="float">
            <text:p>1427800950.61699</text:p>
          </table:table-cell>
          <table:table-cell office:value-type="float" office:value="1427800950.65321" calcext:value-type="float">
            <text:p>1427800950.65321</text:p>
          </table:table-cell>
          <table:table-cell/>
          <table:table-cell table:formula="of:=MAX([.B323];[.D323];[.G323])-MAX([.A323];[.C323];[.E323])" office:value-type="float" office:value="1.49400997161865" calcext:value-type="float">
            <text:p>1.4940099716</text:p>
          </table:table-cell>
          <table:table-cell table:formula="of:=IF(ISBLANK([.E323]);&quot;&quot;;[.I323])" office:value-type="float" office:value="1.49400997161865" calcext:value-type="float">
            <text:p>1.4940099716</text:p>
          </table:table-cell>
          <table:table-cell table:formula="of:=IF(OR(ISBLANK([.E323]);[.I323]&lt;=0);&quot;&quot;;[.I323])" office:value-type="float" office:value="1.49400997161865" calcext:value-type="float">
            <text:p>1.4940099716</text:p>
          </table:table-cell>
          <table:table-cell table:number-columns-repeated="4"/>
          <table:table-cell table:formula="of:=NORMDIST([.$K323];[.$L$3];SQRT([.$L$4]); 1)" office:value-type="float" office:value="0.953847207627137" calcext:value-type="float">
            <text:p>0.95384720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22" calcext:value-type="float">
            <text:p>1427800949.15922</text:p>
          </table:table-cell>
          <table:table-cell office:value-type="float" office:value="1427800950.61687" calcext:value-type="float">
            <text:p>1427800950.61687</text:p>
          </table:table-cell>
          <table:table-cell office:value-type="float" office:value="1427800950.65351" calcext:value-type="float">
            <text:p>1427800950.65351</text:p>
          </table:table-cell>
          <table:table-cell/>
          <table:table-cell table:formula="of:=MAX([.B324];[.D324];[.G324])-MAX([.A324];[.C324];[.E324])" office:value-type="float" office:value="1.4942901134491" calcext:value-type="float">
            <text:p>1.4942901134</text:p>
          </table:table-cell>
          <table:table-cell table:formula="of:=IF(ISBLANK([.E324]);&quot;&quot;;[.I324])" office:value-type="float" office:value="1.4942901134491" calcext:value-type="float">
            <text:p>1.4942901134</text:p>
          </table:table-cell>
          <table:table-cell table:formula="of:=IF(OR(ISBLANK([.E324]);[.I324]&lt;=0);&quot;&quot;;[.I324])" office:value-type="float" office:value="1.4942901134491" calcext:value-type="float">
            <text:p>1.4942901134</text:p>
          </table:table-cell>
          <table:table-cell table:number-columns-repeated="4"/>
          <table:table-cell table:formula="of:=NORMDIST([.$K324];[.$L$3];SQRT([.$L$4]); 1)" office:value-type="float" office:value="0.954070081210297" calcext:value-type="float">
            <text:p>0.95407008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22" calcext:value-type="float">
            <text:p>1427800949.15922</text:p>
          </table:table-cell>
          <table:table-cell office:value-type="float" office:value="1427800950.70891" calcext:value-type="float">
            <text:p>1427800950.70891</text:p>
          </table:table-cell>
          <table:table-cell office:value-type="float" office:value="1427800950.74454" calcext:value-type="float">
            <text:p>1427800950.74454</text:p>
          </table:table-cell>
          <table:table-cell/>
          <table:table-cell table:formula="of:=MAX([.B325];[.D325];[.G325])-MAX([.A325];[.C325];[.E325])" office:value-type="float" office:value="1.58531999588013" calcext:value-type="float">
            <text:p>1.5853199959</text:p>
          </table:table-cell>
          <table:table-cell table:formula="of:=IF(ISBLANK([.E325]);&quot;&quot;;[.I325])" office:value-type="float" office:value="1.58531999588013" calcext:value-type="float">
            <text:p>1.5853199959</text:p>
          </table:table-cell>
          <table:table-cell table:formula="of:=IF(OR(ISBLANK([.E325]);[.I325]&lt;=0);&quot;&quot;;[.I325])" office:value-type="float" office:value="1.58531999588013" calcext:value-type="float">
            <text:p>1.5853199959</text:p>
          </table:table-cell>
          <table:table-cell table:number-columns-repeated="4"/>
          <table:table-cell table:formula="of:=NORMDIST([.$K325];[.$L$3];SQRT([.$L$4]); 1)" office:value-type="float" office:value="0.992570206686676" calcext:value-type="float">
            <text:p>0.99257020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23" calcext:value-type="float">
            <text:p>1427800949.15923</text:p>
          </table:table-cell>
          <table:table-cell office:value-type="float" office:value="1427800950.61704" calcext:value-type="float">
            <text:p>1427800950.61704</text:p>
          </table:table-cell>
          <table:table-cell office:value-type="float" office:value="1427800950.65355" calcext:value-type="float">
            <text:p>1427800950.65355</text:p>
          </table:table-cell>
          <table:table-cell/>
          <table:table-cell table:formula="of:=MAX([.B326];[.D326];[.G326])-MAX([.A326];[.C326];[.E326])" office:value-type="float" office:value="1.49431991577148" calcext:value-type="float">
            <text:p>1.4943199158</text:p>
          </table:table-cell>
          <table:table-cell table:formula="of:=IF(ISBLANK([.E326]);&quot;&quot;;[.I326])" office:value-type="float" office:value="1.49431991577148" calcext:value-type="float">
            <text:p>1.4943199158</text:p>
          </table:table-cell>
          <table:table-cell table:formula="of:=IF(OR(ISBLANK([.E326]);[.I326]&lt;=0);&quot;&quot;;[.I326])" office:value-type="float" office:value="1.49431991577148" calcext:value-type="float">
            <text:p>1.4943199158</text:p>
          </table:table-cell>
          <table:table-cell table:number-columns-repeated="4"/>
          <table:table-cell table:formula="of:=NORMDIST([.$K326];[.$L$3];SQRT([.$L$4]); 1)" office:value-type="float" office:value="0.954093740188096" calcext:value-type="float">
            <text:p>0.95409374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25" calcext:value-type="float">
            <text:p>1427800949.15925</text:p>
          </table:table-cell>
          <table:table-cell office:value-type="float" office:value="1427800950.61719" calcext:value-type="float">
            <text:p>1427800950.61719</text:p>
          </table:table-cell>
          <table:table-cell office:value-type="float" office:value="1427800950.65327" calcext:value-type="float">
            <text:p>1427800950.65327</text:p>
          </table:table-cell>
          <table:table-cell/>
          <table:table-cell table:formula="of:=MAX([.B327];[.D327];[.G327])-MAX([.A327];[.C327];[.E327])" office:value-type="float" office:value="1.49401998519897" calcext:value-type="float">
            <text:p>1.4940199852</text:p>
          </table:table-cell>
          <table:table-cell table:formula="of:=IF(ISBLANK([.E327]);&quot;&quot;;[.I327])" office:value-type="float" office:value="1.49401998519897" calcext:value-type="float">
            <text:p>1.4940199852</text:p>
          </table:table-cell>
          <table:table-cell table:formula="of:=IF(OR(ISBLANK([.E327]);[.I327]&lt;=0);&quot;&quot;;[.I327])" office:value-type="float" office:value="1.49401998519897" calcext:value-type="float">
            <text:p>1.4940199852</text:p>
          </table:table-cell>
          <table:table-cell table:number-columns-repeated="4"/>
          <table:table-cell table:formula="of:=NORMDIST([.$K327];[.$L$3];SQRT([.$L$4]); 1)" office:value-type="float" office:value="0.953855189113858" calcext:value-type="float">
            <text:p>0.95385518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27" calcext:value-type="float">
            <text:p>1427800949.15927</text:p>
          </table:table-cell>
          <table:table-cell office:value-type="float" office:value="1427800950.61694" calcext:value-type="float">
            <text:p>1427800950.61694</text:p>
          </table:table-cell>
          <table:table-cell office:value-type="float" office:value="1427800950.65318" calcext:value-type="float">
            <text:p>1427800950.65318</text:p>
          </table:table-cell>
          <table:table-cell/>
          <table:table-cell table:formula="of:=MAX([.B328];[.D328];[.G328])-MAX([.A328];[.C328];[.E328])" office:value-type="float" office:value="1.49390983581543" calcext:value-type="float">
            <text:p>1.4939098358</text:p>
          </table:table-cell>
          <table:table-cell table:formula="of:=IF(ISBLANK([.E328]);&quot;&quot;;[.I328])" office:value-type="float" office:value="1.49390983581543" calcext:value-type="float">
            <text:p>1.4939098358</text:p>
          </table:table-cell>
          <table:table-cell table:formula="of:=IF(OR(ISBLANK([.E328]);[.I328]&lt;=0);&quot;&quot;;[.I328])" office:value-type="float" office:value="1.49390983581543" calcext:value-type="float">
            <text:p>1.4939098358</text:p>
          </table:table-cell>
          <table:table-cell table:number-columns-repeated="4"/>
          <table:table-cell table:formula="of:=NORMDIST([.$K328];[.$L$3];SQRT([.$L$4]); 1)" office:value-type="float" office:value="0.953767331763528" calcext:value-type="float">
            <text:p>0.95376733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32" calcext:value-type="float">
            <text:p>1427800949.15932</text:p>
          </table:table-cell>
          <table:table-cell office:value-type="float" office:value="1427800950.61714" calcext:value-type="float">
            <text:p>1427800950.61714</text:p>
          </table:table-cell>
          <table:table-cell office:value-type="float" office:value="1427800950.65348" calcext:value-type="float">
            <text:p>1427800950.65348</text:p>
          </table:table-cell>
          <table:table-cell/>
          <table:table-cell table:formula="of:=MAX([.B329];[.D329];[.G329])-MAX([.A329];[.C329];[.E329])" office:value-type="float" office:value="1.49415993690491" calcext:value-type="float">
            <text:p>1.4941599369</text:p>
          </table:table-cell>
          <table:table-cell table:formula="of:=IF(ISBLANK([.E329]);&quot;&quot;;[.I329])" office:value-type="float" office:value="1.49415993690491" calcext:value-type="float">
            <text:p>1.4941599369</text:p>
          </table:table-cell>
          <table:table-cell table:formula="of:=IF(OR(ISBLANK([.E329]);[.I329]&lt;=0);&quot;&quot;;[.I329])" office:value-type="float" office:value="1.49415993690491" calcext:value-type="float">
            <text:p>1.4941599369</text:p>
          </table:table-cell>
          <table:table-cell table:number-columns-repeated="4"/>
          <table:table-cell table:formula="of:=NORMDIST([.$K329];[.$L$3];SQRT([.$L$4]); 1)" office:value-type="float" office:value="0.95396662391431" calcext:value-type="float">
            <text:p>0.95396662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34" calcext:value-type="float">
            <text:p>1427800949.15934</text:p>
          </table:table-cell>
          <table:table-cell office:value-type="float" office:value="1427800950.61709" calcext:value-type="float">
            <text:p>1427800950.61709</text:p>
          </table:table-cell>
          <table:table-cell office:value-type="float" office:value="1427800950.65344" calcext:value-type="float">
            <text:p>1427800950.65344</text:p>
          </table:table-cell>
          <table:table-cell/>
          <table:table-cell table:formula="of:=MAX([.B330];[.D330];[.G330])-MAX([.A330];[.C330];[.E330])" office:value-type="float" office:value="1.49410009384155" calcext:value-type="float">
            <text:p>1.4941000938</text:p>
          </table:table-cell>
          <table:table-cell table:formula="of:=IF(ISBLANK([.E330]);&quot;&quot;;[.I330])" office:value-type="float" office:value="1.49410009384155" calcext:value-type="float">
            <text:p>1.4941000938</text:p>
          </table:table-cell>
          <table:table-cell table:formula="of:=IF(OR(ISBLANK([.E330]);[.I330]&lt;=0);&quot;&quot;;[.I330])" office:value-type="float" office:value="1.49410009384155" calcext:value-type="float">
            <text:p>1.4941000938</text:p>
          </table:table-cell>
          <table:table-cell table:number-columns-repeated="4"/>
          <table:table-cell table:formula="of:=NORMDIST([.$K330];[.$L$3];SQRT([.$L$4]); 1)" office:value-type="float" office:value="0.953919001105446" calcext:value-type="float">
            <text:p>0.95391900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35" calcext:value-type="float">
            <text:p>1427800949.15935</text:p>
          </table:table-cell>
          <table:table-cell office:value-type="float" office:value="1427800950.61724" calcext:value-type="float">
            <text:p>1427800950.61724</text:p>
          </table:table-cell>
          <table:table-cell office:value-type="float" office:value="1427800950.65325" calcext:value-type="float">
            <text:p>1427800950.65325</text:p>
          </table:table-cell>
          <table:table-cell/>
          <table:table-cell table:formula="of:=MAX([.B331];[.D331];[.G331])-MAX([.A331];[.C331];[.E331])" office:value-type="float" office:value="1.49390006065369" calcext:value-type="float">
            <text:p>1.4939000607</text:p>
          </table:table-cell>
          <table:table-cell table:formula="of:=IF(ISBLANK([.E331]);&quot;&quot;;[.I331])" office:value-type="float" office:value="1.49390006065369" calcext:value-type="float">
            <text:p>1.4939000607</text:p>
          </table:table-cell>
          <table:table-cell table:formula="of:=IF(OR(ISBLANK([.E331]);[.I331]&lt;=0);&quot;&quot;;[.I331])" office:value-type="float" office:value="1.49390006065369" calcext:value-type="float">
            <text:p>1.4939000607</text:p>
          </table:table-cell>
          <table:table-cell table:number-columns-repeated="4"/>
          <table:table-cell table:formula="of:=NORMDIST([.$K331];[.$L$3];SQRT([.$L$4]); 1)" office:value-type="float" office:value="0.953759528414142" calcext:value-type="float">
            <text:p>0.95375952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49.15936" calcext:value-type="float">
            <text:p>1427800949.15936</text:p>
          </table:table-cell>
          <table:table-cell office:value-type="float" office:value="1427800950.61729" calcext:value-type="float">
            <text:p>1427800950.61729</text:p>
          </table:table-cell>
          <table:table-cell office:value-type="float" office:value="1427800950.65314" calcext:value-type="float">
            <text:p>1427800950.65314</text:p>
          </table:table-cell>
          <table:table-cell/>
          <table:table-cell table:formula="of:=MAX([.B332];[.D332];[.G332])-MAX([.A332];[.C332];[.E332])" office:value-type="float" office:value="1.4937801361084" calcext:value-type="float">
            <text:p>1.4937801361</text:p>
          </table:table-cell>
          <table:table-cell table:formula="of:=IF(ISBLANK([.E332]);&quot;&quot;;[.I332])" office:value-type="float" office:value="1.4937801361084" calcext:value-type="float">
            <text:p>1.4937801361</text:p>
          </table:table-cell>
          <table:table-cell table:formula="of:=IF(OR(ISBLANK([.E332]);[.I332]&lt;=0);&quot;&quot;;[.I332])" office:value-type="float" office:value="1.4937801361084" calcext:value-type="float">
            <text:p>1.4937801361</text:p>
          </table:table-cell>
          <table:table-cell table:number-columns-repeated="4"/>
          <table:table-cell table:formula="of:=NORMDIST([.$K332];[.$L$3];SQRT([.$L$4]); 1)" office:value-type="float" office:value="0.953663708533891" calcext:value-type="float">
            <text:p>0.95366370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50.74456" calcext:value-type="float">
            <text:p>1427800950.74456</text:p>
          </table:table-cell>
          <table:table-cell office:value-type="float" office:value="1427800952.02913" calcext:value-type="float">
            <text:p>1427800952.02913</text:p>
          </table:table-cell>
          <table:table-cell table:number-columns-repeated="4"/>
          <table:table-cell table:formula="of:=MAX([.B333];[.D333];[.G333])-MAX([.A333];[.C333];[.E333])" office:value-type="float" office:value="1.28456997871399" calcext:value-type="float">
            <text:p>1.2845699787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 table:number-columns-repeated="4"/>
          <table:table-cell table:formula="of:=NORMDIST([.$K333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56" calcext:value-type="float">
            <text:p>1427800950.74456</text:p>
          </table:table-cell>
          <table:table-cell office:value-type="float" office:value="1427800951.90903" calcext:value-type="float">
            <text:p>1427800951.90903</text:p>
          </table:table-cell>
          <table:table-cell office:value-type="float" office:value="1427800951.94479" calcext:value-type="float">
            <text:p>1427800951.94479</text:p>
          </table:table-cell>
          <table:table-cell/>
          <table:table-cell table:formula="of:=MAX([.B334];[.D334];[.G334])-MAX([.A334];[.C334];[.E334])" office:value-type="float" office:value="1.20022988319397" calcext:value-type="float">
            <text:p>1.2002298832</text:p>
          </table:table-cell>
          <table:table-cell table:formula="of:=IF(ISBLANK([.E334]);&quot;&quot;;[.I334])" office:value-type="float" office:value="1.20022988319397" calcext:value-type="float">
            <text:p>1.2002298832</text:p>
          </table:table-cell>
          <table:table-cell table:formula="of:=IF(OR(ISBLANK([.E334]);[.I334]&lt;=0);&quot;&quot;;[.I334])" office:value-type="float" office:value="1.20022988319397" calcext:value-type="float">
            <text:p>1.2002298832</text:p>
          </table:table-cell>
          <table:table-cell table:number-columns-repeated="4"/>
          <table:table-cell table:formula="of:=NORMDIST([.$K334];[.$L$3];SQRT([.$L$4]); 1)" office:value-type="float" office:value="0.230414163028955" calcext:value-type="float">
            <text:p>0.2304141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58" calcext:value-type="float">
            <text:p>1427800950.74458</text:p>
          </table:table-cell>
          <table:table-cell office:value-type="float" office:value="1427800951.90924" calcext:value-type="float">
            <text:p>1427800951.90924</text:p>
          </table:table-cell>
          <table:table-cell office:value-type="float" office:value="1427800951.94438" calcext:value-type="float">
            <text:p>1427800951.94438</text:p>
          </table:table-cell>
          <table:table-cell/>
          <table:table-cell table:formula="of:=MAX([.B335];[.D335];[.G335])-MAX([.A335];[.C335];[.E335])" office:value-type="float" office:value="1.19980001449585" calcext:value-type="float">
            <text:p>1.1998000145</text:p>
          </table:table-cell>
          <table:table-cell table:formula="of:=IF(ISBLANK([.E335]);&quot;&quot;;[.I335])" office:value-type="float" office:value="1.19980001449585" calcext:value-type="float">
            <text:p>1.1998000145</text:p>
          </table:table-cell>
          <table:table-cell table:formula="of:=IF(OR(ISBLANK([.E335]);[.I335]&lt;=0);&quot;&quot;;[.I335])" office:value-type="float" office:value="1.19980001449585" calcext:value-type="float">
            <text:p>1.1998000145</text:p>
          </table:table-cell>
          <table:table-cell table:number-columns-repeated="4"/>
          <table:table-cell table:formula="of:=NORMDIST([.$K335];[.$L$3];SQRT([.$L$4]); 1)" office:value-type="float" office:value="0.229338887960531" calcext:value-type="float">
            <text:p>0.2293388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6" calcext:value-type="float">
            <text:p>1427800950.7446</text:p>
          </table:table-cell>
          <table:table-cell office:value-type="float" office:value="1427800951.90914" calcext:value-type="float">
            <text:p>1427800951.90914</text:p>
          </table:table-cell>
          <table:table-cell office:value-type="float" office:value="1427800951.94098" calcext:value-type="float">
            <text:p>1427800951.94098</text:p>
          </table:table-cell>
          <table:table-cell/>
          <table:table-cell table:formula="of:=MAX([.B336];[.D336];[.G336])-MAX([.A336];[.C336];[.E336])" office:value-type="float" office:value="1.19637989997864" calcext:value-type="float">
            <text:p>1.1963799</text:p>
          </table:table-cell>
          <table:table-cell table:formula="of:=IF(ISBLANK([.E336]);&quot;&quot;;[.I336])" office:value-type="float" office:value="1.19637989997864" calcext:value-type="float">
            <text:p>1.1963799</text:p>
          </table:table-cell>
          <table:table-cell table:formula="of:=IF(OR(ISBLANK([.E336]);[.I336]&lt;=0);&quot;&quot;;[.I336])" office:value-type="float" office:value="1.19637989997864" calcext:value-type="float">
            <text:p>1.1963799</text:p>
          </table:table-cell>
          <table:table-cell table:number-columns-repeated="4"/>
          <table:table-cell table:formula="of:=NORMDIST([.$K336];[.$L$3];SQRT([.$L$4]); 1)" office:value-type="float" office:value="0.220884718490841" calcext:value-type="float">
            <text:p>0.2208847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62" calcext:value-type="float">
            <text:p>1427800950.74462</text:p>
          </table:table-cell>
          <table:table-cell office:value-type="float" office:value="1427800951.90909" calcext:value-type="float">
            <text:p>1427800951.90909</text:p>
          </table:table-cell>
          <table:table-cell office:value-type="float" office:value="1427800951.94479" calcext:value-type="float">
            <text:p>1427800951.94479</text:p>
          </table:table-cell>
          <table:table-cell/>
          <table:table-cell table:formula="of:=MAX([.B337];[.D337];[.G337])-MAX([.A337];[.C337];[.E337])" office:value-type="float" office:value="1.20016980171204" calcext:value-type="float">
            <text:p>1.2001698017</text:p>
          </table:table-cell>
          <table:table-cell table:formula="of:=IF(ISBLANK([.E337]);&quot;&quot;;[.I337])" office:value-type="float" office:value="1.20016980171204" calcext:value-type="float">
            <text:p>1.2001698017</text:p>
          </table:table-cell>
          <table:table-cell table:formula="of:=IF(OR(ISBLANK([.E337]);[.I337]&lt;=0);&quot;&quot;;[.I337])" office:value-type="float" office:value="1.20016980171204" calcext:value-type="float">
            <text:p>1.2001698017</text:p>
          </table:table-cell>
          <table:table-cell table:number-columns-repeated="4"/>
          <table:table-cell table:formula="of:=NORMDIST([.$K337];[.$L$3];SQRT([.$L$4]); 1)" office:value-type="float" office:value="0.230263705771921" calcext:value-type="float">
            <text:p>0.23026370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71" calcext:value-type="float">
            <text:p>1427800950.74471</text:p>
          </table:table-cell>
          <table:table-cell office:value-type="float" office:value="1427800951.90935" calcext:value-type="float">
            <text:p>1427800951.90935</text:p>
          </table:table-cell>
          <table:table-cell office:value-type="float" office:value="1427800951.948" calcext:value-type="float">
            <text:p>1427800951.948</text:p>
          </table:table-cell>
          <table:table-cell/>
          <table:table-cell table:formula="of:=MAX([.B338];[.D338];[.G338])-MAX([.A338];[.C338];[.E338])" office:value-type="float" office:value="1.20328998565674" calcext:value-type="float">
            <text:p>1.2032899857</text:p>
          </table:table-cell>
          <table:table-cell table:formula="of:=IF(ISBLANK([.E338]);&quot;&quot;;[.I338])" office:value-type="float" office:value="1.20328998565674" calcext:value-type="float">
            <text:p>1.2032899857</text:p>
          </table:table-cell>
          <table:table-cell table:formula="of:=IF(OR(ISBLANK([.E338]);[.I338]&lt;=0);&quot;&quot;;[.I338])" office:value-type="float" office:value="1.20328998565674" calcext:value-type="float">
            <text:p>1.2032899857</text:p>
          </table:table-cell>
          <table:table-cell table:number-columns-repeated="4"/>
          <table:table-cell table:formula="of:=NORMDIST([.$K338];[.$L$3];SQRT([.$L$4]); 1)" office:value-type="float" office:value="0.238149620175992" calcext:value-type="float">
            <text:p>0.23814962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72" calcext:value-type="float">
            <text:p>1427800950.74472</text:p>
          </table:table-cell>
          <table:table-cell office:value-type="float" office:value="1427800951.90919" calcext:value-type="float">
            <text:p>1427800951.90919</text:p>
          </table:table-cell>
          <table:table-cell office:value-type="float" office:value="1427800951.94446" calcext:value-type="float">
            <text:p>1427800951.94446</text:p>
          </table:table-cell>
          <table:table-cell/>
          <table:table-cell table:formula="of:=MAX([.B339];[.D339];[.G339])-MAX([.A339];[.C339];[.E339])" office:value-type="float" office:value="1.19973993301392" calcext:value-type="float">
            <text:p>1.199739933</text:p>
          </table:table-cell>
          <table:table-cell table:formula="of:=IF(ISBLANK([.E339]);&quot;&quot;;[.I339])" office:value-type="float" office:value="1.19973993301392" calcext:value-type="float">
            <text:p>1.199739933</text:p>
          </table:table-cell>
          <table:table-cell table:formula="of:=IF(OR(ISBLANK([.E339]);[.I339]&lt;=0);&quot;&quot;;[.I339])" office:value-type="float" office:value="1.19973993301392" calcext:value-type="float">
            <text:p>1.199739933</text:p>
          </table:table-cell>
          <table:table-cell table:number-columns-repeated="4"/>
          <table:table-cell table:formula="of:=NORMDIST([.$K339];[.$L$3];SQRT([.$L$4]); 1)" office:value-type="float" office:value="0.229188824311554" calcext:value-type="float">
            <text:p>0.22918882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73" calcext:value-type="float">
            <text:p>1427800950.74473</text:p>
          </table:table-cell>
          <table:table-cell office:value-type="float" office:value="1427800951.9094" calcext:value-type="float">
            <text:p>1427800951.9094</text:p>
          </table:table-cell>
          <table:table-cell office:value-type="float" office:value="1427800951.94818" calcext:value-type="float">
            <text:p>1427800951.94818</text:p>
          </table:table-cell>
          <table:table-cell/>
          <table:table-cell table:formula="of:=MAX([.B340];[.D340];[.G340])-MAX([.A340];[.C340];[.E340])" office:value-type="float" office:value="1.20344996452332" calcext:value-type="float">
            <text:p>1.2034499645</text:p>
          </table:table-cell>
          <table:table-cell table:formula="of:=IF(ISBLANK([.E340]);&quot;&quot;;[.I340])" office:value-type="float" office:value="1.20344996452332" calcext:value-type="float">
            <text:p>1.2034499645</text:p>
          </table:table-cell>
          <table:table-cell table:formula="of:=IF(OR(ISBLANK([.E340]);[.I340]&lt;=0);&quot;&quot;;[.I340])" office:value-type="float" office:value="1.20344996452332" calcext:value-type="float">
            <text:p>1.2034499645</text:p>
          </table:table-cell>
          <table:table-cell table:number-columns-repeated="4"/>
          <table:table-cell table:formula="of:=NORMDIST([.$K340];[.$L$3];SQRT([.$L$4]); 1)" office:value-type="float" office:value="0.238557898676406" calcext:value-type="float">
            <text:p>0.23855789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75" calcext:value-type="float">
            <text:p>1427800950.74475</text:p>
          </table:table-cell>
          <table:table-cell office:value-type="float" office:value="1427800951.91542" calcext:value-type="float">
            <text:p>1427800951.91542</text:p>
          </table:table-cell>
          <table:table-cell office:value-type="float" office:value="1427800951.95274" calcext:value-type="float">
            <text:p>1427800951.95274</text:p>
          </table:table-cell>
          <table:table-cell/>
          <table:table-cell table:formula="of:=MAX([.B341];[.D341];[.G341])-MAX([.A341];[.C341];[.E341])" office:value-type="float" office:value="1.20798993110657" calcext:value-type="float">
            <text:p>1.2079899311</text:p>
          </table:table-cell>
          <table:table-cell table:formula="of:=IF(ISBLANK([.E341]);&quot;&quot;;[.I341])" office:value-type="float" office:value="1.20798993110657" calcext:value-type="float">
            <text:p>1.2079899311</text:p>
          </table:table-cell>
          <table:table-cell table:formula="of:=IF(OR(ISBLANK([.E341]);[.I341]&lt;=0);&quot;&quot;;[.I341])" office:value-type="float" office:value="1.20798993110657" calcext:value-type="float">
            <text:p>1.2079899311</text:p>
          </table:table-cell>
          <table:table-cell table:number-columns-repeated="4"/>
          <table:table-cell table:formula="of:=NORMDIST([.$K341];[.$L$3];SQRT([.$L$4]); 1)" office:value-type="float" office:value="0.250302452198369" calcext:value-type="float">
            <text:p>0.25030245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77" calcext:value-type="float">
            <text:p>1427800950.74477</text:p>
          </table:table-cell>
          <table:table-cell office:value-type="float" office:value="1427800951.9093" calcext:value-type="float">
            <text:p>1427800951.9093</text:p>
          </table:table-cell>
          <table:table-cell office:value-type="float" office:value="1427800951.94799" calcext:value-type="float">
            <text:p>1427800951.94799</text:p>
          </table:table-cell>
          <table:table-cell/>
          <table:table-cell table:formula="of:=MAX([.B342];[.D342];[.G342])-MAX([.A342];[.C342];[.E342])" office:value-type="float" office:value="1.20321989059448" calcext:value-type="float">
            <text:p>1.2032198906</text:p>
          </table:table-cell>
          <table:table-cell table:formula="of:=IF(ISBLANK([.E342]);&quot;&quot;;[.I342])" office:value-type="float" office:value="1.20321989059448" calcext:value-type="float">
            <text:p>1.2032198906</text:p>
          </table:table-cell>
          <table:table-cell table:formula="of:=IF(OR(ISBLANK([.E342]);[.I342]&lt;=0);&quot;&quot;;[.I342])" office:value-type="float" office:value="1.20321989059448" calcext:value-type="float">
            <text:p>1.2032198906</text:p>
          </table:table-cell>
          <table:table-cell table:number-columns-repeated="4"/>
          <table:table-cell table:formula="of:=NORMDIST([.$K342];[.$L$3];SQRT([.$L$4]); 1)" office:value-type="float" office:value="0.237970852835348" calcext:value-type="float">
            <text:p>0.23797085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0.74481" calcext:value-type="float">
            <text:p>1427800950.74481</text:p>
          </table:table-cell>
          <table:table-cell office:value-type="float" office:value="1427800951.99736" calcext:value-type="float">
            <text:p>1427800951.99736</text:p>
          </table:table-cell>
          <table:table-cell office:value-type="float" office:value="1427800952.02913" calcext:value-type="float">
            <text:p>1427800952.02913</text:p>
          </table:table-cell>
          <table:table-cell/>
          <table:table-cell table:formula="of:=MAX([.B343];[.D343];[.G343])-MAX([.A343];[.C343];[.E343])" office:value-type="float" office:value="1.28431987762451" calcext:value-type="float">
            <text:p>1.2843198776</text:p>
          </table:table-cell>
          <table:table-cell table:formula="of:=IF(ISBLANK([.E343]);&quot;&quot;;[.I343])" office:value-type="float" office:value="1.28431987762451" calcext:value-type="float">
            <text:p>1.2843198776</text:p>
          </table:table-cell>
          <table:table-cell table:formula="of:=IF(OR(ISBLANK([.E343]);[.I343]&lt;=0);&quot;&quot;;[.I343])" office:value-type="float" office:value="1.28431987762451" calcext:value-type="float">
            <text:p>1.2843198776</text:p>
          </table:table-cell>
          <table:table-cell table:number-columns-repeated="4"/>
          <table:table-cell table:formula="of:=NORMDIST([.$K343];[.$L$3];SQRT([.$L$4]); 1)" office:value-type="float" office:value="0.482231050910763" calcext:value-type="float">
            <text:p>0.48223105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52.02914" calcext:value-type="float">
            <text:p>1427800952.02914</text:p>
          </table:table-cell>
          <table:table-cell office:value-type="float" office:value="1427800953.30396" calcext:value-type="float">
            <text:p>1427800953.30396</text:p>
          </table:table-cell>
          <table:table-cell table:number-columns-repeated="4"/>
          <table:table-cell table:formula="of:=MAX([.B344];[.D344];[.G344])-MAX([.A344];[.C344];[.E344])" office:value-type="float" office:value="1.27482008934021" calcext:value-type="float">
            <text:p>1.2748200893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 table:number-columns-repeated="4"/>
          <table:table-cell table:formula="of:=NORMDIST([.$K344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14" calcext:value-type="float">
            <text:p>1427800952.02914</text:p>
          </table:table-cell>
          <table:table-cell office:value-type="float" office:value="1427800953.19485" calcext:value-type="float">
            <text:p>1427800953.19485</text:p>
          </table:table-cell>
          <table:table-cell office:value-type="float" office:value="1427800953.22773" calcext:value-type="float">
            <text:p>1427800953.22773</text:p>
          </table:table-cell>
          <table:table-cell/>
          <table:table-cell table:formula="of:=MAX([.B345];[.D345];[.G345])-MAX([.A345];[.C345];[.E345])" office:value-type="float" office:value="1.19859004020691" calcext:value-type="float">
            <text:p>1.1985900402</text:p>
          </table:table-cell>
          <table:table-cell table:formula="of:=IF(ISBLANK([.E345]);&quot;&quot;;[.I345])" office:value-type="float" office:value="1.19859004020691" calcext:value-type="float">
            <text:p>1.1985900402</text:p>
          </table:table-cell>
          <table:table-cell table:formula="of:=IF(OR(ISBLANK([.E345]);[.I345]&lt;=0);&quot;&quot;;[.I345])" office:value-type="float" office:value="1.19859004020691" calcext:value-type="float">
            <text:p>1.1985900402</text:p>
          </table:table-cell>
          <table:table-cell table:number-columns-repeated="4"/>
          <table:table-cell table:formula="of:=NORMDIST([.$K345];[.$L$3];SQRT([.$L$4]); 1)" office:value-type="float" office:value="0.226327407066482" calcext:value-type="float">
            <text:p>0.22632740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16" calcext:value-type="float">
            <text:p>1427800952.02916</text:p>
          </table:table-cell>
          <table:table-cell office:value-type="float" office:value="1427800953.19496" calcext:value-type="float">
            <text:p>1427800953.19496</text:p>
          </table:table-cell>
          <table:table-cell office:value-type="float" office:value="1427800953.22774" calcext:value-type="float">
            <text:p>1427800953.22774</text:p>
          </table:table-cell>
          <table:table-cell/>
          <table:table-cell table:formula="of:=MAX([.B346];[.D346];[.G346])-MAX([.A346];[.C346];[.E346])" office:value-type="float" office:value="1.19858002662659" calcext:value-type="float">
            <text:p>1.1985800266</text:p>
          </table:table-cell>
          <table:table-cell table:formula="of:=IF(ISBLANK([.E346]);&quot;&quot;;[.I346])" office:value-type="float" office:value="1.19858002662659" calcext:value-type="float">
            <text:p>1.1985800266</text:p>
          </table:table-cell>
          <table:table-cell table:formula="of:=IF(OR(ISBLANK([.E346]);[.I346]&lt;=0);&quot;&quot;;[.I346])" office:value-type="float" office:value="1.19858002662659" calcext:value-type="float">
            <text:p>1.1985800266</text:p>
          </table:table-cell>
          <table:table-cell table:number-columns-repeated="4"/>
          <table:table-cell table:formula="of:=NORMDIST([.$K346];[.$L$3];SQRT([.$L$4]); 1)" office:value-type="float" office:value="0.226302578015297" calcext:value-type="float">
            <text:p>0.2263025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17" calcext:value-type="float">
            <text:p>1427800952.02917</text:p>
          </table:table-cell>
          <table:table-cell office:value-type="float" office:value="1427800953.19476" calcext:value-type="float">
            <text:p>1427800953.19476</text:p>
          </table:table-cell>
          <table:table-cell office:value-type="float" office:value="1427800953.2325" calcext:value-type="float">
            <text:p>1427800953.2325</text:p>
          </table:table-cell>
          <table:table-cell/>
          <table:table-cell table:formula="of:=MAX([.B347];[.D347];[.G347])-MAX([.A347];[.C347];[.E347])" office:value-type="float" office:value="1.20333003997803" calcext:value-type="float">
            <text:p>1.20333004</text:p>
          </table:table-cell>
          <table:table-cell table:formula="of:=IF(ISBLANK([.E347]);&quot;&quot;;[.I347])" office:value-type="float" office:value="1.20333003997803" calcext:value-type="float">
            <text:p>1.20333004</text:p>
          </table:table-cell>
          <table:table-cell table:formula="of:=IF(OR(ISBLANK([.E347]);[.I347]&lt;=0);&quot;&quot;;[.I347])" office:value-type="float" office:value="1.20333003997803" calcext:value-type="float">
            <text:p>1.20333004</text:p>
          </table:table-cell>
          <table:table-cell table:number-columns-repeated="4"/>
          <table:table-cell table:formula="of:=NORMDIST([.$K347];[.$L$3];SQRT([.$L$4]); 1)" office:value-type="float" office:value="0.238251805971694" calcext:value-type="float">
            <text:p>0.2382518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18" calcext:value-type="float">
            <text:p>1427800952.02918</text:p>
          </table:table-cell>
          <table:table-cell office:value-type="float" office:value="1427800953.19491" calcext:value-type="float">
            <text:p>1427800953.19491</text:p>
          </table:table-cell>
          <table:table-cell office:value-type="float" office:value="1427800953.23254" calcext:value-type="float">
            <text:p>1427800953.23254</text:p>
          </table:table-cell>
          <table:table-cell/>
          <table:table-cell table:formula="of:=MAX([.B348];[.D348];[.G348])-MAX([.A348];[.C348];[.E348])" office:value-type="float" office:value="1.20335984230042" calcext:value-type="float">
            <text:p>1.2033598423</text:p>
          </table:table-cell>
          <table:table-cell table:formula="of:=IF(ISBLANK([.E348]);&quot;&quot;;[.I348])" office:value-type="float" office:value="1.20335984230042" calcext:value-type="float">
            <text:p>1.2033598423</text:p>
          </table:table-cell>
          <table:table-cell table:formula="of:=IF(OR(ISBLANK([.E348]);[.I348]&lt;=0);&quot;&quot;;[.I348])" office:value-type="float" office:value="1.20335984230042" calcext:value-type="float">
            <text:p>1.2033598423</text:p>
          </table:table-cell>
          <table:table-cell table:number-columns-repeated="4"/>
          <table:table-cell table:formula="of:=NORMDIST([.$K348];[.$L$3];SQRT([.$L$4]); 1)" office:value-type="float" office:value="0.238327852651373" calcext:value-type="float">
            <text:p>0.2383278527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349];[.D349];[.G349])-MAX([.A349];[.C349];[.E349])" office:value-type="float" office:value="0" calcext:value-type="float">
            <text:p>0</text:p>
          </table:table-cell>
          <table:table-cell table:formula="of:=IF(ISBLANK([.E349]);&quot;&quot;;[.I349])" office:value-type="float" office:value="0" calcext:value-type="float">
            <text:p>0</text:p>
          </table:table-cell>
          <table:table-cell table:formula="of:=IF(OR(ISBLANK([.E349]);[.I349]&lt;=0);&quot;&quot;;[.I349])">
            <text:p/>
          </table:table-cell>
          <table:table-cell table:number-columns-repeated="4"/>
          <table:table-cell table:formula="of:=NORMDIST([.$K349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2" calcext:value-type="float">
            <text:p>1427800952.0292</text:p>
          </table:table-cell>
          <table:table-cell office:value-type="float" office:value="1427800953.195" calcext:value-type="float">
            <text:p>1427800953.195</text:p>
          </table:table-cell>
          <table:table-cell office:value-type="float" office:value="1427800953.23257" calcext:value-type="float">
            <text:p>1427800953.23257</text:p>
          </table:table-cell>
          <table:table-cell/>
          <table:table-cell table:formula="of:=MAX([.B350];[.D350];[.G350])-MAX([.A350];[.C350];[.E350])" office:value-type="float" office:value="1.20336985588074" calcext:value-type="float">
            <text:p>1.2033698559</text:p>
          </table:table-cell>
          <table:table-cell table:formula="of:=IF(ISBLANK([.E350]);&quot;&quot;;[.I350])" office:value-type="float" office:value="1.20336985588074" calcext:value-type="float">
            <text:p>1.2033698559</text:p>
          </table:table-cell>
          <table:table-cell table:formula="of:=IF(OR(ISBLANK([.E350]);[.I350]&lt;=0);&quot;&quot;;[.I350])" office:value-type="float" office:value="1.20336985588074" calcext:value-type="float">
            <text:p>1.2033698559</text:p>
          </table:table-cell>
          <table:table-cell table:number-columns-repeated="4"/>
          <table:table-cell table:formula="of:=NORMDIST([.$K350];[.$L$3];SQRT([.$L$4]); 1)" office:value-type="float" office:value="0.238353407319317" calcext:value-type="float">
            <text:p>0.23835340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21" calcext:value-type="float">
            <text:p>1427800952.02921</text:p>
          </table:table-cell>
          <table:table-cell office:value-type="float" office:value="1427800953.19509" calcext:value-type="float">
            <text:p>1427800953.19509</text:p>
          </table:table-cell>
          <table:table-cell office:value-type="float" office:value="1427800953.22881" calcext:value-type="float">
            <text:p>1427800953.22881</text:p>
          </table:table-cell>
          <table:table-cell/>
          <table:table-cell table:formula="of:=MAX([.B351];[.D351];[.G351])-MAX([.A351];[.C351];[.E351])" office:value-type="float" office:value="1.19959998130798" calcext:value-type="float">
            <text:p>1.1995999813</text:p>
          </table:table-cell>
          <table:table-cell table:formula="of:=IF(ISBLANK([.E351]);&quot;&quot;;[.I351])" office:value-type="float" office:value="1.19959998130798" calcext:value-type="float">
            <text:p>1.1995999813</text:p>
          </table:table-cell>
          <table:table-cell table:formula="of:=IF(OR(ISBLANK([.E351]);[.I351]&lt;=0);&quot;&quot;;[.I351])" office:value-type="float" office:value="1.19959998130798" calcext:value-type="float">
            <text:p>1.1995999813</text:p>
          </table:table-cell>
          <table:table-cell table:number-columns-repeated="4"/>
          <table:table-cell table:formula="of:=NORMDIST([.$K351];[.$L$3];SQRT([.$L$4]); 1)" office:value-type="float" office:value="0.228839484902478" calcext:value-type="float">
            <text:p>0.22883948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22" calcext:value-type="float">
            <text:p>1427800952.02922</text:p>
          </table:table-cell>
          <table:table-cell office:value-type="float" office:value="1427800953.11546" calcext:value-type="float">
            <text:p>1427800953.11546</text:p>
          </table:table-cell>
          <table:table-cell office:value-type="float" office:value="1427800953.19513" calcext:value-type="float">
            <text:p>1427800953.19513</text:p>
          </table:table-cell>
          <table:table-cell/>
          <table:table-cell table:formula="of:=MAX([.B352];[.D352];[.G352])-MAX([.A352];[.C352];[.E352])" office:value-type="float" office:value="1.16591000556946" calcext:value-type="float">
            <text:p>1.1659100056</text:p>
          </table:table-cell>
          <table:table-cell table:formula="of:=IF(ISBLANK([.E352]);&quot;&quot;;[.I352])" office:value-type="float" office:value="1.16591000556946" calcext:value-type="float">
            <text:p>1.1659100056</text:p>
          </table:table-cell>
          <table:table-cell table:formula="of:=IF(OR(ISBLANK([.E352]);[.I352]&lt;=0);&quot;&quot;;[.I352])" office:value-type="float" office:value="1.16591000556946" calcext:value-type="float">
            <text:p>1.1659100056</text:p>
          </table:table-cell>
          <table:table-cell table:number-columns-repeated="4"/>
          <table:table-cell table:formula="of:=NORMDIST([.$K352];[.$L$3];SQRT([.$L$4]); 1)" office:value-type="float" office:value="0.153795366692383" calcext:value-type="float">
            <text:p>0.15379536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24" calcext:value-type="float">
            <text:p>1427800952.02924</text:p>
          </table:table-cell>
          <table:table-cell office:value-type="float" office:value="1427800953.20094" calcext:value-type="float">
            <text:p>1427800953.20094</text:p>
          </table:table-cell>
          <table:table-cell office:value-type="float" office:value="1427800953.24076" calcext:value-type="float">
            <text:p>1427800953.24076</text:p>
          </table:table-cell>
          <table:table-cell/>
          <table:table-cell table:formula="of:=MAX([.B353];[.D353];[.G353])-MAX([.A353];[.C353];[.E353])" office:value-type="float" office:value="1.21152019500732" calcext:value-type="float">
            <text:p>1.211520195</text:p>
          </table:table-cell>
          <table:table-cell table:formula="of:=IF(ISBLANK([.E353]);&quot;&quot;;[.I353])" office:value-type="float" office:value="1.21152019500732" calcext:value-type="float">
            <text:p>1.211520195</text:p>
          </table:table-cell>
          <table:table-cell table:formula="of:=IF(OR(ISBLANK([.E353]);[.I353]&lt;=0);&quot;&quot;;[.I353])" office:value-type="float" office:value="1.21152019500732" calcext:value-type="float">
            <text:p>1.211520195</text:p>
          </table:table-cell>
          <table:table-cell table:number-columns-repeated="4"/>
          <table:table-cell table:formula="of:=NORMDIST([.$K353];[.$L$3];SQRT([.$L$4]); 1)" office:value-type="float" office:value="0.259642559608861" calcext:value-type="float">
            <text:p>0.25964255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2.02924" calcext:value-type="float">
            <text:p>1427800952.02924</text:p>
          </table:table-cell>
          <table:table-cell office:value-type="float" office:value="1427800953.27369" calcext:value-type="float">
            <text:p>1427800953.27369</text:p>
          </table:table-cell>
          <table:table-cell office:value-type="float" office:value="1427800953.30395" calcext:value-type="float">
            <text:p>1427800953.30395</text:p>
          </table:table-cell>
          <table:table-cell/>
          <table:table-cell table:formula="of:=MAX([.B354];[.D354];[.G354])-MAX([.A354];[.C354];[.E354])" office:value-type="float" office:value="1.27471017837524" calcext:value-type="float">
            <text:p>1.2747101784</text:p>
          </table:table-cell>
          <table:table-cell table:formula="of:=IF(ISBLANK([.E354]);&quot;&quot;;[.I354])" office:value-type="float" office:value="1.27471017837524" calcext:value-type="float">
            <text:p>1.2747101784</text:p>
          </table:table-cell>
          <table:table-cell table:formula="of:=IF(OR(ISBLANK([.E354]);[.I354]&lt;=0);&quot;&quot;;[.I354])" office:value-type="float" office:value="1.27471017837524" calcext:value-type="float">
            <text:p>1.2747101784</text:p>
          </table:table-cell>
          <table:table-cell table:number-columns-repeated="4"/>
          <table:table-cell table:formula="of:=NORMDIST([.$K354];[.$L$3];SQRT([.$L$4]); 1)" office:value-type="float" office:value="0.450759813603039" calcext:value-type="float">
            <text:p>0.45075981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53.30397" calcext:value-type="float">
            <text:p>1427800953.30397</text:p>
          </table:table-cell>
          <table:table-cell office:value-type="float" office:value="1427800954.61109" calcext:value-type="float">
            <text:p>1427800954.61109</text:p>
          </table:table-cell>
          <table:table-cell table:number-columns-repeated="4"/>
          <table:table-cell table:formula="of:=MAX([.B355];[.D355];[.G355])-MAX([.A355];[.C355];[.E355])" office:value-type="float" office:value="1.30711984634399" calcext:value-type="float">
            <text:p>1.3071198463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 table:number-columns-repeated="4"/>
          <table:table-cell table:formula="of:=NORMDIST([.$K355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398" calcext:value-type="float">
            <text:p>1427800953.30398</text:p>
          </table:table-cell>
          <table:table-cell office:value-type="float" office:value="1427800954.48604" calcext:value-type="float">
            <text:p>1427800954.48604</text:p>
          </table:table-cell>
          <table:table-cell office:value-type="float" office:value="1427800954.52025" calcext:value-type="float">
            <text:p>1427800954.52025</text:p>
          </table:table-cell>
          <table:table-cell/>
          <table:table-cell table:formula="of:=MAX([.B356];[.D356];[.G356])-MAX([.A356];[.C356];[.E356])" office:value-type="float" office:value="1.21626996994019" calcext:value-type="float">
            <text:p>1.2162699699</text:p>
          </table:table-cell>
          <table:table-cell table:formula="of:=IF(ISBLANK([.E356]);&quot;&quot;;[.I356])" office:value-type="float" office:value="1.21626996994019" calcext:value-type="float">
            <text:p>1.2162699699</text:p>
          </table:table-cell>
          <table:table-cell table:formula="of:=IF(OR(ISBLANK([.E356]);[.I356]&lt;=0);&quot;&quot;;[.I356])" office:value-type="float" office:value="1.21626996994019" calcext:value-type="float">
            <text:p>1.2162699699</text:p>
          </table:table-cell>
          <table:table-cell table:number-columns-repeated="4"/>
          <table:table-cell table:formula="of:=NORMDIST([.$K356];[.$L$3];SQRT([.$L$4]); 1)" office:value-type="float" office:value="0.272487154497148" calcext:value-type="float">
            <text:p>0.27248715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" calcext:value-type="float">
            <text:p>1427800953.304</text:p>
          </table:table-cell>
          <table:table-cell office:value-type="float" office:value="1427800954.48582" calcext:value-type="float">
            <text:p>1427800954.48582</text:p>
          </table:table-cell>
          <table:table-cell office:value-type="float" office:value="1427800954.52433" calcext:value-type="float">
            <text:p>1427800954.52433</text:p>
          </table:table-cell>
          <table:table-cell/>
          <table:table-cell table:formula="of:=MAX([.B357];[.D357];[.G357])-MAX([.A357];[.C357];[.E357])" office:value-type="float" office:value="1.22032999992371" calcext:value-type="float">
            <text:p>1.2203299999</text:p>
          </table:table-cell>
          <table:table-cell table:formula="of:=IF(ISBLANK([.E357]);&quot;&quot;;[.I357])" office:value-type="float" office:value="1.22032999992371" calcext:value-type="float">
            <text:p>1.2203299999</text:p>
          </table:table-cell>
          <table:table-cell table:formula="of:=IF(OR(ISBLANK([.E357]);[.I357]&lt;=0);&quot;&quot;;[.I357])" office:value-type="float" office:value="1.22032999992371" calcext:value-type="float">
            <text:p>1.2203299999</text:p>
          </table:table-cell>
          <table:table-cell table:number-columns-repeated="4"/>
          <table:table-cell table:formula="of:=NORMDIST([.$K357];[.$L$3];SQRT([.$L$4]); 1)" office:value-type="float" office:value="0.283711078593404" calcext:value-type="float">
            <text:p>0.28371107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01" calcext:value-type="float">
            <text:p>1427800953.30401</text:p>
          </table:table-cell>
          <table:table-cell office:value-type="float" office:value="1427800954.48599" calcext:value-type="float">
            <text:p>1427800954.48599</text:p>
          </table:table-cell>
          <table:table-cell office:value-type="float" office:value="1427800954.52013" calcext:value-type="float">
            <text:p>1427800954.52013</text:p>
          </table:table-cell>
          <table:table-cell/>
          <table:table-cell table:formula="of:=MAX([.B358];[.D358];[.G358])-MAX([.A358];[.C358];[.E358])" office:value-type="float" office:value="1.21612000465393" calcext:value-type="float">
            <text:p>1.2161200047</text:p>
          </table:table-cell>
          <table:table-cell table:formula="of:=IF(ISBLANK([.E358]);&quot;&quot;;[.I358])" office:value-type="float" office:value="1.21612000465393" calcext:value-type="float">
            <text:p>1.2161200047</text:p>
          </table:table-cell>
          <table:table-cell table:formula="of:=IF(OR(ISBLANK([.E358]);[.I358]&lt;=0);&quot;&quot;;[.I358])" office:value-type="float" office:value="1.21612000465393" calcext:value-type="float">
            <text:p>1.2161200047</text:p>
          </table:table-cell>
          <table:table-cell table:number-columns-repeated="4"/>
          <table:table-cell table:formula="of:=NORMDIST([.$K358];[.$L$3];SQRT([.$L$4]); 1)" office:value-type="float" office:value="0.272076836838501" calcext:value-type="float">
            <text:p>0.27207683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02" calcext:value-type="float">
            <text:p>1427800953.30402</text:p>
          </table:table-cell>
          <table:table-cell office:value-type="float" office:value="1427800954.48593" calcext:value-type="float">
            <text:p>1427800954.48593</text:p>
          </table:table-cell>
          <table:table-cell office:value-type="float" office:value="1427800954.51928" calcext:value-type="float">
            <text:p>1427800954.51928</text:p>
          </table:table-cell>
          <table:table-cell/>
          <table:table-cell table:formula="of:=MAX([.B359];[.D359];[.G359])-MAX([.A359];[.C359];[.E359])" office:value-type="float" office:value="1.21526002883911" calcext:value-type="float">
            <text:p>1.2152600288</text:p>
          </table:table-cell>
          <table:table-cell table:formula="of:=IF(ISBLANK([.E359]);&quot;&quot;;[.I359])" office:value-type="float" office:value="1.21526002883911" calcext:value-type="float">
            <text:p>1.2152600288</text:p>
          </table:table-cell>
          <table:table-cell table:formula="of:=IF(OR(ISBLANK([.E359]);[.I359]&lt;=0);&quot;&quot;;[.I359])" office:value-type="float" office:value="1.21526002883911" calcext:value-type="float">
            <text:p>1.2152600288</text:p>
          </table:table-cell>
          <table:table-cell table:number-columns-repeated="4"/>
          <table:table-cell table:formula="of:=NORMDIST([.$K359];[.$L$3];SQRT([.$L$4]); 1)" office:value-type="float" office:value="0.269729818992777" calcext:value-type="float">
            <text:p>0.2697298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03" calcext:value-type="float">
            <text:p>1427800953.30403</text:p>
          </table:table-cell>
          <table:table-cell office:value-type="float" office:value="1427800954.4861" calcext:value-type="float">
            <text:p>1427800954.4861</text:p>
          </table:table-cell>
          <table:table-cell office:value-type="float" office:value="1427800954.51929" calcext:value-type="float">
            <text:p>1427800954.51929</text:p>
          </table:table-cell>
          <table:table-cell/>
          <table:table-cell table:formula="of:=MAX([.B360];[.D360];[.G360])-MAX([.A360];[.C360];[.E360])" office:value-type="float" office:value="1.21526002883911" calcext:value-type="float">
            <text:p>1.2152600288</text:p>
          </table:table-cell>
          <table:table-cell table:formula="of:=IF(ISBLANK([.E360]);&quot;&quot;;[.I360])" office:value-type="float" office:value="1.21526002883911" calcext:value-type="float">
            <text:p>1.2152600288</text:p>
          </table:table-cell>
          <table:table-cell table:formula="of:=IF(OR(ISBLANK([.E360]);[.I360]&lt;=0);&quot;&quot;;[.I360])" office:value-type="float" office:value="1.21526002883911" calcext:value-type="float">
            <text:p>1.2152600288</text:p>
          </table:table-cell>
          <table:table-cell table:number-columns-repeated="4"/>
          <table:table-cell table:formula="of:=NORMDIST([.$K360];[.$L$3];SQRT([.$L$4]); 1)" office:value-type="float" office:value="0.269729818992777" calcext:value-type="float">
            <text:p>0.2697298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03" calcext:value-type="float">
            <text:p>1427800953.30403</text:p>
          </table:table-cell>
          <table:table-cell office:value-type="float" office:value="1427800954.48615" calcext:value-type="float">
            <text:p>1427800954.48615</text:p>
          </table:table-cell>
          <table:table-cell office:value-type="float" office:value="1427800954.52077" calcext:value-type="float">
            <text:p>1427800954.52077</text:p>
          </table:table-cell>
          <table:table-cell/>
          <table:table-cell table:formula="of:=MAX([.B361];[.D361];[.G361])-MAX([.A361];[.C361];[.E361])" office:value-type="float" office:value="1.21674013137817" calcext:value-type="float">
            <text:p>1.2167401314</text:p>
          </table:table-cell>
          <table:table-cell table:formula="of:=IF(ISBLANK([.E361]);&quot;&quot;;[.I361])" office:value-type="float" office:value="1.21674013137817" calcext:value-type="float">
            <text:p>1.2167401314</text:p>
          </table:table-cell>
          <table:table-cell table:formula="of:=IF(OR(ISBLANK([.E361]);[.I361]&lt;=0);&quot;&quot;;[.I361])" office:value-type="float" office:value="1.21674013137817" calcext:value-type="float">
            <text:p>1.2167401314</text:p>
          </table:table-cell>
          <table:table-cell table:number-columns-repeated="4"/>
          <table:table-cell table:formula="of:=NORMDIST([.$K361];[.$L$3];SQRT([.$L$4]); 1)" office:value-type="float" office:value="0.273775544229481" calcext:value-type="float">
            <text:p>0.27377554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06" calcext:value-type="float">
            <text:p>1427800953.30406</text:p>
          </table:table-cell>
          <table:table-cell office:value-type="float" office:value="1427800954.4862" calcext:value-type="float">
            <text:p>1427800954.4862</text:p>
          </table:table-cell>
          <table:table-cell office:value-type="float" office:value="1427800954.51923" calcext:value-type="float">
            <text:p>1427800954.51923</text:p>
          </table:table-cell>
          <table:table-cell/>
          <table:table-cell table:formula="of:=MAX([.B362];[.D362];[.G362])-MAX([.A362];[.C362];[.E362])" office:value-type="float" office:value="1.21516990661621" calcext:value-type="float">
            <text:p>1.2151699066</text:p>
          </table:table-cell>
          <table:table-cell table:formula="of:=IF(ISBLANK([.E362]);&quot;&quot;;[.I362])" office:value-type="float" office:value="1.21516990661621" calcext:value-type="float">
            <text:p>1.2151699066</text:p>
          </table:table-cell>
          <table:table-cell table:formula="of:=IF(OR(ISBLANK([.E362]);[.I362]&lt;=0);&quot;&quot;;[.I362])" office:value-type="float" office:value="1.21516990661621" calcext:value-type="float">
            <text:p>1.2151699066</text:p>
          </table:table-cell>
          <table:table-cell table:number-columns-repeated="4"/>
          <table:table-cell table:formula="of:=NORMDIST([.$K362];[.$L$3];SQRT([.$L$4]); 1)" office:value-type="float" office:value="0.269484448635677" calcext:value-type="float">
            <text:p>0.26948444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07" calcext:value-type="float">
            <text:p>1427800953.30407</text:p>
          </table:table-cell>
          <table:table-cell office:value-type="float" office:value="1427800954.48625" calcext:value-type="float">
            <text:p>1427800954.48625</text:p>
          </table:table-cell>
          <table:table-cell office:value-type="float" office:value="1427800954.52019" calcext:value-type="float">
            <text:p>1427800954.52019</text:p>
          </table:table-cell>
          <table:table-cell/>
          <table:table-cell table:formula="of:=MAX([.B363];[.D363];[.G363])-MAX([.A363];[.C363];[.E363])" office:value-type="float" office:value="1.21612000465393" calcext:value-type="float">
            <text:p>1.2161200047</text:p>
          </table:table-cell>
          <table:table-cell table:formula="of:=IF(ISBLANK([.E363]);&quot;&quot;;[.I363])" office:value-type="float" office:value="1.21612000465393" calcext:value-type="float">
            <text:p>1.2161200047</text:p>
          </table:table-cell>
          <table:table-cell table:formula="of:=IF(OR(ISBLANK([.E363]);[.I363]&lt;=0);&quot;&quot;;[.I363])" office:value-type="float" office:value="1.21612000465393" calcext:value-type="float">
            <text:p>1.2161200047</text:p>
          </table:table-cell>
          <table:table-cell table:number-columns-repeated="4"/>
          <table:table-cell table:formula="of:=NORMDIST([.$K363];[.$L$3];SQRT([.$L$4]); 1)" office:value-type="float" office:value="0.272076836838501" calcext:value-type="float">
            <text:p>0.27207683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08" calcext:value-type="float">
            <text:p>1427800953.30408</text:p>
          </table:table-cell>
          <table:table-cell office:value-type="float" office:value="1427800954.57563" calcext:value-type="float">
            <text:p>1427800954.57563</text:p>
          </table:table-cell>
          <table:table-cell office:value-type="float" office:value="1427800954.61108" calcext:value-type="float">
            <text:p>1427800954.61108</text:p>
          </table:table-cell>
          <table:table-cell/>
          <table:table-cell table:formula="of:=MAX([.B364];[.D364];[.G364])-MAX([.A364];[.C364];[.E364])" office:value-type="float" office:value="1.30699992179871" calcext:value-type="float">
            <text:p>1.3069999218</text:p>
          </table:table-cell>
          <table:table-cell table:formula="of:=IF(ISBLANK([.E364]);&quot;&quot;;[.I364])" office:value-type="float" office:value="1.30699992179871" calcext:value-type="float">
            <text:p>1.3069999218</text:p>
          </table:table-cell>
          <table:table-cell table:formula="of:=IF(OR(ISBLANK([.E364]);[.I364]&lt;=0);&quot;&quot;;[.I364])" office:value-type="float" office:value="1.30699992179871" calcext:value-type="float">
            <text:p>1.3069999218</text:p>
          </table:table-cell>
          <table:table-cell table:number-columns-repeated="4"/>
          <table:table-cell table:formula="of:=NORMDIST([.$K364];[.$L$3];SQRT([.$L$4]); 1)" office:value-type="float" office:value="0.55659269240627" calcext:value-type="float">
            <text:p>0.55659269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3.3041" calcext:value-type="float">
            <text:p>1427800953.3041</text:p>
          </table:table-cell>
          <table:table-cell office:value-type="float" office:value="1427800954.48588" calcext:value-type="float">
            <text:p>1427800954.48588</text:p>
          </table:table-cell>
          <table:table-cell office:value-type="float" office:value="1427800954.52012" calcext:value-type="float">
            <text:p>1427800954.52012</text:p>
          </table:table-cell>
          <table:table-cell/>
          <table:table-cell table:formula="of:=MAX([.B365];[.D365];[.G365])-MAX([.A365];[.C365];[.E365])" office:value-type="float" office:value="1.21601986885071" calcext:value-type="float">
            <text:p>1.2160198689</text:p>
          </table:table-cell>
          <table:table-cell table:formula="of:=IF(ISBLANK([.E365]);&quot;&quot;;[.I365])" office:value-type="float" office:value="1.21601986885071" calcext:value-type="float">
            <text:p>1.2160198689</text:p>
          </table:table-cell>
          <table:table-cell table:formula="of:=IF(OR(ISBLANK([.E365]);[.I365]&lt;=0);&quot;&quot;;[.I365])" office:value-type="float" office:value="1.21601986885071" calcext:value-type="float">
            <text:p>1.2160198689</text:p>
          </table:table-cell>
          <table:table-cell table:number-columns-repeated="4"/>
          <table:table-cell table:formula="of:=NORMDIST([.$K365];[.$L$3];SQRT([.$L$4]); 1)" office:value-type="float" office:value="0.271803027997496" calcext:value-type="float">
            <text:p>0.2718030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54.6111" calcext:value-type="float">
            <text:p>1427800954.6111</text:p>
          </table:table-cell>
          <table:table-cell office:value-type="float" office:value="1427800955.91319" calcext:value-type="float">
            <text:p>1427800955.91319</text:p>
          </table:table-cell>
          <table:table-cell table:number-columns-repeated="4"/>
          <table:table-cell table:formula="of:=MAX([.B366];[.D366];[.G366])-MAX([.A366];[.C366];[.E366])" office:value-type="float" office:value="1.30208992958069" calcext:value-type="float">
            <text:p>1.3020899296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 table:number-columns-repeated="4"/>
          <table:table-cell table:formula="of:=NORMDIST([.$K366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1" calcext:value-type="float">
            <text:p>1427800954.6111</text:p>
          </table:table-cell>
          <table:table-cell office:value-type="float" office:value="1427800955.78421" calcext:value-type="float">
            <text:p>1427800955.78421</text:p>
          </table:table-cell>
          <table:table-cell office:value-type="float" office:value="1427800955.81884" calcext:value-type="float">
            <text:p>1427800955.81884</text:p>
          </table:table-cell>
          <table:table-cell/>
          <table:table-cell table:formula="of:=MAX([.B367];[.D367];[.G367])-MAX([.A367];[.C367];[.E367])" office:value-type="float" office:value="1.20774006843567" calcext:value-type="float">
            <text:p>1.2077400684</text:p>
          </table:table-cell>
          <table:table-cell table:formula="of:=IF(ISBLANK([.E367]);&quot;&quot;;[.I367])" office:value-type="float" office:value="1.20774006843567" calcext:value-type="float">
            <text:p>1.2077400684</text:p>
          </table:table-cell>
          <table:table-cell table:formula="of:=IF(OR(ISBLANK([.E367]);[.I367]&lt;=0);&quot;&quot;;[.I367])" office:value-type="float" office:value="1.20774006843567" calcext:value-type="float">
            <text:p>1.2077400684</text:p>
          </table:table-cell>
          <table:table-cell table:number-columns-repeated="4"/>
          <table:table-cell table:formula="of:=NORMDIST([.$K367];[.$L$3];SQRT([.$L$4]); 1)" office:value-type="float" office:value="0.249648200916017" calcext:value-type="float">
            <text:p>0.24964820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12" calcext:value-type="float">
            <text:p>1427800954.61112</text:p>
          </table:table-cell>
          <table:table-cell office:value-type="float" office:value="1427800955.78426" calcext:value-type="float">
            <text:p>1427800955.78426</text:p>
          </table:table-cell>
          <table:table-cell office:value-type="float" office:value="1427800955.81885" calcext:value-type="float">
            <text:p>1427800955.81885</text:p>
          </table:table-cell>
          <table:table-cell/>
          <table:table-cell table:formula="of:=MAX([.B368];[.D368];[.G368])-MAX([.A368];[.C368];[.E368])" office:value-type="float" office:value="1.20773005485535" calcext:value-type="float">
            <text:p>1.2077300549</text:p>
          </table:table-cell>
          <table:table-cell table:formula="of:=IF(ISBLANK([.E368]);&quot;&quot;;[.I368])" office:value-type="float" office:value="1.20773005485535" calcext:value-type="float">
            <text:p>1.2077300549</text:p>
          </table:table-cell>
          <table:table-cell table:formula="of:=IF(OR(ISBLANK([.E368]);[.I368]&lt;=0);&quot;&quot;;[.I368])" office:value-type="float" office:value="1.20773005485535" calcext:value-type="float">
            <text:p>1.2077300549</text:p>
          </table:table-cell>
          <table:table-cell table:number-columns-repeated="4"/>
          <table:table-cell table:formula="of:=NORMDIST([.$K368];[.$L$3];SQRT([.$L$4]); 1)" office:value-type="float" office:value="0.249621999865753" calcext:value-type="float">
            <text:p>0.24962199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13" calcext:value-type="float">
            <text:p>1427800954.61113</text:p>
          </table:table-cell>
          <table:table-cell office:value-type="float" office:value="1427800955.78431" calcext:value-type="float">
            <text:p>1427800955.78431</text:p>
          </table:table-cell>
          <table:table-cell office:value-type="float" office:value="1427800955.82261" calcext:value-type="float">
            <text:p>1427800955.82261</text:p>
          </table:table-cell>
          <table:table-cell/>
          <table:table-cell table:formula="of:=MAX([.B369];[.D369];[.G369])-MAX([.A369];[.C369];[.E369])" office:value-type="float" office:value="1.21147990226746" calcext:value-type="float">
            <text:p>1.2114799023</text:p>
          </table:table-cell>
          <table:table-cell table:formula="of:=IF(ISBLANK([.E369]);&quot;&quot;;[.I369])" office:value-type="float" office:value="1.21147990226746" calcext:value-type="float">
            <text:p>1.2114799023</text:p>
          </table:table-cell>
          <table:table-cell table:formula="of:=IF(OR(ISBLANK([.E369]);[.I369]&lt;=0);&quot;&quot;;[.I369])" office:value-type="float" office:value="1.21147990226746" calcext:value-type="float">
            <text:p>1.2114799023</text:p>
          </table:table-cell>
          <table:table-cell table:number-columns-repeated="4"/>
          <table:table-cell table:formula="of:=NORMDIST([.$K369];[.$L$3];SQRT([.$L$4]); 1)" office:value-type="float" office:value="0.25953495012209" calcext:value-type="float">
            <text:p>0.25953495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18" calcext:value-type="float">
            <text:p>1427800954.61118</text:p>
          </table:table-cell>
          <table:table-cell office:value-type="float" office:value="1427800955.78436" calcext:value-type="float">
            <text:p>1427800955.78436</text:p>
          </table:table-cell>
          <table:table-cell office:value-type="float" office:value="1427800955.82004" calcext:value-type="float">
            <text:p>1427800955.82004</text:p>
          </table:table-cell>
          <table:table-cell/>
          <table:table-cell table:formula="of:=MAX([.B370];[.D370];[.G370])-MAX([.A370];[.C370];[.E370])" office:value-type="float" office:value="1.20885992050171" calcext:value-type="float">
            <text:p>1.2088599205</text:p>
          </table:table-cell>
          <table:table-cell table:formula="of:=IF(ISBLANK([.E370]);&quot;&quot;;[.I370])" office:value-type="float" office:value="1.20885992050171" calcext:value-type="float">
            <text:p>1.2088599205</text:p>
          </table:table-cell>
          <table:table-cell table:formula="of:=IF(OR(ISBLANK([.E370]);[.I370]&lt;=0);&quot;&quot;;[.I370])" office:value-type="float" office:value="1.20885992050171" calcext:value-type="float">
            <text:p>1.2088599205</text:p>
          </table:table-cell>
          <table:table-cell table:number-columns-repeated="4"/>
          <table:table-cell table:formula="of:=NORMDIST([.$K370];[.$L$3];SQRT([.$L$4]); 1)" office:value-type="float" office:value="0.252587544691279" calcext:value-type="float">
            <text:p>0.25258754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21" calcext:value-type="float">
            <text:p>1427800954.61121</text:p>
          </table:table-cell>
          <table:table-cell office:value-type="float" office:value="1427800955.78416" calcext:value-type="float">
            <text:p>1427800955.78416</text:p>
          </table:table-cell>
          <table:table-cell office:value-type="float" office:value="1427800955.81996" calcext:value-type="float">
            <text:p>1427800955.81996</text:p>
          </table:table-cell>
          <table:table-cell/>
          <table:table-cell table:formula="of:=MAX([.B371];[.D371];[.G371])-MAX([.A371];[.C371];[.E371])" office:value-type="float" office:value="1.20875000953674" calcext:value-type="float">
            <text:p>1.2087500095</text:p>
          </table:table-cell>
          <table:table-cell table:formula="of:=IF(ISBLANK([.E371]);&quot;&quot;;[.I371])" office:value-type="float" office:value="1.20875000953674" calcext:value-type="float">
            <text:p>1.2087500095</text:p>
          </table:table-cell>
          <table:table-cell table:formula="of:=IF(OR(ISBLANK([.E371]);[.I371]&lt;=0);&quot;&quot;;[.I371])" office:value-type="float" office:value="1.20875000953674" calcext:value-type="float">
            <text:p>1.2087500095</text:p>
          </table:table-cell>
          <table:table-cell table:number-columns-repeated="4"/>
          <table:table-cell table:formula="of:=NORMDIST([.$K371];[.$L$3];SQRT([.$L$4]); 1)" office:value-type="float" office:value="0.25229825004588" calcext:value-type="float">
            <text:p>0.252298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26" calcext:value-type="float">
            <text:p>1427800954.61126</text:p>
          </table:table-cell>
          <table:table-cell office:value-type="float" office:value="1427800955.7841" calcext:value-type="float">
            <text:p>1427800955.7841</text:p>
          </table:table-cell>
          <table:table-cell office:value-type="float" office:value="1427800955.81888" calcext:value-type="float">
            <text:p>1427800955.81888</text:p>
          </table:table-cell>
          <table:table-cell/>
          <table:table-cell table:formula="of:=MAX([.B372];[.D372];[.G372])-MAX([.A372];[.C372];[.E372])" office:value-type="float" office:value="1.20762014389038" calcext:value-type="float">
            <text:p>1.2076201439</text:p>
          </table:table-cell>
          <table:table-cell table:formula="of:=IF(ISBLANK([.E372]);&quot;&quot;;[.I372])" office:value-type="float" office:value="1.20762014389038" calcext:value-type="float">
            <text:p>1.2076201439</text:p>
          </table:table-cell>
          <table:table-cell table:formula="of:=IF(OR(ISBLANK([.E372]);[.I372]&lt;=0);&quot;&quot;;[.I372])" office:value-type="float" office:value="1.20762014389038" calcext:value-type="float">
            <text:p>1.2076201439</text:p>
          </table:table-cell>
          <table:table-cell table:number-columns-repeated="4"/>
          <table:table-cell table:formula="of:=NORMDIST([.$K372];[.$L$3];SQRT([.$L$4]); 1)" office:value-type="float" office:value="0.249334508179651" calcext:value-type="float">
            <text:p>0.24933450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27" calcext:value-type="float">
            <text:p>1427800954.61127</text:p>
          </table:table-cell>
          <table:table-cell office:value-type="float" office:value="1427800955.78446" calcext:value-type="float">
            <text:p>1427800955.78446</text:p>
          </table:table-cell>
          <table:table-cell office:value-type="float" office:value="1427800955.81428" calcext:value-type="float">
            <text:p>1427800955.81428</text:p>
          </table:table-cell>
          <table:table-cell/>
          <table:table-cell table:formula="of:=MAX([.B373];[.D373];[.G373])-MAX([.A373];[.C373];[.E373])" office:value-type="float" office:value="1.20301008224487" calcext:value-type="float">
            <text:p>1.2030100822</text:p>
          </table:table-cell>
          <table:table-cell table:formula="of:=IF(ISBLANK([.E373]);&quot;&quot;;[.I373])" office:value-type="float" office:value="1.20301008224487" calcext:value-type="float">
            <text:p>1.2030100822</text:p>
          </table:table-cell>
          <table:table-cell table:formula="of:=IF(OR(ISBLANK([.E373]);[.I373]&lt;=0);&quot;&quot;;[.I373])" office:value-type="float" office:value="1.20301008224487" calcext:value-type="float">
            <text:p>1.2030100822</text:p>
          </table:table-cell>
          <table:table-cell table:number-columns-repeated="4"/>
          <table:table-cell table:formula="of:=NORMDIST([.$K373];[.$L$3];SQRT([.$L$4]); 1)" office:value-type="float" office:value="0.237436206830374" calcext:value-type="float">
            <text:p>0.23743620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29" calcext:value-type="float">
            <text:p>1427800954.61129</text:p>
          </table:table-cell>
          <table:table-cell office:value-type="float" office:value="1427800955.79255" calcext:value-type="float">
            <text:p>1427800955.79255</text:p>
          </table:table-cell>
          <table:table-cell office:value-type="float" office:value="1427800955.83165" calcext:value-type="float">
            <text:p>1427800955.83165</text:p>
          </table:table-cell>
          <table:table-cell/>
          <table:table-cell table:formula="of:=MAX([.B374];[.D374];[.G374])-MAX([.A374];[.C374];[.E374])" office:value-type="float" office:value="1.22036004066467" calcext:value-type="float">
            <text:p>1.2203600407</text:p>
          </table:table-cell>
          <table:table-cell table:formula="of:=IF(ISBLANK([.E374]);&quot;&quot;;[.I374])" office:value-type="float" office:value="1.22036004066467" calcext:value-type="float">
            <text:p>1.2203600407</text:p>
          </table:table-cell>
          <table:table-cell table:formula="of:=IF(OR(ISBLANK([.E374]);[.I374]&lt;=0);&quot;&quot;;[.I374])" office:value-type="float" office:value="1.22036004066467" calcext:value-type="float">
            <text:p>1.2203600407</text:p>
          </table:table-cell>
          <table:table-cell table:number-columns-repeated="4"/>
          <table:table-cell table:formula="of:=NORMDIST([.$K374];[.$L$3];SQRT([.$L$4]); 1)" office:value-type="float" office:value="0.283794944469371" calcext:value-type="float">
            <text:p>0.28379494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3" calcext:value-type="float">
            <text:p>1427800954.6113</text:p>
          </table:table-cell>
          <table:table-cell office:value-type="float" office:value="1427800955.78441" calcext:value-type="float">
            <text:p>1427800955.78441</text:p>
          </table:table-cell>
          <table:table-cell office:value-type="float" office:value="1427800955.82003" calcext:value-type="float">
            <text:p>1427800955.82003</text:p>
          </table:table-cell>
          <table:table-cell/>
          <table:table-cell table:formula="of:=MAX([.B375];[.D375];[.G375])-MAX([.A375];[.C375];[.E375])" office:value-type="float" office:value="1.2087299823761" calcext:value-type="float">
            <text:p>1.2087299824</text:p>
          </table:table-cell>
          <table:table-cell table:formula="of:=IF(ISBLANK([.E375]);&quot;&quot;;[.I375])" office:value-type="float" office:value="1.2087299823761" calcext:value-type="float">
            <text:p>1.2087299824</text:p>
          </table:table-cell>
          <table:table-cell table:formula="of:=IF(OR(ISBLANK([.E375]);[.I375]&lt;=0);&quot;&quot;;[.I375])" office:value-type="float" office:value="1.2087299823761" calcext:value-type="float">
            <text:p>1.2087299824</text:p>
          </table:table-cell>
          <table:table-cell table:number-columns-repeated="4"/>
          <table:table-cell table:formula="of:=NORMDIST([.$K375];[.$L$3];SQRT([.$L$4]); 1)" office:value-type="float" office:value="0.252245555743263" calcext:value-type="float">
            <text:p>0.25224555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4.61132" calcext:value-type="float">
            <text:p>1427800954.61132</text:p>
          </table:table-cell>
          <table:table-cell office:value-type="float" office:value="1427800955.88322" calcext:value-type="float">
            <text:p>1427800955.88322</text:p>
          </table:table-cell>
          <table:table-cell office:value-type="float" office:value="1427800955.91318" calcext:value-type="float">
            <text:p>1427800955.91318</text:p>
          </table:table-cell>
          <table:table-cell/>
          <table:table-cell table:formula="of:=MAX([.B376];[.D376];[.G376])-MAX([.A376];[.C376];[.E376])" office:value-type="float" office:value="1.30186009407043" calcext:value-type="float">
            <text:p>1.3018600941</text:p>
          </table:table-cell>
          <table:table-cell table:formula="of:=IF(ISBLANK([.E376]);&quot;&quot;;[.I376])" office:value-type="float" office:value="1.30186009407043" calcext:value-type="float">
            <text:p>1.3018600941</text:p>
          </table:table-cell>
          <table:table-cell table:formula="of:=IF(OR(ISBLANK([.E376]);[.I376]&lt;=0);&quot;&quot;;[.I376])" office:value-type="float" office:value="1.30186009407043" calcext:value-type="float">
            <text:p>1.3018600941</text:p>
          </table:table-cell>
          <table:table-cell table:number-columns-repeated="4"/>
          <table:table-cell table:formula="of:=NORMDIST([.$K376];[.$L$3];SQRT([.$L$4]); 1)" office:value-type="float" office:value="0.539820754415063" calcext:value-type="float">
            <text:p>0.53982075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55.91321" calcext:value-type="float">
            <text:p>1427800955.91321</text:p>
          </table:table-cell>
          <table:table-cell office:value-type="float" office:value="1427800957.19631" calcext:value-type="float">
            <text:p>1427800957.19631</text:p>
          </table:table-cell>
          <table:table-cell table:number-columns-repeated="4"/>
          <table:table-cell table:formula="of:=MAX([.B377];[.D377];[.G377])-MAX([.A377];[.C377];[.E377])" office:value-type="float" office:value="1.28310012817383" calcext:value-type="float">
            <text:p>1.2831001282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 table:number-columns-repeated="4"/>
          <table:table-cell table:formula="of:=NORMDIST([.$K377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21" calcext:value-type="float">
            <text:p>1427800955.91321</text:p>
          </table:table-cell>
          <table:table-cell office:value-type="float" office:value="1427800957.07546" calcext:value-type="float">
            <text:p>1427800957.07546</text:p>
          </table:table-cell>
          <table:table-cell office:value-type="float" office:value="1427800957.11284" calcext:value-type="float">
            <text:p>1427800957.11284</text:p>
          </table:table-cell>
          <table:table-cell/>
          <table:table-cell table:formula="of:=MAX([.B378];[.D378];[.G378])-MAX([.A378];[.C378];[.E378])" office:value-type="float" office:value="1.19963002204895" calcext:value-type="float">
            <text:p>1.199630022</text:p>
          </table:table-cell>
          <table:table-cell table:formula="of:=IF(ISBLANK([.E378]);&quot;&quot;;[.I378])" office:value-type="float" office:value="1.19963002204895" calcext:value-type="float">
            <text:p>1.199630022</text:p>
          </table:table-cell>
          <table:table-cell table:formula="of:=IF(OR(ISBLANK([.E378]);[.I378]&lt;=0);&quot;&quot;;[.I378])" office:value-type="float" office:value="1.19963002204895" calcext:value-type="float">
            <text:p>1.199630022</text:p>
          </table:table-cell>
          <table:table-cell table:number-columns-repeated="4"/>
          <table:table-cell table:formula="of:=NORMDIST([.$K378];[.$L$3];SQRT([.$L$4]); 1)" office:value-type="float" office:value="0.228914445673019" calcext:value-type="float">
            <text:p>0.22891444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23" calcext:value-type="float">
            <text:p>1427800955.91323</text:p>
          </table:table-cell>
          <table:table-cell office:value-type="float" office:value="1427800957.07556" calcext:value-type="float">
            <text:p>1427800957.07556</text:p>
          </table:table-cell>
          <table:table-cell office:value-type="float" office:value="1427800957.10615" calcext:value-type="float">
            <text:p>1427800957.10615</text:p>
          </table:table-cell>
          <table:table-cell/>
          <table:table-cell table:formula="of:=MAX([.B379];[.D379];[.G379])-MAX([.A379];[.C379];[.E379])" office:value-type="float" office:value="1.19291996955872" calcext:value-type="float">
            <text:p>1.1929199696</text:p>
          </table:table-cell>
          <table:table-cell table:formula="of:=IF(ISBLANK([.E379]);&quot;&quot;;[.I379])" office:value-type="float" office:value="1.19291996955872" calcext:value-type="float">
            <text:p>1.1929199696</text:p>
          </table:table-cell>
          <table:table-cell table:formula="of:=IF(OR(ISBLANK([.E379]);[.I379]&lt;=0);&quot;&quot;;[.I379])" office:value-type="float" office:value="1.19291996955872" calcext:value-type="float">
            <text:p>1.1929199696</text:p>
          </table:table-cell>
          <table:table-cell table:number-columns-repeated="4"/>
          <table:table-cell table:formula="of:=NORMDIST([.$K379];[.$L$3];SQRT([.$L$4]); 1)" office:value-type="float" office:value="0.212516606144799" calcext:value-type="float">
            <text:p>0.2125166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24" calcext:value-type="float">
            <text:p>1427800955.91324</text:p>
          </table:table-cell>
          <table:table-cell office:value-type="float" office:value="1427800957.07565" calcext:value-type="float">
            <text:p>1427800957.07565</text:p>
          </table:table-cell>
          <table:table-cell office:value-type="float" office:value="1427800957.11288" calcext:value-type="float">
            <text:p>1427800957.11288</text:p>
          </table:table-cell>
          <table:table-cell/>
          <table:table-cell table:formula="of:=MAX([.B380];[.D380];[.G380])-MAX([.A380];[.C380];[.E380])" office:value-type="float" office:value="1.19964003562927" calcext:value-type="float">
            <text:p>1.1996400356</text:p>
          </table:table-cell>
          <table:table-cell table:formula="of:=IF(ISBLANK([.E380]);&quot;&quot;;[.I380])" office:value-type="float" office:value="1.19964003562927" calcext:value-type="float">
            <text:p>1.1996400356</text:p>
          </table:table-cell>
          <table:table-cell table:formula="of:=IF(OR(ISBLANK([.E380]);[.I380]&lt;=0);&quot;&quot;;[.I380])" office:value-type="float" office:value="1.19964003562927" calcext:value-type="float">
            <text:p>1.1996400356</text:p>
          </table:table-cell>
          <table:table-cell table:number-columns-repeated="4"/>
          <table:table-cell table:formula="of:=NORMDIST([.$K380];[.$L$3];SQRT([.$L$4]); 1)" office:value-type="float" office:value="0.228939435658385" calcext:value-type="float">
            <text:p>0.22893943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25" calcext:value-type="float">
            <text:p>1427800955.91325</text:p>
          </table:table-cell>
          <table:table-cell office:value-type="float" office:value="1427800957.08163" calcext:value-type="float">
            <text:p>1427800957.08163</text:p>
          </table:table-cell>
          <table:table-cell office:value-type="float" office:value="1427800957.11654" calcext:value-type="float">
            <text:p>1427800957.11654</text:p>
          </table:table-cell>
          <table:table-cell/>
          <table:table-cell table:formula="of:=MAX([.B381];[.D381];[.G381])-MAX([.A381];[.C381];[.E381])" office:value-type="float" office:value="1.20328998565674" calcext:value-type="float">
            <text:p>1.2032899857</text:p>
          </table:table-cell>
          <table:table-cell table:formula="of:=IF(ISBLANK([.E381]);&quot;&quot;;[.I381])" office:value-type="float" office:value="1.20328998565674" calcext:value-type="float">
            <text:p>1.2032899857</text:p>
          </table:table-cell>
          <table:table-cell table:formula="of:=IF(OR(ISBLANK([.E381]);[.I381]&lt;=0);&quot;&quot;;[.I381])" office:value-type="float" office:value="1.20328998565674" calcext:value-type="float">
            <text:p>1.2032899857</text:p>
          </table:table-cell>
          <table:table-cell table:number-columns-repeated="4"/>
          <table:table-cell table:formula="of:=NORMDIST([.$K381];[.$L$3];SQRT([.$L$4]); 1)" office:value-type="float" office:value="0.238149620175992" calcext:value-type="float">
            <text:p>0.23814962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27" calcext:value-type="float">
            <text:p>1427800955.91327</text:p>
          </table:table-cell>
          <table:table-cell office:value-type="float" office:value="1427800957.07561" calcext:value-type="float">
            <text:p>1427800957.07561</text:p>
          </table:table-cell>
          <table:table-cell office:value-type="float" office:value="1427800957.10889" calcext:value-type="float">
            <text:p>1427800957.10889</text:p>
          </table:table-cell>
          <table:table-cell/>
          <table:table-cell table:formula="of:=MAX([.B382];[.D382];[.G382])-MAX([.A382];[.C382];[.E382])" office:value-type="float" office:value="1.19562005996704" calcext:value-type="float">
            <text:p>1.19562006</text:p>
          </table:table-cell>
          <table:table-cell table:formula="of:=IF(ISBLANK([.E382]);&quot;&quot;;[.I382])" office:value-type="float" office:value="1.19562005996704" calcext:value-type="float">
            <text:p>1.19562006</text:p>
          </table:table-cell>
          <table:table-cell table:formula="of:=IF(OR(ISBLANK([.E382]);[.I382]&lt;=0);&quot;&quot;;[.I382])" office:value-type="float" office:value="1.19562005996704" calcext:value-type="float">
            <text:p>1.19562006</text:p>
          </table:table-cell>
          <table:table-cell table:number-columns-repeated="4"/>
          <table:table-cell table:formula="of:=NORMDIST([.$K382];[.$L$3];SQRT([.$L$4]); 1)" office:value-type="float" office:value="0.219030990199481" calcext:value-type="float">
            <text:p>0.21903099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3" calcext:value-type="float">
            <text:p>1427800955.9133</text:p>
          </table:table-cell>
          <table:table-cell office:value-type="float" office:value="1427800957.0757" calcext:value-type="float">
            <text:p>1427800957.0757</text:p>
          </table:table-cell>
          <table:table-cell office:value-type="float" office:value="1427800957.11286" calcext:value-type="float">
            <text:p>1427800957.11286</text:p>
          </table:table-cell>
          <table:table-cell/>
          <table:table-cell table:formula="of:=MAX([.B383];[.D383];[.G383])-MAX([.A383];[.C383];[.E383])" office:value-type="float" office:value="1.19955992698669" calcext:value-type="float">
            <text:p>1.199559927</text:p>
          </table:table-cell>
          <table:table-cell table:formula="of:=IF(ISBLANK([.E383]);&quot;&quot;;[.I383])" office:value-type="float" office:value="1.19955992698669" calcext:value-type="float">
            <text:p>1.199559927</text:p>
          </table:table-cell>
          <table:table-cell table:formula="of:=IF(OR(ISBLANK([.E383]);[.I383]&lt;=0);&quot;&quot;;[.I383])" office:value-type="float" office:value="1.19955992698669" calcext:value-type="float">
            <text:p>1.199559927</text:p>
          </table:table-cell>
          <table:table-cell table:number-columns-repeated="4"/>
          <table:table-cell table:formula="of:=NORMDIST([.$K383];[.$L$3];SQRT([.$L$4]); 1)" office:value-type="float" office:value="0.22873955864424" calcext:value-type="float">
            <text:p>0.22873955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31" calcext:value-type="float">
            <text:p>1427800955.91331</text:p>
          </table:table-cell>
          <table:table-cell office:value-type="float" office:value="1427800957.0754" calcext:value-type="float">
            <text:p>1427800957.0754</text:p>
          </table:table-cell>
          <table:table-cell office:value-type="float" office:value="1427800957.1088" calcext:value-type="float">
            <text:p>1427800957.1088</text:p>
          </table:table-cell>
          <table:table-cell/>
          <table:table-cell table:formula="of:=MAX([.B384];[.D384];[.G384])-MAX([.A384];[.C384];[.E384])" office:value-type="float" office:value="1.19548988342285" calcext:value-type="float">
            <text:p>1.1954898834</text:p>
          </table:table-cell>
          <table:table-cell table:formula="of:=IF(ISBLANK([.E384]);&quot;&quot;;[.I384])" office:value-type="float" office:value="1.19548988342285" calcext:value-type="float">
            <text:p>1.1954898834</text:p>
          </table:table-cell>
          <table:table-cell table:formula="of:=IF(OR(ISBLANK([.E384]);[.I384]&lt;=0);&quot;&quot;;[.I384])" office:value-type="float" office:value="1.19548988342285" calcext:value-type="float">
            <text:p>1.1954898834</text:p>
          </table:table-cell>
          <table:table-cell table:number-columns-repeated="4"/>
          <table:table-cell table:formula="of:=NORMDIST([.$K384];[.$L$3];SQRT([.$L$4]); 1)" office:value-type="float" office:value="0.21871430773482" calcext:value-type="float">
            <text:p>0.21871430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31" calcext:value-type="float">
            <text:p>1427800955.91331</text:p>
          </table:table-cell>
          <table:table-cell office:value-type="float" office:value="1427800957.16239" calcext:value-type="float">
            <text:p>1427800957.16239</text:p>
          </table:table-cell>
          <table:table-cell office:value-type="float" office:value="1427800957.19631" calcext:value-type="float">
            <text:p>1427800957.19631</text:p>
          </table:table-cell>
          <table:table-cell/>
          <table:table-cell table:formula="of:=MAX([.B385];[.D385];[.G385])-MAX([.A385];[.C385];[.E385])" office:value-type="float" office:value="1.28299999237061" calcext:value-type="float">
            <text:p>1.2829999924</text:p>
          </table:table-cell>
          <table:table-cell table:formula="of:=IF(ISBLANK([.E385]);&quot;&quot;;[.I385])" office:value-type="float" office:value="1.28299999237061" calcext:value-type="float">
            <text:p>1.2829999924</text:p>
          </table:table-cell>
          <table:table-cell table:formula="of:=IF(OR(ISBLANK([.E385]);[.I385]&lt;=0);&quot;&quot;;[.I385])" office:value-type="float" office:value="1.28299999237061" calcext:value-type="float">
            <text:p>1.2829999924</text:p>
          </table:table-cell>
          <table:table-cell table:number-columns-repeated="4"/>
          <table:table-cell table:formula="of:=NORMDIST([.$K385];[.$L$3];SQRT([.$L$4]); 1)" office:value-type="float" office:value="0.477897482957731" calcext:value-type="float">
            <text:p>0.4778974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33" calcext:value-type="float">
            <text:p>1427800955.91333</text:p>
          </table:table-cell>
          <table:table-cell office:value-type="float" office:value="1427800957.07575" calcext:value-type="float">
            <text:p>1427800957.07575</text:p>
          </table:table-cell>
          <table:table-cell office:value-type="float" office:value="1427800957.10887" calcext:value-type="float">
            <text:p>1427800957.10887</text:p>
          </table:table-cell>
          <table:table-cell/>
          <table:table-cell table:formula="of:=MAX([.B386];[.D386];[.G386])-MAX([.A386];[.C386];[.E386])" office:value-type="float" office:value="1.19553995132446" calcext:value-type="float">
            <text:p>1.1955399513</text:p>
          </table:table-cell>
          <table:table-cell table:formula="of:=IF(ISBLANK([.E386]);&quot;&quot;;[.I386])" office:value-type="float" office:value="1.19553995132446" calcext:value-type="float">
            <text:p>1.1955399513</text:p>
          </table:table-cell>
          <table:table-cell table:formula="of:=IF(OR(ISBLANK([.E386]);[.I386]&lt;=0);&quot;&quot;;[.I386])" office:value-type="float" office:value="1.19553995132446" calcext:value-type="float">
            <text:p>1.1955399513</text:p>
          </table:table-cell>
          <table:table-cell table:number-columns-repeated="4"/>
          <table:table-cell table:formula="of:=NORMDIST([.$K386];[.$L$3];SQRT([.$L$4]); 1)" office:value-type="float" office:value="0.218836077485345" calcext:value-type="float">
            <text:p>0.21883607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5.91343" calcext:value-type="float">
            <text:p>1427800955.91343</text:p>
          </table:table-cell>
          <table:table-cell office:value-type="float" office:value="1427800957.07551" calcext:value-type="float">
            <text:p>1427800957.07551</text:p>
          </table:table-cell>
          <table:table-cell office:value-type="float" office:value="1427800957.10893" calcext:value-type="float">
            <text:p>1427800957.10893</text:p>
          </table:table-cell>
          <table:table-cell/>
          <table:table-cell table:formula="of:=MAX([.B387];[.D387];[.G387])-MAX([.A387];[.C387];[.E387])" office:value-type="float" office:value="1.19550013542175" calcext:value-type="float">
            <text:p>1.1955001354</text:p>
          </table:table-cell>
          <table:table-cell table:formula="of:=IF(ISBLANK([.E387]);&quot;&quot;;[.I387])" office:value-type="float" office:value="1.19550013542175" calcext:value-type="float">
            <text:p>1.1955001354</text:p>
          </table:table-cell>
          <table:table-cell table:formula="of:=IF(OR(ISBLANK([.E387]);[.I387]&lt;=0);&quot;&quot;;[.I387])" office:value-type="float" office:value="1.19550013542175" calcext:value-type="float">
            <text:p>1.1955001354</text:p>
          </table:table-cell>
          <table:table-cell table:number-columns-repeated="4"/>
          <table:table-cell table:formula="of:=NORMDIST([.$K387];[.$L$3];SQRT([.$L$4]); 1)" office:value-type="float" office:value="0.218739238365334" calcext:value-type="float">
            <text:p>0.2187392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57.19632" calcext:value-type="float">
            <text:p>1427800957.19632</text:p>
          </table:table-cell>
          <table:table-cell office:value-type="float" office:value="1427800958.71564" calcext:value-type="float">
            <text:p>1427800958.71564</text:p>
          </table:table-cell>
          <table:table-cell table:number-columns-repeated="4"/>
          <table:table-cell table:formula="of:=MAX([.B388];[.D388];[.G388])-MAX([.A388];[.C388];[.E388])" office:value-type="float" office:value="1.51932001113892" calcext:value-type="float">
            <text:p>1.5193200111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 table:number-columns-repeated="4"/>
          <table:table-cell table:formula="of:=NORMDIST([.$K388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2" calcext:value-type="float">
            <text:p>1427800957.19632</text:p>
          </table:table-cell>
          <table:table-cell office:value-type="float" office:value="1427800958.59659" calcext:value-type="float">
            <text:p>1427800958.59659</text:p>
          </table:table-cell>
          <table:table-cell office:value-type="float" office:value="1427800958.63576" calcext:value-type="float">
            <text:p>1427800958.63576</text:p>
          </table:table-cell>
          <table:table-cell/>
          <table:table-cell table:formula="of:=MAX([.B389];[.D389];[.G389])-MAX([.A389];[.C389];[.E389])" office:value-type="float" office:value="1.43944001197815" calcext:value-type="float">
            <text:p>1.439440012</text:p>
          </table:table-cell>
          <table:table-cell table:formula="of:=IF(ISBLANK([.E389]);&quot;&quot;;[.I389])" office:value-type="float" office:value="1.43944001197815" calcext:value-type="float">
            <text:p>1.439440012</text:p>
          </table:table-cell>
          <table:table-cell table:formula="of:=IF(OR(ISBLANK([.E389]);[.I389]&lt;=0);&quot;&quot;;[.I389])" office:value-type="float" office:value="1.43944001197815" calcext:value-type="float">
            <text:p>1.439440012</text:p>
          </table:table-cell>
          <table:table-cell table:number-columns-repeated="4"/>
          <table:table-cell table:formula="of:=NORMDIST([.$K389];[.$L$3];SQRT([.$L$4]); 1)" office:value-type="float" office:value="0.891339862069347" calcext:value-type="float">
            <text:p>0.89133986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3" calcext:value-type="float">
            <text:p>1427800957.19633</text:p>
          </table:table-cell>
          <table:table-cell office:value-type="float" office:value="1427800958.59882" calcext:value-type="float">
            <text:p>1427800958.59882</text:p>
          </table:table-cell>
          <table:table-cell office:value-type="float" office:value="1427800958.63248" calcext:value-type="float">
            <text:p>1427800958.63248</text:p>
          </table:table-cell>
          <table:table-cell/>
          <table:table-cell table:formula="of:=MAX([.B390];[.D390];[.G390])-MAX([.A390];[.C390];[.E390])" office:value-type="float" office:value="1.43614983558655" calcext:value-type="float">
            <text:p>1.4361498356</text:p>
          </table:table-cell>
          <table:table-cell table:formula="of:=IF(ISBLANK([.E390]);&quot;&quot;;[.I390])" office:value-type="float" office:value="1.43614983558655" calcext:value-type="float">
            <text:p>1.4361498356</text:p>
          </table:table-cell>
          <table:table-cell table:formula="of:=IF(OR(ISBLANK([.E390]);[.I390]&lt;=0);&quot;&quot;;[.I390])" office:value-type="float" office:value="1.43614983558655" calcext:value-type="float">
            <text:p>1.4361498356</text:p>
          </table:table-cell>
          <table:table-cell table:number-columns-repeated="4"/>
          <table:table-cell table:formula="of:=NORMDIST([.$K390];[.$L$3];SQRT([.$L$4]); 1)" office:value-type="float" office:value="0.886201678097293" calcext:value-type="float">
            <text:p>0.88620167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4" calcext:value-type="float">
            <text:p>1427800957.19634</text:p>
          </table:table-cell>
          <table:table-cell office:value-type="float" office:value="1427800958.59677" calcext:value-type="float">
            <text:p>1427800958.59677</text:p>
          </table:table-cell>
          <table:table-cell office:value-type="float" office:value="1427800958.63258" calcext:value-type="float">
            <text:p>1427800958.63258</text:p>
          </table:table-cell>
          <table:table-cell/>
          <table:table-cell table:formula="of:=MAX([.B391];[.D391];[.G391])-MAX([.A391];[.C391];[.E391])" office:value-type="float" office:value="1.43623995780945" calcext:value-type="float">
            <text:p>1.4362399578</text:p>
          </table:table-cell>
          <table:table-cell table:formula="of:=IF(ISBLANK([.E391]);&quot;&quot;;[.I391])" office:value-type="float" office:value="1.43623995780945" calcext:value-type="float">
            <text:p>1.4362399578</text:p>
          </table:table-cell>
          <table:table-cell table:formula="of:=IF(OR(ISBLANK([.E391]);[.I391]&lt;=0);&quot;&quot;;[.I391])" office:value-type="float" office:value="1.43623995780945" calcext:value-type="float">
            <text:p>1.4362399578</text:p>
          </table:table-cell>
          <table:table-cell table:number-columns-repeated="4"/>
          <table:table-cell table:formula="of:=NORMDIST([.$K391];[.$L$3];SQRT([.$L$4]); 1)" office:value-type="float" office:value="0.886344687519225" calcext:value-type="float">
            <text:p>0.88634468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4" calcext:value-type="float">
            <text:p>1427800957.19634</text:p>
          </table:table-cell>
          <table:table-cell office:value-type="float" office:value="1427800958.59682" calcext:value-type="float">
            <text:p>1427800958.59682</text:p>
          </table:table-cell>
          <table:table-cell office:value-type="float" office:value="1427800958.63271" calcext:value-type="float">
            <text:p>1427800958.63271</text:p>
          </table:table-cell>
          <table:table-cell/>
          <table:table-cell table:formula="of:=MAX([.B392];[.D392];[.G392])-MAX([.A392];[.C392];[.E392])" office:value-type="float" office:value="1.43636989593506" calcext:value-type="float">
            <text:p>1.4363698959</text:p>
          </table:table-cell>
          <table:table-cell table:formula="of:=IF(ISBLANK([.E392]);&quot;&quot;;[.I392])" office:value-type="float" office:value="1.43636989593506" calcext:value-type="float">
            <text:p>1.4363698959</text:p>
          </table:table-cell>
          <table:table-cell table:formula="of:=IF(OR(ISBLANK([.E392]);[.I392]&lt;=0);&quot;&quot;;[.I392])" office:value-type="float" office:value="1.43636989593506" calcext:value-type="float">
            <text:p>1.4363698959</text:p>
          </table:table-cell>
          <table:table-cell table:number-columns-repeated="4"/>
          <table:table-cell table:formula="of:=NORMDIST([.$K392];[.$L$3];SQRT([.$L$4]); 1)" office:value-type="float" office:value="0.886550652755359" calcext:value-type="float">
            <text:p>0.88655065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4" calcext:value-type="float">
            <text:p>1427800957.19634</text:p>
          </table:table-cell>
          <table:table-cell office:value-type="float" office:value="1427800958.68004" calcext:value-type="float">
            <text:p>1427800958.68004</text:p>
          </table:table-cell>
          <table:table-cell office:value-type="float" office:value="1427800958.71563" calcext:value-type="float">
            <text:p>1427800958.71563</text:p>
          </table:table-cell>
          <table:table-cell/>
          <table:table-cell table:formula="of:=MAX([.B393];[.D393];[.G393])-MAX([.A393];[.C393];[.E393])" office:value-type="float" office:value="1.51928997039795" calcext:value-type="float">
            <text:p>1.5192899704</text:p>
          </table:table-cell>
          <table:table-cell table:formula="of:=IF(ISBLANK([.E393]);&quot;&quot;;[.I393])" office:value-type="float" office:value="1.51928997039795" calcext:value-type="float">
            <text:p>1.5192899704</text:p>
          </table:table-cell>
          <table:table-cell table:formula="of:=IF(OR(ISBLANK([.E393]);[.I393]&lt;=0);&quot;&quot;;[.I393])" office:value-type="float" office:value="1.51928997039795" calcext:value-type="float">
            <text:p>1.5192899704</text:p>
          </table:table-cell>
          <table:table-cell table:number-columns-repeated="4"/>
          <table:table-cell table:formula="of:=NORMDIST([.$K393];[.$L$3];SQRT([.$L$4]); 1)" office:value-type="float" office:value="0.970732818920293" calcext:value-type="float">
            <text:p>0.97073281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5" calcext:value-type="float">
            <text:p>1427800957.19635</text:p>
          </table:table-cell>
          <table:table-cell office:value-type="float" office:value="1427800958.59664" calcext:value-type="float">
            <text:p>1427800958.59664</text:p>
          </table:table-cell>
          <table:table-cell office:value-type="float" office:value="1427800958.63294" calcext:value-type="float">
            <text:p>1427800958.63294</text:p>
          </table:table-cell>
          <table:table-cell/>
          <table:table-cell table:formula="of:=MAX([.B394];[.D394];[.G394])-MAX([.A394];[.C394];[.E394])" office:value-type="float" office:value="1.43658995628357" calcext:value-type="float">
            <text:p>1.4365899563</text:p>
          </table:table-cell>
          <table:table-cell table:formula="of:=IF(ISBLANK([.E394]);&quot;&quot;;[.I394])" office:value-type="float" office:value="1.43658995628357" calcext:value-type="float">
            <text:p>1.4365899563</text:p>
          </table:table-cell>
          <table:table-cell table:formula="of:=IF(OR(ISBLANK([.E394]);[.I394]&lt;=0);&quot;&quot;;[.I394])" office:value-type="float" office:value="1.43658995628357" calcext:value-type="float">
            <text:p>1.4365899563</text:p>
          </table:table-cell>
          <table:table-cell table:number-columns-repeated="4"/>
          <table:table-cell table:formula="of:=NORMDIST([.$K394];[.$L$3];SQRT([.$L$4]); 1)" office:value-type="float" office:value="0.886898863560308" calcext:value-type="float">
            <text:p>0.88689886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5" calcext:value-type="float">
            <text:p>1427800957.19635</text:p>
          </table:table-cell>
          <table:table-cell office:value-type="float" office:value="1427800958.59687" calcext:value-type="float">
            <text:p>1427800958.59687</text:p>
          </table:table-cell>
          <table:table-cell office:value-type="float" office:value="1427800958.63263" calcext:value-type="float">
            <text:p>1427800958.63263</text:p>
          </table:table-cell>
          <table:table-cell/>
          <table:table-cell table:formula="of:=MAX([.B395];[.D395];[.G395])-MAX([.A395];[.C395];[.E395])" office:value-type="float" office:value="1.43628001213074" calcext:value-type="float">
            <text:p>1.4362800121</text:p>
          </table:table-cell>
          <table:table-cell table:formula="of:=IF(ISBLANK([.E395]);&quot;&quot;;[.I395])" office:value-type="float" office:value="1.43628001213074" calcext:value-type="float">
            <text:p>1.4362800121</text:p>
          </table:table-cell>
          <table:table-cell table:formula="of:=IF(OR(ISBLANK([.E395]);[.I395]&lt;=0);&quot;&quot;;[.I395])" office:value-type="float" office:value="1.43628001213074" calcext:value-type="float">
            <text:p>1.4362800121</text:p>
          </table:table-cell>
          <table:table-cell table:number-columns-repeated="4"/>
          <table:table-cell table:formula="of:=NORMDIST([.$K395];[.$L$3];SQRT([.$L$4]); 1)" office:value-type="float" office:value="0.886408206121021" calcext:value-type="float">
            <text:p>0.8864082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6" calcext:value-type="float">
            <text:p>1427800957.19636</text:p>
          </table:table-cell>
          <table:table-cell office:value-type="float" office:value="1427800958.59692" calcext:value-type="float">
            <text:p>1427800958.59692</text:p>
          </table:table-cell>
          <table:table-cell office:value-type="float" office:value="1427800958.63268" calcext:value-type="float">
            <text:p>1427800958.63268</text:p>
          </table:table-cell>
          <table:table-cell/>
          <table:table-cell table:formula="of:=MAX([.B396];[.D396];[.G396])-MAX([.A396];[.C396];[.E396])" office:value-type="float" office:value="1.43631982803345" calcext:value-type="float">
            <text:p>1.436319828</text:p>
          </table:table-cell>
          <table:table-cell table:formula="of:=IF(ISBLANK([.E396]);&quot;&quot;;[.I396])" office:value-type="float" office:value="1.43631982803345" calcext:value-type="float">
            <text:p>1.436319828</text:p>
          </table:table-cell>
          <table:table-cell table:formula="of:=IF(OR(ISBLANK([.E396]);[.I396]&lt;=0);&quot;&quot;;[.I396])" office:value-type="float" office:value="1.43631982803345" calcext:value-type="float">
            <text:p>1.436319828</text:p>
          </table:table-cell>
          <table:table-cell table:number-columns-repeated="4"/>
          <table:table-cell table:formula="of:=NORMDIST([.$K396];[.$L$3];SQRT([.$L$4]); 1)" office:value-type="float" office:value="0.886471321548232" calcext:value-type="float">
            <text:p>0.88647132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6" calcext:value-type="float">
            <text:p>1427800957.19636</text:p>
          </table:table-cell>
          <table:table-cell office:value-type="float" office:value="1427800958.59652" calcext:value-type="float">
            <text:p>1427800958.59652</text:p>
          </table:table-cell>
          <table:table-cell office:value-type="float" office:value="1427800958.63259" calcext:value-type="float">
            <text:p>1427800958.63259</text:p>
          </table:table-cell>
          <table:table-cell/>
          <table:table-cell table:formula="of:=MAX([.B397];[.D397];[.G397])-MAX([.A397];[.C397];[.E397])" office:value-type="float" office:value="1.43622994422913" calcext:value-type="float">
            <text:p>1.4362299442</text:p>
          </table:table-cell>
          <table:table-cell table:formula="of:=IF(ISBLANK([.E397]);&quot;&quot;;[.I397])" office:value-type="float" office:value="1.43622994422913" calcext:value-type="float">
            <text:p>1.4362299442</text:p>
          </table:table-cell>
          <table:table-cell table:formula="of:=IF(OR(ISBLANK([.E397]);[.I397]&lt;=0);&quot;&quot;;[.I397])" office:value-type="float" office:value="1.43622994422913" calcext:value-type="float">
            <text:p>1.4362299442</text:p>
          </table:table-cell>
          <table:table-cell table:number-columns-repeated="4"/>
          <table:table-cell table:formula="of:=NORMDIST([.$K397];[.$L$3];SQRT([.$L$4]); 1)" office:value-type="float" office:value="0.886328803913213" calcext:value-type="float">
            <text:p>0.88632880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7.19637" calcext:value-type="float">
            <text:p>1427800957.19637</text:p>
          </table:table-cell>
          <table:table-cell office:value-type="float" office:value="1427800958.59671" calcext:value-type="float">
            <text:p>1427800958.59671</text:p>
          </table:table-cell>
          <table:table-cell office:value-type="float" office:value="1427800958.63278" calcext:value-type="float">
            <text:p>1427800958.63278</text:p>
          </table:table-cell>
          <table:table-cell/>
          <table:table-cell table:formula="of:=MAX([.B398];[.D398];[.G398])-MAX([.A398];[.C398];[.E398])" office:value-type="float" office:value="1.43641018867493" calcext:value-type="float">
            <text:p>1.4364101887</text:p>
          </table:table-cell>
          <table:table-cell table:formula="of:=IF(ISBLANK([.E398]);&quot;&quot;;[.I398])" office:value-type="float" office:value="1.43641018867493" calcext:value-type="float">
            <text:p>1.4364101887</text:p>
          </table:table-cell>
          <table:table-cell table:formula="of:=IF(OR(ISBLANK([.E398]);[.I398]&lt;=0);&quot;&quot;;[.I398])" office:value-type="float" office:value="1.43641018867493" calcext:value-type="float">
            <text:p>1.4364101887</text:p>
          </table:table-cell>
          <table:table-cell table:number-columns-repeated="4"/>
          <table:table-cell table:formula="of:=NORMDIST([.$K398];[.$L$3];SQRT([.$L$4]); 1)" office:value-type="float" office:value="0.886614466773836" calcext:value-type="float">
            <text:p>0.88661446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58.71565" calcext:value-type="float">
            <text:p>1427800958.71565</text:p>
          </table:table-cell>
          <table:table-cell office:value-type="float" office:value="1427800960.03544" calcext:value-type="float">
            <text:p>1427800960.03544</text:p>
          </table:table-cell>
          <table:table-cell table:number-columns-repeated="4"/>
          <table:table-cell table:formula="of:=MAX([.B399];[.D399];[.G399])-MAX([.A399];[.C399];[.E399])" office:value-type="float" office:value="1.31978988647461" calcext:value-type="float">
            <text:p>1.3197898865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 table:number-columns-repeated="4"/>
          <table:table-cell table:formula="of:=NORMDIST([.$K399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65" calcext:value-type="float">
            <text:p>1427800958.71565</text:p>
          </table:table-cell>
          <table:table-cell office:value-type="float" office:value="1427800959.92108" calcext:value-type="float">
            <text:p>1427800959.92108</text:p>
          </table:table-cell>
          <table:table-cell office:value-type="float" office:value="1427800959.96044" calcext:value-type="float">
            <text:p>1427800959.96044</text:p>
          </table:table-cell>
          <table:table-cell/>
          <table:table-cell table:formula="of:=MAX([.B400];[.D400];[.G400])-MAX([.A400];[.C400];[.E400])" office:value-type="float" office:value="1.24478983879089" calcext:value-type="float">
            <text:p>1.2447898388</text:p>
          </table:table-cell>
          <table:table-cell table:formula="of:=IF(ISBLANK([.E400]);&quot;&quot;;[.I400])" office:value-type="float" office:value="1.24478983879089" calcext:value-type="float">
            <text:p>1.2447898388</text:p>
          </table:table-cell>
          <table:table-cell table:formula="of:=IF(OR(ISBLANK([.E400]);[.I400]&lt;=0);&quot;&quot;;[.I400])" office:value-type="float" office:value="1.24478983879089" calcext:value-type="float">
            <text:p>1.2447898388</text:p>
          </table:table-cell>
          <table:table-cell table:number-columns-repeated="4"/>
          <table:table-cell table:formula="of:=NORMDIST([.$K400];[.$L$3];SQRT([.$L$4]); 1)" office:value-type="float" office:value="0.355581288360443" calcext:value-type="float">
            <text:p>0.35558128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68" calcext:value-type="float">
            <text:p>1427800958.71568</text:p>
          </table:table-cell>
          <table:table-cell office:value-type="float" office:value="1427800959.9213" calcext:value-type="float">
            <text:p>1427800959.9213</text:p>
          </table:table-cell>
          <table:table-cell office:value-type="float" office:value="1427800959.9604" calcext:value-type="float">
            <text:p>1427800959.9604</text:p>
          </table:table-cell>
          <table:table-cell/>
          <table:table-cell table:formula="of:=MAX([.B401];[.D401];[.G401])-MAX([.A401];[.C401];[.E401])" office:value-type="float" office:value="1.2447202205658" calcext:value-type="float">
            <text:p>1.2447202206</text:p>
          </table:table-cell>
          <table:table-cell table:formula="of:=IF(ISBLANK([.E401]);&quot;&quot;;[.I401])" office:value-type="float" office:value="1.2447202205658" calcext:value-type="float">
            <text:p>1.2447202206</text:p>
          </table:table-cell>
          <table:table-cell table:formula="of:=IF(OR(ISBLANK([.E401]);[.I401]&lt;=0);&quot;&quot;;[.I401])" office:value-type="float" office:value="1.2447202205658" calcext:value-type="float">
            <text:p>1.2447202206</text:p>
          </table:table-cell>
          <table:table-cell table:number-columns-repeated="4"/>
          <table:table-cell table:formula="of:=NORMDIST([.$K401];[.$L$3];SQRT([.$L$4]); 1)" office:value-type="float" office:value="0.355367612148658" calcext:value-type="float">
            <text:p>0.35536761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69" calcext:value-type="float">
            <text:p>1427800958.71569</text:p>
          </table:table-cell>
          <table:table-cell office:value-type="float" office:value="1427800959.92114" calcext:value-type="float">
            <text:p>1427800959.92114</text:p>
          </table:table-cell>
          <table:table-cell office:value-type="float" office:value="1427800959.95769" calcext:value-type="float">
            <text:p>1427800959.95769</text:p>
          </table:table-cell>
          <table:table-cell/>
          <table:table-cell table:formula="of:=MAX([.B402];[.D402];[.G402])-MAX([.A402];[.C402];[.E402])" office:value-type="float" office:value="1.24200010299683" calcext:value-type="float">
            <text:p>1.242000103</text:p>
          </table:table-cell>
          <table:table-cell table:formula="of:=IF(ISBLANK([.E402]);&quot;&quot;;[.I402])" office:value-type="float" office:value="1.24200010299683" calcext:value-type="float">
            <text:p>1.242000103</text:p>
          </table:table-cell>
          <table:table-cell table:formula="of:=IF(OR(ISBLANK([.E402]);[.I402]&lt;=0);&quot;&quot;;[.I402])" office:value-type="float" office:value="1.24200010299683" calcext:value-type="float">
            <text:p>1.242000103</text:p>
          </table:table-cell>
          <table:table-cell table:number-columns-repeated="4"/>
          <table:table-cell table:formula="of:=NORMDIST([.$K402];[.$L$3];SQRT([.$L$4]); 1)" office:value-type="float" office:value="0.347055056486388" calcext:value-type="float">
            <text:p>0.3470550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7" calcext:value-type="float">
            <text:p>1427800958.7157</text:p>
          </table:table-cell>
          <table:table-cell office:value-type="float" office:value="1427800959.92119" calcext:value-type="float">
            <text:p>1427800959.92119</text:p>
          </table:table-cell>
          <table:table-cell office:value-type="float" office:value="1427800959.95685" calcext:value-type="float">
            <text:p>1427800959.95685</text:p>
          </table:table-cell>
          <table:table-cell/>
          <table:table-cell table:formula="of:=MAX([.B403];[.D403];[.G403])-MAX([.A403];[.C403];[.E403])" office:value-type="float" office:value="1.24115014076233" calcext:value-type="float">
            <text:p>1.2411501408</text:p>
          </table:table-cell>
          <table:table-cell table:formula="of:=IF(ISBLANK([.E403]);&quot;&quot;;[.I403])" office:value-type="float" office:value="1.24115014076233" calcext:value-type="float">
            <text:p>1.2411501408</text:p>
          </table:table-cell>
          <table:table-cell table:formula="of:=IF(OR(ISBLANK([.E403]);[.I403]&lt;=0);&quot;&quot;;[.I403])" office:value-type="float" office:value="1.24115014076233" calcext:value-type="float">
            <text:p>1.2411501408</text:p>
          </table:table-cell>
          <table:table-cell table:number-columns-repeated="4"/>
          <table:table-cell table:formula="of:=NORMDIST([.$K403];[.$L$3];SQRT([.$L$4]); 1)" office:value-type="float" office:value="0.344472405107315" calcext:value-type="float">
            <text:p>0.34447240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72" calcext:value-type="float">
            <text:p>1427800958.71572</text:p>
          </table:table-cell>
          <table:table-cell office:value-type="float" office:value="1427800959.92092" calcext:value-type="float">
            <text:p>1427800959.92092</text:p>
          </table:table-cell>
          <table:table-cell office:value-type="float" office:value="1427800959.96036" calcext:value-type="float">
            <text:p>1427800959.96036</text:p>
          </table:table-cell>
          <table:table-cell/>
          <table:table-cell table:formula="of:=MAX([.B404];[.D404];[.G404])-MAX([.A404];[.C404];[.E404])" office:value-type="float" office:value="1.24464011192322" calcext:value-type="float">
            <text:p>1.2446401119</text:p>
          </table:table-cell>
          <table:table-cell table:formula="of:=IF(ISBLANK([.E404]);&quot;&quot;;[.I404])" office:value-type="float" office:value="1.24464011192322" calcext:value-type="float">
            <text:p>1.2446401119</text:p>
          </table:table-cell>
          <table:table-cell table:formula="of:=IF(OR(ISBLANK([.E404]);[.I404]&lt;=0);&quot;&quot;;[.I404])" office:value-type="float" office:value="1.24464011192322" calcext:value-type="float">
            <text:p>1.2446401119</text:p>
          </table:table-cell>
          <table:table-cell table:number-columns-repeated="4"/>
          <table:table-cell table:formula="of:=NORMDIST([.$K404];[.$L$3];SQRT([.$L$4]); 1)" office:value-type="float" office:value="0.355121794402476" calcext:value-type="float">
            <text:p>0.35512179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83" calcext:value-type="float">
            <text:p>1427800958.71583</text:p>
          </table:table-cell>
          <table:table-cell office:value-type="float" office:value="1427800959.92097" calcext:value-type="float">
            <text:p>1427800959.92097</text:p>
          </table:table-cell>
          <table:table-cell office:value-type="float" office:value="1427800959.96044" calcext:value-type="float">
            <text:p>1427800959.96044</text:p>
          </table:table-cell>
          <table:table-cell/>
          <table:table-cell table:formula="of:=MAX([.B405];[.D405];[.G405])-MAX([.A405];[.C405];[.E405])" office:value-type="float" office:value="1.24460983276367" calcext:value-type="float">
            <text:p>1.2446098328</text:p>
          </table:table-cell>
          <table:table-cell table:formula="of:=IF(ISBLANK([.E405]);&quot;&quot;;[.I405])" office:value-type="float" office:value="1.24460983276367" calcext:value-type="float">
            <text:p>1.2446098328</text:p>
          </table:table-cell>
          <table:table-cell table:formula="of:=IF(OR(ISBLANK([.E405]);[.I405]&lt;=0);&quot;&quot;;[.I405])" office:value-type="float" office:value="1.24460983276367" calcext:value-type="float">
            <text:p>1.2446098328</text:p>
          </table:table-cell>
          <table:table-cell table:number-columns-repeated="4"/>
          <table:table-cell table:formula="of:=NORMDIST([.$K405];[.$L$3];SQRT([.$L$4]); 1)" office:value-type="float" office:value="0.355028896840529" calcext:value-type="float">
            <text:p>0.35502889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84" calcext:value-type="float">
            <text:p>1427800958.71584</text:p>
          </table:table-cell>
          <table:table-cell office:value-type="float" office:value="1427800959.92124" calcext:value-type="float">
            <text:p>1427800959.92124</text:p>
          </table:table-cell>
          <table:table-cell office:value-type="float" office:value="1427800959.96415" calcext:value-type="float">
            <text:p>1427800959.96415</text:p>
          </table:table-cell>
          <table:table-cell/>
          <table:table-cell table:formula="of:=MAX([.B406];[.D406];[.G406])-MAX([.A406];[.C406];[.E406])" office:value-type="float" office:value="1.24830985069275" calcext:value-type="float">
            <text:p>1.2483098507</text:p>
          </table:table-cell>
          <table:table-cell table:formula="of:=IF(ISBLANK([.E406]);&quot;&quot;;[.I406])" office:value-type="float" office:value="1.24830985069275" calcext:value-type="float">
            <text:p>1.2483098507</text:p>
          </table:table-cell>
          <table:table-cell table:formula="of:=IF(OR(ISBLANK([.E406]);[.I406]&lt;=0);&quot;&quot;;[.I406])" office:value-type="float" office:value="1.24830985069275" calcext:value-type="float">
            <text:p>1.2483098507</text:p>
          </table:table-cell>
          <table:table-cell table:number-columns-repeated="4"/>
          <table:table-cell table:formula="of:=NORMDIST([.$K406];[.$L$3];SQRT([.$L$4]); 1)" office:value-type="float" office:value="0.366442965127603" calcext:value-type="float">
            <text:p>0.36644296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85" calcext:value-type="float">
            <text:p>1427800958.71585</text:p>
          </table:table-cell>
          <table:table-cell office:value-type="float" office:value="1427800959.92103" calcext:value-type="float">
            <text:p>1427800959.92103</text:p>
          </table:table-cell>
          <table:table-cell office:value-type="float" office:value="1427800959.96044" calcext:value-type="float">
            <text:p>1427800959.96044</text:p>
          </table:table-cell>
          <table:table-cell/>
          <table:table-cell table:formula="of:=MAX([.B407];[.D407];[.G407])-MAX([.A407];[.C407];[.E407])" office:value-type="float" office:value="1.24458980560303" calcext:value-type="float">
            <text:p>1.2445898056</text:p>
          </table:table-cell>
          <table:table-cell table:formula="of:=IF(ISBLANK([.E407]);&quot;&quot;;[.I407])" office:value-type="float" office:value="1.24458980560303" calcext:value-type="float">
            <text:p>1.2445898056</text:p>
          </table:table-cell>
          <table:table-cell table:formula="of:=IF(OR(ISBLANK([.E407]);[.I407]&lt;=0);&quot;&quot;;[.I407])" office:value-type="float" office:value="1.24458980560303" calcext:value-type="float">
            <text:p>1.2445898056</text:p>
          </table:table-cell>
          <table:table-cell table:number-columns-repeated="4"/>
          <table:table-cell table:formula="of:=NORMDIST([.$K407];[.$L$3];SQRT([.$L$4]); 1)" office:value-type="float" office:value="0.354967457518072" calcext:value-type="float">
            <text:p>0.35496745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88" calcext:value-type="float">
            <text:p>1427800958.71588</text:p>
          </table:table-cell>
          <table:table-cell office:value-type="float" office:value="1427800960.00461" calcext:value-type="float">
            <text:p>1427800960.00461</text:p>
          </table:table-cell>
          <table:table-cell office:value-type="float" office:value="1427800960.03543" calcext:value-type="float">
            <text:p>1427800960.03543</text:p>
          </table:table-cell>
          <table:table-cell/>
          <table:table-cell table:formula="of:=MAX([.B408];[.D408];[.G408])-MAX([.A408];[.C408];[.E408])" office:value-type="float" office:value="1.31955003738403" calcext:value-type="float">
            <text:p>1.3195500374</text:p>
          </table:table-cell>
          <table:table-cell table:formula="of:=IF(ISBLANK([.E408]);&quot;&quot;;[.I408])" office:value-type="float" office:value="1.31955003738403" calcext:value-type="float">
            <text:p>1.3195500374</text:p>
          </table:table-cell>
          <table:table-cell table:formula="of:=IF(OR(ISBLANK([.E408]);[.I408]&lt;=0);&quot;&quot;;[.I408])" office:value-type="float" office:value="1.31955003738403" calcext:value-type="float">
            <text:p>1.3195500374</text:p>
          </table:table-cell>
          <table:table-cell table:number-columns-repeated="4"/>
          <table:table-cell table:formula="of:=NORMDIST([.$K408];[.$L$3];SQRT([.$L$4]); 1)" office:value-type="float" office:value="0.597063278498997" calcext:value-type="float">
            <text:p>0.59706327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58.7159" calcext:value-type="float">
            <text:p>1427800958.7159</text:p>
          </table:table-cell>
          <table:table-cell office:value-type="float" office:value="1427800959.92135" calcext:value-type="float">
            <text:p>1427800959.92135</text:p>
          </table:table-cell>
          <table:table-cell office:value-type="float" office:value="1427800959.95453" calcext:value-type="float">
            <text:p>1427800959.95453</text:p>
          </table:table-cell>
          <table:table-cell/>
          <table:table-cell table:formula="of:=MAX([.B409];[.D409];[.G409])-MAX([.A409];[.C409];[.E409])" office:value-type="float" office:value="1.23863005638123" calcext:value-type="float">
            <text:p>1.2386300564</text:p>
          </table:table-cell>
          <table:table-cell table:formula="of:=IF(ISBLANK([.E409]);&quot;&quot;;[.I409])" office:value-type="float" office:value="1.23863005638123" calcext:value-type="float">
            <text:p>1.2386300564</text:p>
          </table:table-cell>
          <table:table-cell table:formula="of:=IF(OR(ISBLANK([.E409]);[.I409]&lt;=0);&quot;&quot;;[.I409])" office:value-type="float" office:value="1.23863005638123" calcext:value-type="float">
            <text:p>1.2386300564</text:p>
          </table:table-cell>
          <table:table-cell table:number-columns-repeated="4"/>
          <table:table-cell table:formula="of:=NORMDIST([.$K409];[.$L$3];SQRT([.$L$4]); 1)" office:value-type="float" office:value="0.336857913293387" calcext:value-type="float">
            <text:p>0.33685791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60.03545" calcext:value-type="float">
            <text:p>1427800960.03545</text:p>
          </table:table-cell>
          <table:table-cell office:value-type="float" office:value="1427800961.64099" calcext:value-type="float">
            <text:p>1427800961.64099</text:p>
          </table:table-cell>
          <table:table-cell table:number-columns-repeated="4"/>
          <table:table-cell table:formula="of:=MAX([.B410];[.D410];[.G410])-MAX([.A410];[.C410];[.E410])" office:value-type="float" office:value="1.60554003715515" calcext:value-type="float">
            <text:p>1.6055400372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 table:number-columns-repeated="4"/>
          <table:table-cell table:formula="of:=NORMDIST([.$K410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46" calcext:value-type="float">
            <text:p>1427800960.03546</text:p>
          </table:table-cell>
          <table:table-cell office:value-type="float" office:value="1427800961.51497" calcext:value-type="float">
            <text:p>1427800961.51497</text:p>
          </table:table-cell>
          <table:table-cell office:value-type="float" office:value="1427800961.55059" calcext:value-type="float">
            <text:p>1427800961.55059</text:p>
          </table:table-cell>
          <table:table-cell/>
          <table:table-cell table:formula="of:=MAX([.B411];[.D411];[.G411])-MAX([.A411];[.C411];[.E411])" office:value-type="float" office:value="1.51513004302979" calcext:value-type="float">
            <text:p>1.515130043</text:p>
          </table:table-cell>
          <table:table-cell table:formula="of:=IF(ISBLANK([.E411]);&quot;&quot;;[.I411])" office:value-type="float" office:value="1.51513004302979" calcext:value-type="float">
            <text:p>1.515130043</text:p>
          </table:table-cell>
          <table:table-cell table:formula="of:=IF(OR(ISBLANK([.E411]);[.I411]&lt;=0);&quot;&quot;;[.I411])" office:value-type="float" office:value="1.51513004302979" calcext:value-type="float">
            <text:p>1.515130043</text:p>
          </table:table-cell>
          <table:table-cell table:number-columns-repeated="4"/>
          <table:table-cell table:formula="of:=NORMDIST([.$K411];[.$L$3];SQRT([.$L$4]); 1)" office:value-type="float" office:value="0.968372537046044" calcext:value-type="float">
            <text:p>0.9683725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48" calcext:value-type="float">
            <text:p>1427800960.03548</text:p>
          </table:table-cell>
          <table:table-cell office:value-type="float" office:value="1427800961.51516" calcext:value-type="float">
            <text:p>1427800961.51516</text:p>
          </table:table-cell>
          <table:table-cell office:value-type="float" office:value="1427800961.55376" calcext:value-type="float">
            <text:p>1427800961.55376</text:p>
          </table:table-cell>
          <table:table-cell/>
          <table:table-cell table:formula="of:=MAX([.B412];[.D412];[.G412])-MAX([.A412];[.C412];[.E412])" office:value-type="float" office:value="1.51828002929688" calcext:value-type="float">
            <text:p>1.5182800293</text:p>
          </table:table-cell>
          <table:table-cell table:formula="of:=IF(ISBLANK([.E412]);&quot;&quot;;[.I412])" office:value-type="float" office:value="1.51828002929688" calcext:value-type="float">
            <text:p>1.5182800293</text:p>
          </table:table-cell>
          <table:table-cell table:formula="of:=IF(OR(ISBLANK([.E412]);[.I412]&lt;=0);&quot;&quot;;[.I412])" office:value-type="float" office:value="1.51828002929688" calcext:value-type="float">
            <text:p>1.5182800293</text:p>
          </table:table-cell>
          <table:table-cell table:number-columns-repeated="4"/>
          <table:table-cell table:formula="of:=NORMDIST([.$K412];[.$L$3];SQRT([.$L$4]); 1)" office:value-type="float" office:value="0.97017367758773" calcext:value-type="float">
            <text:p>0.97017367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49" calcext:value-type="float">
            <text:p>1427800960.03549</text:p>
          </table:table-cell>
          <table:table-cell office:value-type="float" office:value="1427800961.51552" calcext:value-type="float">
            <text:p>1427800961.51552</text:p>
          </table:table-cell>
          <table:table-cell office:value-type="float" office:value="1427800961.5528" calcext:value-type="float">
            <text:p>1427800961.5528</text:p>
          </table:table-cell>
          <table:table-cell/>
          <table:table-cell table:formula="of:=MAX([.B413];[.D413];[.G413])-MAX([.A413];[.C413];[.E413])" office:value-type="float" office:value="1.51730990409851" calcext:value-type="float">
            <text:p>1.5173099041</text:p>
          </table:table-cell>
          <table:table-cell table:formula="of:=IF(ISBLANK([.E413]);&quot;&quot;;[.I413])" office:value-type="float" office:value="1.51730990409851" calcext:value-type="float">
            <text:p>1.5173099041</text:p>
          </table:table-cell>
          <table:table-cell table:formula="of:=IF(OR(ISBLANK([.E413]);[.I413]&lt;=0);&quot;&quot;;[.I413])" office:value-type="float" office:value="1.51730990409851" calcext:value-type="float">
            <text:p>1.5173099041</text:p>
          </table:table-cell>
          <table:table-cell table:number-columns-repeated="4"/>
          <table:table-cell table:formula="of:=NORMDIST([.$K413];[.$L$3];SQRT([.$L$4]); 1)" office:value-type="float" office:value="0.969628263729237" calcext:value-type="float">
            <text:p>0.96962826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5" calcext:value-type="float">
            <text:p>1427800960.0355</text:p>
          </table:table-cell>
          <table:table-cell office:value-type="float" office:value="1427800961.51525" calcext:value-type="float">
            <text:p>1427800961.51525</text:p>
          </table:table-cell>
          <table:table-cell office:value-type="float" office:value="1427800961.54876" calcext:value-type="float">
            <text:p>1427800961.54876</text:p>
          </table:table-cell>
          <table:table-cell/>
          <table:table-cell table:formula="of:=MAX([.B414];[.D414];[.G414])-MAX([.A414];[.C414];[.E414])" office:value-type="float" office:value="1.51325988769531" calcext:value-type="float">
            <text:p>1.5132598877</text:p>
          </table:table-cell>
          <table:table-cell table:formula="of:=IF(ISBLANK([.E414]);&quot;&quot;;[.I414])" office:value-type="float" office:value="1.51325988769531" calcext:value-type="float">
            <text:p>1.5132598877</text:p>
          </table:table-cell>
          <table:table-cell table:formula="of:=IF(OR(ISBLANK([.E414]);[.I414]&lt;=0);&quot;&quot;;[.I414])" office:value-type="float" office:value="1.51325988769531" calcext:value-type="float">
            <text:p>1.5132598877</text:p>
          </table:table-cell>
          <table:table-cell table:number-columns-repeated="4"/>
          <table:table-cell table:formula="of:=NORMDIST([.$K414];[.$L$3];SQRT([.$L$4]); 1)" office:value-type="float" office:value="0.967261304453254" calcext:value-type="float">
            <text:p>0.96726130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51" calcext:value-type="float">
            <text:p>1427800960.03551</text:p>
          </table:table-cell>
          <table:table-cell office:value-type="float" office:value="1427800961.51488" calcext:value-type="float">
            <text:p>1427800961.51488</text:p>
          </table:table-cell>
          <table:table-cell office:value-type="float" office:value="1427800961.55286" calcext:value-type="float">
            <text:p>1427800961.55286</text:p>
          </table:table-cell>
          <table:table-cell/>
          <table:table-cell table:formula="of:=MAX([.B415];[.D415];[.G415])-MAX([.A415];[.C415];[.E415])" office:value-type="float" office:value="1.5173499584198" calcext:value-type="float">
            <text:p>1.5173499584</text:p>
          </table:table-cell>
          <table:table-cell table:formula="of:=IF(ISBLANK([.E415]);&quot;&quot;;[.I415])" office:value-type="float" office:value="1.5173499584198" calcext:value-type="float">
            <text:p>1.5173499584</text:p>
          </table:table-cell>
          <table:table-cell table:formula="of:=IF(OR(ISBLANK([.E415]);[.I415]&lt;=0);&quot;&quot;;[.I415])" office:value-type="float" office:value="1.5173499584198" calcext:value-type="float">
            <text:p>1.5173499584</text:p>
          </table:table-cell>
          <table:table-cell table:number-columns-repeated="4"/>
          <table:table-cell table:formula="of:=NORMDIST([.$K415];[.$L$3];SQRT([.$L$4]); 1)" office:value-type="float" office:value="0.969650945102048" calcext:value-type="float">
            <text:p>0.96965094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53" calcext:value-type="float">
            <text:p>1427800960.03553</text:p>
          </table:table-cell>
          <table:table-cell office:value-type="float" office:value="1427800961.51543" calcext:value-type="float">
            <text:p>1427800961.51543</text:p>
          </table:table-cell>
          <table:table-cell office:value-type="float" office:value="1427800961.5474" calcext:value-type="float">
            <text:p>1427800961.5474</text:p>
          </table:table-cell>
          <table:table-cell/>
          <table:table-cell table:formula="of:=MAX([.B416];[.D416];[.G416])-MAX([.A416];[.C416];[.E416])" office:value-type="float" office:value="1.51186990737915" calcext:value-type="float">
            <text:p>1.5118699074</text:p>
          </table:table-cell>
          <table:table-cell table:formula="of:=IF(ISBLANK([.E416]);&quot;&quot;;[.I416])" office:value-type="float" office:value="1.51186990737915" calcext:value-type="float">
            <text:p>1.5118699074</text:p>
          </table:table-cell>
          <table:table-cell table:formula="of:=IF(OR(ISBLANK([.E416]);[.I416]&lt;=0);&quot;&quot;;[.I416])" office:value-type="float" office:value="1.51186990737915" calcext:value-type="float">
            <text:p>1.5118699074</text:p>
          </table:table-cell>
          <table:table-cell table:number-columns-repeated="4"/>
          <table:table-cell table:formula="of:=NORMDIST([.$K416];[.$L$3];SQRT([.$L$4]); 1)" office:value-type="float" office:value="0.966414696629202" calcext:value-type="float">
            <text:p>0.96641469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55" calcext:value-type="float">
            <text:p>1427800960.03555</text:p>
          </table:table-cell>
          <table:table-cell office:value-type="float" office:value="1427800961.51506" calcext:value-type="float">
            <text:p>1427800961.51506</text:p>
          </table:table-cell>
          <table:table-cell office:value-type="float" office:value="1427800961.55278" calcext:value-type="float">
            <text:p>1427800961.55278</text:p>
          </table:table-cell>
          <table:table-cell/>
          <table:table-cell table:formula="of:=MAX([.B417];[.D417];[.G417])-MAX([.A417];[.C417];[.E417])" office:value-type="float" office:value="1.51722979545593" calcext:value-type="float">
            <text:p>1.5172297955</text:p>
          </table:table-cell>
          <table:table-cell table:formula="of:=IF(ISBLANK([.E417]);&quot;&quot;;[.I417])" office:value-type="float" office:value="1.51722979545593" calcext:value-type="float">
            <text:p>1.5172297955</text:p>
          </table:table-cell>
          <table:table-cell table:formula="of:=IF(OR(ISBLANK([.E417]);[.I417]&lt;=0);&quot;&quot;;[.I417])" office:value-type="float" office:value="1.51722979545593" calcext:value-type="float">
            <text:p>1.5172297955</text:p>
          </table:table-cell>
          <table:table-cell table:number-columns-repeated="4"/>
          <table:table-cell table:formula="of:=NORMDIST([.$K417];[.$L$3];SQRT([.$L$4]); 1)" office:value-type="float" office:value="0.969582858846292" calcext:value-type="float">
            <text:p>0.96958285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56" calcext:value-type="float">
            <text:p>1427800960.03556</text:p>
          </table:table-cell>
          <table:table-cell office:value-type="float" office:value="1427800961.51701" calcext:value-type="float">
            <text:p>1427800961.51701</text:p>
          </table:table-cell>
          <table:table-cell office:value-type="float" office:value="1427800961.55285" calcext:value-type="float">
            <text:p>1427800961.55285</text:p>
          </table:table-cell>
          <table:table-cell/>
          <table:table-cell table:formula="of:=MAX([.B418];[.D418];[.G418])-MAX([.A418];[.C418];[.E418])" office:value-type="float" office:value="1.51729011535645" calcext:value-type="float">
            <text:p>1.5172901154</text:p>
          </table:table-cell>
          <table:table-cell table:formula="of:=IF(ISBLANK([.E418]);&quot;&quot;;[.I418])" office:value-type="float" office:value="1.51729011535645" calcext:value-type="float">
            <text:p>1.5172901154</text:p>
          </table:table-cell>
          <table:table-cell table:formula="of:=IF(OR(ISBLANK([.E418]);[.I418]&lt;=0);&quot;&quot;;[.I418])" office:value-type="float" office:value="1.51729011535645" calcext:value-type="float">
            <text:p>1.5172901154</text:p>
          </table:table-cell>
          <table:table-cell table:number-columns-repeated="4"/>
          <table:table-cell table:formula="of:=NORMDIST([.$K418];[.$L$3];SQRT([.$L$4]); 1)" office:value-type="float" office:value="0.969617052868347" calcext:value-type="float">
            <text:p>0.96961705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61" calcext:value-type="float">
            <text:p>1427800960.03561</text:p>
          </table:table-cell>
          <table:table-cell office:value-type="float" office:value="1427800961.60508" calcext:value-type="float">
            <text:p>1427800961.60508</text:p>
          </table:table-cell>
          <table:table-cell office:value-type="float" office:value="1427800961.64099" calcext:value-type="float">
            <text:p>1427800961.64099</text:p>
          </table:table-cell>
          <table:table-cell/>
          <table:table-cell table:formula="of:=MAX([.B419];[.D419];[.G419])-MAX([.A419];[.C419];[.E419])" office:value-type="float" office:value="1.60538005828857" calcext:value-type="float">
            <text:p>1.6053800583</text:p>
          </table:table-cell>
          <table:table-cell table:formula="of:=IF(ISBLANK([.E419]);&quot;&quot;;[.I419])" office:value-type="float" office:value="1.60538005828857" calcext:value-type="float">
            <text:p>1.6053800583</text:p>
          </table:table-cell>
          <table:table-cell table:formula="of:=IF(OR(ISBLANK([.E419]);[.I419]&lt;=0);&quot;&quot;;[.I419])" office:value-type="float" office:value="1.60538005828857" calcext:value-type="float">
            <text:p>1.6053800583</text:p>
          </table:table-cell>
          <table:table-cell table:number-columns-repeated="4"/>
          <table:table-cell table:formula="of:=NORMDIST([.$K419];[.$L$3];SQRT([.$L$4]); 1)" office:value-type="float" office:value="0.995353523476926" calcext:value-type="float">
            <text:p>0.99535352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0.03564" calcext:value-type="float">
            <text:p>1427800960.03564</text:p>
          </table:table-cell>
          <table:table-cell office:value-type="float" office:value="1427800961.51533" calcext:value-type="float">
            <text:p>1427800961.51533</text:p>
          </table:table-cell>
          <table:table-cell office:value-type="float" office:value="1427800961.55372" calcext:value-type="float">
            <text:p>1427800961.55372</text:p>
          </table:table-cell>
          <table:table-cell/>
          <table:table-cell table:formula="of:=MAX([.B420];[.D420];[.G420])-MAX([.A420];[.C420];[.E420])" office:value-type="float" office:value="1.51807999610901" calcext:value-type="float">
            <text:p>1.5180799961</text:p>
          </table:table-cell>
          <table:table-cell table:formula="of:=IF(ISBLANK([.E420]);&quot;&quot;;[.I420])" office:value-type="float" office:value="1.51807999610901" calcext:value-type="float">
            <text:p>1.5180799961</text:p>
          </table:table-cell>
          <table:table-cell table:formula="of:=IF(OR(ISBLANK([.E420]);[.I420]&lt;=0);&quot;&quot;;[.I420])" office:value-type="float" office:value="1.51807999610901" calcext:value-type="float">
            <text:p>1.5180799961</text:p>
          </table:table-cell>
          <table:table-cell table:number-columns-repeated="4"/>
          <table:table-cell table:formula="of:=NORMDIST([.$K420];[.$L$3];SQRT([.$L$4]); 1)" office:value-type="float" office:value="0.970061886869254" calcext:value-type="float">
            <text:p>0.97006188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61.641" calcext:value-type="float">
            <text:p>1427800961.641</text:p>
          </table:table-cell>
          <table:table-cell office:value-type="float" office:value="1427800962.97214" calcext:value-type="float">
            <text:p>1427800962.97214</text:p>
          </table:table-cell>
          <table:table-cell table:number-columns-repeated="4"/>
          <table:table-cell table:formula="of:=MAX([.B421];[.D421];[.G421])-MAX([.A421];[.C421];[.E421])" office:value-type="float" office:value="1.33114004135132" calcext:value-type="float">
            <text:p>1.3311400414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 table:number-columns-repeated="4"/>
          <table:table-cell table:formula="of:=NORMDIST([.$K421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" calcext:value-type="float">
            <text:p>1427800961.641</text:p>
          </table:table-cell>
          <table:table-cell office:value-type="float" office:value="1427800962.85201" calcext:value-type="float">
            <text:p>1427800962.85201</text:p>
          </table:table-cell>
          <table:table-cell office:value-type="float" office:value="1427800962.8888" calcext:value-type="float">
            <text:p>1427800962.8888</text:p>
          </table:table-cell>
          <table:table-cell/>
          <table:table-cell table:formula="of:=MAX([.B422];[.D422];[.G422])-MAX([.A422];[.C422];[.E422])" office:value-type="float" office:value="1.24779987335205" calcext:value-type="float">
            <text:p>1.2477998734</text:p>
          </table:table-cell>
          <table:table-cell table:formula="of:=IF(ISBLANK([.E422]);&quot;&quot;;[.I422])" office:value-type="float" office:value="1.24779987335205" calcext:value-type="float">
            <text:p>1.2477998734</text:p>
          </table:table-cell>
          <table:table-cell table:formula="of:=IF(OR(ISBLANK([.E422]);[.I422]&lt;=0);&quot;&quot;;[.I422])" office:value-type="float" office:value="1.24779987335205" calcext:value-type="float">
            <text:p>1.2477998734</text:p>
          </table:table-cell>
          <table:table-cell table:number-columns-repeated="4"/>
          <table:table-cell table:formula="of:=NORMDIST([.$K422];[.$L$3];SQRT([.$L$4]); 1)" office:value-type="float" office:value="0.364862446741879" calcext:value-type="float">
            <text:p>0.36486244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02" calcext:value-type="float">
            <text:p>1427800961.64102</text:p>
          </table:table-cell>
          <table:table-cell office:value-type="float" office:value="1427800962.85212" calcext:value-type="float">
            <text:p>1427800962.85212</text:p>
          </table:table-cell>
          <table:table-cell office:value-type="float" office:value="1427800962.89239" calcext:value-type="float">
            <text:p>1427800962.89239</text:p>
          </table:table-cell>
          <table:table-cell/>
          <table:table-cell table:formula="of:=MAX([.B423];[.D423];[.G423])-MAX([.A423];[.C423];[.E423])" office:value-type="float" office:value="1.25136995315552" calcext:value-type="float">
            <text:p>1.2513699532</text:p>
          </table:table-cell>
          <table:table-cell table:formula="of:=IF(ISBLANK([.E423]);&quot;&quot;;[.I423])" office:value-type="float" office:value="1.25136995315552" calcext:value-type="float">
            <text:p>1.2513699532</text:p>
          </table:table-cell>
          <table:table-cell table:formula="of:=IF(OR(ISBLANK([.E423]);[.I423]&lt;=0);&quot;&quot;;[.I423])" office:value-type="float" office:value="1.25136995315552" calcext:value-type="float">
            <text:p>1.2513699532</text:p>
          </table:table-cell>
          <table:table-cell table:number-columns-repeated="4"/>
          <table:table-cell table:formula="of:=NORMDIST([.$K423];[.$L$3];SQRT([.$L$4]); 1)" office:value-type="float" office:value="0.375973588604875" calcext:value-type="float">
            <text:p>0.37597358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02" calcext:value-type="float">
            <text:p>1427800961.64102</text:p>
          </table:table-cell>
          <table:table-cell office:value-type="float" office:value="1427800962.85218" calcext:value-type="float">
            <text:p>1427800962.85218</text:p>
          </table:table-cell>
          <table:table-cell office:value-type="float" office:value="1427800962.88589" calcext:value-type="float">
            <text:p>1427800962.88589</text:p>
          </table:table-cell>
          <table:table-cell/>
          <table:table-cell table:formula="of:=MAX([.B424];[.D424];[.G424])-MAX([.A424];[.C424];[.E424])" office:value-type="float" office:value="1.24486994743347" calcext:value-type="float">
            <text:p>1.2448699474</text:p>
          </table:table-cell>
          <table:table-cell table:formula="of:=IF(ISBLANK([.E424]);&quot;&quot;;[.I424])" office:value-type="float" office:value="1.24486994743347" calcext:value-type="float">
            <text:p>1.2448699474</text:p>
          </table:table-cell>
          <table:table-cell table:formula="of:=IF(OR(ISBLANK([.E424]);[.I424]&lt;=0);&quot;&quot;;[.I424])" office:value-type="float" office:value="1.24486994743347" calcext:value-type="float">
            <text:p>1.2448699474</text:p>
          </table:table-cell>
          <table:table-cell table:number-columns-repeated="4"/>
          <table:table-cell table:formula="of:=NORMDIST([.$K424];[.$L$3];SQRT([.$L$4]); 1)" office:value-type="float" office:value="0.355827218525902" calcext:value-type="float">
            <text:p>0.3558272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03" calcext:value-type="float">
            <text:p>1427800961.64103</text:p>
          </table:table-cell>
          <table:table-cell office:value-type="float" office:value="1427800962.85223" calcext:value-type="float">
            <text:p>1427800962.85223</text:p>
          </table:table-cell>
          <table:table-cell office:value-type="float" office:value="1427800962.88885" calcext:value-type="float">
            <text:p>1427800962.88885</text:p>
          </table:table-cell>
          <table:table-cell/>
          <table:table-cell table:formula="of:=MAX([.B425];[.D425];[.G425])-MAX([.A425];[.C425];[.E425])" office:value-type="float" office:value="1.2478199005127" calcext:value-type="float">
            <text:p>1.2478199005</text:p>
          </table:table-cell>
          <table:table-cell table:formula="of:=IF(ISBLANK([.E425]);&quot;&quot;;[.I425])" office:value-type="float" office:value="1.2478199005127" calcext:value-type="float">
            <text:p>1.2478199005</text:p>
          </table:table-cell>
          <table:table-cell table:formula="of:=IF(OR(ISBLANK([.E425]);[.I425]&lt;=0);&quot;&quot;;[.I425])" office:value-type="float" office:value="1.2478199005127" calcext:value-type="float">
            <text:p>1.2478199005</text:p>
          </table:table-cell>
          <table:table-cell table:number-columns-repeated="4"/>
          <table:table-cell table:formula="of:=NORMDIST([.$K425];[.$L$3];SQRT([.$L$4]); 1)" office:value-type="float" office:value="0.364924471688669" calcext:value-type="float">
            <text:p>0.36492447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03" calcext:value-type="float">
            <text:p>1427800961.64103</text:p>
          </table:table-cell>
          <table:table-cell office:value-type="float" office:value="1427800962.85229" calcext:value-type="float">
            <text:p>1427800962.85229</text:p>
          </table:table-cell>
          <table:table-cell office:value-type="float" office:value="1427800962.88513" calcext:value-type="float">
            <text:p>1427800962.88513</text:p>
          </table:table-cell>
          <table:table-cell/>
          <table:table-cell table:formula="of:=MAX([.B426];[.D426];[.G426])-MAX([.A426];[.C426];[.E426])" office:value-type="float" office:value="1.24409985542297" calcext:value-type="float">
            <text:p>1.2440998554</text:p>
          </table:table-cell>
          <table:table-cell table:formula="of:=IF(ISBLANK([.E426]);&quot;&quot;;[.I426])" office:value-type="float" office:value="1.24409985542297" calcext:value-type="float">
            <text:p>1.2440998554</text:p>
          </table:table-cell>
          <table:table-cell table:formula="of:=IF(OR(ISBLANK([.E426]);[.I426]&lt;=0);&quot;&quot;;[.I426])" office:value-type="float" office:value="1.24409985542297" calcext:value-type="float">
            <text:p>1.2440998554</text:p>
          </table:table-cell>
          <table:table-cell table:number-columns-repeated="4"/>
          <table:table-cell table:formula="of:=NORMDIST([.$K426];[.$L$3];SQRT([.$L$4]); 1)" office:value-type="float" office:value="0.353465566535399" calcext:value-type="float">
            <text:p>0.35346556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04" calcext:value-type="float">
            <text:p>1427800961.64104</text:p>
          </table:table-cell>
          <table:table-cell office:value-type="float" office:value="1427800962.85239" calcext:value-type="float">
            <text:p>1427800962.85239</text:p>
          </table:table-cell>
          <table:table-cell office:value-type="float" office:value="1427800962.89226" calcext:value-type="float">
            <text:p>1427800962.89226</text:p>
          </table:table-cell>
          <table:table-cell/>
          <table:table-cell table:formula="of:=MAX([.B427];[.D427];[.G427])-MAX([.A427];[.C427];[.E427])" office:value-type="float" office:value="1.25121998786926" calcext:value-type="float">
            <text:p>1.2512199879</text:p>
          </table:table-cell>
          <table:table-cell table:formula="of:=IF(ISBLANK([.E427]);&quot;&quot;;[.I427])" office:value-type="float" office:value="1.25121998786926" calcext:value-type="float">
            <text:p>1.2512199879</text:p>
          </table:table-cell>
          <table:table-cell table:formula="of:=IF(OR(ISBLANK([.E427]);[.I427]&lt;=0);&quot;&quot;;[.I427])" office:value-type="float" office:value="1.25121998786926" calcext:value-type="float">
            <text:p>1.2512199879</text:p>
          </table:table-cell>
          <table:table-cell table:number-columns-repeated="4"/>
          <table:table-cell table:formula="of:=NORMDIST([.$K427];[.$L$3];SQRT([.$L$4]); 1)" office:value-type="float" office:value="0.375504703277236" calcext:value-type="float">
            <text:p>0.37550470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07" calcext:value-type="float">
            <text:p>1427800961.64107</text:p>
          </table:table-cell>
          <table:table-cell office:value-type="float" office:value="1427800962.85244" calcext:value-type="float">
            <text:p>1427800962.85244</text:p>
          </table:table-cell>
          <table:table-cell office:value-type="float" office:value="1427800962.89245" calcext:value-type="float">
            <text:p>1427800962.89245</text:p>
          </table:table-cell>
          <table:table-cell/>
          <table:table-cell table:formula="of:=MAX([.B428];[.D428];[.G428])-MAX([.A428];[.C428];[.E428])" office:value-type="float" office:value="1.25138020515442" calcext:value-type="float">
            <text:p>1.2513802052</text:p>
          </table:table-cell>
          <table:table-cell table:formula="of:=IF(ISBLANK([.E428]);&quot;&quot;;[.I428])" office:value-type="float" office:value="1.25138020515442" calcext:value-type="float">
            <text:p>1.2513802052</text:p>
          </table:table-cell>
          <table:table-cell table:formula="of:=IF(OR(ISBLANK([.E428]);[.I428]&lt;=0);&quot;&quot;;[.I428])" office:value-type="float" office:value="1.25138020515442" calcext:value-type="float">
            <text:p>1.2513802052</text:p>
          </table:table-cell>
          <table:table-cell table:number-columns-repeated="4"/>
          <table:table-cell table:formula="of:=NORMDIST([.$K428];[.$L$3];SQRT([.$L$4]); 1)" office:value-type="float" office:value="0.376005649465369" calcext:value-type="float">
            <text:p>0.37600564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07" calcext:value-type="float">
            <text:p>1427800961.64107</text:p>
          </table:table-cell>
          <table:table-cell office:value-type="float" office:value="1427800962.85234" calcext:value-type="float">
            <text:p>1427800962.85234</text:p>
          </table:table-cell>
          <table:table-cell office:value-type="float" office:value="1427800962.89242" calcext:value-type="float">
            <text:p>1427800962.89242</text:p>
          </table:table-cell>
          <table:table-cell/>
          <table:table-cell table:formula="of:=MAX([.B429];[.D429];[.G429])-MAX([.A429];[.C429];[.E429])" office:value-type="float" office:value="1.25135016441345" calcext:value-type="float">
            <text:p>1.2513501644</text:p>
          </table:table-cell>
          <table:table-cell table:formula="of:=IF(ISBLANK([.E429]);&quot;&quot;;[.I429])" office:value-type="float" office:value="1.25135016441345" calcext:value-type="float">
            <text:p>1.2513501644</text:p>
          </table:table-cell>
          <table:table-cell table:formula="of:=IF(OR(ISBLANK([.E429]);[.I429]&lt;=0);&quot;&quot;;[.I429])" office:value-type="float" office:value="1.25135016441345" calcext:value-type="float">
            <text:p>1.2513501644</text:p>
          </table:table-cell>
          <table:table-cell table:number-columns-repeated="4"/>
          <table:table-cell table:formula="of:=NORMDIST([.$K429];[.$L$3];SQRT([.$L$4]); 1)" office:value-type="float" office:value="0.375911706109268" calcext:value-type="float">
            <text:p>0.37591170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09" calcext:value-type="float">
            <text:p>1427800961.64109</text:p>
          </table:table-cell>
          <table:table-cell office:value-type="float" office:value="1427800962.85207" calcext:value-type="float">
            <text:p>1427800962.85207</text:p>
          </table:table-cell>
          <table:table-cell office:value-type="float" office:value="1427800962.8851" calcext:value-type="float">
            <text:p>1427800962.8851</text:p>
          </table:table-cell>
          <table:table-cell/>
          <table:table-cell table:formula="of:=MAX([.B430];[.D430];[.G430])-MAX([.A430];[.C430];[.E430])" office:value-type="float" office:value="1.24400997161865" calcext:value-type="float">
            <text:p>1.2440099716</text:p>
          </table:table-cell>
          <table:table-cell table:formula="of:=IF(ISBLANK([.E430]);&quot;&quot;;[.I430])" office:value-type="float" office:value="1.24400997161865" calcext:value-type="float">
            <text:p>1.2440099716</text:p>
          </table:table-cell>
          <table:table-cell table:formula="of:=IF(OR(ISBLANK([.E430]);[.I430]&lt;=0);&quot;&quot;;[.I430])" office:value-type="float" office:value="1.24400997161865" calcext:value-type="float">
            <text:p>1.2440099716</text:p>
          </table:table-cell>
          <table:table-cell table:number-columns-repeated="4"/>
          <table:table-cell table:formula="of:=NORMDIST([.$K430];[.$L$3];SQRT([.$L$4]); 1)" office:value-type="float" office:value="0.353190283821415" calcext:value-type="float">
            <text:p>0.35319028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1.6411" calcext:value-type="float">
            <text:p>1427800961.6411</text:p>
          </table:table-cell>
          <table:table-cell office:value-type="float" office:value="1427800962.93639" calcext:value-type="float">
            <text:p>1427800962.93639</text:p>
          </table:table-cell>
          <table:table-cell office:value-type="float" office:value="1427800962.97213" calcext:value-type="float">
            <text:p>1427800962.97213</text:p>
          </table:table-cell>
          <table:table-cell/>
          <table:table-cell table:formula="of:=MAX([.B431];[.D431];[.G431])-MAX([.A431];[.C431];[.E431])" office:value-type="float" office:value="1.33103013038635" calcext:value-type="float">
            <text:p>1.3310301304</text:p>
          </table:table-cell>
          <table:table-cell table:formula="of:=IF(ISBLANK([.E431]);&quot;&quot;;[.I431])" office:value-type="float" office:value="1.33103013038635" calcext:value-type="float">
            <text:p>1.3310301304</text:p>
          </table:table-cell>
          <table:table-cell table:formula="of:=IF(OR(ISBLANK([.E431]);[.I431]&lt;=0);&quot;&quot;;[.I431])" office:value-type="float" office:value="1.33103013038635" calcext:value-type="float">
            <text:p>1.3310301304</text:p>
          </table:table-cell>
          <table:table-cell table:number-columns-repeated="4"/>
          <table:table-cell table:formula="of:=NORMDIST([.$K431];[.$L$3];SQRT([.$L$4]); 1)" office:value-type="float" office:value="0.633204521341717" calcext:value-type="float">
            <text:p>0.63320452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62.97215" calcext:value-type="float">
            <text:p>1427800962.97215</text:p>
          </table:table-cell>
          <table:table-cell office:value-type="float" office:value="1427800964.30136" calcext:value-type="float">
            <text:p>1427800964.30136</text:p>
          </table:table-cell>
          <table:table-cell table:number-columns-repeated="4"/>
          <table:table-cell table:formula="of:=MAX([.B432];[.D432];[.G432])-MAX([.A432];[.C432];[.E432])" office:value-type="float" office:value="1.32920980453491" calcext:value-type="float">
            <text:p>1.3292098045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 table:number-columns-repeated="4"/>
          <table:table-cell table:formula="of:=NORMDIST([.$K432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15" calcext:value-type="float">
            <text:p>1427800962.97215</text:p>
          </table:table-cell>
          <table:table-cell office:value-type="float" office:value="1427800964.18088" calcext:value-type="float">
            <text:p>1427800964.18088</text:p>
          </table:table-cell>
          <table:table-cell office:value-type="float" office:value="1427800964.21522" calcext:value-type="float">
            <text:p>1427800964.21522</text:p>
          </table:table-cell>
          <table:table-cell/>
          <table:table-cell table:formula="of:=MAX([.B433];[.D433];[.G433])-MAX([.A433];[.C433];[.E433])" office:value-type="float" office:value="1.24306988716125" calcext:value-type="float">
            <text:p>1.2430698872</text:p>
          </table:table-cell>
          <table:table-cell table:formula="of:=IF(ISBLANK([.E433]);&quot;&quot;;[.I433])" office:value-type="float" office:value="1.24306988716125" calcext:value-type="float">
            <text:p>1.2430698872</text:p>
          </table:table-cell>
          <table:table-cell table:formula="of:=IF(OR(ISBLANK([.E433]);[.I433]&lt;=0);&quot;&quot;;[.I433])" office:value-type="float" office:value="1.24306988716125" calcext:value-type="float">
            <text:p>1.2430698872</text:p>
          </table:table-cell>
          <table:table-cell table:number-columns-repeated="4"/>
          <table:table-cell table:formula="of:=NORMDIST([.$K433];[.$L$3];SQRT([.$L$4]); 1)" office:value-type="float" office:value="0.350315759900416" calcext:value-type="float">
            <text:p>0.35031575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18" calcext:value-type="float">
            <text:p>1427800962.97218</text:p>
          </table:table-cell>
          <table:table-cell office:value-type="float" office:value="1427800964.18271" calcext:value-type="float">
            <text:p>1427800964.18271</text:p>
          </table:table-cell>
          <table:table-cell office:value-type="float" office:value="1427800964.22083" calcext:value-type="float">
            <text:p>1427800964.22083</text:p>
          </table:table-cell>
          <table:table-cell/>
          <table:table-cell table:formula="of:=MAX([.B434];[.D434];[.G434])-MAX([.A434];[.C434];[.E434])" office:value-type="float" office:value="1.24865007400513" calcext:value-type="float">
            <text:p>1.248650074</text:p>
          </table:table-cell>
          <table:table-cell table:formula="of:=IF(ISBLANK([.E434]);&quot;&quot;;[.I434])" office:value-type="float" office:value="1.24865007400513" calcext:value-type="float">
            <text:p>1.248650074</text:p>
          </table:table-cell>
          <table:table-cell table:formula="of:=IF(OR(ISBLANK([.E434]);[.I434]&lt;=0);&quot;&quot;;[.I434])" office:value-type="float" office:value="1.24865007400513" calcext:value-type="float">
            <text:p>1.248650074</text:p>
          </table:table-cell>
          <table:table-cell table:number-columns-repeated="4"/>
          <table:table-cell table:formula="of:=NORMDIST([.$K434];[.$L$3];SQRT([.$L$4]); 1)" office:value-type="float" office:value="0.367498645964444" calcext:value-type="float">
            <text:p>0.3674986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2" calcext:value-type="float">
            <text:p>1427800962.9722</text:p>
          </table:table-cell>
          <table:table-cell office:value-type="float" office:value="1427800964.18106" calcext:value-type="float">
            <text:p>1427800964.18106</text:p>
          </table:table-cell>
          <table:table-cell office:value-type="float" office:value="1427800964.22083" calcext:value-type="float">
            <text:p>1427800964.22083</text:p>
          </table:table-cell>
          <table:table-cell/>
          <table:table-cell table:formula="of:=MAX([.B435];[.D435];[.G435])-MAX([.A435];[.C435];[.E435])" office:value-type="float" office:value="1.24863004684448" calcext:value-type="float">
            <text:p>1.2486300468</text:p>
          </table:table-cell>
          <table:table-cell table:formula="of:=IF(ISBLANK([.E435]);&quot;&quot;;[.I435])" office:value-type="float" office:value="1.24863004684448" calcext:value-type="float">
            <text:p>1.2486300468</text:p>
          </table:table-cell>
          <table:table-cell table:formula="of:=IF(OR(ISBLANK([.E435]);[.I435]&lt;=0);&quot;&quot;;[.I435])" office:value-type="float" office:value="1.24863004684448" calcext:value-type="float">
            <text:p>1.2486300468</text:p>
          </table:table-cell>
          <table:table-cell table:number-columns-repeated="4"/>
          <table:table-cell table:formula="of:=NORMDIST([.$K435];[.$L$3];SQRT([.$L$4]); 1)" office:value-type="float" office:value="0.367436475739886" calcext:value-type="float">
            <text:p>0.36743647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22" calcext:value-type="float">
            <text:p>1427800962.97222</text:p>
          </table:table-cell>
          <table:table-cell office:value-type="float" office:value="1427800964.18116" calcext:value-type="float">
            <text:p>1427800964.18116</text:p>
          </table:table-cell>
          <table:table-cell office:value-type="float" office:value="1427800964.22477" calcext:value-type="float">
            <text:p>1427800964.22477</text:p>
          </table:table-cell>
          <table:table-cell/>
          <table:table-cell table:formula="of:=MAX([.B436];[.D436];[.G436])-MAX([.A436];[.C436];[.E436])" office:value-type="float" office:value="1.25255012512207" calcext:value-type="float">
            <text:p>1.2525501251</text:p>
          </table:table-cell>
          <table:table-cell table:formula="of:=IF(ISBLANK([.E436]);&quot;&quot;;[.I436])" office:value-type="float" office:value="1.25255012512207" calcext:value-type="float">
            <text:p>1.2525501251</text:p>
          </table:table-cell>
          <table:table-cell table:formula="of:=IF(OR(ISBLANK([.E436]);[.I436]&lt;=0);&quot;&quot;;[.I436])" office:value-type="float" office:value="1.25255012512207" calcext:value-type="float">
            <text:p>1.2525501251</text:p>
          </table:table-cell>
          <table:table-cell table:number-columns-repeated="4"/>
          <table:table-cell table:formula="of:=NORMDIST([.$K436];[.$L$3];SQRT([.$L$4]); 1)" office:value-type="float" office:value="0.37966988602476" calcext:value-type="float">
            <text:p>0.3796698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24" calcext:value-type="float">
            <text:p>1427800962.97224</text:p>
          </table:table-cell>
          <table:table-cell office:value-type="float" office:value="1427800964.181" calcext:value-type="float">
            <text:p>1427800964.181</text:p>
          </table:table-cell>
          <table:table-cell office:value-type="float" office:value="1427800964.21839" calcext:value-type="float">
            <text:p>1427800964.21839</text:p>
          </table:table-cell>
          <table:table-cell/>
          <table:table-cell table:formula="of:=MAX([.B437];[.D437];[.G437])-MAX([.A437];[.C437];[.E437])" office:value-type="float" office:value="1.24615001678467" calcext:value-type="float">
            <text:p>1.2461500168</text:p>
          </table:table-cell>
          <table:table-cell table:formula="of:=IF(ISBLANK([.E437]);&quot;&quot;;[.I437])" office:value-type="float" office:value="1.24615001678467" calcext:value-type="float">
            <text:p>1.2461500168</text:p>
          </table:table-cell>
          <table:table-cell table:formula="of:=IF(OR(ISBLANK([.E437]);[.I437]&lt;=0);&quot;&quot;;[.I437])" office:value-type="float" office:value="1.24615001678467" calcext:value-type="float">
            <text:p>1.2461500168</text:p>
          </table:table-cell>
          <table:table-cell table:number-columns-repeated="4"/>
          <table:table-cell table:formula="of:=NORMDIST([.$K437];[.$L$3];SQRT([.$L$4]); 1)" office:value-type="float" office:value="0.359765056202891" calcext:value-type="float">
            <text:p>0.35976505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26" calcext:value-type="float">
            <text:p>1427800962.97226</text:p>
          </table:table-cell>
          <table:table-cell office:value-type="float" office:value="1427800964.18111" calcext:value-type="float">
            <text:p>1427800964.18111</text:p>
          </table:table-cell>
          <table:table-cell office:value-type="float" office:value="1427800964.22164" calcext:value-type="float">
            <text:p>1427800964.22164</text:p>
          </table:table-cell>
          <table:table-cell/>
          <table:table-cell table:formula="of:=MAX([.B438];[.D438];[.G438])-MAX([.A438];[.C438];[.E438])" office:value-type="float" office:value="1.24938011169434" calcext:value-type="float">
            <text:p>1.2493801117</text:p>
          </table:table-cell>
          <table:table-cell table:formula="of:=IF(ISBLANK([.E438]);&quot;&quot;;[.I438])" office:value-type="float" office:value="1.24938011169434" calcext:value-type="float">
            <text:p>1.2493801117</text:p>
          </table:table-cell>
          <table:table-cell table:formula="of:=IF(OR(ISBLANK([.E438]);[.I438]&lt;=0);&quot;&quot;;[.I438])" office:value-type="float" office:value="1.24938011169434" calcext:value-type="float">
            <text:p>1.2493801117</text:p>
          </table:table-cell>
          <table:table-cell table:number-columns-repeated="4"/>
          <table:table-cell table:formula="of:=NORMDIST([.$K438];[.$L$3];SQRT([.$L$4]); 1)" office:value-type="float" office:value="0.369767257243834" calcext:value-type="float">
            <text:p>0.36976725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27" calcext:value-type="float">
            <text:p>1427800962.97227</text:p>
          </table:table-cell>
          <table:table-cell office:value-type="float" office:value="1427800964.18138" calcext:value-type="float">
            <text:p>1427800964.18138</text:p>
          </table:table-cell>
          <table:table-cell office:value-type="float" office:value="1427800964.22164" calcext:value-type="float">
            <text:p>1427800964.22164</text:p>
          </table:table-cell>
          <table:table-cell/>
          <table:table-cell table:formula="of:=MAX([.B439];[.D439];[.G439])-MAX([.A439];[.C439];[.E439])" office:value-type="float" office:value="1.24937009811401" calcext:value-type="float">
            <text:p>1.2493700981</text:p>
          </table:table-cell>
          <table:table-cell table:formula="of:=IF(ISBLANK([.E439]);&quot;&quot;;[.I439])" office:value-type="float" office:value="1.24937009811401" calcext:value-type="float">
            <text:p>1.2493700981</text:p>
          </table:table-cell>
          <table:table-cell table:formula="of:=IF(OR(ISBLANK([.E439]);[.I439]&lt;=0);&quot;&quot;;[.I439])" office:value-type="float" office:value="1.24937009811401" calcext:value-type="float">
            <text:p>1.2493700981</text:p>
          </table:table-cell>
          <table:table-cell table:number-columns-repeated="4"/>
          <table:table-cell table:formula="of:=NORMDIST([.$K439];[.$L$3];SQRT([.$L$4]); 1)" office:value-type="float" office:value="0.369736108891009" calcext:value-type="float">
            <text:p>0.36973610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29" calcext:value-type="float">
            <text:p>1427800962.97229</text:p>
          </table:table-cell>
          <table:table-cell office:value-type="float" office:value="1427800964.26813" calcext:value-type="float">
            <text:p>1427800964.26813</text:p>
          </table:table-cell>
          <table:table-cell office:value-type="float" office:value="1427800964.30135" calcext:value-type="float">
            <text:p>1427800964.30135</text:p>
          </table:table-cell>
          <table:table-cell/>
          <table:table-cell table:formula="of:=MAX([.B440];[.D440];[.G440])-MAX([.A440];[.C440];[.E440])" office:value-type="float" office:value="1.32906007766724" calcext:value-type="float">
            <text:p>1.3290600777</text:p>
          </table:table-cell>
          <table:table-cell table:formula="of:=IF(ISBLANK([.E440]);&quot;&quot;;[.I440])" office:value-type="float" office:value="1.32906007766724" calcext:value-type="float">
            <text:p>1.3290600777</text:p>
          </table:table-cell>
          <table:table-cell table:formula="of:=IF(OR(ISBLANK([.E440]);[.I440]&lt;=0);&quot;&quot;;[.I440])" office:value-type="float" office:value="1.32906007766724" calcext:value-type="float">
            <text:p>1.3290600777</text:p>
          </table:table-cell>
          <table:table-cell table:number-columns-repeated="4"/>
          <table:table-cell table:formula="of:=NORMDIST([.$K440];[.$L$3];SQRT([.$L$4]); 1)" office:value-type="float" office:value="0.627075952729544" calcext:value-type="float">
            <text:p>0.62707595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3" calcext:value-type="float">
            <text:p>1427800962.9723</text:p>
          </table:table-cell>
          <table:table-cell office:value-type="float" office:value="1427800964.18143" calcext:value-type="float">
            <text:p>1427800964.18143</text:p>
          </table:table-cell>
          <table:table-cell office:value-type="float" office:value="1427800964.21845" calcext:value-type="float">
            <text:p>1427800964.21845</text:p>
          </table:table-cell>
          <table:table-cell/>
          <table:table-cell table:formula="of:=MAX([.B441];[.D441];[.G441])-MAX([.A441];[.C441];[.E441])" office:value-type="float" office:value="1.24615001678467" calcext:value-type="float">
            <text:p>1.2461500168</text:p>
          </table:table-cell>
          <table:table-cell table:formula="of:=IF(ISBLANK([.E441]);&quot;&quot;;[.I441])" office:value-type="float" office:value="1.24615001678467" calcext:value-type="float">
            <text:p>1.2461500168</text:p>
          </table:table-cell>
          <table:table-cell table:formula="of:=IF(OR(ISBLANK([.E441]);[.I441]&lt;=0);&quot;&quot;;[.I441])" office:value-type="float" office:value="1.24615001678467" calcext:value-type="float">
            <text:p>1.2461500168</text:p>
          </table:table-cell>
          <table:table-cell table:number-columns-repeated="4"/>
          <table:table-cell table:formula="of:=NORMDIST([.$K441];[.$L$3];SQRT([.$L$4]); 1)" office:value-type="float" office:value="0.359765056202891" calcext:value-type="float">
            <text:p>0.35976505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2.9723" calcext:value-type="float">
            <text:p>1427800962.9723</text:p>
          </table:table-cell>
          <table:table-cell office:value-type="float" office:value="1427800964.18094" calcext:value-type="float">
            <text:p>1427800964.18094</text:p>
          </table:table-cell>
          <table:table-cell office:value-type="float" office:value="1427800964.21521" calcext:value-type="float">
            <text:p>1427800964.21521</text:p>
          </table:table-cell>
          <table:table-cell/>
          <table:table-cell table:formula="of:=MAX([.B442];[.D442];[.G442])-MAX([.A442];[.C442];[.E442])" office:value-type="float" office:value="1.24290990829468" calcext:value-type="float">
            <text:p>1.2429099083</text:p>
          </table:table-cell>
          <table:table-cell table:formula="of:=IF(ISBLANK([.E442]);&quot;&quot;;[.I442])" office:value-type="float" office:value="1.24290990829468" calcext:value-type="float">
            <text:p>1.2429099083</text:p>
          </table:table-cell>
          <table:table-cell table:formula="of:=IF(OR(ISBLANK([.E442]);[.I442]&lt;=0);&quot;&quot;;[.I442])" office:value-type="float" office:value="1.24290990829468" calcext:value-type="float">
            <text:p>1.2429099083</text:p>
          </table:table-cell>
          <table:table-cell table:number-columns-repeated="4"/>
          <table:table-cell table:formula="of:=NORMDIST([.$K442];[.$L$3];SQRT([.$L$4]); 1)" office:value-type="float" office:value="0.349827434917706" calcext:value-type="float">
            <text:p>0.34982743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64.30137" calcext:value-type="float">
            <text:p>1427800964.30137</text:p>
          </table:table-cell>
          <table:table-cell office:value-type="float" office:value="1427800965.57201" calcext:value-type="float">
            <text:p>1427800965.57201</text:p>
          </table:table-cell>
          <table:table-cell table:number-columns-repeated="4"/>
          <table:table-cell table:formula="of:=MAX([.B443];[.D443];[.G443])-MAX([.A443];[.C443];[.E443])" office:value-type="float" office:value="1.2706401348114" calcext:value-type="float">
            <text:p>1.2706401348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 table:number-columns-repeated="4"/>
          <table:table-cell table:formula="of:=NORMDIST([.$K443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37" calcext:value-type="float">
            <text:p>1427800964.30137</text:p>
          </table:table-cell>
          <table:table-cell office:value-type="float" office:value="1427800965.45183" calcext:value-type="float">
            <text:p>1427800965.45183</text:p>
          </table:table-cell>
          <table:table-cell office:value-type="float" office:value="1427800965.48978" calcext:value-type="float">
            <text:p>1427800965.48978</text:p>
          </table:table-cell>
          <table:table-cell/>
          <table:table-cell table:formula="of:=MAX([.B444];[.D444];[.G444])-MAX([.A444];[.C444];[.E444])" office:value-type="float" office:value="1.18841004371643" calcext:value-type="float">
            <text:p>1.1884100437</text:p>
          </table:table-cell>
          <table:table-cell table:formula="of:=IF(ISBLANK([.E444]);&quot;&quot;;[.I444])" office:value-type="float" office:value="1.18841004371643" calcext:value-type="float">
            <text:p>1.1884100437</text:p>
          </table:table-cell>
          <table:table-cell table:formula="of:=IF(OR(ISBLANK([.E444]);[.I444]&lt;=0);&quot;&quot;;[.I444])" office:value-type="float" office:value="1.18841004371643" calcext:value-type="float">
            <text:p>1.1884100437</text:p>
          </table:table-cell>
          <table:table-cell table:number-columns-repeated="4"/>
          <table:table-cell table:formula="of:=NORMDIST([.$K444];[.$L$3];SQRT([.$L$4]); 1)" office:value-type="float" office:value="0.201891830274188" calcext:value-type="float">
            <text:p>0.20189183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39" calcext:value-type="float">
            <text:p>1427800964.30139</text:p>
          </table:table-cell>
          <table:table-cell office:value-type="float" office:value="1427800965.45188" calcext:value-type="float">
            <text:p>1427800965.45188</text:p>
          </table:table-cell>
          <table:table-cell office:value-type="float" office:value="1427800965.48663" calcext:value-type="float">
            <text:p>1427800965.48663</text:p>
          </table:table-cell>
          <table:table-cell/>
          <table:table-cell table:formula="of:=MAX([.B445];[.D445];[.G445])-MAX([.A445];[.C445];[.E445])" office:value-type="float" office:value="1.1852400302887" calcext:value-type="float">
            <text:p>1.1852400303</text:p>
          </table:table-cell>
          <table:table-cell table:formula="of:=IF(ISBLANK([.E445]);&quot;&quot;;[.I445])" office:value-type="float" office:value="1.1852400302887" calcext:value-type="float">
            <text:p>1.1852400303</text:p>
          </table:table-cell>
          <table:table-cell table:formula="of:=IF(OR(ISBLANK([.E445]);[.I445]&lt;=0);&quot;&quot;;[.I445])" office:value-type="float" office:value="1.1852400302887" calcext:value-type="float">
            <text:p>1.1852400303</text:p>
          </table:table-cell>
          <table:table-cell table:number-columns-repeated="4"/>
          <table:table-cell table:formula="of:=NORMDIST([.$K445];[.$L$3];SQRT([.$L$4]); 1)" office:value-type="float" office:value="0.194617698707283" calcext:value-type="float">
            <text:p>0.19461769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4" calcext:value-type="float">
            <text:p>1427800964.3014</text:p>
          </table:table-cell>
          <table:table-cell office:value-type="float" office:value="1427800965.45199" calcext:value-type="float">
            <text:p>1427800965.45199</text:p>
          </table:table-cell>
          <table:table-cell office:value-type="float" office:value="1427800965.48663" calcext:value-type="float">
            <text:p>1427800965.48663</text:p>
          </table:table-cell>
          <table:table-cell/>
          <table:table-cell table:formula="of:=MAX([.B446];[.D446];[.G446])-MAX([.A446];[.C446];[.E446])" office:value-type="float" office:value="1.18523001670837" calcext:value-type="float">
            <text:p>1.1852300167</text:p>
          </table:table-cell>
          <table:table-cell table:formula="of:=IF(ISBLANK([.E446]);&quot;&quot;;[.I446])" office:value-type="float" office:value="1.18523001670837" calcext:value-type="float">
            <text:p>1.1852300167</text:p>
          </table:table-cell>
          <table:table-cell table:formula="of:=IF(OR(ISBLANK([.E446]);[.I446]&lt;=0);&quot;&quot;;[.I446])" office:value-type="float" office:value="1.18523001670837" calcext:value-type="float">
            <text:p>1.1852300167</text:p>
          </table:table-cell>
          <table:table-cell table:number-columns-repeated="4"/>
          <table:table-cell table:formula="of:=NORMDIST([.$K446];[.$L$3];SQRT([.$L$4]); 1)" office:value-type="float" office:value="0.194594976493689" calcext:value-type="float">
            <text:p>0.19459497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4" calcext:value-type="float">
            <text:p>1427800964.3014</text:p>
          </table:table-cell>
          <table:table-cell office:value-type="float" office:value="1427800965.45177" calcext:value-type="float">
            <text:p>1427800965.45177</text:p>
          </table:table-cell>
          <table:table-cell office:value-type="float" office:value="1427800965.48662" calcext:value-type="float">
            <text:p>1427800965.48662</text:p>
          </table:table-cell>
          <table:table-cell/>
          <table:table-cell table:formula="of:=MAX([.B447];[.D447];[.G447])-MAX([.A447];[.C447];[.E447])" office:value-type="float" office:value="1.18522000312805" calcext:value-type="float">
            <text:p>1.1852200031</text:p>
          </table:table-cell>
          <table:table-cell table:formula="of:=IF(ISBLANK([.E447]);&quot;&quot;;[.I447])" office:value-type="float" office:value="1.18522000312805" calcext:value-type="float">
            <text:p>1.1852200031</text:p>
          </table:table-cell>
          <table:table-cell table:formula="of:=IF(OR(ISBLANK([.E447]);[.I447]&lt;=0);&quot;&quot;;[.I447])" office:value-type="float" office:value="1.18522000312805" calcext:value-type="float">
            <text:p>1.1852200031</text:p>
          </table:table-cell>
          <table:table-cell table:number-columns-repeated="4"/>
          <table:table-cell table:formula="of:=NORMDIST([.$K447];[.$L$3];SQRT([.$L$4]); 1)" office:value-type="float" office:value="0.194572255894513" calcext:value-type="float">
            <text:p>0.19457225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41" calcext:value-type="float">
            <text:p>1427800964.30141</text:p>
          </table:table-cell>
          <table:table-cell office:value-type="float" office:value="1427800965.45435" calcext:value-type="float">
            <text:p>1427800965.45435</text:p>
          </table:table-cell>
          <table:table-cell office:value-type="float" office:value="1427800965.48493" calcext:value-type="float">
            <text:p>1427800965.48493</text:p>
          </table:table-cell>
          <table:table-cell/>
          <table:table-cell table:formula="of:=MAX([.B448];[.D448];[.G448])-MAX([.A448];[.C448];[.E448])" office:value-type="float" office:value="1.18352007865906" calcext:value-type="float">
            <text:p>1.1835200787</text:p>
          </table:table-cell>
          <table:table-cell table:formula="of:=IF(ISBLANK([.E448]);&quot;&quot;;[.I448])" office:value-type="float" office:value="1.18352007865906" calcext:value-type="float">
            <text:p>1.1835200787</text:p>
          </table:table-cell>
          <table:table-cell table:formula="of:=IF(OR(ISBLANK([.E448]);[.I448]&lt;=0);&quot;&quot;;[.I448])" office:value-type="float" office:value="1.18352007865906" calcext:value-type="float">
            <text:p>1.1835200787</text:p>
          </table:table-cell>
          <table:table-cell table:number-columns-repeated="4"/>
          <table:table-cell table:formula="of:=NORMDIST([.$K448];[.$L$3];SQRT([.$L$4]); 1)" office:value-type="float" office:value="0.190738596088101" calcext:value-type="float">
            <text:p>0.19073859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42" calcext:value-type="float">
            <text:p>1427800964.30142</text:p>
          </table:table-cell>
          <table:table-cell office:value-type="float" office:value="1427800965.45194" calcext:value-type="float">
            <text:p>1427800965.45194</text:p>
          </table:table-cell>
          <table:table-cell office:value-type="float" office:value="1427800965.48881" calcext:value-type="float">
            <text:p>1427800965.48881</text:p>
          </table:table-cell>
          <table:table-cell/>
          <table:table-cell table:formula="of:=MAX([.B449];[.D449];[.G449])-MAX([.A449];[.C449];[.E449])" office:value-type="float" office:value="1.18739008903503" calcext:value-type="float">
            <text:p>1.187390089</text:p>
          </table:table-cell>
          <table:table-cell table:formula="of:=IF(ISBLANK([.E449]);&quot;&quot;;[.I449])" office:value-type="float" office:value="1.18739008903503" calcext:value-type="float">
            <text:p>1.187390089</text:p>
          </table:table-cell>
          <table:table-cell table:formula="of:=IF(OR(ISBLANK([.E449]);[.I449]&lt;=0);&quot;&quot;;[.I449])" office:value-type="float" office:value="1.18739008903503" calcext:value-type="float">
            <text:p>1.187390089</text:p>
          </table:table-cell>
          <table:table-cell table:number-columns-repeated="4"/>
          <table:table-cell table:formula="of:=NORMDIST([.$K449];[.$L$3];SQRT([.$L$4]); 1)" office:value-type="float" office:value="0.199533800867591" calcext:value-type="float">
            <text:p>0.19953380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43" calcext:value-type="float">
            <text:p>1427800964.30143</text:p>
          </table:table-cell>
          <table:table-cell office:value-type="float" office:value="1427800965.45204" calcext:value-type="float">
            <text:p>1427800965.45204</text:p>
          </table:table-cell>
          <table:table-cell office:value-type="float" office:value="1427800965.48085" calcext:value-type="float">
            <text:p>1427800965.48085</text:p>
          </table:table-cell>
          <table:table-cell/>
          <table:table-cell table:formula="of:=MAX([.B450];[.D450];[.G450])-MAX([.A450];[.C450];[.E450])" office:value-type="float" office:value="1.17941999435425" calcext:value-type="float">
            <text:p>1.1794199944</text:p>
          </table:table-cell>
          <table:table-cell table:formula="of:=IF(ISBLANK([.E450]);&quot;&quot;;[.I450])" office:value-type="float" office:value="1.17941999435425" calcext:value-type="float">
            <text:p>1.1794199944</text:p>
          </table:table-cell>
          <table:table-cell table:formula="of:=IF(OR(ISBLANK([.E450]);[.I450]&lt;=0);&quot;&quot;;[.I450])" office:value-type="float" office:value="1.17941999435425" calcext:value-type="float">
            <text:p>1.1794199944</text:p>
          </table:table-cell>
          <table:table-cell table:number-columns-repeated="4"/>
          <table:table-cell table:formula="of:=NORMDIST([.$K450];[.$L$3];SQRT([.$L$4]); 1)" office:value-type="float" office:value="0.181684623078145" calcext:value-type="float">
            <text:p>0.18168462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44" calcext:value-type="float">
            <text:p>1427800964.30144</text:p>
          </table:table-cell>
          <table:table-cell office:value-type="float" office:value="1427800965.53662" calcext:value-type="float">
            <text:p>1427800965.53662</text:p>
          </table:table-cell>
          <table:table-cell office:value-type="float" office:value="1427800965.572" calcext:value-type="float">
            <text:p>1427800965.572</text:p>
          </table:table-cell>
          <table:table-cell/>
          <table:table-cell table:formula="of:=MAX([.B451];[.D451];[.G451])-MAX([.A451];[.C451];[.E451])" office:value-type="float" office:value="1.27056002616882" calcext:value-type="float">
            <text:p>1.2705600262</text:p>
          </table:table-cell>
          <table:table-cell table:formula="of:=IF(ISBLANK([.E451]);&quot;&quot;;[.I451])" office:value-type="float" office:value="1.27056002616882" calcext:value-type="float">
            <text:p>1.2705600262</text:p>
          </table:table-cell>
          <table:table-cell table:formula="of:=IF(OR(ISBLANK([.E451]);[.I451]&lt;=0);&quot;&quot;;[.I451])" office:value-type="float" office:value="1.27056002616882" calcext:value-type="float">
            <text:p>1.2705600262</text:p>
          </table:table-cell>
          <table:table-cell table:number-columns-repeated="4"/>
          <table:table-cell table:formula="of:=NORMDIST([.$K451];[.$L$3];SQRT([.$L$4]); 1)" office:value-type="float" office:value="0.437251840680977" calcext:value-type="float">
            <text:p>0.43725184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45" calcext:value-type="float">
            <text:p>1427800964.30145</text:p>
          </table:table-cell>
          <table:table-cell office:value-type="float" office:value="1427800965.45215" calcext:value-type="float">
            <text:p>1427800965.45215</text:p>
          </table:table-cell>
          <table:table-cell office:value-type="float" office:value="1427800965.48494" calcext:value-type="float">
            <text:p>1427800965.48494</text:p>
          </table:table-cell>
          <table:table-cell/>
          <table:table-cell table:formula="of:=MAX([.B452];[.D452];[.G452])-MAX([.A452];[.C452];[.E452])" office:value-type="float" office:value="1.18349003791809" calcext:value-type="float">
            <text:p>1.1834900379</text:p>
          </table:table-cell>
          <table:table-cell table:formula="of:=IF(ISBLANK([.E452]);&quot;&quot;;[.I452])" office:value-type="float" office:value="1.18349003791809" calcext:value-type="float">
            <text:p>1.1834900379</text:p>
          </table:table-cell>
          <table:table-cell table:formula="of:=IF(OR(ISBLANK([.E452]);[.I452]&lt;=0);&quot;&quot;;[.I452])" office:value-type="float" office:value="1.18349003791809" calcext:value-type="float">
            <text:p>1.1834900379</text:p>
          </table:table-cell>
          <table:table-cell table:number-columns-repeated="4"/>
          <table:table-cell table:formula="of:=NORMDIST([.$K452];[.$L$3];SQRT([.$L$4]); 1)" office:value-type="float" office:value="0.190671267894062" calcext:value-type="float">
            <text:p>0.19067126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4.30147" calcext:value-type="float">
            <text:p>1427800964.30147</text:p>
          </table:table-cell>
          <table:table-cell office:value-type="float" office:value="1427800965.4521" calcext:value-type="float">
            <text:p>1427800965.4521</text:p>
          </table:table-cell>
          <table:table-cell office:value-type="float" office:value="1427800965.48887" calcext:value-type="float">
            <text:p>1427800965.48887</text:p>
          </table:table-cell>
          <table:table-cell/>
          <table:table-cell table:formula="of:=MAX([.B453];[.D453];[.G453])-MAX([.A453];[.C453];[.E453])" office:value-type="float" office:value="1.18739986419678" calcext:value-type="float">
            <text:p>1.1873998642</text:p>
          </table:table-cell>
          <table:table-cell table:formula="of:=IF(ISBLANK([.E453]);&quot;&quot;;[.I453])" office:value-type="float" office:value="1.18739986419678" calcext:value-type="float">
            <text:p>1.1873998642</text:p>
          </table:table-cell>
          <table:table-cell table:formula="of:=IF(OR(ISBLANK([.E453]);[.I453]&lt;=0);&quot;&quot;;[.I453])" office:value-type="float" office:value="1.18739986419678" calcext:value-type="float">
            <text:p>1.1873998642</text:p>
          </table:table-cell>
          <table:table-cell table:number-columns-repeated="4"/>
          <table:table-cell table:formula="of:=NORMDIST([.$K453];[.$L$3];SQRT([.$L$4]); 1)" office:value-type="float" office:value="0.199556321065234" calcext:value-type="float">
            <text:p>0.19955632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65.57202" calcext:value-type="float">
            <text:p>1427800965.57202</text:p>
          </table:table-cell>
          <table:table-cell office:value-type="float" office:value="1427800967.18388" calcext:value-type="float">
            <text:p>1427800967.18388</text:p>
          </table:table-cell>
          <table:table-cell table:number-columns-repeated="4"/>
          <table:table-cell table:formula="of:=MAX([.B454];[.D454];[.G454])-MAX([.A454];[.C454];[.E454])" office:value-type="float" office:value="1.61186003684998" calcext:value-type="float">
            <text:p>1.6118600368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 table:number-columns-repeated="4"/>
          <table:table-cell table:formula="of:=NORMDIST([.$K454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2" calcext:value-type="float">
            <text:p>1427800965.57202</text:p>
          </table:table-cell>
          <table:table-cell office:value-type="float" office:value="1427800967.06403" calcext:value-type="float">
            <text:p>1427800967.06403</text:p>
          </table:table-cell>
          <table:table-cell office:value-type="float" office:value="1427800967.10099" calcext:value-type="float">
            <text:p>1427800967.10099</text:p>
          </table:table-cell>
          <table:table-cell/>
          <table:table-cell table:formula="of:=MAX([.B455];[.D455];[.G455])-MAX([.A455];[.C455];[.E455])" office:value-type="float" office:value="1.52897000312805" calcext:value-type="float">
            <text:p>1.5289700031</text:p>
          </table:table-cell>
          <table:table-cell table:formula="of:=IF(ISBLANK([.E455]);&quot;&quot;;[.I455])" office:value-type="float" office:value="1.52897000312805" calcext:value-type="float">
            <text:p>1.5289700031</text:p>
          </table:table-cell>
          <table:table-cell table:formula="of:=IF(OR(ISBLANK([.E455]);[.I455]&lt;=0);&quot;&quot;;[.I455])" office:value-type="float" office:value="1.52897000312805" calcext:value-type="float">
            <text:p>1.5289700031</text:p>
          </table:table-cell>
          <table:table-cell table:number-columns-repeated="4"/>
          <table:table-cell table:formula="of:=NORMDIST([.$K455];[.$L$3];SQRT([.$L$4]); 1)" office:value-type="float" office:value="0.975663278025778" calcext:value-type="float">
            <text:p>0.9756632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3" calcext:value-type="float">
            <text:p>1427800965.57203</text:p>
          </table:table-cell>
          <table:table-cell office:value-type="float" office:value="1427800967.06394" calcext:value-type="float">
            <text:p>1427800967.06394</text:p>
          </table:table-cell>
          <table:table-cell office:value-type="float" office:value="1427800967.10134" calcext:value-type="float">
            <text:p>1427800967.10134</text:p>
          </table:table-cell>
          <table:table-cell/>
          <table:table-cell table:formula="of:=MAX([.B456];[.D456];[.G456])-MAX([.A456];[.C456];[.E456])" office:value-type="float" office:value="1.52930998802185" calcext:value-type="float">
            <text:p>1.529309988</text:p>
          </table:table-cell>
          <table:table-cell table:formula="of:=IF(ISBLANK([.E456]);&quot;&quot;;[.I456])" office:value-type="float" office:value="1.52930998802185" calcext:value-type="float">
            <text:p>1.529309988</text:p>
          </table:table-cell>
          <table:table-cell table:formula="of:=IF(OR(ISBLANK([.E456]);[.I456]&lt;=0);&quot;&quot;;[.I456])" office:value-type="float" office:value="1.52930998802185" calcext:value-type="float">
            <text:p>1.529309988</text:p>
          </table:table-cell>
          <table:table-cell table:number-columns-repeated="4"/>
          <table:table-cell table:formula="of:=NORMDIST([.$K456];[.$L$3];SQRT([.$L$4]); 1)" office:value-type="float" office:value="0.975822922697153" calcext:value-type="float">
            <text:p>0.97582292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3" calcext:value-type="float">
            <text:p>1427800965.57203</text:p>
          </table:table-cell>
          <table:table-cell office:value-type="float" office:value="1427800967.06422" calcext:value-type="float">
            <text:p>1427800967.06422</text:p>
          </table:table-cell>
          <table:table-cell office:value-type="float" office:value="1427800967.1014" calcext:value-type="float">
            <text:p>1427800967.1014</text:p>
          </table:table-cell>
          <table:table-cell/>
          <table:table-cell table:formula="of:=MAX([.B457];[.D457];[.G457])-MAX([.A457];[.C457];[.E457])" office:value-type="float" office:value="1.52936983108521" calcext:value-type="float">
            <text:p>1.5293698311</text:p>
          </table:table-cell>
          <table:table-cell table:formula="of:=IF(ISBLANK([.E457]);&quot;&quot;;[.I457])" office:value-type="float" office:value="1.52936983108521" calcext:value-type="float">
            <text:p>1.5293698311</text:p>
          </table:table-cell>
          <table:table-cell table:formula="of:=IF(OR(ISBLANK([.E457]);[.I457]&lt;=0);&quot;&quot;;[.I457])" office:value-type="float" office:value="1.52936983108521" calcext:value-type="float">
            <text:p>1.5293698311</text:p>
          </table:table-cell>
          <table:table-cell table:number-columns-repeated="4"/>
          <table:table-cell table:formula="of:=NORMDIST([.$K457];[.$L$3];SQRT([.$L$4]); 1)" office:value-type="float" office:value="0.975850931606041" calcext:value-type="float">
            <text:p>0.97585093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4" calcext:value-type="float">
            <text:p>1427800965.57204</text:p>
          </table:table-cell>
          <table:table-cell office:value-type="float" office:value="1427800967.06441" calcext:value-type="float">
            <text:p>1427800967.06441</text:p>
          </table:table-cell>
          <table:table-cell office:value-type="float" office:value="1427800967.10156" calcext:value-type="float">
            <text:p>1427800967.10156</text:p>
          </table:table-cell>
          <table:table-cell/>
          <table:table-cell table:formula="of:=MAX([.B458];[.D458];[.G458])-MAX([.A458];[.C458];[.E458])" office:value-type="float" office:value="1.52952003479004" calcext:value-type="float">
            <text:p>1.5295200348</text:p>
          </table:table-cell>
          <table:table-cell table:formula="of:=IF(ISBLANK([.E458]);&quot;&quot;;[.I458])" office:value-type="float" office:value="1.52952003479004" calcext:value-type="float">
            <text:p>1.5295200348</text:p>
          </table:table-cell>
          <table:table-cell table:formula="of:=IF(OR(ISBLANK([.E458]);[.I458]&lt;=0);&quot;&quot;;[.I458])" office:value-type="float" office:value="1.52952003479004" calcext:value-type="float">
            <text:p>1.5295200348</text:p>
          </table:table-cell>
          <table:table-cell table:number-columns-repeated="4"/>
          <table:table-cell table:formula="of:=NORMDIST([.$K458];[.$L$3];SQRT([.$L$4]); 1)" office:value-type="float" office:value="0.975921112809651" calcext:value-type="float">
            <text:p>0.9759211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4" calcext:value-type="float">
            <text:p>1427800965.57204</text:p>
          </table:table-cell>
          <table:table-cell office:value-type="float" office:value="1427800967.06451" calcext:value-type="float">
            <text:p>1427800967.06451</text:p>
          </table:table-cell>
          <table:table-cell office:value-type="float" office:value="1427800967.10161" calcext:value-type="float">
            <text:p>1427800967.10161</text:p>
          </table:table-cell>
          <table:table-cell/>
          <table:table-cell table:formula="of:=MAX([.B459];[.D459];[.G459])-MAX([.A459];[.C459];[.E459])" office:value-type="float" office:value="1.52956986427307" calcext:value-type="float">
            <text:p>1.5295698643</text:p>
          </table:table-cell>
          <table:table-cell table:formula="of:=IF(ISBLANK([.E459]);&quot;&quot;;[.I459])" office:value-type="float" office:value="1.52956986427307" calcext:value-type="float">
            <text:p>1.5295698643</text:p>
          </table:table-cell>
          <table:table-cell table:formula="of:=IF(OR(ISBLANK([.E459]);[.I459]&lt;=0);&quot;&quot;;[.I459])" office:value-type="float" office:value="1.52956986427307" calcext:value-type="float">
            <text:p>1.5295698643</text:p>
          </table:table-cell>
          <table:table-cell table:number-columns-repeated="4"/>
          <table:table-cell table:formula="of:=NORMDIST([.$K459];[.$L$3];SQRT([.$L$4]); 1)" office:value-type="float" office:value="0.975944357260314" calcext:value-type="float">
            <text:p>0.97594435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5" calcext:value-type="float">
            <text:p>1427800965.57205</text:p>
          </table:table-cell>
          <table:table-cell office:value-type="float" office:value="1427800967.06412" calcext:value-type="float">
            <text:p>1427800967.06412</text:p>
          </table:table-cell>
          <table:table-cell office:value-type="float" office:value="1427800967.1015" calcext:value-type="float">
            <text:p>1427800967.1015</text:p>
          </table:table-cell>
          <table:table-cell/>
          <table:table-cell table:formula="of:=MAX([.B460];[.D460];[.G460])-MAX([.A460];[.C460];[.E460])" office:value-type="float" office:value="1.52944993972778" calcext:value-type="float">
            <text:p>1.5294499397</text:p>
          </table:table-cell>
          <table:table-cell table:formula="of:=IF(ISBLANK([.E460]);&quot;&quot;;[.I460])" office:value-type="float" office:value="1.52944993972778" calcext:value-type="float">
            <text:p>1.5294499397</text:p>
          </table:table-cell>
          <table:table-cell table:formula="of:=IF(OR(ISBLANK([.E460]);[.I460]&lt;=0);&quot;&quot;;[.I460])" office:value-type="float" office:value="1.52944993972778" calcext:value-type="float">
            <text:p>1.5294499397</text:p>
          </table:table-cell>
          <table:table-cell table:number-columns-repeated="4"/>
          <table:table-cell table:formula="of:=NORMDIST([.$K460];[.$L$3];SQRT([.$L$4]); 1)" office:value-type="float" office:value="0.975888382934228" calcext:value-type="float">
            <text:p>0.97588838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5" calcext:value-type="float">
            <text:p>1427800965.57205</text:p>
          </table:table-cell>
          <table:table-cell office:value-type="float" office:value="1427800967.06461" calcext:value-type="float">
            <text:p>1427800967.06461</text:p>
          </table:table-cell>
          <table:table-cell office:value-type="float" office:value="1427800967.10166" calcext:value-type="float">
            <text:p>1427800967.10166</text:p>
          </table:table-cell>
          <table:table-cell/>
          <table:table-cell table:formula="of:=MAX([.B461];[.D461];[.G461])-MAX([.A461];[.C461];[.E461])" office:value-type="float" office:value="1.52960991859436" calcext:value-type="float">
            <text:p>1.5296099186</text:p>
          </table:table-cell>
          <table:table-cell table:formula="of:=IF(ISBLANK([.E461]);&quot;&quot;;[.I461])" office:value-type="float" office:value="1.52960991859436" calcext:value-type="float">
            <text:p>1.5296099186</text:p>
          </table:table-cell>
          <table:table-cell table:formula="of:=IF(OR(ISBLANK([.E461]);[.I461]&lt;=0);&quot;&quot;;[.I461])" office:value-type="float" office:value="1.52960991859436" calcext:value-type="float">
            <text:p>1.5296099186</text:p>
          </table:table-cell>
          <table:table-cell table:number-columns-repeated="4"/>
          <table:table-cell table:formula="of:=NORMDIST([.$K461];[.$L$3];SQRT([.$L$4]); 1)" office:value-type="float" office:value="0.975963028124133" calcext:value-type="float">
            <text:p>0.97596302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6" calcext:value-type="float">
            <text:p>1427800965.57206</text:p>
          </table:table-cell>
          <table:table-cell office:value-type="float" office:value="1427800967.06386" calcext:value-type="float">
            <text:p>1427800967.06386</text:p>
          </table:table-cell>
          <table:table-cell office:value-type="float" office:value="1427800967.10122" calcext:value-type="float">
            <text:p>1427800967.10122</text:p>
          </table:table-cell>
          <table:table-cell/>
          <table:table-cell table:formula="of:=MAX([.B462];[.D462];[.G462])-MAX([.A462];[.C462];[.E462])" office:value-type="float" office:value="1.52915978431702" calcext:value-type="float">
            <text:p>1.5291597843</text:p>
          </table:table-cell>
          <table:table-cell table:formula="of:=IF(ISBLANK([.E462]);&quot;&quot;;[.I462])" office:value-type="float" office:value="1.52915978431702" calcext:value-type="float">
            <text:p>1.5291597843</text:p>
          </table:table-cell>
          <table:table-cell table:formula="of:=IF(OR(ISBLANK([.E462]);[.I462]&lt;=0);&quot;&quot;;[.I462])" office:value-type="float" office:value="1.52915978431702" calcext:value-type="float">
            <text:p>1.5291597843</text:p>
          </table:table-cell>
          <table:table-cell table:number-columns-repeated="4"/>
          <table:table-cell table:formula="of:=NORMDIST([.$K462];[.$L$3];SQRT([.$L$4]); 1)" office:value-type="float" office:value="0.975752501235422" calcext:value-type="float">
            <text:p>0.97575250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09" calcext:value-type="float">
            <text:p>1427800965.57209</text:p>
          </table:table-cell>
          <table:table-cell office:value-type="float" office:value="1427800967.14934" calcext:value-type="float">
            <text:p>1427800967.14934</text:p>
          </table:table-cell>
          <table:table-cell office:value-type="float" office:value="1427800967.18387" calcext:value-type="float">
            <text:p>1427800967.18387</text:p>
          </table:table-cell>
          <table:table-cell/>
          <table:table-cell table:formula="of:=MAX([.B463];[.D463];[.G463])-MAX([.A463];[.C463];[.E463])" office:value-type="float" office:value="1.61178016662598" calcext:value-type="float">
            <text:p>1.6117801666</text:p>
          </table:table-cell>
          <table:table-cell table:formula="of:=IF(ISBLANK([.E463]);&quot;&quot;;[.I463])" office:value-type="float" office:value="1.61178016662598" calcext:value-type="float">
            <text:p>1.6117801666</text:p>
          </table:table-cell>
          <table:table-cell table:formula="of:=IF(OR(ISBLANK([.E463]);[.I463]&lt;=0);&quot;&quot;;[.I463])" office:value-type="float" office:value="1.61178016662598" calcext:value-type="float">
            <text:p>1.6117801666</text:p>
          </table:table-cell>
          <table:table-cell table:number-columns-repeated="4"/>
          <table:table-cell table:formula="of:=NORMDIST([.$K463];[.$L$3];SQRT([.$L$4]); 1)" office:value-type="float" office:value="0.996020728674315" calcext:value-type="float">
            <text:p>0.99602072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5.57211" calcext:value-type="float">
            <text:p>1427800965.57211</text:p>
          </table:table-cell>
          <table:table-cell office:value-type="float" office:value="1427800967.06432" calcext:value-type="float">
            <text:p>1427800967.06432</text:p>
          </table:table-cell>
          <table:table-cell office:value-type="float" office:value="1427800967.10106" calcext:value-type="float">
            <text:p>1427800967.10106</text:p>
          </table:table-cell>
          <table:table-cell/>
          <table:table-cell table:formula="of:=MAX([.B464];[.D464];[.G464])-MAX([.A464];[.C464];[.E464])" office:value-type="float" office:value="1.52894997596741" calcext:value-type="float">
            <text:p>1.528949976</text:p>
          </table:table-cell>
          <table:table-cell table:formula="of:=IF(ISBLANK([.E464]);&quot;&quot;;[.I464])" office:value-type="float" office:value="1.52894997596741" calcext:value-type="float">
            <text:p>1.528949976</text:p>
          </table:table-cell>
          <table:table-cell table:formula="of:=IF(OR(ISBLANK([.E464]);[.I464]&lt;=0);&quot;&quot;;[.I464])" office:value-type="float" office:value="1.52894997596741" calcext:value-type="float">
            <text:p>1.528949976</text:p>
          </table:table-cell>
          <table:table-cell table:number-columns-repeated="4"/>
          <table:table-cell table:formula="of:=NORMDIST([.$K464];[.$L$3];SQRT([.$L$4]); 1)" office:value-type="float" office:value="0.975653846451479" calcext:value-type="float">
            <text:p>0.97565384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67.18389" calcext:value-type="float">
            <text:p>1427800967.18389</text:p>
          </table:table-cell>
          <table:table-cell office:value-type="float" office:value="1427800968.49853" calcext:value-type="float">
            <text:p>1427800968.49853</text:p>
          </table:table-cell>
          <table:table-cell table:number-columns-repeated="4"/>
          <table:table-cell table:formula="of:=MAX([.B465];[.D465];[.G465])-MAX([.A465];[.C465];[.E465])" office:value-type="float" office:value="1.31463980674744" calcext:value-type="float">
            <text:p>1.3146398067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 table:number-columns-repeated="4"/>
          <table:table-cell table:formula="of:=NORMDIST([.$K465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89" calcext:value-type="float">
            <text:p>1427800967.18389</text:p>
          </table:table-cell>
          <table:table-cell office:value-type="float" office:value="1427800968.38097" calcext:value-type="float">
            <text:p>1427800968.38097</text:p>
          </table:table-cell>
          <table:table-cell office:value-type="float" office:value="1427800968.41689" calcext:value-type="float">
            <text:p>1427800968.41689</text:p>
          </table:table-cell>
          <table:table-cell/>
          <table:table-cell table:formula="of:=MAX([.B466];[.D466];[.G466])-MAX([.A466];[.C466];[.E466])" office:value-type="float" office:value="1.23299980163574" calcext:value-type="float">
            <text:p>1.2329998016</text:p>
          </table:table-cell>
          <table:table-cell table:formula="of:=IF(ISBLANK([.E466]);&quot;&quot;;[.I466])" office:value-type="float" office:value="1.23299980163574" calcext:value-type="float">
            <text:p>1.2329998016</text:p>
          </table:table-cell>
          <table:table-cell table:formula="of:=IF(OR(ISBLANK([.E466]);[.I466]&lt;=0);&quot;&quot;;[.I466])" office:value-type="float" office:value="1.23299980163574" calcext:value-type="float">
            <text:p>1.2329998016</text:p>
          </table:table-cell>
          <table:table-cell table:number-columns-repeated="4"/>
          <table:table-cell table:formula="of:=NORMDIST([.$K466];[.$L$3];SQRT([.$L$4]); 1)" office:value-type="float" office:value="0.320089380838803" calcext:value-type="float">
            <text:p>0.32008938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" calcext:value-type="float">
            <text:p>1427800967.1839</text:p>
          </table:table-cell>
          <table:table-cell office:value-type="float" office:value="1427800968.38108" calcext:value-type="float">
            <text:p>1427800968.38108</text:p>
          </table:table-cell>
          <table:table-cell office:value-type="float" office:value="1427800968.41792" calcext:value-type="float">
            <text:p>1427800968.41792</text:p>
          </table:table-cell>
          <table:table-cell/>
          <table:table-cell table:formula="of:=MAX([.B467];[.D467];[.G467])-MAX([.A467];[.C467];[.E467])" office:value-type="float" office:value="1.23401999473572" calcext:value-type="float">
            <text:p>1.2340199947</text:p>
          </table:table-cell>
          <table:table-cell table:formula="of:=IF(ISBLANK([.E467]);&quot;&quot;;[.I467])" office:value-type="float" office:value="1.23401999473572" calcext:value-type="float">
            <text:p>1.2340199947</text:p>
          </table:table-cell>
          <table:table-cell table:formula="of:=IF(OR(ISBLANK([.E467]);[.I467]&lt;=0);&quot;&quot;;[.I467])" office:value-type="float" office:value="1.23401999473572" calcext:value-type="float">
            <text:p>1.2340199947</text:p>
          </table:table-cell>
          <table:table-cell table:number-columns-repeated="4"/>
          <table:table-cell table:formula="of:=NORMDIST([.$K467];[.$L$3];SQRT([.$L$4]); 1)" office:value-type="float" office:value="0.323101947362575" calcext:value-type="float">
            <text:p>0.32310194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1" calcext:value-type="float">
            <text:p>1427800967.18391</text:p>
          </table:table-cell>
          <table:table-cell office:value-type="float" office:value="1427800968.38103" calcext:value-type="float">
            <text:p>1427800968.38103</text:p>
          </table:table-cell>
          <table:table-cell office:value-type="float" office:value="1427800968.41791" calcext:value-type="float">
            <text:p>1427800968.41791</text:p>
          </table:table-cell>
          <table:table-cell/>
          <table:table-cell table:formula="of:=MAX([.B468];[.D468];[.G468])-MAX([.A468];[.C468];[.E468])" office:value-type="float" office:value="1.23400020599365" calcext:value-type="float">
            <text:p>1.234000206</text:p>
          </table:table-cell>
          <table:table-cell table:formula="of:=IF(ISBLANK([.E468]);&quot;&quot;;[.I468])" office:value-type="float" office:value="1.23400020599365" calcext:value-type="float">
            <text:p>1.234000206</text:p>
          </table:table-cell>
          <table:table-cell table:formula="of:=IF(OR(ISBLANK([.E468]);[.I468]&lt;=0);&quot;&quot;;[.I468])" office:value-type="float" office:value="1.23400020599365" calcext:value-type="float">
            <text:p>1.234000206</text:p>
          </table:table-cell>
          <table:table-cell table:number-columns-repeated="4"/>
          <table:table-cell table:formula="of:=NORMDIST([.$K468];[.$L$3];SQRT([.$L$4]); 1)" office:value-type="float" office:value="0.323043401121558" calcext:value-type="float">
            <text:p>0.32304340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1" calcext:value-type="float">
            <text:p>1427800967.18391</text:p>
          </table:table-cell>
          <table:table-cell office:value-type="float" office:value="1427800968.38119" calcext:value-type="float">
            <text:p>1427800968.38119</text:p>
          </table:table-cell>
          <table:table-cell office:value-type="float" office:value="1427800968.41284" calcext:value-type="float">
            <text:p>1427800968.41284</text:p>
          </table:table-cell>
          <table:table-cell/>
          <table:table-cell table:formula="of:=MAX([.B469];[.D469];[.G469])-MAX([.A469];[.C469];[.E469])" office:value-type="float" office:value="1.22892999649048" calcext:value-type="float">
            <text:p>1.2289299965</text:p>
          </table:table-cell>
          <table:table-cell table:formula="of:=IF(ISBLANK([.E469]);&quot;&quot;;[.I469])" office:value-type="float" office:value="1.22892999649048" calcext:value-type="float">
            <text:p>1.2289299965</text:p>
          </table:table-cell>
          <table:table-cell table:formula="of:=IF(OR(ISBLANK([.E469]);[.I469]&lt;=0);&quot;&quot;;[.I469])" office:value-type="float" office:value="1.22892999649048" calcext:value-type="float">
            <text:p>1.2289299965</text:p>
          </table:table-cell>
          <table:table-cell table:number-columns-repeated="4"/>
          <table:table-cell table:formula="of:=NORMDIST([.$K469];[.$L$3];SQRT([.$L$4]); 1)" office:value-type="float" office:value="0.308190705134788" calcext:value-type="float">
            <text:p>0.30819070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3" calcext:value-type="float">
            <text:p>1427800967.18393</text:p>
          </table:table-cell>
          <table:table-cell office:value-type="float" office:value="1427800968.38124" calcext:value-type="float">
            <text:p>1427800968.38124</text:p>
          </table:table-cell>
          <table:table-cell office:value-type="float" office:value="1427800968.41486" calcext:value-type="float">
            <text:p>1427800968.41486</text:p>
          </table:table-cell>
          <table:table-cell/>
          <table:table-cell table:formula="of:=MAX([.B470];[.D470];[.G470])-MAX([.A470];[.C470];[.E470])" office:value-type="float" office:value="1.23093008995056" calcext:value-type="float">
            <text:p>1.23093009</text:p>
          </table:table-cell>
          <table:table-cell table:formula="of:=IF(ISBLANK([.E470]);&quot;&quot;;[.I470])" office:value-type="float" office:value="1.23093008995056" calcext:value-type="float">
            <text:p>1.23093009</text:p>
          </table:table-cell>
          <table:table-cell table:formula="of:=IF(OR(ISBLANK([.E470]);[.I470]&lt;=0);&quot;&quot;;[.I470])" office:value-type="float" office:value="1.23093008995056" calcext:value-type="float">
            <text:p>1.23093009</text:p>
          </table:table-cell>
          <table:table-cell table:number-columns-repeated="4"/>
          <table:table-cell table:formula="of:=NORMDIST([.$K470];[.$L$3];SQRT([.$L$4]); 1)" office:value-type="float" office:value="0.314014124775569" calcext:value-type="float">
            <text:p>0.31401412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3" calcext:value-type="float">
            <text:p>1427800967.18393</text:p>
          </table:table-cell>
          <table:table-cell office:value-type="float" office:value="1427800968.38113" calcext:value-type="float">
            <text:p>1427800968.38113</text:p>
          </table:table-cell>
          <table:table-cell office:value-type="float" office:value="1427800968.41483" calcext:value-type="float">
            <text:p>1427800968.41483</text:p>
          </table:table-cell>
          <table:table-cell/>
          <table:table-cell table:formula="of:=MAX([.B471];[.D471];[.G471])-MAX([.A471];[.C471];[.E471])" office:value-type="float" office:value="1.23090004920959" calcext:value-type="float">
            <text:p>1.2309000492</text:p>
          </table:table-cell>
          <table:table-cell table:formula="of:=IF(ISBLANK([.E471]);&quot;&quot;;[.I471])" office:value-type="float" office:value="1.23090004920959" calcext:value-type="float">
            <text:p>1.2309000492</text:p>
          </table:table-cell>
          <table:table-cell table:formula="of:=IF(OR(ISBLANK([.E471]);[.I471]&lt;=0);&quot;&quot;;[.I471])" office:value-type="float" office:value="1.23090004920959" calcext:value-type="float">
            <text:p>1.2309000492</text:p>
          </table:table-cell>
          <table:table-cell table:number-columns-repeated="4"/>
          <table:table-cell table:formula="of:=NORMDIST([.$K471];[.$L$3];SQRT([.$L$4]); 1)" office:value-type="float" office:value="0.313926310555979" calcext:value-type="float">
            <text:p>0.31392631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5" calcext:value-type="float">
            <text:p>1427800967.18395</text:p>
          </table:table-cell>
          <table:table-cell office:value-type="float" office:value="1427800968.38129" calcext:value-type="float">
            <text:p>1427800968.38129</text:p>
          </table:table-cell>
          <table:table-cell office:value-type="float" office:value="1427800968.41489" calcext:value-type="float">
            <text:p>1427800968.41489</text:p>
          </table:table-cell>
          <table:table-cell/>
          <table:table-cell table:formula="of:=MAX([.B472];[.D472];[.G472])-MAX([.A472];[.C472];[.E472])" office:value-type="float" office:value="1.23094010353088" calcext:value-type="float">
            <text:p>1.2309401035</text:p>
          </table:table-cell>
          <table:table-cell table:formula="of:=IF(ISBLANK([.E472]);&quot;&quot;;[.I472])" office:value-type="float" office:value="1.23094010353088" calcext:value-type="float">
            <text:p>1.2309401035</text:p>
          </table:table-cell>
          <table:table-cell table:formula="of:=IF(OR(ISBLANK([.E472]);[.I472]&lt;=0);&quot;&quot;;[.I472])" office:value-type="float" office:value="1.23094010353088" calcext:value-type="float">
            <text:p>1.2309401035</text:p>
          </table:table-cell>
          <table:table-cell table:number-columns-repeated="4"/>
          <table:table-cell table:formula="of:=NORMDIST([.$K472];[.$L$3];SQRT([.$L$4]); 1)" office:value-type="float" office:value="0.31404339852292" calcext:value-type="float">
            <text:p>0.31404339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6" calcext:value-type="float">
            <text:p>1427800967.18396</text:p>
          </table:table-cell>
          <table:table-cell office:value-type="float" office:value="1427800968.3814" calcext:value-type="float">
            <text:p>1427800968.3814</text:p>
          </table:table-cell>
          <table:table-cell office:value-type="float" office:value="1427800968.41113" calcext:value-type="float">
            <text:p>1427800968.41113</text:p>
          </table:table-cell>
          <table:table-cell/>
          <table:table-cell table:formula="of:=MAX([.B473];[.D473];[.G473])-MAX([.A473];[.C473];[.E473])" office:value-type="float" office:value="1.22716999053955" calcext:value-type="float">
            <text:p>1.2271699905</text:p>
          </table:table-cell>
          <table:table-cell table:formula="of:=IF(ISBLANK([.E473]);&quot;&quot;;[.I473])" office:value-type="float" office:value="1.22716999053955" calcext:value-type="float">
            <text:p>1.2271699905</text:p>
          </table:table-cell>
          <table:table-cell table:formula="of:=IF(OR(ISBLANK([.E473]);[.I473]&lt;=0);&quot;&quot;;[.I473])" office:value-type="float" office:value="1.22716999053955" calcext:value-type="float">
            <text:p>1.2271699905</text:p>
          </table:table-cell>
          <table:table-cell table:number-columns-repeated="4"/>
          <table:table-cell table:formula="of:=NORMDIST([.$K473];[.$L$3];SQRT([.$L$4]); 1)" office:value-type="float" office:value="0.303105886838822" calcext:value-type="float">
            <text:p>0.30310588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6" calcext:value-type="float">
            <text:p>1427800967.18396</text:p>
          </table:table-cell>
          <table:table-cell office:value-type="float" office:value="1427800968.38134" calcext:value-type="float">
            <text:p>1427800968.38134</text:p>
          </table:table-cell>
          <table:table-cell office:value-type="float" office:value="1427800968.41685" calcext:value-type="float">
            <text:p>1427800968.41685</text:p>
          </table:table-cell>
          <table:table-cell/>
          <table:table-cell table:formula="of:=MAX([.B474];[.D474];[.G474])-MAX([.A474];[.C474];[.E474])" office:value-type="float" office:value="1.23289012908936" calcext:value-type="float">
            <text:p>1.2328901291</text:p>
          </table:table-cell>
          <table:table-cell table:formula="of:=IF(ISBLANK([.E474]);&quot;&quot;;[.I474])" office:value-type="float" office:value="1.23289012908936" calcext:value-type="float">
            <text:p>1.2328901291</text:p>
          </table:table-cell>
          <table:table-cell table:formula="of:=IF(OR(ISBLANK([.E474]);[.I474]&lt;=0);&quot;&quot;;[.I474])" office:value-type="float" office:value="1.23289012908936" calcext:value-type="float">
            <text:p>1.2328901291</text:p>
          </table:table-cell>
          <table:table-cell table:number-columns-repeated="4"/>
          <table:table-cell table:formula="of:=NORMDIST([.$K474];[.$L$3];SQRT([.$L$4]); 1)" office:value-type="float" office:value="0.319766225067853" calcext:value-type="float">
            <text:p>0.31976622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7.18397" calcext:value-type="float">
            <text:p>1427800967.18397</text:p>
          </table:table-cell>
          <table:table-cell office:value-type="float" office:value="1427800968.46534" calcext:value-type="float">
            <text:p>1427800968.46534</text:p>
          </table:table-cell>
          <table:table-cell office:value-type="float" office:value="1427800968.49852" calcext:value-type="float">
            <text:p>1427800968.49852</text:p>
          </table:table-cell>
          <table:table-cell/>
          <table:table-cell table:formula="of:=MAX([.B475];[.D475];[.G475])-MAX([.A475];[.C475];[.E475])" office:value-type="float" office:value="1.31454992294312" calcext:value-type="float">
            <text:p>1.3145499229</text:p>
          </table:table-cell>
          <table:table-cell table:formula="of:=IF(ISBLANK([.E475]);&quot;&quot;;[.I475])" office:value-type="float" office:value="1.31454992294312" calcext:value-type="float">
            <text:p>1.3145499229</text:p>
          </table:table-cell>
          <table:table-cell table:formula="of:=IF(OR(ISBLANK([.E475]);[.I475]&lt;=0);&quot;&quot;;[.I475])" office:value-type="float" office:value="1.31454992294312" calcext:value-type="float">
            <text:p>1.3145499229</text:p>
          </table:table-cell>
          <table:table-cell table:number-columns-repeated="4"/>
          <table:table-cell table:formula="of:=NORMDIST([.$K475];[.$L$3];SQRT([.$L$4]); 1)" office:value-type="float" office:value="0.581038310942213" calcext:value-type="float">
            <text:p>0.58103831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68.49854" calcext:value-type="float">
            <text:p>1427800968.49854</text:p>
          </table:table-cell>
          <table:table-cell office:value-type="float" office:value="1427800970.11972" calcext:value-type="float">
            <text:p>1427800970.11972</text:p>
          </table:table-cell>
          <table:table-cell table:number-columns-repeated="4"/>
          <table:table-cell table:formula="of:=MAX([.B476];[.D476];[.G476])-MAX([.A476];[.C476];[.E476])" office:value-type="float" office:value="1.62118005752563" calcext:value-type="float">
            <text:p>1.6211800575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 table:number-columns-repeated="4"/>
          <table:table-cell table:formula="of:=NORMDIST([.$K476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54" calcext:value-type="float">
            <text:p>1427800968.49854</text:p>
          </table:table-cell>
          <table:table-cell office:value-type="float" office:value="1427800969.99463" calcext:value-type="float">
            <text:p>1427800969.99463</text:p>
          </table:table-cell>
          <table:table-cell office:value-type="float" office:value="1427800970.032" calcext:value-type="float">
            <text:p>1427800970.032</text:p>
          </table:table-cell>
          <table:table-cell/>
          <table:table-cell table:formula="of:=MAX([.B477];[.D477];[.G477])-MAX([.A477];[.C477];[.E477])" office:value-type="float" office:value="1.53346014022827" calcext:value-type="float">
            <text:p>1.5334601402</text:p>
          </table:table-cell>
          <table:table-cell table:formula="of:=IF(ISBLANK([.E477]);&quot;&quot;;[.I477])" office:value-type="float" office:value="1.53346014022827" calcext:value-type="float">
            <text:p>1.5334601402</text:p>
          </table:table-cell>
          <table:table-cell table:formula="of:=IF(OR(ISBLANK([.E477]);[.I477]&lt;=0);&quot;&quot;;[.I477])" office:value-type="float" office:value="1.53346014022827" calcext:value-type="float">
            <text:p>1.5334601402</text:p>
          </table:table-cell>
          <table:table-cell table:number-columns-repeated="4"/>
          <table:table-cell table:formula="of:=NORMDIST([.$K477];[.$L$3];SQRT([.$L$4]); 1)" office:value-type="float" office:value="0.977701789885825" calcext:value-type="float">
            <text:p>0.97770178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55" calcext:value-type="float">
            <text:p>1427800968.49855</text:p>
          </table:table-cell>
          <table:table-cell office:value-type="float" office:value="1427800969.99469" calcext:value-type="float">
            <text:p>1427800969.99469</text:p>
          </table:table-cell>
          <table:table-cell office:value-type="float" office:value="1427800970.03206" calcext:value-type="float">
            <text:p>1427800970.03206</text:p>
          </table:table-cell>
          <table:table-cell/>
          <table:table-cell table:formula="of:=MAX([.B478];[.D478];[.G478])-MAX([.A478];[.C478];[.E478])" office:value-type="float" office:value="1.5335099697113" calcext:value-type="float">
            <text:p>1.5335099697</text:p>
          </table:table-cell>
          <table:table-cell table:formula="of:=IF(ISBLANK([.E478]);&quot;&quot;;[.I478])" office:value-type="float" office:value="1.5335099697113" calcext:value-type="float">
            <text:p>1.5335099697</text:p>
          </table:table-cell>
          <table:table-cell table:formula="of:=IF(OR(ISBLANK([.E478]);[.I478]&lt;=0);&quot;&quot;;[.I478])" office:value-type="float" office:value="1.5335099697113" calcext:value-type="float">
            <text:p>1.5335099697</text:p>
          </table:table-cell>
          <table:table-cell table:number-columns-repeated="4"/>
          <table:table-cell table:formula="of:=NORMDIST([.$K478];[.$L$3];SQRT([.$L$4]); 1)" office:value-type="float" office:value="0.977723578276381" calcext:value-type="float">
            <text:p>0.97772357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56" calcext:value-type="float">
            <text:p>1427800968.49856</text:p>
          </table:table-cell>
          <table:table-cell office:value-type="float" office:value="1427800969.99479" calcext:value-type="float">
            <text:p>1427800969.99479</text:p>
          </table:table-cell>
          <table:table-cell office:value-type="float" office:value="1427800970.02882" calcext:value-type="float">
            <text:p>1427800970.02882</text:p>
          </table:table-cell>
          <table:table-cell/>
          <table:table-cell table:formula="of:=MAX([.B479];[.D479];[.G479])-MAX([.A479];[.C479];[.E479])" office:value-type="float" office:value="1.53026008605957" calcext:value-type="float">
            <text:p>1.5302600861</text:p>
          </table:table-cell>
          <table:table-cell table:formula="of:=IF(ISBLANK([.E479]);&quot;&quot;;[.I479])" office:value-type="float" office:value="1.53026008605957" calcext:value-type="float">
            <text:p>1.5302600861</text:p>
          </table:table-cell>
          <table:table-cell table:formula="of:=IF(OR(ISBLANK([.E479]);[.I479]&lt;=0);&quot;&quot;;[.I479])" office:value-type="float" office:value="1.53026008605957" calcext:value-type="float">
            <text:p>1.5302600861</text:p>
          </table:table-cell>
          <table:table-cell table:number-columns-repeated="4"/>
          <table:table-cell table:formula="of:=NORMDIST([.$K479];[.$L$3];SQRT([.$L$4]); 1)" office:value-type="float" office:value="0.976264397326939" calcext:value-type="float">
            <text:p>0.97626439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56" calcext:value-type="float">
            <text:p>1427800968.49856</text:p>
          </table:table-cell>
          <table:table-cell office:value-type="float" office:value="1427800969.99484" calcext:value-type="float">
            <text:p>1427800969.99484</text:p>
          </table:table-cell>
          <table:table-cell office:value-type="float" office:value="1427800970.02883" calcext:value-type="float">
            <text:p>1427800970.02883</text:p>
          </table:table-cell>
          <table:table-cell/>
          <table:table-cell table:formula="of:=MAX([.B480];[.D480];[.G480])-MAX([.A480];[.C480];[.E480])" office:value-type="float" office:value="1.53027009963989" calcext:value-type="float">
            <text:p>1.5302700996</text:p>
          </table:table-cell>
          <table:table-cell table:formula="of:=IF(ISBLANK([.E480]);&quot;&quot;;[.I480])" office:value-type="float" office:value="1.53027009963989" calcext:value-type="float">
            <text:p>1.5302700996</text:p>
          </table:table-cell>
          <table:table-cell table:formula="of:=IF(OR(ISBLANK([.E480]);[.I480]&lt;=0);&quot;&quot;;[.I480])" office:value-type="float" office:value="1.53027009963989" calcext:value-type="float">
            <text:p>1.5302700996</text:p>
          </table:table-cell>
          <table:table-cell table:number-columns-repeated="4"/>
          <table:table-cell table:formula="of:=NORMDIST([.$K480];[.$L$3];SQRT([.$L$4]); 1)" office:value-type="float" office:value="0.976269013920436" calcext:value-type="float">
            <text:p>0.97626901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57" calcext:value-type="float">
            <text:p>1427800968.49857</text:p>
          </table:table-cell>
          <table:table-cell office:value-type="float" office:value="1427800969.99474" calcext:value-type="float">
            <text:p>1427800969.99474</text:p>
          </table:table-cell>
          <table:table-cell office:value-type="float" office:value="1427800970.0321" calcext:value-type="float">
            <text:p>1427800970.0321</text:p>
          </table:table-cell>
          <table:table-cell/>
          <table:table-cell table:formula="of:=MAX([.B481];[.D481];[.G481])-MAX([.A481];[.C481];[.E481])" office:value-type="float" office:value="1.53352999687195" calcext:value-type="float">
            <text:p>1.5335299969</text:p>
          </table:table-cell>
          <table:table-cell table:formula="of:=IF(ISBLANK([.E481]);&quot;&quot;;[.I481])" office:value-type="float" office:value="1.53352999687195" calcext:value-type="float">
            <text:p>1.5335299969</text:p>
          </table:table-cell>
          <table:table-cell table:formula="of:=IF(OR(ISBLANK([.E481]);[.I481]&lt;=0);&quot;&quot;;[.I481])" office:value-type="float" office:value="1.53352999687195" calcext:value-type="float">
            <text:p>1.5335299969</text:p>
          </table:table-cell>
          <table:table-cell table:number-columns-repeated="4"/>
          <table:table-cell table:formula="of:=NORMDIST([.$K481];[.$L$3];SQRT([.$L$4]); 1)" office:value-type="float" office:value="0.9777323302711" calcext:value-type="float">
            <text:p>0.97773233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58" calcext:value-type="float">
            <text:p>1427800968.49858</text:p>
          </table:table-cell>
          <table:table-cell office:value-type="float" office:value="1427800969.99494" calcext:value-type="float">
            <text:p>1427800969.99494</text:p>
          </table:table-cell>
          <table:table-cell office:value-type="float" office:value="1427800970.02795" calcext:value-type="float">
            <text:p>1427800970.02795</text:p>
          </table:table-cell>
          <table:table-cell/>
          <table:table-cell table:formula="of:=MAX([.B482];[.D482];[.G482])-MAX([.A482];[.C482];[.E482])" office:value-type="float" office:value="1.52937006950378" calcext:value-type="float">
            <text:p>1.5293700695</text:p>
          </table:table-cell>
          <table:table-cell table:formula="of:=IF(ISBLANK([.E482]);&quot;&quot;;[.I482])" office:value-type="float" office:value="1.52937006950378" calcext:value-type="float">
            <text:p>1.5293700695</text:p>
          </table:table-cell>
          <table:table-cell table:formula="of:=IF(OR(ISBLANK([.E482]);[.I482]&lt;=0);&quot;&quot;;[.I482])" office:value-type="float" office:value="1.52937006950378" calcext:value-type="float">
            <text:p>1.5293700695</text:p>
          </table:table-cell>
          <table:table-cell table:number-columns-repeated="4"/>
          <table:table-cell table:formula="of:=NORMDIST([.$K482];[.$L$3];SQRT([.$L$4]); 1)" office:value-type="float" office:value="0.975851043140784" calcext:value-type="float">
            <text:p>0.97585104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59" calcext:value-type="float">
            <text:p>1427800968.49859</text:p>
          </table:table-cell>
          <table:table-cell office:value-type="float" office:value="1427800969.99499" calcext:value-type="float">
            <text:p>1427800969.99499</text:p>
          </table:table-cell>
          <table:table-cell office:value-type="float" office:value="1427800970.02778" calcext:value-type="float">
            <text:p>1427800970.02778</text:p>
          </table:table-cell>
          <table:table-cell/>
          <table:table-cell table:formula="of:=MAX([.B483];[.D483];[.G483])-MAX([.A483];[.C483];[.E483])" office:value-type="float" office:value="1.52919006347656" calcext:value-type="float">
            <text:p>1.5291900635</text:p>
          </table:table-cell>
          <table:table-cell table:formula="of:=IF(ISBLANK([.E483]);&quot;&quot;;[.I483])" office:value-type="float" office:value="1.52919006347656" calcext:value-type="float">
            <text:p>1.5291900635</text:p>
          </table:table-cell>
          <table:table-cell table:formula="of:=IF(OR(ISBLANK([.E483]);[.I483]&lt;=0);&quot;&quot;;[.I483])" office:value-type="float" office:value="1.52919006347656" calcext:value-type="float">
            <text:p>1.5291900635</text:p>
          </table:table-cell>
          <table:table-cell table:number-columns-repeated="4"/>
          <table:table-cell table:formula="of:=NORMDIST([.$K483];[.$L$3];SQRT([.$L$4]); 1)" office:value-type="float" office:value="0.97576671115415" calcext:value-type="float">
            <text:p>0.97576671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61" calcext:value-type="float">
            <text:p>1427800968.49861</text:p>
          </table:table-cell>
          <table:table-cell office:value-type="float" office:value="1427800970.08455" calcext:value-type="float">
            <text:p>1427800970.08455</text:p>
          </table:table-cell>
          <table:table-cell office:value-type="float" office:value="1427800970.11971" calcext:value-type="float">
            <text:p>1427800970.11971</text:p>
          </table:table-cell>
          <table:table-cell/>
          <table:table-cell table:formula="of:=MAX([.B484];[.D484];[.G484])-MAX([.A484];[.C484];[.E484])" office:value-type="float" office:value="1.62109994888306" calcext:value-type="float">
            <text:p>1.6210999489</text:p>
          </table:table-cell>
          <table:table-cell table:formula="of:=IF(ISBLANK([.E484]);&quot;&quot;;[.I484])" office:value-type="float" office:value="1.62109994888306" calcext:value-type="float">
            <text:p>1.6210999489</text:p>
          </table:table-cell>
          <table:table-cell table:formula="of:=IF(OR(ISBLANK([.E484]);[.I484]&lt;=0);&quot;&quot;;[.I484])" office:value-type="float" office:value="1.62109994888306" calcext:value-type="float">
            <text:p>1.6210999489</text:p>
          </table:table-cell>
          <table:table-cell table:number-columns-repeated="4"/>
          <table:table-cell table:formula="of:=NORMDIST([.$K484];[.$L$3];SQRT([.$L$4]); 1)" office:value-type="float" office:value="0.996839249467772" calcext:value-type="float">
            <text:p>0.99683924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66" calcext:value-type="float">
            <text:p>1427800968.49866</text:p>
          </table:table-cell>
          <table:table-cell office:value-type="float" office:value="1427800970.00088" calcext:value-type="float">
            <text:p>1427800970.00088</text:p>
          </table:table-cell>
          <table:table-cell office:value-type="float" office:value="1427800970.0362" calcext:value-type="float">
            <text:p>1427800970.0362</text:p>
          </table:table-cell>
          <table:table-cell/>
          <table:table-cell table:formula="of:=MAX([.B485];[.D485];[.G485])-MAX([.A485];[.C485];[.E485])" office:value-type="float" office:value="1.53753995895386" calcext:value-type="float">
            <text:p>1.537539959</text:p>
          </table:table-cell>
          <table:table-cell table:formula="of:=IF(ISBLANK([.E485]);&quot;&quot;;[.I485])" office:value-type="float" office:value="1.53753995895386" calcext:value-type="float">
            <text:p>1.537539959</text:p>
          </table:table-cell>
          <table:table-cell table:formula="of:=IF(OR(ISBLANK([.E485]);[.I485]&lt;=0);&quot;&quot;;[.I485])" office:value-type="float" office:value="1.53753995895386" calcext:value-type="float">
            <text:p>1.537539959</text:p>
          </table:table-cell>
          <table:table-cell table:number-columns-repeated="4"/>
          <table:table-cell table:formula="of:=NORMDIST([.$K485];[.$L$3];SQRT([.$L$4]); 1)" office:value-type="float" office:value="0.979427224906064" calcext:value-type="float">
            <text:p>0.97942722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68.49868" calcext:value-type="float">
            <text:p>1427800968.49868</text:p>
          </table:table-cell>
          <table:table-cell office:value-type="float" office:value="1427800969.99489" calcext:value-type="float">
            <text:p>1427800969.99489</text:p>
          </table:table-cell>
          <table:table-cell office:value-type="float" office:value="1427800970.03205" calcext:value-type="float">
            <text:p>1427800970.03205</text:p>
          </table:table-cell>
          <table:table-cell/>
          <table:table-cell table:formula="of:=MAX([.B486];[.D486];[.G486])-MAX([.A486];[.C486];[.E486])" office:value-type="float" office:value="1.53336977958679" calcext:value-type="float">
            <text:p>1.5333697796</text:p>
          </table:table-cell>
          <table:table-cell table:formula="of:=IF(ISBLANK([.E486]);&quot;&quot;;[.I486])" office:value-type="float" office:value="1.53336977958679" calcext:value-type="float">
            <text:p>1.5333697796</text:p>
          </table:table-cell>
          <table:table-cell table:formula="of:=IF(OR(ISBLANK([.E486]);[.I486]&lt;=0);&quot;&quot;;[.I486])" office:value-type="float" office:value="1.53336977958679" calcext:value-type="float">
            <text:p>1.5333697796</text:p>
          </table:table-cell>
          <table:table-cell table:number-columns-repeated="4"/>
          <table:table-cell table:formula="of:=NORMDIST([.$K486];[.$L$3];SQRT([.$L$4]); 1)" office:value-type="float" office:value="0.977662233018097" calcext:value-type="float">
            <text:p>0.9776622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70.11974" calcext:value-type="float">
            <text:p>1427800970.11974</text:p>
          </table:table-cell>
          <table:table-cell office:value-type="float" office:value="1427800971.41878" calcext:value-type="float">
            <text:p>1427800971.41878</text:p>
          </table:table-cell>
          <table:table-cell table:number-columns-repeated="4"/>
          <table:table-cell table:formula="of:=MAX([.B487];[.D487];[.G487])-MAX([.A487];[.C487];[.E487])" office:value-type="float" office:value="1.29904007911682" calcext:value-type="float">
            <text:p>1.2990400791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 table:number-columns-repeated="4"/>
          <table:table-cell table:formula="of:=NORMDIST([.$K487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1974" calcext:value-type="float">
            <text:p>1427800970.11974</text:p>
          </table:table-cell>
          <table:table-cell office:value-type="float" office:value="1427800971.30608" calcext:value-type="float">
            <text:p>1427800971.30608</text:p>
          </table:table-cell>
          <table:table-cell office:value-type="float" office:value="1427800971.33679" calcext:value-type="float">
            <text:p>1427800971.33679</text:p>
          </table:table-cell>
          <table:table-cell/>
          <table:table-cell table:formula="of:=MAX([.B488];[.D488];[.G488])-MAX([.A488];[.C488];[.E488])" office:value-type="float" office:value="1.21705007553101" calcext:value-type="float">
            <text:p>1.2170500755</text:p>
          </table:table-cell>
          <table:table-cell table:formula="of:=IF(ISBLANK([.E488]);&quot;&quot;;[.I488])" office:value-type="float" office:value="1.21705007553101" calcext:value-type="float">
            <text:p>1.2170500755</text:p>
          </table:table-cell>
          <table:table-cell table:formula="of:=IF(OR(ISBLANK([.E488]);[.I488]&lt;=0);&quot;&quot;;[.I488])" office:value-type="float" office:value="1.21705007553101" calcext:value-type="float">
            <text:p>1.2170500755</text:p>
          </table:table-cell>
          <table:table-cell table:number-columns-repeated="4"/>
          <table:table-cell table:formula="of:=NORMDIST([.$K488];[.$L$3];SQRT([.$L$4]); 1)" office:value-type="float" office:value="0.274626532926191" calcext:value-type="float">
            <text:p>0.27462653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1977" calcext:value-type="float">
            <text:p>1427800970.11977</text:p>
          </table:table-cell>
          <table:table-cell office:value-type="float" office:value="1427800971.30614" calcext:value-type="float">
            <text:p>1427800971.30614</text:p>
          </table:table-cell>
          <table:table-cell office:value-type="float" office:value="1427800971.34087" calcext:value-type="float">
            <text:p>1427800971.34087</text:p>
          </table:table-cell>
          <table:table-cell/>
          <table:table-cell table:formula="of:=MAX([.B489];[.D489];[.G489])-MAX([.A489];[.C489];[.E489])" office:value-type="float" office:value="1.22109985351563" calcext:value-type="float">
            <text:p>1.2210998535</text:p>
          </table:table-cell>
          <table:table-cell table:formula="of:=IF(ISBLANK([.E489]);&quot;&quot;;[.I489])" office:value-type="float" office:value="1.22109985351563" calcext:value-type="float">
            <text:p>1.2210998535</text:p>
          </table:table-cell>
          <table:table-cell table:formula="of:=IF(OR(ISBLANK([.E489]);[.I489]&lt;=0);&quot;&quot;;[.I489])" office:value-type="float" office:value="1.22109985351563" calcext:value-type="float">
            <text:p>1.2210998535</text:p>
          </table:table-cell>
          <table:table-cell table:number-columns-repeated="4"/>
          <table:table-cell table:formula="of:=NORMDIST([.$K489];[.$L$3];SQRT([.$L$4]); 1)" office:value-type="float" office:value="0.285864044380108" calcext:value-type="float">
            <text:p>0.28586404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2023" calcext:value-type="float">
            <text:p>1427800970.12023</text:p>
          </table:table-cell>
          <table:table-cell office:value-type="float" office:value="1427800971.30625" calcext:value-type="float">
            <text:p>1427800971.30625</text:p>
          </table:table-cell>
          <table:table-cell office:value-type="float" office:value="1427800971.33713" calcext:value-type="float">
            <text:p>1427800971.33713</text:p>
          </table:table-cell>
          <table:table-cell/>
          <table:table-cell table:formula="of:=MAX([.B490];[.D490];[.G490])-MAX([.A490];[.C490];[.E490])" office:value-type="float" office:value="1.21690011024475" calcext:value-type="float">
            <text:p>1.2169001102</text:p>
          </table:table-cell>
          <table:table-cell table:formula="of:=IF(ISBLANK([.E490]);&quot;&quot;;[.I490])" office:value-type="float" office:value="1.21690011024475" calcext:value-type="float">
            <text:p>1.2169001102</text:p>
          </table:table-cell>
          <table:table-cell table:formula="of:=IF(OR(ISBLANK([.E490]);[.I490]&lt;=0);&quot;&quot;;[.I490])" office:value-type="float" office:value="1.21690011024475" calcext:value-type="float">
            <text:p>1.2169001102</text:p>
          </table:table-cell>
          <table:table-cell table:number-columns-repeated="4"/>
          <table:table-cell table:formula="of:=NORMDIST([.$K490];[.$L$3];SQRT([.$L$4]); 1)" office:value-type="float" office:value="0.274214622438908" calcext:value-type="float">
            <text:p>0.27421462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2024" calcext:value-type="float">
            <text:p>1427800970.12024</text:p>
          </table:table-cell>
          <table:table-cell office:value-type="float" office:value="1427800971.30631" calcext:value-type="float">
            <text:p>1427800971.30631</text:p>
          </table:table-cell>
          <table:table-cell office:value-type="float" office:value="1427800971.33689" calcext:value-type="float">
            <text:p>1427800971.33689</text:p>
          </table:table-cell>
          <table:table-cell/>
          <table:table-cell table:formula="of:=MAX([.B491];[.D491];[.G491])-MAX([.A491];[.C491];[.E491])" office:value-type="float" office:value="1.21665000915527" calcext:value-type="float">
            <text:p>1.2166500092</text:p>
          </table:table-cell>
          <table:table-cell table:formula="of:=IF(ISBLANK([.E491]);&quot;&quot;;[.I491])" office:value-type="float" office:value="1.21665000915527" calcext:value-type="float">
            <text:p>1.2166500092</text:p>
          </table:table-cell>
          <table:table-cell table:formula="of:=IF(OR(ISBLANK([.E491]);[.I491]&lt;=0);&quot;&quot;;[.I491])" office:value-type="float" office:value="1.21665000915527" calcext:value-type="float">
            <text:p>1.2166500092</text:p>
          </table:table-cell>
          <table:table-cell table:number-columns-repeated="4"/>
          <table:table-cell table:formula="of:=NORMDIST([.$K491];[.$L$3];SQRT([.$L$4]); 1)" office:value-type="float" office:value="0.27352834786028" calcext:value-type="float">
            <text:p>0.27352834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2025" calcext:value-type="float">
            <text:p>1427800970.12025</text:p>
          </table:table-cell>
          <table:table-cell office:value-type="float" office:value="1427800971.30636" calcext:value-type="float">
            <text:p>1427800971.30636</text:p>
          </table:table-cell>
          <table:table-cell office:value-type="float" office:value="1427800971.33696" calcext:value-type="float">
            <text:p>1427800971.33696</text:p>
          </table:table-cell>
          <table:table-cell/>
          <table:table-cell table:formula="of:=MAX([.B492];[.D492];[.G492])-MAX([.A492];[.C492];[.E492])" office:value-type="float" office:value="1.21671009063721" calcext:value-type="float">
            <text:p>1.2167100906</text:p>
          </table:table-cell>
          <table:table-cell table:formula="of:=IF(ISBLANK([.E492]);&quot;&quot;;[.I492])" office:value-type="float" office:value="1.21671009063721" calcext:value-type="float">
            <text:p>1.2167100906</text:p>
          </table:table-cell>
          <table:table-cell table:formula="of:=IF(OR(ISBLANK([.E492]);[.I492]&lt;=0);&quot;&quot;;[.I492])" office:value-type="float" office:value="1.21671009063721" calcext:value-type="float">
            <text:p>1.2167100906</text:p>
          </table:table-cell>
          <table:table-cell table:number-columns-repeated="4"/>
          <table:table-cell table:formula="of:=NORMDIST([.$K492];[.$L$3];SQRT([.$L$4]); 1)" office:value-type="float" office:value="0.273693133165" calcext:value-type="float">
            <text:p>0.27369313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2026" calcext:value-type="float">
            <text:p>1427800970.12026</text:p>
          </table:table-cell>
          <table:table-cell office:value-type="float" office:value="1427800971.30641" calcext:value-type="float">
            <text:p>1427800971.30641</text:p>
          </table:table-cell>
          <table:table-cell office:value-type="float" office:value="1427800971.3409" calcext:value-type="float">
            <text:p>1427800971.3409</text:p>
          </table:table-cell>
          <table:table-cell/>
          <table:table-cell table:formula="of:=MAX([.B493];[.D493];[.G493])-MAX([.A493];[.C493];[.E493])" office:value-type="float" office:value="1.22063994407654" calcext:value-type="float">
            <text:p>1.2206399441</text:p>
          </table:table-cell>
          <table:table-cell table:formula="of:=IF(ISBLANK([.E493]);&quot;&quot;;[.I493])" office:value-type="float" office:value="1.22063994407654" calcext:value-type="float">
            <text:p>1.2206399441</text:p>
          </table:table-cell>
          <table:table-cell table:formula="of:=IF(OR(ISBLANK([.E493]);[.I493]&lt;=0);&quot;&quot;;[.I493])" office:value-type="float" office:value="1.22063994407654" calcext:value-type="float">
            <text:p>1.2206399441</text:p>
          </table:table-cell>
          <table:table-cell table:number-columns-repeated="4"/>
          <table:table-cell table:formula="of:=NORMDIST([.$K493];[.$L$3];SQRT([.$L$4]); 1)" office:value-type="float" office:value="0.284576931414966" calcext:value-type="float">
            <text:p>0.28457693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2026" calcext:value-type="float">
            <text:p>1427800970.12026</text:p>
          </table:table-cell>
          <table:table-cell office:value-type="float" office:value="1427800971.30646" calcext:value-type="float">
            <text:p>1427800971.30646</text:p>
          </table:table-cell>
          <table:table-cell office:value-type="float" office:value="1427800971.33716" calcext:value-type="float">
            <text:p>1427800971.33716</text:p>
          </table:table-cell>
          <table:table-cell/>
          <table:table-cell table:formula="of:=MAX([.B494];[.D494];[.G494])-MAX([.A494];[.C494];[.E494])" office:value-type="float" office:value="1.21690011024475" calcext:value-type="float">
            <text:p>1.2169001102</text:p>
          </table:table-cell>
          <table:table-cell table:formula="of:=IF(ISBLANK([.E494]);&quot;&quot;;[.I494])" office:value-type="float" office:value="1.21690011024475" calcext:value-type="float">
            <text:p>1.2169001102</text:p>
          </table:table-cell>
          <table:table-cell table:formula="of:=IF(OR(ISBLANK([.E494]);[.I494]&lt;=0);&quot;&quot;;[.I494])" office:value-type="float" office:value="1.21690011024475" calcext:value-type="float">
            <text:p>1.2169001102</text:p>
          </table:table-cell>
          <table:table-cell table:number-columns-repeated="4"/>
          <table:table-cell table:formula="of:=NORMDIST([.$K494];[.$L$3];SQRT([.$L$4]); 1)" office:value-type="float" office:value="0.274214622438908" calcext:value-type="float">
            <text:p>0.27421462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2027" calcext:value-type="float">
            <text:p>1427800970.12027</text:p>
          </table:table-cell>
          <table:table-cell office:value-type="float" office:value="1427800971.3062" calcext:value-type="float">
            <text:p>1427800971.3062</text:p>
          </table:table-cell>
          <table:table-cell office:value-type="float" office:value="1427800971.34085" calcext:value-type="float">
            <text:p>1427800971.34085</text:p>
          </table:table-cell>
          <table:table-cell/>
          <table:table-cell table:formula="of:=MAX([.B495];[.D495];[.G495])-MAX([.A495];[.C495];[.E495])" office:value-type="float" office:value="1.22058010101318" calcext:value-type="float">
            <text:p>1.220580101</text:p>
          </table:table-cell>
          <table:table-cell table:formula="of:=IF(ISBLANK([.E495]);&quot;&quot;;[.I495])" office:value-type="float" office:value="1.22058010101318" calcext:value-type="float">
            <text:p>1.220580101</text:p>
          </table:table-cell>
          <table:table-cell table:formula="of:=IF(OR(ISBLANK([.E495]);[.I495]&lt;=0);&quot;&quot;;[.I495])" office:value-type="float" office:value="1.22058010101318" calcext:value-type="float">
            <text:p>1.220580101</text:p>
          </table:table-cell>
          <table:table-cell table:number-columns-repeated="4"/>
          <table:table-cell table:formula="of:=NORMDIST([.$K495];[.$L$3];SQRT([.$L$4]); 1)" office:value-type="float" office:value="0.28440965695498" calcext:value-type="float">
            <text:p>0.2844096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2028" calcext:value-type="float">
            <text:p>1427800970.12028</text:p>
          </table:table-cell>
          <table:table-cell office:value-type="float" office:value="1427800971.30796" calcext:value-type="float">
            <text:p>1427800971.30796</text:p>
          </table:table-cell>
          <table:table-cell office:value-type="float" office:value="1427800971.34086" calcext:value-type="float">
            <text:p>1427800971.34086</text:p>
          </table:table-cell>
          <table:table-cell/>
          <table:table-cell table:formula="of:=MAX([.B496];[.D496];[.G496])-MAX([.A496];[.C496];[.E496])" office:value-type="float" office:value="1.2205798625946" calcext:value-type="float">
            <text:p>1.2205798626</text:p>
          </table:table-cell>
          <table:table-cell table:formula="of:=IF(ISBLANK([.E496]);&quot;&quot;;[.I496])" office:value-type="float" office:value="1.2205798625946" calcext:value-type="float">
            <text:p>1.2205798626</text:p>
          </table:table-cell>
          <table:table-cell table:formula="of:=IF(OR(ISBLANK([.E496]);[.I496]&lt;=0);&quot;&quot;;[.I496])" office:value-type="float" office:value="1.2205798625946" calcext:value-type="float">
            <text:p>1.2205798626</text:p>
          </table:table-cell>
          <table:table-cell table:number-columns-repeated="4"/>
          <table:table-cell table:formula="of:=NORMDIST([.$K496];[.$L$3];SQRT([.$L$4]); 1)" office:value-type="float" office:value="0.284408990616836" calcext:value-type="float">
            <text:p>0.28440899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0.12029" calcext:value-type="float">
            <text:p>1427800970.12029</text:p>
          </table:table-cell>
          <table:table-cell office:value-type="float" office:value="1427800971.39075" calcext:value-type="float">
            <text:p>1427800971.39075</text:p>
          </table:table-cell>
          <table:table-cell office:value-type="float" office:value="1427800971.41877" calcext:value-type="float">
            <text:p>1427800971.41877</text:p>
          </table:table-cell>
          <table:table-cell/>
          <table:table-cell table:formula="of:=MAX([.B497];[.D497];[.G497])-MAX([.A497];[.C497];[.E497])" office:value-type="float" office:value="1.29848003387451" calcext:value-type="float">
            <text:p>1.2984800339</text:p>
          </table:table-cell>
          <table:table-cell table:formula="of:=IF(ISBLANK([.E497]);&quot;&quot;;[.I497])" office:value-type="float" office:value="1.29848003387451" calcext:value-type="float">
            <text:p>1.2984800339</text:p>
          </table:table-cell>
          <table:table-cell table:formula="of:=IF(OR(ISBLANK([.E497]);[.I497]&lt;=0);&quot;&quot;;[.I497])" office:value-type="float" office:value="1.29848003387451" calcext:value-type="float">
            <text:p>1.2984800339</text:p>
          </table:table-cell>
          <table:table-cell table:number-columns-repeated="4"/>
          <table:table-cell table:formula="of:=NORMDIST([.$K497];[.$L$3];SQRT([.$L$4]); 1)" office:value-type="float" office:value="0.528750523438305" calcext:value-type="float">
            <text:p>0.52875052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71.4188" calcext:value-type="float">
            <text:p>1427800971.4188</text:p>
          </table:table-cell>
          <table:table-cell office:value-type="float" office:value="1427800973.04615" calcext:value-type="float">
            <text:p>1427800973.04615</text:p>
          </table:table-cell>
          <table:table-cell table:number-columns-repeated="4"/>
          <table:table-cell table:formula="of:=MAX([.B498];[.D498];[.G498])-MAX([.A498];[.C498];[.E498])" office:value-type="float" office:value="1.62734985351563" calcext:value-type="float">
            <text:p>1.6273498535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 table:number-columns-repeated="4"/>
          <table:table-cell table:formula="of:=NORMDIST([.$K498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88" calcext:value-type="float">
            <text:p>1427800971.4188</text:p>
          </table:table-cell>
          <table:table-cell office:value-type="float" office:value="1427800972.92597" calcext:value-type="float">
            <text:p>1427800972.92597</text:p>
          </table:table-cell>
          <table:table-cell office:value-type="float" office:value="1427800972.96496" calcext:value-type="float">
            <text:p>1427800972.96496</text:p>
          </table:table-cell>
          <table:table-cell/>
          <table:table-cell table:formula="of:=MAX([.B499];[.D499];[.G499])-MAX([.A499];[.C499];[.E499])" office:value-type="float" office:value="1.54615998268127" calcext:value-type="float">
            <text:p>1.5461599827</text:p>
          </table:table-cell>
          <table:table-cell table:formula="of:=IF(ISBLANK([.E499]);&quot;&quot;;[.I499])" office:value-type="float" office:value="1.54615998268127" calcext:value-type="float">
            <text:p>1.5461599827</text:p>
          </table:table-cell>
          <table:table-cell table:formula="of:=IF(OR(ISBLANK([.E499]);[.I499]&lt;=0);&quot;&quot;;[.I499])" office:value-type="float" office:value="1.54615998268127" calcext:value-type="float">
            <text:p>1.5461599827</text:p>
          </table:table-cell>
          <table:table-cell table:number-columns-repeated="4"/>
          <table:table-cell table:formula="of:=NORMDIST([.$K499];[.$L$3];SQRT([.$L$4]); 1)" office:value-type="float" office:value="0.982703556205451" calcext:value-type="float">
            <text:p>0.98270355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882" calcext:value-type="float">
            <text:p>1427800971.41882</text:p>
          </table:table-cell>
          <table:table-cell office:value-type="float" office:value="1427800973.01142" calcext:value-type="float">
            <text:p>1427800973.01142</text:p>
          </table:table-cell>
          <table:table-cell office:value-type="float" office:value="1427800973.04614" calcext:value-type="float">
            <text:p>1427800973.04614</text:p>
          </table:table-cell>
          <table:table-cell/>
          <table:table-cell table:formula="of:=MAX([.B500];[.D500];[.G500])-MAX([.A500];[.C500];[.E500])" office:value-type="float" office:value="1.62732005119324" calcext:value-type="float">
            <text:p>1.6273200512</text:p>
          </table:table-cell>
          <table:table-cell table:formula="of:=IF(ISBLANK([.E500]);&quot;&quot;;[.I500])" office:value-type="float" office:value="1.62732005119324" calcext:value-type="float">
            <text:p>1.6273200512</text:p>
          </table:table-cell>
          <table:table-cell table:formula="of:=IF(OR(ISBLANK([.E500]);[.I500]&lt;=0);&quot;&quot;;[.I500])" office:value-type="float" office:value="1.62732005119324" calcext:value-type="float">
            <text:p>1.6273200512</text:p>
          </table:table-cell>
          <table:table-cell table:number-columns-repeated="4"/>
          <table:table-cell table:formula="of:=NORMDIST([.$K500];[.$L$3];SQRT([.$L$4]); 1)" office:value-type="float" office:value="0.997297726008685" calcext:value-type="float">
            <text:p>0.9972977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883" calcext:value-type="float">
            <text:p>1427800971.41883</text:p>
          </table:table-cell>
          <table:table-cell office:value-type="float" office:value="1427800972.92618" calcext:value-type="float">
            <text:p>1427800972.92618</text:p>
          </table:table-cell>
          <table:table-cell office:value-type="float" office:value="1427800972.96109" calcext:value-type="float">
            <text:p>1427800972.96109</text:p>
          </table:table-cell>
          <table:table-cell/>
          <table:table-cell table:formula="of:=MAX([.B501];[.D501];[.G501])-MAX([.A501];[.C501];[.E501])" office:value-type="float" office:value="1.54226016998291" calcext:value-type="float">
            <text:p>1.54226017</text:p>
          </table:table-cell>
          <table:table-cell table:formula="of:=IF(ISBLANK([.E501]);&quot;&quot;;[.I501])" office:value-type="float" office:value="1.54226016998291" calcext:value-type="float">
            <text:p>1.54226017</text:p>
          </table:table-cell>
          <table:table-cell table:formula="of:=IF(OR(ISBLANK([.E501]);[.I501]&lt;=0);&quot;&quot;;[.I501])" office:value-type="float" office:value="1.54226016998291" calcext:value-type="float">
            <text:p>1.54226017</text:p>
          </table:table-cell>
          <table:table-cell table:number-columns-repeated="4"/>
          <table:table-cell table:formula="of:=NORMDIST([.$K501];[.$L$3];SQRT([.$L$4]); 1)" office:value-type="float" office:value="0.981281049801293" calcext:value-type="float">
            <text:p>0.98128104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884" calcext:value-type="float">
            <text:p>1427800971.41884</text:p>
          </table:table-cell>
          <table:table-cell office:value-type="float" office:value="1427800972.92608" calcext:value-type="float">
            <text:p>1427800972.92608</text:p>
          </table:table-cell>
          <table:table-cell office:value-type="float" office:value="1427800972.96481" calcext:value-type="float">
            <text:p>1427800972.96481</text:p>
          </table:table-cell>
          <table:table-cell/>
          <table:table-cell table:formula="of:=MAX([.B502];[.D502];[.G502])-MAX([.A502];[.C502];[.E502])" office:value-type="float" office:value="1.54596996307373" calcext:value-type="float">
            <text:p>1.5459699631</text:p>
          </table:table-cell>
          <table:table-cell table:formula="of:=IF(ISBLANK([.E502]);&quot;&quot;;[.I502])" office:value-type="float" office:value="1.54596996307373" calcext:value-type="float">
            <text:p>1.5459699631</text:p>
          </table:table-cell>
          <table:table-cell table:formula="of:=IF(OR(ISBLANK([.E502]);[.I502]&lt;=0);&quot;&quot;;[.I502])" office:value-type="float" office:value="1.54596996307373" calcext:value-type="float">
            <text:p>1.5459699631</text:p>
          </table:table-cell>
          <table:table-cell table:number-columns-repeated="4"/>
          <table:table-cell table:formula="of:=NORMDIST([.$K502];[.$L$3];SQRT([.$L$4]); 1)" office:value-type="float" office:value="0.982636448183804" calcext:value-type="float">
            <text:p>0.98263644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886" calcext:value-type="float">
            <text:p>1427800971.41886</text:p>
          </table:table-cell>
          <table:table-cell office:value-type="float" office:value="1427800972.92603" calcext:value-type="float">
            <text:p>1427800972.92603</text:p>
          </table:table-cell>
          <table:table-cell office:value-type="float" office:value="1427800972.96494" calcext:value-type="float">
            <text:p>1427800972.96494</text:p>
          </table:table-cell>
          <table:table-cell/>
          <table:table-cell table:formula="of:=MAX([.B503];[.D503];[.G503])-MAX([.A503];[.C503];[.E503])" office:value-type="float" office:value="1.54608011245728" calcext:value-type="float">
            <text:p>1.5460801125</text:p>
          </table:table-cell>
          <table:table-cell table:formula="of:=IF(ISBLANK([.E503]);&quot;&quot;;[.I503])" office:value-type="float" office:value="1.54608011245728" calcext:value-type="float">
            <text:p>1.5460801125</text:p>
          </table:table-cell>
          <table:table-cell table:formula="of:=IF(OR(ISBLANK([.E503]);[.I503]&lt;=0);&quot;&quot;;[.I503])" office:value-type="float" office:value="1.54608011245728" calcext:value-type="float">
            <text:p>1.5460801125</text:p>
          </table:table-cell>
          <table:table-cell table:number-columns-repeated="4"/>
          <table:table-cell table:formula="of:=NORMDIST([.$K503];[.$L$3];SQRT([.$L$4]); 1)" office:value-type="float" office:value="0.982675375982805" calcext:value-type="float">
            <text:p>0.9826753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888" calcext:value-type="float">
            <text:p>1427800971.41888</text:p>
          </table:table-cell>
          <table:table-cell office:value-type="float" office:value="1427800972.92622" calcext:value-type="float">
            <text:p>1427800972.92622</text:p>
          </table:table-cell>
          <table:table-cell office:value-type="float" office:value="1427800972.961" calcext:value-type="float">
            <text:p>1427800972.961</text:p>
          </table:table-cell>
          <table:table-cell/>
          <table:table-cell table:formula="of:=MAX([.B504];[.D504];[.G504])-MAX([.A504];[.C504];[.E504])" office:value-type="float" office:value="1.5421199798584" calcext:value-type="float">
            <text:p>1.5421199799</text:p>
          </table:table-cell>
          <table:table-cell table:formula="of:=IF(ISBLANK([.E504]);&quot;&quot;;[.I504])" office:value-type="float" office:value="1.5421199798584" calcext:value-type="float">
            <text:p>1.5421199799</text:p>
          </table:table-cell>
          <table:table-cell table:formula="of:=IF(OR(ISBLANK([.E504]);[.I504]&lt;=0);&quot;&quot;;[.I504])" office:value-type="float" office:value="1.5421199798584" calcext:value-type="float">
            <text:p>1.5421199799</text:p>
          </table:table-cell>
          <table:table-cell table:number-columns-repeated="4"/>
          <table:table-cell table:formula="of:=NORMDIST([.$K504];[.$L$3];SQRT([.$L$4]); 1)" office:value-type="float" office:value="0.981228112257141" calcext:value-type="float">
            <text:p>0.98122811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896" calcext:value-type="float">
            <text:p>1427800971.41896</text:p>
          </table:table-cell>
          <table:table-cell office:value-type="float" office:value="1427800972.92632" calcext:value-type="float">
            <text:p>1427800972.92632</text:p>
          </table:table-cell>
          <table:table-cell office:value-type="float" office:value="1427800972.96474" calcext:value-type="float">
            <text:p>1427800972.96474</text:p>
          </table:table-cell>
          <table:table-cell/>
          <table:table-cell table:formula="of:=MAX([.B505];[.D505];[.G505])-MAX([.A505];[.C505];[.E505])" office:value-type="float" office:value="1.54577994346619" calcext:value-type="float">
            <text:p>1.5457799435</text:p>
          </table:table-cell>
          <table:table-cell table:formula="of:=IF(ISBLANK([.E505]);&quot;&quot;;[.I505])" office:value-type="float" office:value="1.54577994346619" calcext:value-type="float">
            <text:p>1.5457799435</text:p>
          </table:table-cell>
          <table:table-cell table:formula="of:=IF(OR(ISBLANK([.E505]);[.I505]&lt;=0);&quot;&quot;;[.I505])" office:value-type="float" office:value="1.54577994346619" calcext:value-type="float">
            <text:p>1.5457799435</text:p>
          </table:table-cell>
          <table:table-cell table:number-columns-repeated="4"/>
          <table:table-cell table:formula="of:=NORMDIST([.$K505];[.$L$3];SQRT([.$L$4]); 1)" office:value-type="float" office:value="0.982569117917354" calcext:value-type="float">
            <text:p>0.98256911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898" calcext:value-type="float">
            <text:p>1427800971.41898</text:p>
          </table:table-cell>
          <table:table-cell office:value-type="float" office:value="1427800972.92637" calcext:value-type="float">
            <text:p>1427800972.92637</text:p>
          </table:table-cell>
          <table:table-cell office:value-type="float" office:value="1427800972.9611" calcext:value-type="float">
            <text:p>1427800972.9611</text:p>
          </table:table-cell>
          <table:table-cell/>
          <table:table-cell table:formula="of:=MAX([.B506];[.D506];[.G506])-MAX([.A506];[.C506];[.E506])" office:value-type="float" office:value="1.54212021827698" calcext:value-type="float">
            <text:p>1.5421202183</text:p>
          </table:table-cell>
          <table:table-cell table:formula="of:=IF(ISBLANK([.E506]);&quot;&quot;;[.I506])" office:value-type="float" office:value="1.54212021827698" calcext:value-type="float">
            <text:p>1.5421202183</text:p>
          </table:table-cell>
          <table:table-cell table:formula="of:=IF(OR(ISBLANK([.E506]);[.I506]&lt;=0);&quot;&quot;;[.I506])" office:value-type="float" office:value="1.54212021827698" calcext:value-type="float">
            <text:p>1.5421202183</text:p>
          </table:table-cell>
          <table:table-cell table:number-columns-repeated="4"/>
          <table:table-cell table:formula="of:=NORMDIST([.$K506];[.$L$3];SQRT([.$L$4]); 1)" office:value-type="float" office:value="0.981228202395011" calcext:value-type="float">
            <text:p>0.98122820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901" calcext:value-type="float">
            <text:p>1427800971.41901</text:p>
          </table:table-cell>
          <table:table-cell office:value-type="float" office:value="1427800972.92613" calcext:value-type="float">
            <text:p>1427800972.92613</text:p>
          </table:table-cell>
          <table:table-cell office:value-type="float" office:value="1427800972.96108" calcext:value-type="float">
            <text:p>1427800972.96108</text:p>
          </table:table-cell>
          <table:table-cell/>
          <table:table-cell table:formula="of:=MAX([.B507];[.D507];[.G507])-MAX([.A507];[.C507];[.E507])" office:value-type="float" office:value="1.54207015037537" calcext:value-type="float">
            <text:p>1.5420701504</text:p>
          </table:table-cell>
          <table:table-cell table:formula="of:=IF(ISBLANK([.E507]);&quot;&quot;;[.I507])" office:value-type="float" office:value="1.54207015037537" calcext:value-type="float">
            <text:p>1.5420701504</text:p>
          </table:table-cell>
          <table:table-cell table:formula="of:=IF(OR(ISBLANK([.E507]);[.I507]&lt;=0);&quot;&quot;;[.I507])" office:value-type="float" office:value="1.54207015037537" calcext:value-type="float">
            <text:p>1.5420701504</text:p>
          </table:table-cell>
          <table:table-cell table:number-columns-repeated="4"/>
          <table:table-cell table:formula="of:=NORMDIST([.$K507];[.$L$3];SQRT([.$L$4]); 1)" office:value-type="float" office:value="0.981209265358073" calcext:value-type="float">
            <text:p>0.98120926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1.41902" calcext:value-type="float">
            <text:p>1427800971.41902</text:p>
          </table:table-cell>
          <table:table-cell office:value-type="float" office:value="1427800972.92627" calcext:value-type="float">
            <text:p>1427800972.92627</text:p>
          </table:table-cell>
          <table:table-cell office:value-type="float" office:value="1427800972.96099" calcext:value-type="float">
            <text:p>1427800972.96099</text:p>
          </table:table-cell>
          <table:table-cell/>
          <table:table-cell table:formula="of:=MAX([.B508];[.D508];[.G508])-MAX([.A508];[.C508];[.E508])" office:value-type="float" office:value="1.54197001457214" calcext:value-type="float">
            <text:p>1.5419700146</text:p>
          </table:table-cell>
          <table:table-cell table:formula="of:=IF(ISBLANK([.E508]);&quot;&quot;;[.I508])" office:value-type="float" office:value="1.54197001457214" calcext:value-type="float">
            <text:p>1.5419700146</text:p>
          </table:table-cell>
          <table:table-cell table:formula="of:=IF(OR(ISBLANK([.E508]);[.I508]&lt;=0);&quot;&quot;;[.I508])" office:value-type="float" office:value="1.54197001457214" calcext:value-type="float">
            <text:p>1.5419700146</text:p>
          </table:table-cell>
          <table:table-cell table:number-columns-repeated="4"/>
          <table:table-cell table:formula="of:=NORMDIST([.$K508];[.$L$3];SQRT([.$L$4]); 1)" office:value-type="float" office:value="0.981171342513977" calcext:value-type="float">
            <text:p>0.98117134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73.04616" calcext:value-type="float">
            <text:p>1427800973.04616</text:p>
          </table:table-cell>
          <table:table-cell office:value-type="float" office:value="1427800974.32211" calcext:value-type="float">
            <text:p>1427800974.32211</text:p>
          </table:table-cell>
          <table:table-cell table:number-columns-repeated="4"/>
          <table:table-cell table:formula="of:=MAX([.B509];[.D509];[.G509])-MAX([.A509];[.C509];[.E509])" office:value-type="float" office:value="1.27594995498657" calcext:value-type="float">
            <text:p>1.275949955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 table:number-columns-repeated="4"/>
          <table:table-cell table:formula="of:=NORMDIST([.$K509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16" calcext:value-type="float">
            <text:p>1427800973.04616</text:p>
          </table:table-cell>
          <table:table-cell office:value-type="float" office:value="1427800974.19775" calcext:value-type="float">
            <text:p>1427800974.19775</text:p>
          </table:table-cell>
          <table:table-cell office:value-type="float" office:value="1427800974.23292" calcext:value-type="float">
            <text:p>1427800974.23292</text:p>
          </table:table-cell>
          <table:table-cell/>
          <table:table-cell table:formula="of:=MAX([.B510];[.D510];[.G510])-MAX([.A510];[.C510];[.E510])" office:value-type="float" office:value="1.18675994873047" calcext:value-type="float">
            <text:p>1.1867599487</text:p>
          </table:table-cell>
          <table:table-cell table:formula="of:=IF(ISBLANK([.E510]);&quot;&quot;;[.I510])" office:value-type="float" office:value="1.18675994873047" calcext:value-type="float">
            <text:p>1.1867599487</text:p>
          </table:table-cell>
          <table:table-cell table:formula="of:=IF(OR(ISBLANK([.E510]);[.I510]&lt;=0);&quot;&quot;;[.I510])" office:value-type="float" office:value="1.18675994873047" calcext:value-type="float">
            <text:p>1.1867599487</text:p>
          </table:table-cell>
          <table:table-cell table:number-columns-repeated="4"/>
          <table:table-cell table:formula="of:=NORMDIST([.$K510];[.$L$3];SQRT([.$L$4]); 1)" office:value-type="float" office:value="0.198085301523708" calcext:value-type="float">
            <text:p>0.19808530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18" calcext:value-type="float">
            <text:p>1427800973.04618</text:p>
          </table:table-cell>
          <table:table-cell office:value-type="float" office:value="1427800974.1979" calcext:value-type="float">
            <text:p>1427800974.1979</text:p>
          </table:table-cell>
          <table:table-cell office:value-type="float" office:value="1427800974.23308" calcext:value-type="float">
            <text:p>1427800974.23308</text:p>
          </table:table-cell>
          <table:table-cell/>
          <table:table-cell table:formula="of:=MAX([.B511];[.D511];[.G511])-MAX([.A511];[.C511];[.E511])" office:value-type="float" office:value="1.1868999004364" calcext:value-type="float">
            <text:p>1.1868999004</text:p>
          </table:table-cell>
          <table:table-cell table:formula="of:=IF(ISBLANK([.E511]);&quot;&quot;;[.I511])" office:value-type="float" office:value="1.1868999004364" calcext:value-type="float">
            <text:p>1.1868999004</text:p>
          </table:table-cell>
          <table:table-cell table:formula="of:=IF(OR(ISBLANK([.E511]);[.I511]&lt;=0);&quot;&quot;;[.I511])" office:value-type="float" office:value="1.1868999004364" calcext:value-type="float">
            <text:p>1.1868999004</text:p>
          </table:table-cell>
          <table:table-cell table:number-columns-repeated="4"/>
          <table:table-cell table:formula="of:=NORMDIST([.$K511];[.$L$3];SQRT([.$L$4]); 1)" office:value-type="float" office:value="0.198406457893999" calcext:value-type="float">
            <text:p>0.19840645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19" calcext:value-type="float">
            <text:p>1427800973.04619</text:p>
          </table:table-cell>
          <table:table-cell office:value-type="float" office:value="1427800974.198" calcext:value-type="float">
            <text:p>1427800974.198</text:p>
          </table:table-cell>
          <table:table-cell office:value-type="float" office:value="1427800974.23449" calcext:value-type="float">
            <text:p>1427800974.23449</text:p>
          </table:table-cell>
          <table:table-cell/>
          <table:table-cell table:formula="of:=MAX([.B512];[.D512];[.G512])-MAX([.A512];[.C512];[.E512])" office:value-type="float" office:value="1.18829989433289" calcext:value-type="float">
            <text:p>1.1882998943</text:p>
          </table:table-cell>
          <table:table-cell table:formula="of:=IF(ISBLANK([.E512]);&quot;&quot;;[.I512])" office:value-type="float" office:value="1.18829989433289" calcext:value-type="float">
            <text:p>1.1882998943</text:p>
          </table:table-cell>
          <table:table-cell table:formula="of:=IF(OR(ISBLANK([.E512]);[.I512]&lt;=0);&quot;&quot;;[.I512])" office:value-type="float" office:value="1.18829989433289" calcext:value-type="float">
            <text:p>1.1882998943</text:p>
          </table:table-cell>
          <table:table-cell table:number-columns-repeated="4"/>
          <table:table-cell table:formula="of:=NORMDIST([.$K512];[.$L$3];SQRT([.$L$4]); 1)" office:value-type="float" office:value="0.201636375665561" calcext:value-type="float">
            <text:p>0.20163637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2" calcext:value-type="float">
            <text:p>1427800973.0462</text:p>
          </table:table-cell>
          <table:table-cell office:value-type="float" office:value="1427800974.1978" calcext:value-type="float">
            <text:p>1427800974.1978</text:p>
          </table:table-cell>
          <table:table-cell office:value-type="float" office:value="1427800974.23328" calcext:value-type="float">
            <text:p>1427800974.23328</text:p>
          </table:table-cell>
          <table:table-cell/>
          <table:table-cell table:formula="of:=MAX([.B513];[.D513];[.G513])-MAX([.A513];[.C513];[.E513])" office:value-type="float" office:value="1.18707990646362" calcext:value-type="float">
            <text:p>1.1870799065</text:p>
          </table:table-cell>
          <table:table-cell table:formula="of:=IF(ISBLANK([.E513]);&quot;&quot;;[.I513])" office:value-type="float" office:value="1.18707990646362" calcext:value-type="float">
            <text:p>1.1870799065</text:p>
          </table:table-cell>
          <table:table-cell table:formula="of:=IF(OR(ISBLANK([.E513]);[.I513]&lt;=0);&quot;&quot;;[.I513])" office:value-type="float" office:value="1.18707990646362" calcext:value-type="float">
            <text:p>1.1870799065</text:p>
          </table:table-cell>
          <table:table-cell table:number-columns-repeated="4"/>
          <table:table-cell table:formula="of:=NORMDIST([.$K513];[.$L$3];SQRT([.$L$4]); 1)" office:value-type="float" office:value="0.19881999116025" calcext:value-type="float">
            <text:p>0.19881999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21" calcext:value-type="float">
            <text:p>1427800973.04621</text:p>
          </table:table-cell>
          <table:table-cell office:value-type="float" office:value="1427800974.19785" calcext:value-type="float">
            <text:p>1427800974.19785</text:p>
          </table:table-cell>
          <table:table-cell office:value-type="float" office:value="1427800974.23324" calcext:value-type="float">
            <text:p>1427800974.23324</text:p>
          </table:table-cell>
          <table:table-cell/>
          <table:table-cell table:formula="of:=MAX([.B514];[.D514];[.G514])-MAX([.A514];[.C514];[.E514])" office:value-type="float" office:value="1.18702983856201" calcext:value-type="float">
            <text:p>1.1870298386</text:p>
          </table:table-cell>
          <table:table-cell table:formula="of:=IF(ISBLANK([.E514]);&quot;&quot;;[.I514])" office:value-type="float" office:value="1.18702983856201" calcext:value-type="float">
            <text:p>1.1870298386</text:p>
          </table:table-cell>
          <table:table-cell table:formula="of:=IF(OR(ISBLANK([.E514]);[.I514]&lt;=0);&quot;&quot;;[.I514])" office:value-type="float" office:value="1.18702983856201" calcext:value-type="float">
            <text:p>1.1870298386</text:p>
          </table:table-cell>
          <table:table-cell table:number-columns-repeated="4"/>
          <table:table-cell table:formula="of:=NORMDIST([.$K514];[.$L$3];SQRT([.$L$4]); 1)" office:value-type="float" office:value="0.198704916532278" calcext:value-type="float">
            <text:p>0.19870491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23" calcext:value-type="float">
            <text:p>1427800973.04623</text:p>
          </table:table-cell>
          <table:table-cell office:value-type="float" office:value="1427800974.19769" calcext:value-type="float">
            <text:p>1427800974.19769</text:p>
          </table:table-cell>
          <table:table-cell office:value-type="float" office:value="1427800974.23328" calcext:value-type="float">
            <text:p>1427800974.23328</text:p>
          </table:table-cell>
          <table:table-cell/>
          <table:table-cell table:formula="of:=MAX([.B515];[.D515];[.G515])-MAX([.A515];[.C515];[.E515])" office:value-type="float" office:value="1.18704986572266" calcext:value-type="float">
            <text:p>1.1870498657</text:p>
          </table:table-cell>
          <table:table-cell table:formula="of:=IF(ISBLANK([.E515]);&quot;&quot;;[.I515])" office:value-type="float" office:value="1.18704986572266" calcext:value-type="float">
            <text:p>1.1870498657</text:p>
          </table:table-cell>
          <table:table-cell table:formula="of:=IF(OR(ISBLANK([.E515]);[.I515]&lt;=0);&quot;&quot;;[.I515])" office:value-type="float" office:value="1.18704986572266" calcext:value-type="float">
            <text:p>1.1870498657</text:p>
          </table:table-cell>
          <table:table-cell table:number-columns-repeated="4"/>
          <table:table-cell table:formula="of:=NORMDIST([.$K515];[.$L$3];SQRT([.$L$4]); 1)" office:value-type="float" office:value="0.198750941563296" calcext:value-type="float">
            <text:p>0.19875094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25" calcext:value-type="float">
            <text:p>1427800973.04625</text:p>
          </table:table-cell>
          <table:table-cell office:value-type="float" office:value="1427800974.19988" calcext:value-type="float">
            <text:p>1427800974.19988</text:p>
          </table:table-cell>
          <table:table-cell office:value-type="float" office:value="1427800974.23328" calcext:value-type="float">
            <text:p>1427800974.23328</text:p>
          </table:table-cell>
          <table:table-cell/>
          <table:table-cell table:formula="of:=MAX([.B516];[.D516];[.G516])-MAX([.A516];[.C516];[.E516])" office:value-type="float" office:value="1.18702983856201" calcext:value-type="float">
            <text:p>1.1870298386</text:p>
          </table:table-cell>
          <table:table-cell table:formula="of:=IF(ISBLANK([.E516]);&quot;&quot;;[.I516])" office:value-type="float" office:value="1.18702983856201" calcext:value-type="float">
            <text:p>1.1870298386</text:p>
          </table:table-cell>
          <table:table-cell table:formula="of:=IF(OR(ISBLANK([.E516]);[.I516]&lt;=0);&quot;&quot;;[.I516])" office:value-type="float" office:value="1.18702983856201" calcext:value-type="float">
            <text:p>1.1870298386</text:p>
          </table:table-cell>
          <table:table-cell table:number-columns-repeated="4"/>
          <table:table-cell table:formula="of:=NORMDIST([.$K516];[.$L$3];SQRT([.$L$4]); 1)" office:value-type="float" office:value="0.198704916532278" calcext:value-type="float">
            <text:p>0.19870491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26" calcext:value-type="float">
            <text:p>1427800973.04626</text:p>
          </table:table-cell>
          <table:table-cell office:value-type="float" office:value="1427800974.19805" calcext:value-type="float">
            <text:p>1427800974.19805</text:p>
          </table:table-cell>
          <table:table-cell office:value-type="float" office:value="1427800974.23318" calcext:value-type="float">
            <text:p>1427800974.23318</text:p>
          </table:table-cell>
          <table:table-cell/>
          <table:table-cell table:formula="of:=MAX([.B517];[.D517];[.G517])-MAX([.A517];[.C517];[.E517])" office:value-type="float" office:value="1.18691992759705" calcext:value-type="float">
            <text:p>1.1869199276</text:p>
          </table:table-cell>
          <table:table-cell table:formula="of:=IF(ISBLANK([.E517]);&quot;&quot;;[.I517])" office:value-type="float" office:value="1.18691992759705" calcext:value-type="float">
            <text:p>1.1869199276</text:p>
          </table:table-cell>
          <table:table-cell table:formula="of:=IF(OR(ISBLANK([.E517]);[.I517]&lt;=0);&quot;&quot;;[.I517])" office:value-type="float" office:value="1.18691992759705" calcext:value-type="float">
            <text:p>1.1869199276</text:p>
          </table:table-cell>
          <table:table-cell table:number-columns-repeated="4"/>
          <table:table-cell table:formula="of:=NORMDIST([.$K517];[.$L$3];SQRT([.$L$4]); 1)" office:value-type="float" office:value="0.198452441217699" calcext:value-type="float">
            <text:p>0.19845244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27" calcext:value-type="float">
            <text:p>1427800973.04627</text:p>
          </table:table-cell>
          <table:table-cell office:value-type="float" office:value="1427800974.19795" calcext:value-type="float">
            <text:p>1427800974.19795</text:p>
          </table:table-cell>
          <table:table-cell office:value-type="float" office:value="1427800974.23316" calcext:value-type="float">
            <text:p>1427800974.23316</text:p>
          </table:table-cell>
          <table:table-cell/>
          <table:table-cell table:formula="of:=MAX([.B518];[.D518];[.G518])-MAX([.A518];[.C518];[.E518])" office:value-type="float" office:value="1.18689012527466" calcext:value-type="float">
            <text:p>1.1868901253</text:p>
          </table:table-cell>
          <table:table-cell table:formula="of:=IF(ISBLANK([.E518]);&quot;&quot;;[.I518])" office:value-type="float" office:value="1.18689012527466" calcext:value-type="float">
            <text:p>1.1868901253</text:p>
          </table:table-cell>
          <table:table-cell table:formula="of:=IF(OR(ISBLANK([.E518]);[.I518]&lt;=0);&quot;&quot;;[.I518])" office:value-type="float" office:value="1.18689012527466" calcext:value-type="float">
            <text:p>1.1868901253</text:p>
          </table:table-cell>
          <table:table-cell table:number-columns-repeated="4"/>
          <table:table-cell table:formula="of:=NORMDIST([.$K518];[.$L$3];SQRT([.$L$4]); 1)" office:value-type="float" office:value="0.198384015987663" calcext:value-type="float">
            <text:p>0.1983840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3.04628" calcext:value-type="float">
            <text:p>1427800973.04628</text:p>
          </table:table-cell>
          <table:table-cell office:value-type="float" office:value="1427800974.28764" calcext:value-type="float">
            <text:p>1427800974.28764</text:p>
          </table:table-cell>
          <table:table-cell office:value-type="float" office:value="1427800974.3221" calcext:value-type="float">
            <text:p>1427800974.3221</text:p>
          </table:table-cell>
          <table:table-cell/>
          <table:table-cell table:formula="of:=MAX([.B519];[.D519];[.G519])-MAX([.A519];[.C519];[.E519])" office:value-type="float" office:value="1.27582001686096" calcext:value-type="float">
            <text:p>1.2758200169</text:p>
          </table:table-cell>
          <table:table-cell table:formula="of:=IF(ISBLANK([.E519]);&quot;&quot;;[.I519])" office:value-type="float" office:value="1.27582001686096" calcext:value-type="float">
            <text:p>1.2758200169</text:p>
          </table:table-cell>
          <table:table-cell table:formula="of:=IF(OR(ISBLANK([.E519]);[.I519]&lt;=0);&quot;&quot;;[.I519])" office:value-type="float" office:value="1.27582001686096" calcext:value-type="float">
            <text:p>1.2758200169</text:p>
          </table:table-cell>
          <table:table-cell table:number-columns-repeated="4"/>
          <table:table-cell table:formula="of:=NORMDIST([.$K519];[.$L$3];SQRT([.$L$4]); 1)" office:value-type="float" office:value="0.454382483833188" calcext:value-type="float">
            <text:p>0.45438248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74.32212" calcext:value-type="float">
            <text:p>1427800974.32212</text:p>
          </table:table-cell>
          <table:table-cell office:value-type="float" office:value="1427800975.58315" calcext:value-type="float">
            <text:p>1427800975.58315</text:p>
          </table:table-cell>
          <table:table-cell table:number-columns-repeated="4"/>
          <table:table-cell table:formula="of:=MAX([.B520];[.D520];[.G520])-MAX([.A520];[.C520];[.E520])" office:value-type="float" office:value="1.26102995872498" calcext:value-type="float">
            <text:p>1.2610299587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 table:number-columns-repeated="4"/>
          <table:table-cell table:formula="of:=NORMDIST([.$K520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2" calcext:value-type="float">
            <text:p>1427800974.32212</text:p>
          </table:table-cell>
          <table:table-cell office:value-type="float" office:value="1427800975.46111" calcext:value-type="float">
            <text:p>1427800975.46111</text:p>
          </table:table-cell>
          <table:table-cell office:value-type="float" office:value="1427800975.50073" calcext:value-type="float">
            <text:p>1427800975.50073</text:p>
          </table:table-cell>
          <table:table-cell/>
          <table:table-cell table:formula="of:=MAX([.B521];[.D521];[.G521])-MAX([.A521];[.C521];[.E521])" office:value-type="float" office:value="1.17861008644104" calcext:value-type="float">
            <text:p>1.1786100864</text:p>
          </table:table-cell>
          <table:table-cell table:formula="of:=IF(ISBLANK([.E521]);&quot;&quot;;[.I521])" office:value-type="float" office:value="1.17861008644104" calcext:value-type="float">
            <text:p>1.1786100864</text:p>
          </table:table-cell>
          <table:table-cell table:formula="of:=IF(OR(ISBLANK([.E521]);[.I521]&lt;=0);&quot;&quot;;[.I521])" office:value-type="float" office:value="1.17861008644104" calcext:value-type="float">
            <text:p>1.1786100864</text:p>
          </table:table-cell>
          <table:table-cell table:number-columns-repeated="4"/>
          <table:table-cell table:formula="of:=NORMDIST([.$K521];[.$L$3];SQRT([.$L$4]); 1)" office:value-type="float" office:value="0.179928480603825" calcext:value-type="float">
            <text:p>0.17992848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3" calcext:value-type="float">
            <text:p>1427800974.32213</text:p>
          </table:table-cell>
          <table:table-cell office:value-type="float" office:value="1427800975.46106" calcext:value-type="float">
            <text:p>1427800975.46106</text:p>
          </table:table-cell>
          <table:table-cell office:value-type="float" office:value="1427800975.50089" calcext:value-type="float">
            <text:p>1427800975.50089</text:p>
          </table:table-cell>
          <table:table-cell/>
          <table:table-cell table:formula="of:=MAX([.B522];[.D522];[.G522])-MAX([.A522];[.C522];[.E522])" office:value-type="float" office:value="1.1787600517273" calcext:value-type="float">
            <text:p>1.1787600517</text:p>
          </table:table-cell>
          <table:table-cell table:formula="of:=IF(ISBLANK([.E522]);&quot;&quot;;[.I522])" office:value-type="float" office:value="1.1787600517273" calcext:value-type="float">
            <text:p>1.1787600517</text:p>
          </table:table-cell>
          <table:table-cell table:formula="of:=IF(OR(ISBLANK([.E522]);[.I522]&lt;=0);&quot;&quot;;[.I522])" office:value-type="float" office:value="1.1787600517273" calcext:value-type="float">
            <text:p>1.1787600517</text:p>
          </table:table-cell>
          <table:table-cell table:number-columns-repeated="4"/>
          <table:table-cell table:formula="of:=NORMDIST([.$K522];[.$L$3];SQRT([.$L$4]); 1)" office:value-type="float" office:value="0.180252847149365" calcext:value-type="float">
            <text:p>0.18025284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4" calcext:value-type="float">
            <text:p>1427800974.32214</text:p>
          </table:table-cell>
          <table:table-cell office:value-type="float" office:value="1427800975.46121" calcext:value-type="float">
            <text:p>1427800975.46121</text:p>
          </table:table-cell>
          <table:table-cell office:value-type="float" office:value="1427800975.49679" calcext:value-type="float">
            <text:p>1427800975.49679</text:p>
          </table:table-cell>
          <table:table-cell/>
          <table:table-cell table:formula="of:=MAX([.B523];[.D523];[.G523])-MAX([.A523];[.C523];[.E523])" office:value-type="float" office:value="1.17464995384216" calcext:value-type="float">
            <text:p>1.1746499538</text:p>
          </table:table-cell>
          <table:table-cell table:formula="of:=IF(ISBLANK([.E523]);&quot;&quot;;[.I523])" office:value-type="float" office:value="1.17464995384216" calcext:value-type="float">
            <text:p>1.1746499538</text:p>
          </table:table-cell>
          <table:table-cell table:formula="of:=IF(OR(ISBLANK([.E523]);[.I523]&lt;=0);&quot;&quot;;[.I523])" office:value-type="float" office:value="1.17464995384216" calcext:value-type="float">
            <text:p>1.1746499538</text:p>
          </table:table-cell>
          <table:table-cell table:number-columns-repeated="4"/>
          <table:table-cell table:formula="of:=NORMDIST([.$K523];[.$L$3];SQRT([.$L$4]); 1)" office:value-type="float" office:value="0.171495894833662" calcext:value-type="float">
            <text:p>0.17149589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5" calcext:value-type="float">
            <text:p>1427800974.32215</text:p>
          </table:table-cell>
          <table:table-cell office:value-type="float" office:value="1427800975.46131" calcext:value-type="float">
            <text:p>1427800975.46131</text:p>
          </table:table-cell>
          <table:table-cell office:value-type="float" office:value="1427800975.49798" calcext:value-type="float">
            <text:p>1427800975.49798</text:p>
          </table:table-cell>
          <table:table-cell/>
          <table:table-cell table:formula="of:=MAX([.B524];[.D524];[.G524])-MAX([.A524];[.C524];[.E524])" office:value-type="float" office:value="1.17583012580872" calcext:value-type="float">
            <text:p>1.1758301258</text:p>
          </table:table-cell>
          <table:table-cell table:formula="of:=IF(ISBLANK([.E524]);&quot;&quot;;[.I524])" office:value-type="float" office:value="1.17583012580872" calcext:value-type="float">
            <text:p>1.1758301258</text:p>
          </table:table-cell>
          <table:table-cell table:formula="of:=IF(OR(ISBLANK([.E524]);[.I524]&lt;=0);&quot;&quot;;[.I524])" office:value-type="float" office:value="1.17583012580872" calcext:value-type="float">
            <text:p>1.1758301258</text:p>
          </table:table-cell>
          <table:table-cell table:number-columns-repeated="4"/>
          <table:table-cell table:formula="of:=NORMDIST([.$K524];[.$L$3];SQRT([.$L$4]); 1)" office:value-type="float" office:value="0.173982084840781" calcext:value-type="float">
            <text:p>0.173982084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5" calcext:value-type="float">
            <text:p>1427800974.32215</text:p>
          </table:table-cell>
          <table:table-cell office:value-type="float" office:value="1427800975.46126" calcext:value-type="float">
            <text:p>1427800975.46126</text:p>
          </table:table-cell>
          <table:table-cell office:value-type="float" office:value="1427800975.50141" calcext:value-type="float">
            <text:p>1427800975.50141</text:p>
          </table:table-cell>
          <table:table-cell/>
          <table:table-cell table:formula="of:=MAX([.B525];[.D525];[.G525])-MAX([.A525];[.C525];[.E525])" office:value-type="float" office:value="1.17926001548767" calcext:value-type="float">
            <text:p>1.1792600155</text:p>
          </table:table-cell>
          <table:table-cell table:formula="of:=IF(ISBLANK([.E525]);&quot;&quot;;[.I525])" office:value-type="float" office:value="1.17926001548767" calcext:value-type="float">
            <text:p>1.1792600155</text:p>
          </table:table-cell>
          <table:table-cell table:formula="of:=IF(OR(ISBLANK([.E525]);[.I525]&lt;=0);&quot;&quot;;[.I525])" office:value-type="float" office:value="1.17926001548767" calcext:value-type="float">
            <text:p>1.1792600155</text:p>
          </table:table-cell>
          <table:table-cell table:number-columns-repeated="4"/>
          <table:table-cell table:formula="of:=NORMDIST([.$K525];[.$L$3];SQRT([.$L$4]); 1)" office:value-type="float" office:value="0.181336889794652" calcext:value-type="float">
            <text:p>0.18133688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6" calcext:value-type="float">
            <text:p>1427800974.32216</text:p>
          </table:table-cell>
          <table:table-cell office:value-type="float" office:value="1427800975.46146" calcext:value-type="float">
            <text:p>1427800975.46146</text:p>
          </table:table-cell>
          <table:table-cell office:value-type="float" office:value="1427800975.49457" calcext:value-type="float">
            <text:p>1427800975.49457</text:p>
          </table:table-cell>
          <table:table-cell/>
          <table:table-cell table:formula="of:=MAX([.B526];[.D526];[.G526])-MAX([.A526];[.C526];[.E526])" office:value-type="float" office:value="1.1724100112915" calcext:value-type="float">
            <text:p>1.1724100113</text:p>
          </table:table-cell>
          <table:table-cell table:formula="of:=IF(ISBLANK([.E526]);&quot;&quot;;[.I526])" office:value-type="float" office:value="1.1724100112915" calcext:value-type="float">
            <text:p>1.1724100113</text:p>
          </table:table-cell>
          <table:table-cell table:formula="of:=IF(OR(ISBLANK([.E526]);[.I526]&lt;=0);&quot;&quot;;[.I526])" office:value-type="float" office:value="1.1724100112915" calcext:value-type="float">
            <text:p>1.1724100113</text:p>
          </table:table-cell>
          <table:table-cell table:number-columns-repeated="4"/>
          <table:table-cell table:formula="of:=NORMDIST([.$K526];[.$L$3];SQRT([.$L$4]); 1)" office:value-type="float" office:value="0.166839937790026" calcext:value-type="float">
            <text:p>0.16683993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6" calcext:value-type="float">
            <text:p>1427800974.32216</text:p>
          </table:table-cell>
          <table:table-cell office:value-type="float" office:value="1427800975.46116" calcext:value-type="float">
            <text:p>1427800975.46116</text:p>
          </table:table-cell>
          <table:table-cell office:value-type="float" office:value="1427800975.50092" calcext:value-type="float">
            <text:p>1427800975.50092</text:p>
          </table:table-cell>
          <table:table-cell/>
          <table:table-cell table:formula="of:=MAX([.B527];[.D527];[.G527])-MAX([.A527];[.C527];[.E527])" office:value-type="float" office:value="1.1787600517273" calcext:value-type="float">
            <text:p>1.1787600517</text:p>
          </table:table-cell>
          <table:table-cell table:formula="of:=IF(ISBLANK([.E527]);&quot;&quot;;[.I527])" office:value-type="float" office:value="1.1787600517273" calcext:value-type="float">
            <text:p>1.1787600517</text:p>
          </table:table-cell>
          <table:table-cell table:formula="of:=IF(OR(ISBLANK([.E527]);[.I527]&lt;=0);&quot;&quot;;[.I527])" office:value-type="float" office:value="1.1787600517273" calcext:value-type="float">
            <text:p>1.1787600517</text:p>
          </table:table-cell>
          <table:table-cell table:number-columns-repeated="4"/>
          <table:table-cell table:formula="of:=NORMDIST([.$K527];[.$L$3];SQRT([.$L$4]); 1)" office:value-type="float" office:value="0.180252847149365" calcext:value-type="float">
            <text:p>0.18025284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8" calcext:value-type="float">
            <text:p>1427800974.32218</text:p>
          </table:table-cell>
          <table:table-cell office:value-type="float" office:value="1427800975.46141" calcext:value-type="float">
            <text:p>1427800975.46141</text:p>
          </table:table-cell>
          <table:table-cell office:value-type="float" office:value="1427800975.49682" calcext:value-type="float">
            <text:p>1427800975.49682</text:p>
          </table:table-cell>
          <table:table-cell/>
          <table:table-cell table:formula="of:=MAX([.B528];[.D528];[.G528])-MAX([.A528];[.C528];[.E528])" office:value-type="float" office:value="1.17463994026184" calcext:value-type="float">
            <text:p>1.1746399403</text:p>
          </table:table-cell>
          <table:table-cell table:formula="of:=IF(ISBLANK([.E528]);&quot;&quot;;[.I528])" office:value-type="float" office:value="1.17463994026184" calcext:value-type="float">
            <text:p>1.1746399403</text:p>
          </table:table-cell>
          <table:table-cell table:formula="of:=IF(OR(ISBLANK([.E528]);[.I528]&lt;=0);&quot;&quot;;[.I528])" office:value-type="float" office:value="1.17463994026184" calcext:value-type="float">
            <text:p>1.1746399403</text:p>
          </table:table-cell>
          <table:table-cell table:number-columns-repeated="4"/>
          <table:table-cell table:formula="of:=NORMDIST([.$K528];[.$L$3];SQRT([.$L$4]); 1)" office:value-type="float" office:value="0.171474897496459" calcext:value-type="float">
            <text:p>0.17147489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8" calcext:value-type="float">
            <text:p>1427800974.32218</text:p>
          </table:table-cell>
          <table:table-cell office:value-type="float" office:value="1427800975.46136" calcext:value-type="float">
            <text:p>1427800975.46136</text:p>
          </table:table-cell>
          <table:table-cell office:value-type="float" office:value="1427800975.49454" calcext:value-type="float">
            <text:p>1427800975.49454</text:p>
          </table:table-cell>
          <table:table-cell/>
          <table:table-cell table:formula="of:=MAX([.B529];[.D529];[.G529])-MAX([.A529];[.C529];[.E529])" office:value-type="float" office:value="1.17235994338989" calcext:value-type="float">
            <text:p>1.1723599434</text:p>
          </table:table-cell>
          <table:table-cell table:formula="of:=IF(ISBLANK([.E529]);&quot;&quot;;[.I529])" office:value-type="float" office:value="1.17235994338989" calcext:value-type="float">
            <text:p>1.1723599434</text:p>
          </table:table-cell>
          <table:table-cell table:formula="of:=IF(OR(ISBLANK([.E529]);[.I529]&lt;=0);&quot;&quot;;[.I529])" office:value-type="float" office:value="1.17235994338989" calcext:value-type="float">
            <text:p>1.1723599434</text:p>
          </table:table-cell>
          <table:table-cell table:number-columns-repeated="4"/>
          <table:table-cell table:formula="of:=NORMDIST([.$K529];[.$L$3];SQRT([.$L$4]); 1)" office:value-type="float" office:value="0.166736806808971" calcext:value-type="float">
            <text:p>0.16673680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4.32219" calcext:value-type="float">
            <text:p>1427800974.32219</text:p>
          </table:table-cell>
          <table:table-cell office:value-type="float" office:value="1427800975.54828" calcext:value-type="float">
            <text:p>1427800975.54828</text:p>
          </table:table-cell>
          <table:table-cell office:value-type="float" office:value="1427800975.58314" calcext:value-type="float">
            <text:p>1427800975.58314</text:p>
          </table:table-cell>
          <table:table-cell/>
          <table:table-cell table:formula="of:=MAX([.B530];[.D530];[.G530])-MAX([.A530];[.C530];[.E530])" office:value-type="float" office:value="1.2609498500824" calcext:value-type="float">
            <text:p>1.2609498501</text:p>
          </table:table-cell>
          <table:table-cell table:formula="of:=IF(ISBLANK([.E530]);&quot;&quot;;[.I530])" office:value-type="float" office:value="1.2609498500824" calcext:value-type="float">
            <text:p>1.2609498501</text:p>
          </table:table-cell>
          <table:table-cell table:formula="of:=IF(OR(ISBLANK([.E530]);[.I530]&lt;=0);&quot;&quot;;[.I530])" office:value-type="float" office:value="1.2609498500824" calcext:value-type="float">
            <text:p>1.2609498501</text:p>
          </table:table-cell>
          <table:table-cell table:number-columns-repeated="4"/>
          <table:table-cell table:formula="of:=NORMDIST([.$K530];[.$L$3];SQRT([.$L$4]); 1)" office:value-type="float" office:value="0.406277404973326" calcext:value-type="float">
            <text:p>0.4062774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75.58316" calcext:value-type="float">
            <text:p>1427800975.58316</text:p>
          </table:table-cell>
          <table:table-cell office:value-type="float" office:value="1427800976.93981" calcext:value-type="float">
            <text:p>1427800976.93981</text:p>
          </table:table-cell>
          <table:table-cell table:number-columns-repeated="4"/>
          <table:table-cell table:formula="of:=MAX([.B531];[.D531];[.G531])-MAX([.A531];[.C531];[.E531])" office:value-type="float" office:value="1.35665011405945" calcext:value-type="float">
            <text:p>1.3566501141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 table:number-columns-repeated="4"/>
          <table:table-cell table:formula="of:=NORMDIST([.$K531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16" calcext:value-type="float">
            <text:p>1427800975.58316</text:p>
          </table:table-cell>
          <table:table-cell office:value-type="float" office:value="1427800976.81496" calcext:value-type="float">
            <text:p>1427800976.81496</text:p>
          </table:table-cell>
          <table:table-cell office:value-type="float" office:value="1427800976.84889" calcext:value-type="float">
            <text:p>1427800976.84889</text:p>
          </table:table-cell>
          <table:table-cell/>
          <table:table-cell table:formula="of:=MAX([.B532];[.D532];[.G532])-MAX([.A532];[.C532];[.E532])" office:value-type="float" office:value="1.26573014259338" calcext:value-type="float">
            <text:p>1.2657301426</text:p>
          </table:table-cell>
          <table:table-cell table:formula="of:=IF(ISBLANK([.E532]);&quot;&quot;;[.I532])" office:value-type="float" office:value="1.26573014259338" calcext:value-type="float">
            <text:p>1.2657301426</text:p>
          </table:table-cell>
          <table:table-cell table:formula="of:=IF(OR(ISBLANK([.E532]);[.I532]&lt;=0);&quot;&quot;;[.I532])" office:value-type="float" office:value="1.26573014259338" calcext:value-type="float">
            <text:p>1.2657301426</text:p>
          </table:table-cell>
          <table:table-cell table:number-columns-repeated="4"/>
          <table:table-cell table:formula="of:=NORMDIST([.$K532];[.$L$3];SQRT([.$L$4]); 1)" office:value-type="float" office:value="0.421624127552287" calcext:value-type="float">
            <text:p>0.42162412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18" calcext:value-type="float">
            <text:p>1427800975.58318</text:p>
          </table:table-cell>
          <table:table-cell office:value-type="float" office:value="1427800976.82035" calcext:value-type="float">
            <text:p>1427800976.82035</text:p>
          </table:table-cell>
          <table:table-cell office:value-type="float" office:value="1427800976.85286" calcext:value-type="float">
            <text:p>1427800976.85286</text:p>
          </table:table-cell>
          <table:table-cell/>
          <table:table-cell table:formula="of:=MAX([.B533];[.D533];[.G533])-MAX([.A533];[.C533];[.E533])" office:value-type="float" office:value="1.26968002319336" calcext:value-type="float">
            <text:p>1.2696800232</text:p>
          </table:table-cell>
          <table:table-cell table:formula="of:=IF(ISBLANK([.E533]);&quot;&quot;;[.I533])" office:value-type="float" office:value="1.26968002319336" calcext:value-type="float">
            <text:p>1.2696800232</text:p>
          </table:table-cell>
          <table:table-cell table:formula="of:=IF(OR(ISBLANK([.E533]);[.I533]&lt;=0);&quot;&quot;;[.I533])" office:value-type="float" office:value="1.26968002319336" calcext:value-type="float">
            <text:p>1.2696800232</text:p>
          </table:table-cell>
          <table:table-cell table:number-columns-repeated="4"/>
          <table:table-cell table:formula="of:=NORMDIST([.$K533];[.$L$3];SQRT([.$L$4]); 1)" office:value-type="float" office:value="0.4343964261641" calcext:value-type="float">
            <text:p>0.43439642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2" calcext:value-type="float">
            <text:p>1427800975.5832</text:p>
          </table:table-cell>
          <table:table-cell office:value-type="float" office:value="1427800976.81486" calcext:value-type="float">
            <text:p>1427800976.81486</text:p>
          </table:table-cell>
          <table:table-cell office:value-type="float" office:value="1427800976.84886" calcext:value-type="float">
            <text:p>1427800976.84886</text:p>
          </table:table-cell>
          <table:table-cell/>
          <table:table-cell table:formula="of:=MAX([.B534];[.D534];[.G534])-MAX([.A534];[.C534];[.E534])" office:value-type="float" office:value="1.26566004753113" calcext:value-type="float">
            <text:p>1.2656600475</text:p>
          </table:table-cell>
          <table:table-cell table:formula="of:=IF(ISBLANK([.E534]);&quot;&quot;;[.I534])" office:value-type="float" office:value="1.26566004753113" calcext:value-type="float">
            <text:p>1.2656600475</text:p>
          </table:table-cell>
          <table:table-cell table:formula="of:=IF(OR(ISBLANK([.E534]);[.I534]&lt;=0);&quot;&quot;;[.I534])" office:value-type="float" office:value="1.26566004753113" calcext:value-type="float">
            <text:p>1.2656600475</text:p>
          </table:table-cell>
          <table:table-cell table:number-columns-repeated="4"/>
          <table:table-cell table:formula="of:=NORMDIST([.$K534];[.$L$3];SQRT([.$L$4]); 1)" office:value-type="float" office:value="0.421398170363638" calcext:value-type="float">
            <text:p>0.42139817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21" calcext:value-type="float">
            <text:p>1427800975.58321</text:p>
          </table:table-cell>
          <table:table-cell office:value-type="float" office:value="1427800976.81516" calcext:value-type="float">
            <text:p>1427800976.81516</text:p>
          </table:table-cell>
          <table:table-cell office:value-type="float" office:value="1427800976.8489" calcext:value-type="float">
            <text:p>1427800976.8489</text:p>
          </table:table-cell>
          <table:table-cell/>
          <table:table-cell table:formula="of:=MAX([.B535];[.D535];[.G535])-MAX([.A535];[.C535];[.E535])" office:value-type="float" office:value="1.26569008827209" calcext:value-type="float">
            <text:p>1.2656900883</text:p>
          </table:table-cell>
          <table:table-cell table:formula="of:=IF(ISBLANK([.E535]);&quot;&quot;;[.I535])" office:value-type="float" office:value="1.26569008827209" calcext:value-type="float">
            <text:p>1.2656900883</text:p>
          </table:table-cell>
          <table:table-cell table:formula="of:=IF(OR(ISBLANK([.E535]);[.I535]&lt;=0);&quot;&quot;;[.I535])" office:value-type="float" office:value="1.26569008827209" calcext:value-type="float">
            <text:p>1.2656900883</text:p>
          </table:table-cell>
          <table:table-cell table:number-columns-repeated="4"/>
          <table:table-cell table:formula="of:=NORMDIST([.$K535];[.$L$3];SQRT([.$L$4]); 1)" office:value-type="float" office:value="0.421495005993793" calcext:value-type="float">
            <text:p>0.4214950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22" calcext:value-type="float">
            <text:p>1427800975.58322</text:p>
          </table:table-cell>
          <table:table-cell office:value-type="float" office:value="1427800976.81506" calcext:value-type="float">
            <text:p>1427800976.81506</text:p>
          </table:table-cell>
          <table:table-cell office:value-type="float" office:value="1427800976.8529" calcext:value-type="float">
            <text:p>1427800976.8529</text:p>
          </table:table-cell>
          <table:table-cell/>
          <table:table-cell table:formula="of:=MAX([.B536];[.D536];[.G536])-MAX([.A536];[.C536];[.E536])" office:value-type="float" office:value="1.26968002319336" calcext:value-type="float">
            <text:p>1.2696800232</text:p>
          </table:table-cell>
          <table:table-cell table:formula="of:=IF(ISBLANK([.E536]);&quot;&quot;;[.I536])" office:value-type="float" office:value="1.26968002319336" calcext:value-type="float">
            <text:p>1.2696800232</text:p>
          </table:table-cell>
          <table:table-cell table:formula="of:=IF(OR(ISBLANK([.E536]);[.I536]&lt;=0);&quot;&quot;;[.I536])" office:value-type="float" office:value="1.26968002319336" calcext:value-type="float">
            <text:p>1.2696800232</text:p>
          </table:table-cell>
          <table:table-cell table:number-columns-repeated="4"/>
          <table:table-cell table:formula="of:=NORMDIST([.$K536];[.$L$3];SQRT([.$L$4]); 1)" office:value-type="float" office:value="0.4343964261641" calcext:value-type="float">
            <text:p>0.43439642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24" calcext:value-type="float">
            <text:p>1427800975.58324</text:p>
          </table:table-cell>
          <table:table-cell office:value-type="float" office:value="1427800976.81491" calcext:value-type="float">
            <text:p>1427800976.81491</text:p>
          </table:table-cell>
          <table:table-cell office:value-type="float" office:value="1427800976.8528" calcext:value-type="float">
            <text:p>1427800976.8528</text:p>
          </table:table-cell>
          <table:table-cell/>
          <table:table-cell table:formula="of:=MAX([.B537];[.D537];[.G537])-MAX([.A537];[.C537];[.E537])" office:value-type="float" office:value="1.26955986022949" calcext:value-type="float">
            <text:p>1.2695598602</text:p>
          </table:table-cell>
          <table:table-cell table:formula="of:=IF(ISBLANK([.E537]);&quot;&quot;;[.I537])" office:value-type="float" office:value="1.26955986022949" calcext:value-type="float">
            <text:p>1.2695598602</text:p>
          </table:table-cell>
          <table:table-cell table:formula="of:=IF(OR(ISBLANK([.E537]);[.I537]&lt;=0);&quot;&quot;;[.I537])" office:value-type="float" office:value="1.26955986022949" calcext:value-type="float">
            <text:p>1.2695598602</text:p>
          </table:table-cell>
          <table:table-cell table:number-columns-repeated="4"/>
          <table:table-cell table:formula="of:=NORMDIST([.$K537];[.$L$3];SQRT([.$L$4]); 1)" office:value-type="float" office:value="0.43400678599095" calcext:value-type="float">
            <text:p>0.4340067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24" calcext:value-type="float">
            <text:p>1427800975.58324</text:p>
          </table:table-cell>
          <table:table-cell office:value-type="float" office:value="1427800976.81511" calcext:value-type="float">
            <text:p>1427800976.81511</text:p>
          </table:table-cell>
          <table:table-cell office:value-type="float" office:value="1427800976.8529" calcext:value-type="float">
            <text:p>1427800976.8529</text:p>
          </table:table-cell>
          <table:table-cell/>
          <table:table-cell table:formula="of:=MAX([.B538];[.D538];[.G538])-MAX([.A538];[.C538];[.E538])" office:value-type="float" office:value="1.26965999603271" calcext:value-type="float">
            <text:p>1.269659996</text:p>
          </table:table-cell>
          <table:table-cell table:formula="of:=IF(ISBLANK([.E538]);&quot;&quot;;[.I538])" office:value-type="float" office:value="1.26965999603271" calcext:value-type="float">
            <text:p>1.269659996</text:p>
          </table:table-cell>
          <table:table-cell table:formula="of:=IF(OR(ISBLANK([.E538]);[.I538]&lt;=0);&quot;&quot;;[.I538])" office:value-type="float" office:value="1.26965999603271" calcext:value-type="float">
            <text:p>1.269659996</text:p>
          </table:table-cell>
          <table:table-cell table:number-columns-repeated="4"/>
          <table:table-cell table:formula="of:=NORMDIST([.$K538];[.$L$3];SQRT([.$L$4]); 1)" office:value-type="float" office:value="0.434331481698908" calcext:value-type="float">
            <text:p>0.43433148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26" calcext:value-type="float">
            <text:p>1427800975.58326</text:p>
          </table:table-cell>
          <table:table-cell office:value-type="float" office:value="1427800976.81501" calcext:value-type="float">
            <text:p>1427800976.81501</text:p>
          </table:table-cell>
          <table:table-cell office:value-type="float" office:value="1427800976.85286" calcext:value-type="float">
            <text:p>1427800976.85286</text:p>
          </table:table-cell>
          <table:table-cell/>
          <table:table-cell table:formula="of:=MAX([.B539];[.D539];[.G539])-MAX([.A539];[.C539];[.E539])" office:value-type="float" office:value="1.26959991455078" calcext:value-type="float">
            <text:p>1.2695999146</text:p>
          </table:table-cell>
          <table:table-cell table:formula="of:=IF(ISBLANK([.E539]);&quot;&quot;;[.I539])" office:value-type="float" office:value="1.26959991455078" calcext:value-type="float">
            <text:p>1.2695999146</text:p>
          </table:table-cell>
          <table:table-cell table:formula="of:=IF(OR(ISBLANK([.E539]);[.I539]&lt;=0);&quot;&quot;;[.I539])" office:value-type="float" office:value="1.26959991455078" calcext:value-type="float">
            <text:p>1.2695999146</text:p>
          </table:table-cell>
          <table:table-cell table:number-columns-repeated="4"/>
          <table:table-cell table:formula="of:=NORMDIST([.$K539];[.$L$3];SQRT([.$L$4]); 1)" office:value-type="float" office:value="0.434136658943652" calcext:value-type="float">
            <text:p>0.43413665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27" calcext:value-type="float">
            <text:p>1427800975.58327</text:p>
          </table:table-cell>
          <table:table-cell office:value-type="float" office:value="1427800976.90562" calcext:value-type="float">
            <text:p>1427800976.90562</text:p>
          </table:table-cell>
          <table:table-cell office:value-type="float" office:value="1427800976.93981" calcext:value-type="float">
            <text:p>1427800976.93981</text:p>
          </table:table-cell>
          <table:table-cell/>
          <table:table-cell table:formula="of:=MAX([.B540];[.D540];[.G540])-MAX([.A540];[.C540];[.E540])" office:value-type="float" office:value="1.3565399646759" calcext:value-type="float">
            <text:p>1.3565399647</text:p>
          </table:table-cell>
          <table:table-cell table:formula="of:=IF(ISBLANK([.E540]);&quot;&quot;;[.I540])" office:value-type="float" office:value="1.3565399646759" calcext:value-type="float">
            <text:p>1.3565399647</text:p>
          </table:table-cell>
          <table:table-cell table:formula="of:=IF(OR(ISBLANK([.E540]);[.I540]&lt;=0);&quot;&quot;;[.I540])" office:value-type="float" office:value="1.3565399646759" calcext:value-type="float">
            <text:p>1.3565399647</text:p>
          </table:table-cell>
          <table:table-cell table:number-columns-repeated="4"/>
          <table:table-cell table:formula="of:=NORMDIST([.$K540];[.$L$3];SQRT([.$L$4]); 1)" office:value-type="float" office:value="0.709032996161214" calcext:value-type="float">
            <text:p>0.70903299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5.58328" calcext:value-type="float">
            <text:p>1427800975.58328</text:p>
          </table:table-cell>
          <table:table-cell office:value-type="float" office:value="1427800976.8148" calcext:value-type="float">
            <text:p>1427800976.8148</text:p>
          </table:table-cell>
          <table:table-cell office:value-type="float" office:value="1427800976.85287" calcext:value-type="float">
            <text:p>1427800976.85287</text:p>
          </table:table-cell>
          <table:table-cell/>
          <table:table-cell table:formula="of:=MAX([.B541];[.D541];[.G541])-MAX([.A541];[.C541];[.E541])" office:value-type="float" office:value="1.26958990097046" calcext:value-type="float">
            <text:p>1.269589901</text:p>
          </table:table-cell>
          <table:table-cell table:formula="of:=IF(ISBLANK([.E541]);&quot;&quot;;[.I541])" office:value-type="float" office:value="1.26958990097046" calcext:value-type="float">
            <text:p>1.269589901</text:p>
          </table:table-cell>
          <table:table-cell table:formula="of:=IF(OR(ISBLANK([.E541]);[.I541]&lt;=0);&quot;&quot;;[.I541])" office:value-type="float" office:value="1.26958990097046" calcext:value-type="float">
            <text:p>1.269589901</text:p>
          </table:table-cell>
          <table:table-cell table:number-columns-repeated="4"/>
          <table:table-cell table:formula="of:=NORMDIST([.$K541];[.$L$3];SQRT([.$L$4]); 1)" office:value-type="float" office:value="0.434104190038414" calcext:value-type="float">
            <text:p>0.434104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27800976.93982" calcext:value-type="float">
            <text:p>1427800976.93982</text:p>
          </table:table-cell>
          <table:table-cell office:value-type="float" office:value="1427800978.53742" calcext:value-type="float">
            <text:p>1427800978.53742</text:p>
          </table:table-cell>
          <table:table-cell table:number-columns-repeated="4"/>
          <table:table-cell table:formula="of:=MAX([.B542];[.D542];[.G542])-MAX([.A542];[.C542];[.E542])" office:value-type="float" office:value="1.59759998321533" calcext:value-type="float">
            <text:p>1.5975999832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 table:number-columns-repeated="4"/>
          <table:table-cell table:formula="of:=NORMDIST([.$K542];[.$L$3];SQRT([.$L$4]); 1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2" calcext:value-type="float">
            <text:p>1427800976.93982</text:p>
          </table:table-cell>
          <table:table-cell office:value-type="float" office:value="1427800978.40115" calcext:value-type="float">
            <text:p>1427800978.40115</text:p>
          </table:table-cell>
          <table:table-cell office:value-type="float" office:value="1427800978.43872" calcext:value-type="float">
            <text:p>1427800978.43872</text:p>
          </table:table-cell>
          <table:table-cell/>
          <table:table-cell table:formula="of:=MAX([.B543];[.D543];[.G543])-MAX([.A543];[.C543];[.E543])" office:value-type="float" office:value="1.49889993667603" calcext:value-type="float">
            <text:p>1.4988999367</text:p>
          </table:table-cell>
          <table:table-cell table:formula="of:=IF(ISBLANK([.E543]);&quot;&quot;;[.I543])" office:value-type="float" office:value="1.49889993667603" calcext:value-type="float">
            <text:p>1.4988999367</text:p>
          </table:table-cell>
          <table:table-cell table:formula="of:=IF(OR(ISBLANK([.E543]);[.I543]&lt;=0);&quot;&quot;;[.I543])" office:value-type="float" office:value="1.49889993667603" calcext:value-type="float">
            <text:p>1.4988999367</text:p>
          </table:table-cell>
          <table:table-cell table:number-columns-repeated="4"/>
          <table:table-cell table:formula="of:=NORMDIST([.$K543];[.$L$3];SQRT([.$L$4]); 1)" office:value-type="float" office:value="0.957614842369203" calcext:value-type="float">
            <text:p>0.95761484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3" calcext:value-type="float">
            <text:p>1427800976.93983</text:p>
          </table:table-cell>
          <table:table-cell office:value-type="float" office:value="1427800978.4011" calcext:value-type="float">
            <text:p>1427800978.4011</text:p>
          </table:table-cell>
          <table:table-cell office:value-type="float" office:value="1427800978.43575" calcext:value-type="float">
            <text:p>1427800978.43575</text:p>
          </table:table-cell>
          <table:table-cell/>
          <table:table-cell table:formula="of:=MAX([.B544];[.D544];[.G544])-MAX([.A544];[.C544];[.E544])" office:value-type="float" office:value="1.49591994285584" calcext:value-type="float">
            <text:p>1.4959199429</text:p>
          </table:table-cell>
          <table:table-cell table:formula="of:=IF(ISBLANK([.E544]);&quot;&quot;;[.I544])" office:value-type="float" office:value="1.49591994285584" calcext:value-type="float">
            <text:p>1.4959199429</text:p>
          </table:table-cell>
          <table:table-cell table:formula="of:=IF(OR(ISBLANK([.E544]);[.I544]&lt;=0);&quot;&quot;;[.I544])" office:value-type="float" office:value="1.49591994285584" calcext:value-type="float">
            <text:p>1.4959199429</text:p>
          </table:table-cell>
          <table:table-cell table:number-columns-repeated="4"/>
          <table:table-cell table:formula="of:=NORMDIST([.$K544];[.$L$3];SQRT([.$L$4]); 1)" office:value-type="float" office:value="0.955349633961571" calcext:value-type="float">
            <text:p>0.9553496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4" calcext:value-type="float">
            <text:p>1427800976.93984</text:p>
          </table:table-cell>
          <table:table-cell office:value-type="float" office:value="1427800978.50601" calcext:value-type="float">
            <text:p>1427800978.50601</text:p>
          </table:table-cell>
          <table:table-cell office:value-type="float" office:value="1427800978.53741" calcext:value-type="float">
            <text:p>1427800978.53741</text:p>
          </table:table-cell>
          <table:table-cell/>
          <table:table-cell table:formula="of:=MAX([.B545];[.D545];[.G545])-MAX([.A545];[.C545];[.E545])" office:value-type="float" office:value="1.59756994247437" calcext:value-type="float">
            <text:p>1.5975699425</text:p>
          </table:table-cell>
          <table:table-cell table:formula="of:=IF(ISBLANK([.E545]);&quot;&quot;;[.I545])" office:value-type="float" office:value="1.59756994247437" calcext:value-type="float">
            <text:p>1.5975699425</text:p>
          </table:table-cell>
          <table:table-cell table:formula="of:=IF(OR(ISBLANK([.E545]);[.I545]&lt;=0);&quot;&quot;;[.I545])" office:value-type="float" office:value="1.59756994247437" calcext:value-type="float">
            <text:p>1.5975699425</text:p>
          </table:table-cell>
          <table:table-cell table:number-columns-repeated="4"/>
          <table:table-cell table:formula="of:=NORMDIST([.$K545];[.$L$3];SQRT([.$L$4]); 1)" office:value-type="float" office:value="0.994405287127584" calcext:value-type="float">
            <text:p>0.99440528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4" calcext:value-type="float">
            <text:p>1427800976.93984</text:p>
          </table:table-cell>
          <table:table-cell office:value-type="float" office:value="1427800978.4042" calcext:value-type="float">
            <text:p>1427800978.4042</text:p>
          </table:table-cell>
          <table:table-cell office:value-type="float" office:value="1427800978.44082" calcext:value-type="float">
            <text:p>1427800978.44082</text:p>
          </table:table-cell>
          <table:table-cell/>
          <table:table-cell table:formula="of:=MAX([.B546];[.D546];[.G546])-MAX([.A546];[.C546];[.E546])" office:value-type="float" office:value="1.50097990036011" calcext:value-type="float">
            <text:p>1.5009799004</text:p>
          </table:table-cell>
          <table:table-cell table:formula="of:=IF(ISBLANK([.E546]);&quot;&quot;;[.I546])" office:value-type="float" office:value="1.50097990036011" calcext:value-type="float">
            <text:p>1.5009799004</text:p>
          </table:table-cell>
          <table:table-cell table:formula="of:=IF(OR(ISBLANK([.E546]);[.I546]&lt;=0);&quot;&quot;;[.I546])" office:value-type="float" office:value="1.50097990036011" calcext:value-type="float">
            <text:p>1.5009799004</text:p>
          </table:table-cell>
          <table:table-cell table:number-columns-repeated="4"/>
          <table:table-cell table:formula="of:=NORMDIST([.$K546];[.$L$3];SQRT([.$L$4]); 1)" office:value-type="float" office:value="0.959140119609799" calcext:value-type="float">
            <text:p>0.95914011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5" calcext:value-type="float">
            <text:p>1427800976.93985</text:p>
          </table:table-cell>
          <table:table-cell office:value-type="float" office:value="1427800978.4012" calcext:value-type="float">
            <text:p>1427800978.4012</text:p>
          </table:table-cell>
          <table:table-cell office:value-type="float" office:value="1427800978.44086" calcext:value-type="float">
            <text:p>1427800978.44086</text:p>
          </table:table-cell>
          <table:table-cell/>
          <table:table-cell table:formula="of:=MAX([.B547];[.D547];[.G547])-MAX([.A547];[.C547];[.E547])" office:value-type="float" office:value="1.50100994110107" calcext:value-type="float">
            <text:p>1.5010099411</text:p>
          </table:table-cell>
          <table:table-cell table:formula="of:=IF(ISBLANK([.E547]);&quot;&quot;;[.I547])" office:value-type="float" office:value="1.50100994110107" calcext:value-type="float">
            <text:p>1.5010099411</text:p>
          </table:table-cell>
          <table:table-cell table:formula="of:=IF(OR(ISBLANK([.E547]);[.I547]&lt;=0);&quot;&quot;;[.I547])" office:value-type="float" office:value="1.50100994110107" calcext:value-type="float">
            <text:p>1.5010099411</text:p>
          </table:table-cell>
          <table:table-cell table:number-columns-repeated="4"/>
          <table:table-cell table:formula="of:=NORMDIST([.$K547];[.$L$3];SQRT([.$L$4]); 1)" office:value-type="float" office:value="0.959161818449491" calcext:value-type="float">
            <text:p>0.95916181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5" calcext:value-type="float">
            <text:p>1427800976.93985</text:p>
          </table:table-cell>
          <table:table-cell office:value-type="float" office:value="1427800978.40094" calcext:value-type="float">
            <text:p>1427800978.40094</text:p>
          </table:table-cell>
          <table:table-cell office:value-type="float" office:value="1427800978.43695" calcext:value-type="float">
            <text:p>1427800978.43695</text:p>
          </table:table-cell>
          <table:table-cell/>
          <table:table-cell table:formula="of:=MAX([.B548];[.D548];[.G548])-MAX([.A548];[.C548];[.E548])" office:value-type="float" office:value="1.49709987640381" calcext:value-type="float">
            <text:p>1.4970998764</text:p>
          </table:table-cell>
          <table:table-cell table:formula="of:=IF(ISBLANK([.E548]);&quot;&quot;;[.I548])" office:value-type="float" office:value="1.49709987640381" calcext:value-type="float">
            <text:p>1.4970998764</text:p>
          </table:table-cell>
          <table:table-cell table:formula="of:=IF(OR(ISBLANK([.E548]);[.I548]&lt;=0);&quot;&quot;;[.I548])" office:value-type="float" office:value="1.49709987640381" calcext:value-type="float">
            <text:p>1.4970998764</text:p>
          </table:table-cell>
          <table:table-cell table:number-columns-repeated="4"/>
          <table:table-cell table:formula="of:=NORMDIST([.$K548];[.$L$3];SQRT([.$L$4]); 1)" office:value-type="float" office:value="0.956257941448516" calcext:value-type="float">
            <text:p>0.95625794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5" calcext:value-type="float">
            <text:p>1427800976.93985</text:p>
          </table:table-cell>
          <table:table-cell office:value-type="float" office:value="1427800978.40088" calcext:value-type="float">
            <text:p>1427800978.40088</text:p>
          </table:table-cell>
          <table:table-cell office:value-type="float" office:value="1427800978.43575" calcext:value-type="float">
            <text:p>1427800978.43575</text:p>
          </table:table-cell>
          <table:table-cell/>
          <table:table-cell table:formula="of:=MAX([.B549];[.D549];[.G549])-MAX([.A549];[.C549];[.E549])" office:value-type="float" office:value="1.49589991569519" calcext:value-type="float">
            <text:p>1.4958999157</text:p>
          </table:table-cell>
          <table:table-cell table:formula="of:=IF(ISBLANK([.E549]);&quot;&quot;;[.I549])" office:value-type="float" office:value="1.49589991569519" calcext:value-type="float">
            <text:p>1.4958999157</text:p>
          </table:table-cell>
          <table:table-cell table:formula="of:=IF(OR(ISBLANK([.E549]);[.I549]&lt;=0);&quot;&quot;;[.I549])" office:value-type="float" office:value="1.49589991569519" calcext:value-type="float">
            <text:p>1.4958999157</text:p>
          </table:table-cell>
          <table:table-cell table:number-columns-repeated="4"/>
          <table:table-cell table:formula="of:=NORMDIST([.$K549];[.$L$3];SQRT([.$L$4]); 1)" office:value-type="float" office:value="0.955334087024297" calcext:value-type="float">
            <text:p>0.9553340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6" calcext:value-type="float">
            <text:p>1427800976.93986</text:p>
          </table:table-cell>
          <table:table-cell office:value-type="float" office:value="1427800978.40105" calcext:value-type="float">
            <text:p>1427800978.40105</text:p>
          </table:table-cell>
          <table:table-cell office:value-type="float" office:value="1427800978.43073" calcext:value-type="float">
            <text:p>1427800978.43073</text:p>
          </table:table-cell>
          <table:table-cell/>
          <table:table-cell table:formula="of:=MAX([.B550];[.D550];[.G550])-MAX([.A550];[.C550];[.E550])" office:value-type="float" office:value="1.49086999893188" calcext:value-type="float">
            <text:p>1.4908699989</text:p>
          </table:table-cell>
          <table:table-cell table:formula="of:=IF(ISBLANK([.E550]);&quot;&quot;;[.I550])" office:value-type="float" office:value="1.49086999893188" calcext:value-type="float">
            <text:p>1.4908699989</text:p>
          </table:table-cell>
          <table:table-cell table:formula="of:=IF(OR(ISBLANK([.E550]);[.I550]&lt;=0);&quot;&quot;;[.I550])" office:value-type="float" office:value="1.49086999893188" calcext:value-type="float">
            <text:p>1.4908699989</text:p>
          </table:table-cell>
          <table:table-cell table:number-columns-repeated="4"/>
          <table:table-cell table:formula="of:=NORMDIST([.$K550];[.$L$3];SQRT([.$L$4]); 1)" office:value-type="float" office:value="0.951289247165555" calcext:value-type="float">
            <text:p>0.95128924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6" calcext:value-type="float">
            <text:p>1427800976.93986</text:p>
          </table:table-cell>
          <table:table-cell office:value-type="float" office:value="1427800978.40082" calcext:value-type="float">
            <text:p>1427800978.40082</text:p>
          </table:table-cell>
          <table:table-cell office:value-type="float" office:value="1427800978.43873" calcext:value-type="float">
            <text:p>1427800978.43873</text:p>
          </table:table-cell>
          <table:table-cell/>
          <table:table-cell table:formula="of:=MAX([.B551];[.D551];[.G551])-MAX([.A551];[.C551];[.E551])" office:value-type="float" office:value="1.49886989593506" calcext:value-type="float">
            <text:p>1.4988698959</text:p>
          </table:table-cell>
          <table:table-cell table:formula="of:=IF(ISBLANK([.E551]);&quot;&quot;;[.I551])" office:value-type="float" office:value="1.49886989593506" calcext:value-type="float">
            <text:p>1.4988698959</text:p>
          </table:table-cell>
          <table:table-cell table:formula="of:=IF(OR(ISBLANK([.E551]);[.I551]&lt;=0);&quot;&quot;;[.I551])" office:value-type="float" office:value="1.49886989593506" calcext:value-type="float">
            <text:p>1.4988698959</text:p>
          </table:table-cell>
          <table:table-cell table:number-columns-repeated="4"/>
          <table:table-cell table:formula="of:=NORMDIST([.$K551];[.$L$3];SQRT([.$L$4]); 1)" office:value-type="float" office:value="0.957592480054389" calcext:value-type="float">
            <text:p>0.95759248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27800976.93987" calcext:value-type="float">
            <text:p>1427800976.93987</text:p>
          </table:table-cell>
          <table:table-cell office:value-type="float" office:value="1427800978.40099" calcext:value-type="float">
            <text:p>1427800978.40099</text:p>
          </table:table-cell>
          <table:table-cell office:value-type="float" office:value="1427800978.43573" calcext:value-type="float">
            <text:p>1427800978.43573</text:p>
          </table:table-cell>
          <table:table-cell/>
          <table:table-cell table:formula="of:=MAX([.B552];[.D552];[.G552])-MAX([.A552];[.C552];[.E552])" office:value-type="float" office:value="1.4958598613739" calcext:value-type="float">
            <text:p>1.4958598614</text:p>
          </table:table-cell>
          <table:table-cell table:formula="of:=IF(ISBLANK([.E552]);&quot;&quot;;[.I552])" office:value-type="float" office:value="1.4958598613739" calcext:value-type="float">
            <text:p>1.4958598614</text:p>
          </table:table-cell>
          <table:table-cell table:formula="of:=IF(OR(ISBLANK([.E552]);[.I552]&lt;=0);&quot;&quot;;[.I552])" office:value-type="float" office:value="1.4958598613739" calcext:value-type="float">
            <text:p>1.4958598614</text:p>
          </table:table-cell>
          <table:table-cell table:number-columns-repeated="4"/>
          <table:table-cell table:formula="of:=NORMDIST([.$K552];[.$L$3];SQRT([.$L$4]); 1)" office:value-type="float" office:value="0.955302980070182" calcext:value-type="float">
            <text:p>0.95530298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1:31:59.153731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12:15:09.821706167</dc:date>
    <meta:generator>LibreOffice/4.2.7.2$Linux_X86_64 LibreOffice_project/420m0$Build-2</meta:generator>
    <meta:editing-duration>PT50S</meta:editing-duration>
    <meta:editing-cycles>2</meta:editing-cycles>
    <meta:document-statistic meta:table-count="1" meta:cell-count="3830" meta:object-count="0"/>
  </office:meta>
</office:document-meta>
</file>